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face style:name="Times New Roman" svg:font-family="'Times New Roman'" style:font-family-generic="roman"/>
    <style:font-face style:name="Calibri" svg:font-family="Calibri" style:font-family-generic="swiss"/>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mm"/>
    </style:style>
    <style:style style:name="co2" style:family="table-column">
      <style:table-column-properties fo:break-before="auto" style:column-width="30.96mm"/>
    </style:style>
    <style:style style:name="co3" style:family="table-column">
      <style:table-column-properties fo:break-before="auto" style:column-width="40.32mm"/>
    </style:style>
    <style:style style:name="co4" style:family="table-column">
      <style:table-column-properties fo:break-before="auto" style:column-width="157.3mm"/>
    </style:style>
    <style:style style:name="co5" style:family="table-column">
      <style:table-column-properties fo:break-before="auto" style:column-width="51.59mm"/>
    </style:style>
    <style:style style:name="co6" style:family="table-column">
      <style:table-column-properties fo:break-before="auto" style:column-width="38.05mm"/>
    </style:style>
    <style:style style:name="co7" style:family="table-column">
      <style:table-column-properties fo:break-before="auto" style:column-width="45.33mm"/>
    </style:style>
    <style:style style:name="co8" style:family="table-column">
      <style:table-column-properties fo:break-before="auto" style:column-width="41.28mm"/>
    </style:style>
    <style:style style:name="co9" style:family="table-column">
      <style:table-column-properties fo:break-before="auto" style:column-width="22.58mm"/>
    </style:style>
    <style:style style:name="ro1" style:family="table-row">
      <style:table-row-properties style:row-height="8.7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24.59mm" fo:break-before="auto" style:use-optimal-row-height="true"/>
    </style:style>
    <style:style style:name="ro5" style:family="table-row">
      <style:table-row-properties style:row-height="16.49mm" fo:break-before="auto" style:use-optimal-row-height="true"/>
    </style:style>
    <style:style style:name="ro6" style:family="table-row">
      <style:table-row-properties style:row-height="20.53mm" fo:break-before="auto" style:use-optimal-row-height="true"/>
    </style:style>
    <style:style style:name="ro7" style:family="table-row">
      <style:table-row-properties style:row-height="32.37mm" fo:break-before="auto" style:use-optimal-row-height="true"/>
    </style:style>
    <style:style style:name="ro8" style:family="table-row">
      <style:table-row-properties style:row-height="36.41mm" fo:break-before="auto" style:use-optimal-row-height="true"/>
    </style:style>
    <style:style style:name="ro9" style:family="table-row">
      <style:table-row-properties style:row-height="52.28mm" fo:break-before="auto" style:use-optimal-row-height="true"/>
    </style:style>
    <style:style style:name="ro10" style:family="table-row">
      <style:table-row-properties style:row-height="44.19mm" fo:break-before="auto" style:use-optimal-row-height="true"/>
    </style:style>
    <style:style style:name="ro11" style:family="table-row">
      <style:table-row-properties style:row-height="28.31mm" fo:break-before="auto" style:use-optimal-row-height="true"/>
    </style:style>
    <style:style style:name="ro12" style:family="table-row">
      <style:table-row-properties style:row-height="56.32mm" fo:break-before="auto" style:use-optimal-row-height="true"/>
    </style:style>
    <style:style style:name="ro13" style:family="table-row">
      <style:table-row-properties style:row-height="48.24mm" fo:break-before="auto" style:use-optimal-row-height="true"/>
    </style:style>
    <style:style style:name="ro14" style:family="table-row">
      <style:table-row-properties style:row-height="40.46mm" fo:break-before="auto" style:use-optimal-row-height="true"/>
    </style:style>
    <style:style style:name="ro15" style:family="table-row">
      <style:table-row-properties style:row-height="6.12mm" fo:break-before="auto" style:use-optimal-row-height="true"/>
    </style:style>
    <style:style style:name="ro16" style:family="table-row">
      <style:table-row-properties style:row-height="19.3mm" fo:break-before="auto" style:use-optimal-row-height="true"/>
    </style:style>
    <style:style style:name="ro17" style:family="table-row">
      <style:table-row-properties style:row-height="9.33mm" fo:break-before="auto" style:use-optimal-row-height="true"/>
    </style:style>
    <style:style style:name="ro18" style:family="table-row">
      <style:table-row-properties style:row-height="7.78mm" fo:break-before="auto" style:use-optimal-row-height="true"/>
    </style:style>
    <style:style style:name="ro19" style:family="table-row">
      <style:table-row-properties style:row-height="6.84mm" fo:break-before="auto" style:use-optimal-row-height="true"/>
    </style:style>
    <style:style style:name="ro20" style:family="table-row">
      <style:table-row-properties style:row-height="10.88mm" fo:break-before="auto" style:use-optimal-row-height="true"/>
    </style:style>
    <style:style style:name="ro21" style:family="table-row">
      <style:table-row-properties style:row-height="13.69mm" fo:break-before="auto" style:use-optimal-row-height="true"/>
    </style:style>
    <style:style style:name="ro22" style:family="table-row">
      <style:table-row-properties style:row-height="9.01mm" fo:break-before="auto" style:use-optimal-row-height="true"/>
    </style:style>
    <style:style style:name="ro23" style:family="table-row">
      <style:table-row-properties style:row-height="17.43mm" fo:break-before="auto" style:use-optimal-row-height="true"/>
    </style:style>
    <style:style style:name="ro24" style:family="table-row">
      <style:table-row-properties style:row-height="15.56mm" fo:break-before="auto" style:use-optimal-row-height="true"/>
    </style:style>
    <style:style style:name="ro25" style:family="table-row">
      <style:table-row-properties style:row-height="11.2mm" fo:break-before="auto" style:use-optimal-row-height="true"/>
    </style:style>
    <style:style style:name="ro26" style:family="table-row">
      <style:table-row-properties style:row-height="10.27mm" fo:break-before="auto" style:use-optimal-row-height="true"/>
    </style:style>
    <style:style style:name="ro27" style:family="table-row">
      <style:table-row-properties style:row-height="37.96mm" fo:break-before="auto" style:use-optimal-row-height="true"/>
    </style:style>
    <style:style style:name="ro28" style:family="table-row">
      <style:table-row-properties style:row-height="5.2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middle"/>
      <style:paragraph-properties fo:text-align="justify"/>
      <style:text-properties fo:font-weight="bold" style:font-weight-asian="bold" style:font-weight-complex="bold"/>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fo:background-color="transparent"/>
    </style:style>
    <style:style style:name="ce5"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7" style:family="table-cell" style:parent-style-name="Default">
      <style:table-cell-properties style:text-align-source="fix" style:repeat-content="false" fo:wrap-option="wrap"/>
      <style:paragraph-properties fo:text-align="start" fo:margin-left="0mm"/>
    </style:style>
    <style:style style:name="ce8"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9" style:family="table-cell" style:parent-style-name="Default">
      <style:table-cell-properties fo:border-bottom="0.74pt solid #010101"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style:text-align-source="fix" style:repeat-content="true" fo:wrap-option="wrap" style:vertical-align="justify"/>
      <style:paragraph-properties fo:text-align="start" css3t:text-justify="auto"/>
    </style:style>
    <style:style style:name="ce25"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non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diagonal-bl-tr="none" style:diagonal-tl-br="none" style:text-align-source="fix" style:repeat-content="true"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27"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true" fo:background-color="transparent"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29" style:family="table-cell" style:parent-style-name="Default">
      <style:table-cell-properties style:diagonal-bl-tr="none" style:diagonal-tl-br="none" style:text-align-source="fix" style:repeat-content="true"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1" style:family="table-cell" style:parent-style-name="Default">
      <style:table-cell-properties fo:border-bottom="0.74pt solid #010101"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2"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style:font-name="Times New Roman1" fo:font-size="10pt" style:font-size-asian="10pt" style:font-size-complex="10pt"/>
    </style:style>
    <style:style style:name="ce33" style:family="table-cell" style:parent-style-name="Default">
      <style:table-cell-properties fo:border-bottom="0.74pt solid #000000" style:diagonal-bl-tr="none" style:diagonal-tl-br="none" style:text-align-source="fix" style:repeat-content="true" fo:wrap-option="wrap" fo:border-left="0.74pt solid #000000" style:direction="ltr" fo:border-right="none"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true" fo:wrap-option="wrap" fo:border-left="none" style:direction="ltr" fo:border-right="none"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5" style:family="table-cell" style:parent-style-name="Default">
      <style:table-cell-properties fo:wrap-option="wrap"/>
    </style:style>
    <style:style style:name="ce3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3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PMingLiU" style:font-size-asian="10pt" style:font-style-asian="normal" style:font-weight-asian="normal" style:font-size-complex="10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4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10101"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7"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0" style:family="table-cell" style:parent-style-name="Default">
      <style:table-cell-properties fo:border-bottom="0.74pt solid #010101"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T1" style:family="text">
      <style:text-properties fo:color="#000000" style:font-name="Times New Roman"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2" style:family="text">
      <style:text-properties style:font-style-complex="normal" fo:color="#000000" style:font-style-asian="normal" style:font-weight-complex="normal" style:font-weight-asian="normal" style:font-size-complex="8pt" style:font-size-asian="8pt" style:text-position="0%" fo:text-shadow="none" style:text-outline="false" fo:font-style="normal" style:text-underline-style="none" style:text-underline-color="font-color" fo:font-weight="normal" fo:font-size="8pt" style:font-name="Times New Roman"/>
    </style:style>
    <style:style style:name="T3" style:family="text">
      <style:text-properties style:font-style-complex="normal" fo:color="#000000" style:font-style-asian="normal" style:font-weight-complex="normal" style:font-weight-asian="normal" style:text-position="0%" fo:text-shadow="none" style:text-outline="false" fo:font-style="normal" style:text-underline-style="none" style:text-underline-color="font-color" fo:font-weight="normal" style:font-name="Times New Roman" fo:font-size="10pt" style:font-size-asian="10pt" style:font-size-complex="10pt"/>
    </style:style>
    <style:style style:name="T4" style:family="text">
      <style:text-properties fo:color="#000000" style:font-name="Times New Roman"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style-complex="normal" fo:color="#000000" style:font-style-asian="normal" style:font-weight-complex="normal" style:font-weight-asian="normal" style:font-size-complex="7pt" style:font-size-asian="7pt" style:text-position="0%" fo:text-shadow="none" style:text-outline="false" fo:font-style="normal" style:text-underline-style="none" style:text-underline-color="font-color" fo:font-weight="normal" fo:font-size="7pt" style:font-name="Times New Roman"/>
    </style:style>
    <style:style style:name="T6" style:family="text">
      <style:text-properties style:font-style-complex="normal" fo:color="#000000" style:font-style-asian="normal" style:font-weight-complex="normal" style:font-weight-asian="normal" style:text-position="0%" fo:text-shadow="none" style:text-outline="false" fo:font-style="normal" style:text-underline-style="none" style:text-underline-color="font-color" fo:font-weight="normal" style:font-name="Times New Roman" fo:font-size="7pt" style:font-size-asian="7pt" style:font-size-complex="7pt"/>
    </style:style>
    <style:style style:name="T7" style:family="text">
      <style:text-properties fo:font-size="10pt" style:font-size-asian="10pt" style:font-size-complex="10pt"/>
    </style:style>
    <style:style style:name="T8" style:family="text">
      <style:text-properties fo:font-size="10pt" style:font-size-asian="10pt" style:font-size-complex="10pt" fo:color="#000000" style:font-name="Times New Roman" fo:font-weight="normal" style:text-underline-style="none" style:text-underline-color="font-color" fo:font-style="normal" style:text-outline="false" fo:text-shadow="none" style:text-position="0%" style:font-weight-asian="normal" style:font-weight-complex="normal" style:font-style-asian="normal" style:font-style-complex="normal"/>
    </style:style>
    <style:style style:name="T9" style:family="text">
      <style:text-properties style:font-style-complex="normal"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name="Times New Roman"/>
    </style:style>
    <style:style style:name="T10"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12pt" style:font-size-asian="12pt" style:font-size-complex="12pt"/>
    </style:style>
    <style:style style:name="T11"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8pt" style:font-size-asian="8pt" style:font-size-complex="8pt"/>
    </style:style>
    <style:style style:name="T12" style:family="text">
      <style:text-properties fo:color="#000000" style:font-name="Times New Roman"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13"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10pt" style:font-size-asian="10pt" style:font-size-complex="10pt"/>
    </style:style>
    <style:style style:name="T14" style:family="text">
      <style:text-properties fo:color="#000000" style:font-name="Times New Roman" fo:font-size="10pt" fo:font-weight="normal" style:text-underline-style="none" style:text-underline-color="font-color" fo:font-style="italic" style:text-outline="false" fo:text-shadow="none" style:text-position="0%" style:font-size-asian="10pt" style:font-size-complex="10pt" style:font-weight-asian="normal" style:font-weight-complex="normal" style:font-style-asian="italic" style:font-style-complex="italic"/>
    </style:style>
  </office:automatic-styles>
  <office:body>
    <office:spreadsheet>
      <table:calculation-settings table:automatic-find-labels="false"/>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7"/>
        <table:table-column table:style-name="co5" table:default-cell-style-name="ce24"/>
        <table:table-column table:style-name="co1" table:default-cell-style-name="Default"/>
        <table:table-column table:style-name="co6" table:default-cell-style-name="Default"/>
        <table:table-column table:style-name="co7" table:default-cell-style-name="ce35"/>
        <table:table-column table:style-name="co8" table:default-cell-style-name="Default"/>
        <table:table-row table:style-name="ro1">
          <table:table-cell table:style-name="ce1" office:value-type="string" calcext:value-type="string">
            <text:p>Classe Geral</text:p>
          </table:table-cell>
          <table:table-cell table:style-name="ce1" office:value-type="string" calcext:value-type="string">
            <text:p>Classe específica</text:p>
          </table:table-cell>
          <table:table-cell table:style-name="ce1" office:value-type="string" calcext:value-type="string">
            <text:p>Código IFES</text:p>
          </table:table-cell>
          <table:table-cell table:style-name="ce6" office:value-type="string" calcext:value-type="string">
            <text:p/>
            <text:p>ASSUNTO</text:p>
          </table:table-cell>
          <table:table-cell office:value-type="string" calcext:value-type="string">
            <text:p>FASE CORRENTE</text:p>
          </table:table-cell>
          <table:table-cell table:style-name="ce35" office:value-type="string" calcext:value-type="string">
            <text:p>FASE INTER- MEDIÁRIA</text:p>
          </table:table-cell>
          <table:table-cell table:style-name="ce1" office:value-type="string" calcext:value-type="string">
            <text:p/>
            <text:p>DESTINAÇÃO FINAL</text:p>
          </table:table-cell>
          <table:table-cell table:style-name="ce1" office:value-type="string" calcext:value-type="string">
            <text:p/>
            <text:p>OBSERVAÇÕES</text:p>
          </table:table-cell>
          <table:table-cell/>
        </table:table-row>
        <table:table-row table:style-name="ro1">
          <table:table-cell table:formula="of:=LEFT([.D2];3)" office:value-type="string" office:string-value="100" calcext:value-type="string">
            <text:p>100</text:p>
          </table:table-cell>
          <table:table-cell table:formula="of:=CONCATENATE(LEFT([.D2];3);MID([.D2];5;10))" office:value-type="string" office:string-value="100          " calcext:value-type="string">
            <text:p>100 <text:s text:c="9"/></text:p>
          </table:table-cell>
          <table:table-cell table:formula="of:=CONCATENATE(LEFT([.D2];3);MID([.D2];4;10))" office:value-type="string" office:string-value="100          " calcext:value-type="string">
            <text:p>100 <text:s text:c="9"/></text:p>
          </table:table-cell>
          <table:table-cell office:value-type="string" calcext:value-type="string">
            <text:p>100           ENSINO SUPERIOR</text:p>
            <text:p/>
          </table:table-cell>
          <table:table-cell table:number-columns-repeated="5"/>
        </table:table-row>
        <table:table-row table:style-name="ro1">
          <table:table-cell table:formula="of:=LEFT([.D3];3)" office:value-type="string" office:string-value="110" calcext:value-type="string">
            <text:p>110</text:p>
          </table:table-cell>
          <table:table-cell table:formula="of:=CONCATENATE(LEFT([.D3];3);MID([.D3];5;10))" office:value-type="string" office:string-value="110          " calcext:value-type="string">
            <text:p>110 <text:s text:c="9"/></text:p>
          </table:table-cell>
          <table:table-cell table:formula="of:=CONCATENATE(LEFT([.D3];3);MID([.D3];4;10))" office:value-type="string" office:string-value="110          " calcext:value-type="string">
            <text:p>110 <text:s text:c="9"/></text:p>
          </table:table-cell>
          <table:table-cell office:value-type="string" calcext:value-type="string">
            <text:p>110 <text:s text:c="11"/>NORMATIZAÇÃO. REGULAMENTAÇÃO</text:p>
          </table:table-cell>
          <table:table-cell office:value-type="string" calcext:value-type="string">
            <text:p>Enquanto</text:p>
            <text:p>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4];3)" office:value-type="string" office:string-value="120" calcext:value-type="string">
            <text:p>120</text:p>
          </table:table-cell>
          <table:table-cell table:formula="of:=CONCATENATE(LEFT([.D4];3);MID([.D4];5;10))" office:value-type="string" office:string-value="120          " calcext:value-type="string">
            <text:p>120 <text:s text:c="9"/></text:p>
          </table:table-cell>
          <table:table-cell table:formula="of:=CONCATENATE(LEFT([.D4];3);MID([.D4];4;10))" office:value-type="string" office:string-value="120          " calcext:value-type="string">
            <text:p>120 <text:s text:c="9"/></text:p>
          </table:table-cell>
          <table:table-cell office:value-type="string" calcext:value-type="string">
            <text:p>120 <text:s text:c="14"/>CURSOS DE GRADUAÇÃO (INCLUSIVE NA MODALIDADE A DISTÂNCIA)</text:p>
          </table:table-cell>
          <table:table-cell table:number-columns-repeated="5"/>
        </table:table-row>
        <table:table-row table:style-name="ro1">
          <table:table-cell table:formula="of:=LEFT([.D5];3)" office:value-type="string" office:string-value="121" calcext:value-type="string">
            <text:p>121</text:p>
          </table:table-cell>
          <table:table-cell table:formula="of:=CONCATENATE(LEFT([.D5];3);MID([.D5];5;10))" office:value-type="string" office:string-value="121          " calcext:value-type="string">
            <text:p>121 <text:s text:c="9"/></text:p>
          </table:table-cell>
          <table:table-cell table:formula="of:=CONCATENATE(LEFT([.D5];3);MID([.D5];4;10))" office:value-type="string" office:string-value="121          " calcext:value-type="string">
            <text:p>121 <text:s text:c="9"/></text:p>
          </table:table-cell>
          <table:table-cell office:value-type="string" calcext:value-type="string">
            <text:p>121 <text:s text:c="12"/>CONCEPÇÃO, ORGANIZAÇÃO E FUNCIONAMENTO DOS CURSOS DE GRADUAÇÃO</text:p>
          </table:table-cell>
          <table:table-cell table:number-columns-repeated="5"/>
        </table:table-row>
        <table:table-row table:style-name="ro1">
          <table:table-cell table:formula="of:=LEFT([.D6];3)" office:value-type="string" office:string-value="121" calcext:value-type="string">
            <text:p>121</text:p>
          </table:table-cell>
          <table:table-cell table:formula="of:=CONCATENATE(LEFT([.D6];3);MID([.D6];5;10))" office:value-type="string" office:string-value="1211         " calcext:value-type="string">
            <text:p>1211 <text:s text:c="8"/></text:p>
          </table:table-cell>
          <table:table-cell table:formula="of:=CONCATENATE(LEFT([.D6];3);MID([.D6];4;10))" office:value-type="string" office:string-value="121.1        " calcext:value-type="string">
            <text:p>121.1 <text:s text:c="7"/></text:p>
          </table:table-cell>
          <table:table-cell office:value-type="string" calcext:value-type="string">
            <text:p>121.1 <text:s text:c="11"/>PROJETO PEDAGÓGICO DOS CURSOS</text:p>
          </table:table-cell>
          <table:table-cell office:value-type="string" calcext:value-type="string">
            <text:p>Enquanto </text:p>
            <text:p>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3">
          <table:table-cell table:formula="of:=LEFT([.D7];3)" office:value-type="string" office:string-value="121" calcext:value-type="string">
            <text:p>121</text:p>
          </table:table-cell>
          <table:table-cell table:formula="of:=CONCATENATE(LEFT([.D7];3);MID([.D7];5;10))" office:value-type="string" office:string-value="1212         " calcext:value-type="string">
            <text:p>1212 <text:s text:c="8"/></text:p>
          </table:table-cell>
          <table:table-cell table:formula="of:=CONCATENATE(LEFT([.D7];3);MID([.D7];4;10))" office:value-type="string" office:string-value="121.2        " calcext:value-type="string">
            <text:p>121.2 <text:s text:c="7"/></text:p>
          </table:table-cell>
          <table:table-cell office:value-type="string" calcext:value-type="string">
            <text:p>121.2 <text:s text:c="11"/>CRIAÇÃO DE CURSOS. CONVERSÃO DE CURSOS</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8];3)" office:value-type="string" office:string-value="121" calcext:value-type="string">
            <text:p>121</text:p>
          </table:table-cell>
          <table:table-cell table:formula="of:=CONCATENATE(LEFT([.D8];3);MID([.D8];5;10))" office:value-type="string" office:string-value="12121        " calcext:value-type="string">
            <text:p>12121 <text:s text:c="7"/></text:p>
          </table:table-cell>
          <table:table-cell table:formula="of:=CONCATENATE(LEFT([.D8];3);MID([.D8];4;10))" office:value-type="string" office:string-value="121.21       " calcext:value-type="string">
            <text:p>121.21 <text:s text:c="6"/></text:p>
          </table:table-cell>
          <table:table-cell office:value-type="string" calcext:value-type="string">
            <text:p>121.21 <text:s text:c="8"/>AUTORIZAÇÃO. RECONHECIMENTO.RENOVAÇÃO <text:s/>DE RECONHECIMENTO</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9];3)" office:value-type="string" office:string-value="121" calcext:value-type="string">
            <text:p>121</text:p>
          </table:table-cell>
          <table:table-cell table:formula="of:=CONCATENATE(LEFT([.D9];3);MID([.D9];5;10))" office:value-type="string" office:string-value="1213         " calcext:value-type="string">
            <text:p>1213 <text:s text:c="8"/></text:p>
          </table:table-cell>
          <table:table-cell table:formula="of:=CONCATENATE(LEFT([.D9];3);MID([.D9];4;10))" office:value-type="string" office:string-value="121.3        " calcext:value-type="string">
            <text:p>121.3 <text:s text:c="7"/></text:p>
          </table:table-cell>
          <table:table-cell office:value-type="string" calcext:value-type="string">
            <text:p>121.3 <text:s text:c="11"/>DESATIVAÇÃO DE CURSOS. EXTINÇÃO DE CURSOS</text:p>
          </table:table-cell>
          <table:table-cell office:value-type="string" calcext:value-type="string">
            <text:p>Até a homologação</text:p>
            <text:p>do </text:p>
            <text:p>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10];3)" office:value-type="string" office:string-value="122" calcext:value-type="string">
            <text:p>122</text:p>
          </table:table-cell>
          <table:table-cell table:formula="of:=CONCATENATE(LEFT([.D10];3);MID([.D10];5;10))" office:value-type="string" office:string-value="122          " calcext:value-type="string">
            <text:p>122 <text:s text:c="9"/></text:p>
          </table:table-cell>
          <table:table-cell table:formula="of:=CONCATENATE(LEFT([.D10];3);MID([.D10];4;10))" office:value-type="string" office:string-value="122          " calcext:value-type="string">
            <text:p>122 <text:s text:c="9"/></text:p>
          </table:table-cell>
          <table:table-cell office:value-type="string" calcext:value-type="string">
            <text:p>122 <text:s text:c="12"/>PLANEJAMENTO E ORGANIZAÇÃO CURRICULAR</text:p>
          </table:table-cell>
          <table:table-cell table:number-columns-repeated="5"/>
        </table:table-row>
        <table:table-row table:style-name="ro1">
          <table:table-cell table:formula="of:=LEFT([.D11];3)" office:value-type="string" office:string-value="122" calcext:value-type="string">
            <text:p>122</text:p>
          </table:table-cell>
          <table:table-cell table:formula="of:=CONCATENATE(LEFT([.D11];3);MID([.D11];5;10))" office:value-type="string" office:string-value="1221         " calcext:value-type="string">
            <text:p>1221 <text:s text:c="8"/></text:p>
          </table:table-cell>
          <table:table-cell table:formula="of:=CONCATENATE(LEFT([.D11];3);MID([.D11];4;10))" office:value-type="string" office:string-value="122.1        " calcext:value-type="string">
            <text:p>122.1 <text:s text:c="7"/></text:p>
          </table:table-cell>
          <table:table-cell office:value-type="string" calcext:value-type="string">
            <text:p>122.1 <text:s text:c="9"/>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12];3)" office:value-type="string" office:string-value="122" calcext:value-type="string">
            <text:p>122</text:p>
          </table:table-cell>
          <table:table-cell table:formula="of:=CONCATENATE(LEFT([.D12];3);MID([.D12];5;10))" office:value-type="string" office:string-value="1222         " calcext:value-type="string">
            <text:p>1222 <text:s text:c="8"/></text:p>
          </table:table-cell>
          <table:table-cell table:formula="of:=CONCATENATE(LEFT([.D12];3);MID([.D12];4;10))" office:value-type="string" office:string-value="122.2        " calcext:value-type="string">
            <text:p>122.2 <text:s text:c="7"/></text:p>
          </table:table-cell>
          <table:table-cell office:value-type="string" calcext:value-type="string">
            <text:p>12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13];3)" office:value-type="string" office:string-value="122" calcext:value-type="string">
            <text:p>122</text:p>
          </table:table-cell>
          <table:table-cell table:formula="of:=CONCATENATE(LEFT([.D13];3);MID([.D13];5;10))" office:value-type="string" office:string-value="1223         " calcext:value-type="string">
            <text:p>1223 <text:s text:c="8"/></text:p>
          </table:table-cell>
          <table:table-cell table:formula="of:=CONCATENATE(LEFT([.D13];3);MID([.D13];4;10))" office:value-type="string" office:string-value="122.3        " calcext:value-type="string">
            <text:p>122.3 <text:s text:c="7"/></text:p>
          </table:table-cell>
          <table:table-cell office:value-type="string" calcext:value-type="string">
            <text:p>122.3 <text:s text:c="9"/>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14];3)" office:value-type="string" office:string-value="122" calcext:value-type="string">
            <text:p>122</text:p>
          </table:table-cell>
          <table:table-cell table:formula="of:=CONCATENATE(LEFT([.D14];3);MID([.D14];5;10))" office:value-type="string" office:string-value="12231        " calcext:value-type="string">
            <text:p>12231 <text:s text:c="7"/></text:p>
          </table:table-cell>
          <table:table-cell table:formula="of:=CONCATENATE(LEFT([.D14];3);MID([.D14];4;10))" office:value-type="string" office:string-value="122.31       " calcext:value-type="string">
            <text:p>122.31 <text:s text:c="6"/></text:p>
          </table:table-cell>
          <table:table-cell office:value-type="string" calcext:value-type="string">
            <text:p>122.31 <text:s text:c="7"/>OFERTA DE DISCIPLINAS</text:p>
          </table:table-cell>
          <table:table-cell office:value-type="string" calcext:value-type="string">
            <text:p><text:s text:c="6"/>2 anos</text:p>
          </table:table-cell>
          <table:table-cell office:value-type="string" calcext:value-type="string">
            <text:p>-</text:p>
          </table:table-cell>
          <table:table-cell office:value-type="string" calcext:value-type="string">
            <text:p><text:s text:c="5"/>Eliminação</text:p>
          </table:table-cell>
          <table:table-cell table:number-columns-repeated="2"/>
        </table:table-row>
        <table:table-row table:style-name="ro1">
          <table:table-cell table:formula="of:=LEFT([.D15];3)" office:value-type="string" office:string-value="122" calcext:value-type="string">
            <text:p>122</text:p>
          </table:table-cell>
          <table:table-cell table:formula="of:=CONCATENATE(LEFT([.D15];3);MID([.D15];5;10))" office:value-type="string" office:string-value="12232        " calcext:value-type="string">
            <text:p>12232 <text:s text:c="7"/></text:p>
          </table:table-cell>
          <table:table-cell table:formula="of:=CONCATENATE(LEFT([.D15];3);MID([.D15];4;10))" office:value-type="string" office:string-value="122.32       " calcext:value-type="string">
            <text:p>122.32 <text:s text:c="6"/></text:p>
          </table:table-cell>
          <table:table-cell office:value-type="string" calcext:value-type="string">
            <text:p>122.32 <text:s text:c="7"/>ATIVIDADES COMPLEMENTARE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16];3)" office:value-type="string" office:string-value="123" calcext:value-type="string">
            <text:p>123</text:p>
          </table:table-cell>
          <table:table-cell table:formula="of:=CONCATENATE(LEFT([.D16];3);MID([.D16];5;10))" office:value-type="string" office:string-value="123          " calcext:value-type="string">
            <text:p>123 <text:s text:c="9"/></text:p>
          </table:table-cell>
          <table:table-cell table:formula="of:=CONCATENATE(LEFT([.D16];3);MID([.D16];4;10))" office:value-type="string" office:string-value="123          " calcext:value-type="string">
            <text:p>123 <text:s text:c="9"/></text:p>
          </table:table-cell>
          <table:table-cell office:value-type="string" calcext:value-type="string">
            <text:p>123 <text:s text:c="10"/>PLANEJAMENTO DA ATIVIDADE ACADÊMICA</text:p>
          </table:table-cell>
          <table:table-cell table:number-columns-repeated="5"/>
        </table:table-row>
        <table:table-row table:style-name="ro3">
          <table:table-cell table:formula="of:=LEFT([.D17];3)" office:value-type="string" office:string-value="123" calcext:value-type="string">
            <text:p>123</text:p>
          </table:table-cell>
          <table:table-cell table:formula="of:=CONCATENATE(LEFT([.D17];3);MID([.D17];5;10))" office:value-type="string" office:string-value="1231         " calcext:value-type="string">
            <text:p>1231 <text:s text:c="8"/></text:p>
          </table:table-cell>
          <table:table-cell table:formula="of:=CONCATENATE(LEFT([.D17];3);MID([.D17];4;10))" office:value-type="string" office:string-value="123.1        " calcext:value-type="string">
            <text:p>123.1 <text:s text:c="7"/></text:p>
          </table:table-cell>
          <table:table-cell office:value-type="string" calcext:value-type="string">
            <text:p>123.1 <text:s text:c="9"/>CALENDÁRIO ACADÊM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e cada publicação.</text:p>
          </table:table-cell>
          <table:table-cell/>
        </table:table-row>
        <table:table-row table:style-name="ro3">
          <table:table-cell table:formula="of:=LEFT([.D18];3)" office:value-type="string" office:string-value="123" calcext:value-type="string">
            <text:p>123</text:p>
          </table:table-cell>
          <table:table-cell table:formula="of:=CONCATENATE(LEFT([.D18];3);MID([.D18];5;10))" office:value-type="string" office:string-value="1232         " calcext:value-type="string">
            <text:p>1232 <text:s text:c="8"/></text:p>
          </table:table-cell>
          <table:table-cell table:formula="of:=CONCATENATE(LEFT([.D18];3);MID([.D18];4;10))" office:value-type="string" office:string-value="123.2        " calcext:value-type="string">
            <text:p>123.2 <text:s text:c="7"/></text:p>
          </table:table-cell>
          <table:table-cell office:value-type="string" calcext:value-type="string">
            <text:p>123.2          AGENDA ACADÊMICA. GUIA DO CALOURO. GUIA DO</text:p>
            <text:p>ESTUDANTE. MANUAL DO ESTUDANTE</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e cada publicação.</text:p>
          </table:table-cell>
          <table:table-cell/>
        </table:table-row>
        <table:table-row table:style-name="ro2">
          <table:table-cell table:formula="of:=LEFT([.D19];3)" office:value-type="string" office:string-value="124" calcext:value-type="string">
            <text:p>124</text:p>
          </table:table-cell>
          <table:table-cell table:formula="of:=CONCATENATE(LEFT([.D19];3);MID([.D19];5;10))" office:value-type="string" office:string-value="124          " calcext:value-type="string">
            <text:p>124 <text:s text:c="9"/></text:p>
          </table:table-cell>
          <table:table-cell table:formula="of:=CONCATENATE(LEFT([.D19];3);MID([.D19];4;10))" office:value-type="string" office:string-value="124          " calcext:value-type="string">
            <text:p>124 <text:s text:c="9"/></text:p>
          </table:table-cell>
          <table:table-cell office:value-type="string" calcext:value-type="string">
            <text:p>124 <text:s text:c="11"/>COLAÇÃO DE GRAU. FORMATURA</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text:s text:c="5"/>Eliminação</text:p>
          </table:table-cell>
          <table:table-cell table:number-columns-repeated="2"/>
        </table:table-row>
        <table:table-row table:style-name="ro1">
          <table:table-cell table:formula="of:=LEFT([.D20];3)" office:value-type="string" office:string-value="124" calcext:value-type="string">
            <text:p>124</text:p>
          </table:table-cell>
          <table:table-cell table:formula="of:=CONCATENATE(LEFT([.D20];3);MID([.D20];5;10))" office:value-type="string" office:string-value="1241         " calcext:value-type="string">
            <text:p>1241 <text:s text:c="8"/></text:p>
          </table:table-cell>
          <table:table-cell table:formula="of:=CONCATENATE(LEFT([.D20];3);MID([.D20];4;10))" office:value-type="string" office:string-value="124.1        " calcext:value-type="string">
            <text:p>124.1 <text:s text:c="7"/></text:p>
          </table:table-cell>
          <table:table-cell office:value-type="string" calcext:value-type="string">
            <text:p>124.1 <text:s text:c="8"/>TERMO OU ATA DE COLAÇÃO DE GRAU</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21];3)" office:value-type="string" office:string-value="125" calcext:value-type="string">
            <text:p>125</text:p>
          </table:table-cell>
          <table:table-cell table:formula="of:=CONCATENATE(LEFT([.D21];3);MID([.D21];5;10))" office:value-type="string" office:string-value="125          " calcext:value-type="string">
            <text:p>125 <text:s text:c="9"/></text:p>
          </table:table-cell>
          <table:table-cell table:formula="of:=CONCATENATE(LEFT([.D21];3);MID([.D21];4;10))" office:value-type="string" office:string-value="125          " calcext:value-type="string">
            <text:p>125 <text:s text:c="9"/></text:p>
          </table:table-cell>
          <table:table-cell office:value-type="string" calcext:value-type="string">
            <text:p>125 <text:s text:c="12"/>VIDA ACADÊMICA DOS ALUNOS DOS CURSOS DE GRADUAÇÃO</text:p>
          </table:table-cell>
          <table:table-cell table:number-columns-repeated="5"/>
        </table:table-row>
        <table:table-row table:style-name="ro2">
          <table:table-cell table:formula="of:=LEFT([.D22];3)" office:value-type="string" office:string-value="125" calcext:value-type="string">
            <text:p>125</text:p>
          </table:table-cell>
          <table:table-cell table:formula="of:=CONCATENATE(LEFT([.D22];3);MID([.D22];5;10))" office:value-type="string" office:string-value="1251         " calcext:value-type="string">
            <text:p>1251 <text:s text:c="8"/></text:p>
          </table:table-cell>
          <table:table-cell table:formula="of:=CONCATENATE(LEFT([.D22];3);MID([.D22];4;10))" office:value-type="string" office:string-value="125.1        " calcext:value-type="string">
            <text:p>125.1 <text:s text:c="7"/></text:p>
          </table:table-cell>
          <table:table-cell office:value-type="string" calcext:value-type="string">
            <text:p>125.1 <text:s text:c="9"/>INGRESSO</text:p>
          </table:table-cell>
          <table:table-cell table:number-columns-repeated="5"/>
        </table:table-row>
        <table:table-row table:style-name="ro2">
          <table:table-cell table:formula="of:=LEFT([.D23];3)" office:value-type="string" office:string-value="125" calcext:value-type="string">
            <text:p>125</text:p>
          </table:table-cell>
          <table:table-cell table:formula="of:=CONCATENATE(LEFT([.D23];3);MID([.D23];5;10))" office:value-type="string" office:string-value="12511        " calcext:value-type="string">
            <text:p>12511 <text:s text:c="7"/></text:p>
          </table:table-cell>
          <table:table-cell table:formula="of:=CONCATENATE(LEFT([.D23];3);MID([.D23];4;10))" office:value-type="string" office:string-value="125.11       " calcext:value-type="string">
            <text:p>125.11 <text:s text:c="6"/></text:p>
          </table:table-cell>
          <table:table-cell office:value-type="string" calcext:value-type="string">
            <text:p>125.11 <text:s text:c="7"/>PROCESSO DE SELEÇÃO (VESTIBULAR)</text:p>
          </table:table-cell>
          <table:table-cell table:number-columns-repeated="5"/>
        </table:table-row>
        <table:table-row table:style-name="ro3">
          <table:table-cell table:formula="of:=LEFT([.D24];3)" office:value-type="string" office:string-value="125" calcext:value-type="string">
            <text:p>125</text:p>
          </table:table-cell>
          <table:table-cell table:formula="of:=CONCATENATE(LEFT([.D24];3);MID([.D24];5;10))" office:value-type="string" office:string-value="125111       " calcext:value-type="string">
            <text:p>125111 <text:s text:c="6"/></text:p>
          </table:table-cell>
          <table:table-cell table:formula="of:=CONCATENATE(LEFT([.D24];3);MID([.D24];4;10))" office:value-type="string" office:string-value="125.111      " calcext:value-type="string">
            <text:p>125.111 <text:s text:c="5"/></text:p>
          </table:table-cell>
          <table:table-cell office:value-type="string" calcext:value-type="string">
            <text:p>125.111 <text:s text:c="7"/>PLANEJAMENTO. ORIENTA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25];3)" office:value-type="string" office:string-value="125" calcext:value-type="string">
            <text:p>125</text:p>
          </table:table-cell>
          <table:table-cell table:formula="of:=CONCATENATE(LEFT([.D25];3);MID([.D25];5;10))" office:value-type="string" office:string-value="125112       " calcext:value-type="string">
            <text:p>125112 <text:s text:c="6"/></text:p>
          </table:table-cell>
          <table:table-cell table:formula="of:=CONCATENATE(LEFT([.D25];3);MID([.D25];4;10))" office:value-type="string" office:string-value="125.112      " calcext:value-type="string">
            <text:p>125.112 <text:s text:c="5"/></text:p>
          </table:table-cell>
          <table:table-cell office:value-type="string" calcext:value-type="string">
            <text:p>125.112 <text:s text:c="7"/>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5"/>Eliminação</text:p>
          </table:table-cell>
          <table:table-cell office:value-type="string" calcext:value-type="string">
            <text:p>*Aguardar o término da ação, no caso de ação judicial.</text:p>
          </table:table-cell>
          <table:table-cell/>
        </table:table-row>
        <table:table-row table:style-name="ro3">
          <table:table-cell table:formula="of:=LEFT([.D26];3)" office:value-type="string" office:string-value="125" calcext:value-type="string">
            <text:p>125</text:p>
          </table:table-cell>
          <table:table-cell table:formula="of:=CONCATENATE(LEFT([.D26];3);MID([.D26];5;10))" office:value-type="string" office:string-value="125113       " calcext:value-type="string">
            <text:p>125113 <text:s text:c="6"/></text:p>
          </table:table-cell>
          <table:table-cell table:formula="of:=CONCATENATE(LEFT([.D26];3);MID([.D26];4;10))" office:value-type="string" office:string-value="125.113      " calcext:value-type="string">
            <text:p>125.113 <text:s text:c="5"/></text:p>
          </table:table-cell>
          <table:table-cell office:value-type="string" calcext:value-type="string">
            <text:p>125.113 <text:s text:c="6"/>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5"/>Eliminação</text:p>
          </table:table-cell>
          <table:table-cell office:value-type="string" calcext:value-type="string">
            <text:p>*Aguardar o término da ação, no caso de ação judicial.</text:p>
          </table:table-cell>
          <table:table-cell/>
        </table:table-row>
        <table:table-row table:style-name="ro3">
          <table:table-cell table:formula="of:=LEFT([.D27];3)" office:value-type="string" office:string-value="125" calcext:value-type="string">
            <text:p>125</text:p>
          </table:table-cell>
          <table:table-cell table:formula="of:=CONCATENATE(LEFT([.D27];3);MID([.D27];5;10))" office:value-type="string" office:string-value="125114       " calcext:value-type="string">
            <text:p>125114 <text:s text:c="6"/></text:p>
          </table:table-cell>
          <table:table-cell table:formula="of:=CONCATENATE(LEFT([.D27];3);MID([.D27];4;10))" office:value-type="string" office:string-value="125.114      " calcext:value-type="string">
            <text:p>125.114 <text:s text:c="5"/></text:p>
          </table:table-cell>
          <table:table-cell office:value-type="string" calcext:value-type="string">
            <text:p>125.114 <text:s text:c="6"/>CORRE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Eliminação</text:p>
          </table:table-cell>
          <table:table-cell office:value-type="string" calcext:value-type="string">
            <text:p>*Aguardar o término da ação, no caso de ação judicial.</text:p>
          </table:table-cell>
          <table:table-cell/>
        </table:table-row>
        <table:table-row table:style-name="ro4">
          <table:table-cell table:formula="of:=LEFT([.D28];3)" office:value-type="string" office:string-value="125" calcext:value-type="string">
            <text:p>125</text:p>
          </table:table-cell>
          <table:table-cell table:formula="of:=CONCATENATE(LEFT([.D28];3);MID([.D28];5;10))" office:value-type="string" office:string-value="125115       " calcext:value-type="string">
            <text:p>125115 <text:s text:c="6"/></text:p>
          </table:table-cell>
          <table:table-cell table:formula="of:=CONCATENATE(LEFT([.D28];3);MID([.D28];4;10))" office:value-type="string" office:string-value="125.115      " calcext:value-type="string">
            <text:p>125.115 <text:s text:c="5"/></text:p>
          </table:table-cell>
          <table:table-cell office:value-type="string" calcext:value-type="string">
            <text:p>125.115 <text:s text:c="6"/>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table-row>
        <table:table-row table:style-name="ro3">
          <table:table-cell table:formula="of:=LEFT([.D29];3)" office:value-type="string" office:string-value="125" calcext:value-type="string">
            <text:p>125</text:p>
          </table:table-cell>
          <table:table-cell table:formula="of:=CONCATENATE(LEFT([.D29];3);MID([.D29];5;10))" office:value-type="string" office:string-value="125116       " calcext:value-type="string">
            <text:p>125116 <text:s text:c="6"/></text:p>
          </table:table-cell>
          <table:table-cell table:formula="of:=CONCATENATE(LEFT([.D29];3);MID([.D29];4;10))" office:value-type="string" office:string-value="125.116      " calcext:value-type="string">
            <text:p>125.116 <text:s text:c="5"/></text:p>
          </table:table-cell>
          <table:table-cell office:value-type="string" calcext:value-type="string">
            <text:p>125.116 <text:s text:c="7"/>RESULTAD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table-row>
        <table:table-row table:style-name="ro3">
          <table:table-cell table:formula="of:=LEFT([.D30];3)" office:value-type="string" office:string-value="125" calcext:value-type="string">
            <text:p>125</text:p>
          </table:table-cell>
          <table:table-cell table:formula="of:=CONCATENATE(LEFT([.D30];3);MID([.D30];5;10))" office:value-type="string" office:string-value="12512        " calcext:value-type="string">
            <text:p>12512 <text:s text:c="7"/></text:p>
          </table:table-cell>
          <table:table-cell table:formula="of:=CONCATENATE(LEFT([.D30];3);MID([.D30];4;10))" office:value-type="string" office:string-value="125.12       " calcext:value-type="string">
            <text:p>125.12 <text:s text:c="6"/></text:p>
          </table:table-cell>
          <table:table-cell office:value-type="string" calcext:value-type="string">
            <text:p>125.12 <text:s text:c="8"/>REINGRESSO. ADMISSÃO DE GRADUADO. PORTADOR DE DIPLOMA. OBTENÇÃO DE NOVO TÍTUL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31];3)" office:value-type="string" office:string-value="125" calcext:value-type="string">
            <text:p>125</text:p>
          </table:table-cell>
          <table:table-cell table:formula="of:=CONCATENATE(LEFT([.D31];3);MID([.D31];5;10))" office:value-type="string" office:string-value="12513        " calcext:value-type="string">
            <text:p>12513 <text:s text:c="7"/></text:p>
          </table:table-cell>
          <table:table-cell table:formula="of:=CONCATENATE(LEFT([.D31];3);MID([.D31];4;10))" office:value-type="string" office:string-value="125.13       " calcext:value-type="string">
            <text:p>125.13 <text:s text:c="6"/></text:p>
          </table:table-cell>
          <table:table-cell office:value-type="string" calcext:value-type="string">
            <text:p>125.13 <text:s text:c="7"/>TRANSFERÊNCIA</text:p>
          </table:table-cell>
          <table:table-cell table:number-columns-repeated="5"/>
        </table:table-row>
        <table:table-row table:style-name="ro3">
          <table:table-cell table:formula="of:=LEFT([.D32];3)" office:value-type="string" office:string-value="125" calcext:value-type="string">
            <text:p>125</text:p>
          </table:table-cell>
          <table:table-cell table:formula="of:=CONCATENATE(LEFT([.D32];3);MID([.D32];5;10))" office:value-type="string" office:string-value="125131       " calcext:value-type="string">
            <text:p>125131 <text:s text:c="6"/></text:p>
          </table:table-cell>
          <table:table-cell table:formula="of:=CONCATENATE(LEFT([.D32];3);MID([.D32];4;10))" office:value-type="string" office:string-value="125.131      " calcext:value-type="string">
            <text:p>125.131 <text:s text:c="5"/></text:p>
          </table:table-cell>
          <table:table-cell office:value-type="string" calcext:value-type="string">
            <text:p>125.131 <text:s text:c="6"/>TRANSFERÊNCIA VOLUNTÁRIA OU FACULTATIV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1">
          <table:table-cell table:formula="of:=LEFT([.D33];3)" office:value-type="string" office:string-value="125" calcext:value-type="string">
            <text:p>125</text:p>
          </table:table-cell>
          <table:table-cell table:formula="of:=CONCATENATE(LEFT([.D33];3);MID([.D33];5;10))" office:value-type="string" office:string-value="125132       " calcext:value-type="string">
            <text:p>125132 <text:s text:c="6"/></text:p>
          </table:table-cell>
          <table:table-cell table:formula="of:=CONCATENATE(LEFT([.D33];3);MID([.D33];4;10))" office:value-type="string" office:string-value="125.132      " calcext:value-type="string">
            <text:p>125.132 <text:s text:c="5"/></text:p>
          </table:table-cell>
          <table:table-cell office:value-type="string" calcext:value-type="string">
            <text:p>125.132 <text:s text:c="7"/>TRANSFERÊNCIA EX OFFICI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3">
          <table:table-cell table:formula="of:=LEFT([.D34];3)" office:value-type="string" office:string-value="125" calcext:value-type="string">
            <text:p>125</text:p>
          </table:table-cell>
          <table:table-cell table:formula="of:=CONCATENATE(LEFT([.D34];3);MID([.D34];5;10))" office:value-type="string" office:string-value="12514        " calcext:value-type="string">
            <text:p>12514 <text:s text:c="7"/></text:p>
          </table:table-cell>
          <table:table-cell table:formula="of:=CONCATENATE(LEFT([.D34];3);MID([.D34];4;10))" office:value-type="string" office:string-value="125.14       " calcext:value-type="string">
            <text:p>125.14 <text:s text:c="6"/></text:p>
          </table:table-cell>
          <table:table-cell office:value-type="string" calcext:value-type="string">
            <text:p>125.14            REOPÇÃO DE CURSO. MUDANÇA DE CURSO.</text:p>
            <text:p>TRANSFERÊNCIA INTERN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5">
          <table:table-cell table:formula="of:=LEFT([.D35];3)" office:value-type="string" office:string-value="125" calcext:value-type="string">
            <text:p>125</text:p>
          </table:table-cell>
          <table:table-cell table:formula="of:=CONCATENATE(LEFT([.D35];3);MID([.D35];5;10))" office:value-type="string" office:string-value="12519        " calcext:value-type="string">
            <text:p>12519 <text:s text:c="7"/></text:p>
          </table:table-cell>
          <table:table-cell table:formula="of:=CONCATENATE(LEFT([.D35];3);MID([.D35];4;10))" office:value-type="string" office:string-value="125.19       " calcext:value-type="string">
            <text:p>125.19 <text:s text:c="6"/></text:p>
          </table:table-cell>
          <table:table-cell office:value-type="string" calcext:value-type="string">
            <text:p>125.19 <text:s text:c="7"/>OUTRAS FORMAS DE INGRESSO. ALUNO CONVÊNIO REDE <text:s text:c="2"/>PÚBLICA. <text:s/>ALUNO ESPECIAL. ALUNO VISITANTE. CONTINUIDADE DE ESTUDOS. MANDADO JUDICIAL. <text:s/>MATRÍCULA DE CORTESIA READMISSÃO. <text:s/>REFUGIADOS POLÍTICOS. REINTEGRAÇÃO REVINCULAÇÃ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36];3)" office:value-type="string" office:string-value="125" calcext:value-type="string">
            <text:p>125</text:p>
          </table:table-cell>
          <table:table-cell table:formula="of:=CONCATENATE(LEFT([.D36];3);MID([.D36];5;10))" office:value-type="string" office:string-value="1252         " calcext:value-type="string">
            <text:p>1252 <text:s text:c="8"/></text:p>
          </table:table-cell>
          <table:table-cell table:formula="of:=CONCATENATE(LEFT([.D36];3);MID([.D36];4;10))" office:value-type="string" office:string-value="125.2        " calcext:value-type="string">
            <text:p>125.2 <text:s text:c="7"/></text:p>
          </table:table-cell>
          <table:table-cell office:value-type="string" calcext:value-type="string">
            <text:p>125.2 <text:s text:c="8"/>REGISTROS ACADÊMICOS</text:p>
          </table:table-cell>
          <table:table-cell table:number-columns-repeated="5"/>
        </table:table-row>
        <table:table-row table:style-name="ro3">
          <table:table-cell table:formula="of:=LEFT([.D37];3)" office:value-type="string" office:string-value="125" calcext:value-type="string">
            <text:p>125</text:p>
          </table:table-cell>
          <table:table-cell table:formula="of:=CONCATENATE(LEFT([.D37];3);MID([.D37];5;10))" office:value-type="string" office:string-value="12521        " calcext:value-type="string">
            <text:p>12521 <text:s text:c="7"/></text:p>
          </table:table-cell>
          <table:table-cell table:formula="of:=CONCATENATE(LEFT([.D37];3);MID([.D37];4;10))" office:value-type="string" office:string-value="125.21       " calcext:value-type="string">
            <text:p>125.21 <text:s text:c="6"/></text:p>
          </table:table-cell>
          <table:table-cell office:value-type="string" calcext:value-type="string">
            <text:p>125.21 <text:s text:c="7"/>MATRÍCULA. REGISTRO</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table-row>
        <table:table-row table:style-name="ro3">
          <table:table-cell table:formula="of:=LEFT([.D38];3)" office:value-type="string" office:string-value="125" calcext:value-type="string">
            <text:p>125</text:p>
          </table:table-cell>
          <table:table-cell table:formula="of:=CONCATENATE(LEFT([.D38];3);MID([.D38];5;10))" office:value-type="string" office:string-value="12522        " calcext:value-type="string">
            <text:p>12522 <text:s text:c="7"/></text:p>
          </table:table-cell>
          <table:table-cell table:formula="of:=CONCATENATE(LEFT([.D38];3);MID([.D38];4;10))" office:value-type="string" office:string-value="125.22       " calcext:value-type="string">
            <text:p>125.22 <text:s text:c="6"/></text:p>
          </table:table-cell>
          <table:table-cell office:value-type="string" calcext:value-type="string">
            <text:p>125.22        INSCRIÇÃO EM DISCIPLINAS. MATRÍCULA SEMESTRAL EM</text:p>
            <text:p>DISCIPLIN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table-row>
        <table:table-row table:style-name="ro2">
          <table:table-cell table:formula="of:=LEFT([.D39];3)" office:value-type="string" office:string-value="125" calcext:value-type="string">
            <text:p>125</text:p>
          </table:table-cell>
          <table:table-cell table:formula="of:=CONCATENATE(LEFT([.D39];3);MID([.D39];5;10))" office:value-type="string" office:string-value="12524        " calcext:value-type="string">
            <text:p>12524 <text:s text:c="7"/></text:p>
          </table:table-cell>
          <table:table-cell table:formula="of:=CONCATENATE(LEFT([.D39];3);MID([.D39];4;10))" office:value-type="string" office:string-value="125.24       " calcext:value-type="string">
            <text:p>125.24 <text:s text:c="6"/></text:p>
          </table:table-cell>
          <table:table-cell office:value-type="string" calcext:value-type="string">
            <text:p>125.24 <text:s text:c="8"/>TRANCAMENTO</text:p>
          </table:table-cell>
          <table:table-cell table:number-columns-repeated="5"/>
        </table:table-row>
        <table:table-row table:style-name="ro3">
          <table:table-cell table:formula="of:=LEFT([.D40];3)" office:value-type="string" office:string-value="125" calcext:value-type="string">
            <text:p>125</text:p>
          </table:table-cell>
          <table:table-cell table:formula="of:=CONCATENATE(LEFT([.D40];3);MID([.D40];5;10))" office:value-type="string" office:string-value="125241       " calcext:value-type="string">
            <text:p>125241 <text:s text:c="6"/></text:p>
          </table:table-cell>
          <table:table-cell table:formula="of:=CONCATENATE(LEFT([.D40];3);MID([.D40];4;10))" office:value-type="string" office:string-value="125.241      " calcext:value-type="string">
            <text:p>125.241 <text:s text:c="5"/></text:p>
          </table:table-cell>
          <table:table-cell office:value-type="string" calcext:value-type="string">
            <text:p>125.241 <text:s text:c="6"/>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table-row>
        <table:table-row table:style-name="ro3">
          <table:table-cell table:formula="of:=LEFT([.D41];3)" office:value-type="string" office:string-value="125" calcext:value-type="string">
            <text:p>125</text:p>
          </table:table-cell>
          <table:table-cell table:formula="of:=CONCATENATE(LEFT([.D41];3);MID([.D41];5;10))" office:value-type="string" office:string-value="125242       " calcext:value-type="string">
            <text:p>125242 <text:s text:c="6"/></text:p>
          </table:table-cell>
          <table:table-cell table:formula="of:=CONCATENATE(LEFT([.D41];3);MID([.D41];4;10))" office:value-type="string" office:string-value="125.242      " calcext:value-type="string">
            <text:p>125.242 <text:s text:c="5"/></text:p>
          </table:table-cell>
          <table:table-cell office:value-type="string" calcext:value-type="string">
            <text:p>125.242 <text:s text:c="6"/>TOTAL DE CURSO. MATRÍCULA TOTAL</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number-columns-repeated="2"/>
        </table:table-row>
        <table:table-row table:style-name="ro2">
          <table:table-cell table:formula="of:=LEFT([.D42];3)" office:value-type="string" office:string-value="125" calcext:value-type="string">
            <text:p>125</text:p>
          </table:table-cell>
          <table:table-cell table:formula="of:=CONCATENATE(LEFT([.D42];3);MID([.D42];5;10))" office:value-type="string" office:string-value="12525        " calcext:value-type="string">
            <text:p>12525 <text:s text:c="7"/></text:p>
          </table:table-cell>
          <table:table-cell table:formula="of:=CONCATENATE(LEFT([.D42];3);MID([.D42];4;10))" office:value-type="string" office:string-value="125.25       " calcext:value-type="string">
            <text:p>125.25 <text:s text:c="6"/></text:p>
          </table:table-cell>
          <table:table-cell office:value-type="string" calcext:value-type="string">
            <text:p>125.25 <text:s text:c="8"/>DESLIGAMENTO</text:p>
          </table:table-cell>
          <table:table-cell table:number-columns-repeated="5"/>
        </table:table-row>
        <table:table-row table:style-name="ro2">
          <table:table-cell table:formula="of:=LEFT([.D43];3)" office:value-type="string" office:string-value="125" calcext:value-type="string">
            <text:p>125</text:p>
          </table:table-cell>
          <table:table-cell table:formula="of:=CONCATENATE(LEFT([.D43];3);MID([.D43];5;10))" office:value-type="string" office:string-value="125251       " calcext:value-type="string">
            <text:p>125251 <text:s text:c="6"/></text:p>
          </table:table-cell>
          <table:table-cell table:formula="of:=CONCATENATE(LEFT([.D43];3);MID([.D43];4;10))" office:value-type="string" office:string-value="125.251      " calcext:value-type="string">
            <text:p>125.251 <text:s text:c="5"/></text:p>
          </table:table-cell>
          <table:table-cell office:value-type="string" calcext:value-type="string">
            <text:p>125.251 <text:s text:c="6"/>ABANDONO DE CURSO</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text:s text:c="2"/>Eliminação</text:p>
          </table:table-cell>
          <table:table-cell table:number-columns-repeated="2"/>
        </table:table-row>
        <table:table-row table:style-name="ro2">
          <table:table-cell table:formula="of:=LEFT([.D44];3)" office:value-type="string" office:string-value="125" calcext:value-type="string">
            <text:p>125</text:p>
          </table:table-cell>
          <table:table-cell table:formula="of:=CONCATENATE(LEFT([.D44];3);MID([.D44];5;10))" office:value-type="string" office:string-value="125252       " calcext:value-type="string">
            <text:p>125252 <text:s text:c="6"/></text:p>
          </table:table-cell>
          <table:table-cell table:formula="of:=CONCATENATE(LEFT([.D44];3);MID([.D44];4;10))" office:value-type="string" office:string-value="125.252      " calcext:value-type="string">
            <text:p>125.252 <text:s text:c="5"/></text:p>
          </table:table-cell>
          <table:table-cell office:value-type="string" calcext:value-type="string">
            <text:p>125.252 <text:s text:c="6"/>JUBILAÇÃO</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45];3)" office:value-type="string" office:string-value="125" calcext:value-type="string">
            <text:p>125</text:p>
          </table:table-cell>
          <table:table-cell table:formula="of:=CONCATENATE(LEFT([.D45];3);MID([.D45];5;10))" office:value-type="string" office:string-value="125253       " calcext:value-type="string">
            <text:p>125253 <text:s text:c="6"/></text:p>
          </table:table-cell>
          <table:table-cell table:formula="of:=CONCATENATE(LEFT([.D45];3);MID([.D45];4;10))" office:value-type="string" office:string-value="125.253      " calcext:value-type="string">
            <text:p>125.253 <text:s text:c="5"/></text:p>
          </table:table-cell>
          <table:table-cell office:value-type="string" calcext:value-type="string">
            <text:p>125.253 <text:s text:c="6"/>RECUSA DE MATRÍCULA</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46];3)" office:value-type="string" office:string-value="125" calcext:value-type="string">
            <text:p>125</text:p>
          </table:table-cell>
          <table:table-cell table:formula="of:=CONCATENATE(LEFT([.D46];3);MID([.D46];5;10))" office:value-type="string" office:string-value="12526        " calcext:value-type="string">
            <text:p>12526 <text:s text:c="7"/></text:p>
          </table:table-cell>
          <table:table-cell table:formula="of:=CONCATENATE(LEFT([.D46];3);MID([.D46];4;10))" office:value-type="string" office:string-value="125.26       " calcext:value-type="string">
            <text:p>125.26 <text:s text:c="6"/></text:p>
          </table:table-cell>
          <table:table-cell office:value-type="string" calcext:value-type="string">
            <text:p>125.26 <text:s text:c="12"/>PRORROGAÇÃO DE PRAZO PARA CONCLUSÃO DO CURS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47];3)" office:value-type="string" office:string-value="125" calcext:value-type="string">
            <text:p>125</text:p>
          </table:table-cell>
          <table:table-cell table:formula="of:=CONCATENATE(LEFT([.D47];3);MID([.D47];5;10))" office:value-type="string" office:string-value="1253         " calcext:value-type="string">
            <text:p>1253 <text:s text:c="8"/></text:p>
          </table:table-cell>
          <table:table-cell table:formula="of:=CONCATENATE(LEFT([.D47];3);MID([.D47];4;10))" office:value-type="string" office:string-value="125.3        " calcext:value-type="string">
            <text:p>125.3 <text:s text:c="7"/></text:p>
          </table:table-cell>
          <table:table-cell office:value-type="string" calcext:value-type="string">
            <text:p>125.3 <text:s text:c="11"/>AVALIAÇÃO ACADÊMICA <text:s/></text:p>
          </table:table-cell>
          <table:table-cell table:number-columns-repeated="5"/>
        </table:table-row>
        <table:table-row table:style-name="ro3">
          <table:table-cell table:formula="of:=LEFT([.D48];3)" office:value-type="string" office:string-value="125" calcext:value-type="string">
            <text:p>125</text:p>
          </table:table-cell>
          <table:table-cell table:formula="of:=CONCATENATE(LEFT([.D48];3);MID([.D48];5;10))" office:value-type="string" office:string-value="12531        " calcext:value-type="string">
            <text:p>12531 <text:s text:c="7"/></text:p>
          </table:table-cell>
          <table:table-cell table:formula="of:=CONCATENATE(LEFT([.D48];3);MID([.D48];4;10))" office:value-type="string" office:string-value="125.31       " calcext:value-type="string">
            <text:p>125.31 <text:s text:c="6"/></text:p>
          </table:table-cell>
          <table:table-cell office:value-type="string" calcext:value-type="string">
            <text:p>125.31         PROVAS. EXAMES. TRABALHOS (INCLUSIVE</text:p>
            <text:p>VERIFICAÇÕES SUPLEMENTARE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pós 1 ano do registro das notas.</text:p>
          </table:table-cell>
          <table:table-cell/>
        </table:table-row>
        <table:table-row table:style-name="ro3">
          <table:table-cell table:formula="of:=LEFT([.D49];3)" office:value-type="string" office:string-value="125" calcext:value-type="string">
            <text:p>125</text:p>
          </table:table-cell>
          <table:table-cell table:formula="of:=CONCATENATE(LEFT([.D49];3);MID([.D49];5;10))" office:value-type="string" office:string-value="12532        " calcext:value-type="string">
            <text:p>12532 <text:s text:c="7"/></text:p>
          </table:table-cell>
          <table:table-cell table:formula="of:=CONCATENATE(LEFT([.D49];3);MID([.D49];4;10))" office:value-type="string" office:string-value="125.32       " calcext:value-type="string">
            <text:p>125.32 <text:s text:c="6"/></text:p>
          </table:table-cell>
          <table:table-cell office:value-type="string" calcext:value-type="string">
            <text:p>125.32         TRABALHO DE CONCLUSÃO DE CURSO. TRABALHO FINAL DE</text:p>
            <text:p>CURSO</text:p>
          </table:table-cell>
          <table:table-cell office:value-type="string" calcext:value-type="string">
            <text:p>Devolução ao aluno</text:p>
            <text:p>após o registro das notas</text:p>
          </table:table-cell>
          <table:table-cell office:value-type="string" calcext:value-type="string">
            <text:p>-</text:p>
          </table:table-cell>
          <table:table-cell office:value-type="string" calcext:value-type="string">
            <text:p><text:s/>Eliminação</text:p>
          </table:table-cell>
          <table:table-cell office:value-type="string" calcext:value-type="string">
            <text:p>Eliminar os documentos não devolvidos após 1 ano do registro das notas.</text:p>
          </table:table-cell>
          <table:table-cell/>
        </table:table-row>
        <table:table-row table:style-name="ro3">
          <table:table-cell table:formula="of:=LEFT([.D50];3)" office:value-type="string" office:string-value="125" calcext:value-type="string">
            <text:p>125</text:p>
          </table:table-cell>
          <table:table-cell table:formula="of:=CONCATENATE(LEFT([.D50];3);MID([.D50];5;10))" office:value-type="string" office:string-value="125323       " calcext:value-type="string">
            <text:p>125323 <text:s text:c="6"/></text:p>
          </table:table-cell>
          <table:table-cell table:formula="of:=CONCATENATE(LEFT([.D50];3);MID([.D50];4;10))" office:value-type="string" office:string-value="125.323      " calcext:value-type="string">
            <text:p>125.323 <text:s text:c="5"/></text:p>
          </table:table-cell>
          <table:table-cell office:value-type="string" calcext:value-type="string">
            <text:p>125.323 <text:s text:c="6"/>PRORROGAÇÃO DE PRAZO PARA ENTREGA E APRESENTAÇÃO</text:p>
          </table:table-cell>
          <table:table-cell office:value-type="string" calcext:value-type="string">
            <text:p>Até o registro </text:p>
            <text:p>das</text:p>
            <text:p>notas</text:p>
          </table:table-cell>
          <table:table-cell office:value-type="string" calcext:value-type="string">
            <text:p>1 ano</text:p>
          </table:table-cell>
          <table:table-cell office:value-type="string" calcext:value-type="string">
            <text:p><text:s text:c="2"/>Eliminação</text:p>
          </table:table-cell>
          <table:table-cell table:number-columns-repeated="2"/>
        </table:table-row>
        <table:table-row table:style-name="ro1">
          <table:table-cell table:formula="of:=LEFT([.D51];3)" office:value-type="string" office:string-value="125" calcext:value-type="string">
            <text:p>125</text:p>
          </table:table-cell>
          <table:table-cell table:formula="of:=CONCATENATE(LEFT([.D51];3);MID([.D51];5;10))" office:value-type="string" office:string-value="12533        " calcext:value-type="string">
            <text:p>12533 <text:s text:c="7"/></text:p>
          </table:table-cell>
          <table:table-cell table:formula="of:=CONCATENATE(LEFT([.D51];3);MID([.D51];4;10))" office:value-type="string" office:string-value="125.33       " calcext:value-type="string">
            <text:p>125.33 <text:s text:c="6"/></text:p>
          </table:table-cell>
          <table:table-cell office:value-type="string" calcext:value-type="string">
            <text:p>125.33        REGISTRO DE CONTEÚDO PROGRAMÁTICO MINISTRADO,</text:p>
            <text:p>RENDIMENTO E FREQUÊNCIA</text:p>
          </table:table-cell>
          <table:table-cell table:number-columns-repeated="2" office:value-type="string" calcext:value-type="string">
            <text:p>10 anos</text:p>
          </table:table-cell>
          <table:table-cell office:value-type="string" calcext:value-type="string">
            <text:p><text:s text:c="2"/>Eliminação</text:p>
          </table:table-cell>
          <table:table-cell table:number-columns-repeated="2"/>
        </table:table-row>
        <table:table-row table:style-name="ro3">
          <table:table-cell table:formula="of:=LEFT([.D52];3)" office:value-type="string" office:string-value="125" calcext:value-type="string">
            <text:p>125</text:p>
          </table:table-cell>
          <table:table-cell table:formula="of:=CONCATENATE(LEFT([.D52];3);MID([.D52];5;10))" office:value-type="string" office:string-value="1253         " calcext:value-type="string">
            <text:p>1253 <text:s text:c="8"/></text:p>
          </table:table-cell>
          <table:table-cell table:formula="of:=CONCATENATE(LEFT([.D52];3);MID([.D52];4;10))" office:value-type="string" office:string-value="125.3        " calcext:value-type="string">
            <text:p>125.3 <text:s text:c="7"/></text:p>
          </table:table-cell>
          <table:table-cell office:value-type="string" calcext:value-type="string">
            <text:p>125.3 <text:s text:c="8"/>DISTINÇÃO ACADÊMICA E MÉRITO</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Eliminar os documentos após 2 anos do indeferimento.</text:p>
          </table:table-cell>
          <table:table-cell/>
        </table:table-row>
        <table:table-row table:style-name="ro2">
          <table:table-cell table:formula="of:=LEFT([.D53];3)" office:value-type="string" office:string-value="125" calcext:value-type="string">
            <text:p>125</text:p>
          </table:table-cell>
          <table:table-cell table:formula="of:=CONCATENATE(LEFT([.D53];3);MID([.D53];5;10))" office:value-type="string" office:string-value="1254         " calcext:value-type="string">
            <text:p>1254 <text:s text:c="8"/></text:p>
          </table:table-cell>
          <table:table-cell table:formula="of:=CONCATENATE(LEFT([.D53];3);MID([.D53];4;10))" office:value-type="string" office:string-value="125.4        " calcext:value-type="string">
            <text:p>125.4 <text:s text:c="7"/></text:p>
          </table:table-cell>
          <table:table-cell office:value-type="string" calcext:value-type="string">
            <text:p>125.4 <text:s text:c="8"/>DOCUMENTAÇÃO ACADÊMICA</text:p>
          </table:table-cell>
          <table:table-cell table:number-columns-repeated="5"/>
        </table:table-row>
        <table:table-row table:style-name="ro6">
          <table:table-cell table:formula="of:=LEFT([.D54];3)" office:value-type="string" office:string-value="125" calcext:value-type="string">
            <text:p>125</text:p>
          </table:table-cell>
          <table:table-cell table:formula="of:=CONCATENATE(LEFT([.D54];3);MID([.D54];5;10))" office:value-type="string" office:string-value="12541        " calcext:value-type="string">
            <text:p>12541 <text:s text:c="7"/></text:p>
          </table:table-cell>
          <table:table-cell table:formula="of:=CONCATENATE(LEFT([.D54];3);MID([.D54];4;10))" office:value-type="string" office:string-value="125.41       " calcext:value-type="string">
            <text:p>125.41 <text:s text:c="6"/></text:p>
          </table:table-cell>
          <table:table-cell office:value-type="string" calcext:value-type="string">
            <text:p>125.41 <text:s text:c="7"/>HISTÓRICO ESCOLAR. INTEGRALIZAÇÃO CURRICULAR</text:p>
          </table:table-cell>
          <table:table-cell office:value-type="string" calcext:value-type="string">
            <text:p>Enquanto o aluno mantiver o vínculo com a instituição de ensino</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as versões parciais, cujas informações encontram-se recapituladas na versão integral do histórico escolar.</text:p>
          </table:table-cell>
          <table:table-cell/>
        </table:table-row>
        <table:table-row table:style-name="ro2">
          <table:table-cell table:formula="of:=LEFT([.D55];3)" office:value-type="string" office:string-value="125" calcext:value-type="string">
            <text:p>125</text:p>
          </table:table-cell>
          <table:table-cell table:formula="of:=CONCATENATE(LEFT([.D55];3);MID([.D55];5;10))" office:value-type="string" office:string-value="12542        " calcext:value-type="string">
            <text:p>12542 <text:s text:c="7"/></text:p>
          </table:table-cell>
          <table:table-cell table:formula="of:=CONCATENATE(LEFT([.D55];3);MID([.D55];4;10))" office:value-type="string" office:string-value="125.42       " calcext:value-type="string">
            <text:p>125.42 <text:s text:c="6"/></text:p>
          </table:table-cell>
          <table:table-cell office:value-type="string" calcext:value-type="string">
            <text:p>125.42 <text:s text:c="7"/>EMISSÃO DE DIPLOMA</text:p>
          </table:table-cell>
          <table:table-cell table:number-columns-repeated="5"/>
        </table:table-row>
        <table:table-row table:style-name="ro7">
          <table:table-cell table:formula="of:=LEFT([.D56];3)" office:value-type="string" office:string-value="125" calcext:value-type="string">
            <text:p>125</text:p>
          </table:table-cell>
          <table:table-cell table:formula="of:=CONCATENATE(LEFT([.D56];3);MID([.D56];5;10))" office:value-type="string" office:string-value="125421       " calcext:value-type="string">
            <text:p>125421 <text:s text:c="6"/></text:p>
          </table:table-cell>
          <table:table-cell table:formula="of:=CONCATENATE(LEFT([.D56];3);MID([.D56];4;10))" office:value-type="string" office:string-value="125.421      " calcext:value-type="string">
            <text:p>125.421 <text:s text:c="5"/></text:p>
          </table:table-cell>
          <table:table-cell office:value-type="string" calcext:value-type="string">
            <text:p>125.421 <text:s text:c="7"/>EXPEDIÇÃO</text:p>
          </table:table-cell>
          <table:table-cell office:value-type="string" calcext:value-type="string">
            <text:p><text:s text:c="7"/>5 <text:s/>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No caso das instituições de ensino que utilizam os assentamentos individuais para formação do processo d e registro de diplomas, utilizar os prazos de guarda e a destinação final dos assentamentos individuais.</text:p>
          </table:table-cell>
          <table:table-cell/>
        </table:table-row>
        <table:table-row table:style-name="ro8">
          <table:table-cell table:formula="of:=LEFT([.D57];3)" office:value-type="string" office:string-value="125" calcext:value-type="string">
            <text:p>125</text:p>
          </table:table-cell>
          <table:table-cell table:formula="of:=CONCATENATE(LEFT([.D57];3);MID([.D57];5;10))" office:value-type="string" office:string-value="125422       " calcext:value-type="string">
            <text:p>125422 <text:s text:c="6"/></text:p>
          </table:table-cell>
          <table:table-cell table:formula="of:=CONCATENATE(LEFT([.D57];3);MID([.D57];4;10))" office:value-type="string" office:string-value="125.422      " calcext:value-type="string">
            <text:p>125.422 <text:s text:c="5"/></text:p>
          </table:table-cell>
          <table:table-cell office:value-type="string" calcext:value-type="string">
            <text:p>125.422 <text:s text:c="6"/>REGISTR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A documentação de solicitação de registro de diplomas das instituições particulares de ensino superior deverá ser devolvida para as mesmas após o registro. Eliminar os diplomas não entregues 2 anos após a emissão.</text:p>
          </table:table-cell>
          <table:table-cell/>
        </table:table-row>
        <table:table-row table:style-name="ro1">
          <table:table-cell table:formula="of:=LEFT([.D58];3)" office:value-type="string" office:string-value="125" calcext:value-type="string">
            <text:p>125</text:p>
          </table:table-cell>
          <table:table-cell table:formula="of:=CONCATENATE(LEFT([.D58];3);MID([.D58];5;10))" office:value-type="string" office:string-value="1254         " calcext:value-type="string">
            <text:p>1254 <text:s text:c="8"/></text:p>
          </table:table-cell>
          <table:table-cell table:formula="of:=CONCATENATE(LEFT([.D58];3);MID([.D58];4;10))" office:value-type="string" office:string-value="125.4        " calcext:value-type="string">
            <text:p>125.4 <text:s text:c="7"/></text:p>
          </table:table-cell>
          <table:table-cell office:value-type="string" calcext:value-type="string">
            <text:p>125.4 <text:s text:c="8"/>APOSTILA</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9">
          <table:table-cell table:formula="of:=LEFT([.D59];3)" office:value-type="string" office:string-value="125" calcext:value-type="string">
            <text:p>125</text:p>
          </table:table-cell>
          <table:table-cell table:formula="of:=CONCATENATE(LEFT([.D59];3);MID([.D59];5;10))" office:value-type="string" office:string-value="1254         " calcext:value-type="string">
            <text:p>1254 <text:s text:c="8"/></text:p>
          </table:table-cell>
          <table:table-cell table:formula="of:=CONCATENATE(LEFT([.D59];3);MID([.D59];4;10))" office:value-type="string" office:string-value="125.4        " calcext:value-type="string">
            <text:p>125.4 <text:s text:c="7"/></text:p>
          </table:table-cell>
          <table:table-cell office:value-type="string" calcext:value-type="string">
            <text:p>125.4 <text:s text:c="8"/>RECONHECIMENTO E REVALIDAÇÃO</text:p>
          </table:table-cell>
          <table:table-cell office:value-type="string" calcext:value-type="string">
            <text:p><text:s text:c="6"/>5 <text:s text:c="2"/>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table-row>
        <table:table-row table:style-name="ro1">
          <table:table-cell table:formula="of:=LEFT([.D60];3)" office:value-type="string" office:string-value="125" calcext:value-type="string">
            <text:p>125</text:p>
          </table:table-cell>
          <table:table-cell table:formula="of:=CONCATENATE(LEFT([.D60];3);MID([.D60];5;10))" office:value-type="string" office:string-value="125425       " calcext:value-type="string">
            <text:p>125425 <text:s text:c="6"/></text:p>
          </table:table-cell>
          <table:table-cell table:formula="of:=CONCATENATE(LEFT([.D60];3);MID([.D60];4;10))" office:value-type="string" office:string-value="125.425      " calcext:value-type="string">
            <text:p>125.425 <text:s text:c="5"/></text:p>
          </table:table-cell>
          <table:table-cell office:value-type="string" calcext:value-type="string">
            <text:p>125.425 <text:s text:c="6"/>VERIFICAÇÃO DE AUTENTICIDADE</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
            <text:p/>
          </table:table-cell>
          <table:table-cell/>
        </table:table-row>
        <table:table-row table:style-name="ro3">
          <table:table-cell table:formula="of:=LEFT([.D61];3)" office:value-type="string" office:string-value="125" calcext:value-type="string">
            <text:p>125</text:p>
          </table:table-cell>
          <table:table-cell table:formula="of:=CONCATENATE(LEFT([.D61];3);MID([.D61];5;10))" office:value-type="string" office:string-value="12543        " calcext:value-type="string">
            <text:p>12543 <text:s text:c="7"/></text:p>
          </table:table-cell>
          <table:table-cell table:formula="of:=CONCATENATE(LEFT([.D61];3);MID([.D61];4;10))" office:value-type="string" office:string-value="125.43       " calcext:value-type="string">
            <text:p>125.43 <text:s text:c="6"/></text:p>
          </table:table-cell>
          <table:table-cell office:value-type="string" calcext:value-type="string">
            <text:p>12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O prazo total de guarda dos documentos é de 100 anos.</text:p>
          </table:table-cell>
          <table:table-cell/>
        </table:table-row>
        <table:table-row table:style-name="ro2">
          <table:table-cell table:formula="of:=LEFT([.D62];3)" office:value-type="string" office:string-value="125" calcext:value-type="string">
            <text:p>125</text:p>
          </table:table-cell>
          <table:table-cell table:formula="of:=CONCATENATE(LEFT([.D62];3);MID([.D62];5;10))" office:value-type="string" office:string-value="1255         " calcext:value-type="string">
            <text:p>1255 <text:s text:c="8"/></text:p>
          </table:table-cell>
          <table:table-cell table:formula="of:=CONCATENATE(LEFT([.D62];3);MID([.D62];4;10))" office:value-type="string" office:string-value="125.5        " calcext:value-type="string">
            <text:p>125.5 <text:s text:c="7"/></text:p>
          </table:table-cell>
          <table:table-cell office:value-type="string" calcext:value-type="string">
            <text:p>125.5 <text:s text:c="9"/>REGIME DE EXERCÍCIO DOMICILIAR</text:p>
          </table:table-cell>
          <table:table-cell table:number-columns-repeated="5"/>
        </table:table-row>
        <table:table-row table:style-name="ro3">
          <table:table-cell table:formula="of:=LEFT([.D63];3)" office:value-type="string" office:string-value="125" calcext:value-type="string">
            <text:p>125</text:p>
          </table:table-cell>
          <table:table-cell table:formula="of:=CONCATENATE(LEFT([.D63];3);MID([.D63];5;10))" office:value-type="string" office:string-value="12551        " calcext:value-type="string">
            <text:p>12551 <text:s text:c="7"/></text:p>
          </table:table-cell>
          <table:table-cell table:formula="of:=CONCATENATE(LEFT([.D63];3);MID([.D63];4;10))" office:value-type="string" office:string-value="125.51       " calcext:value-type="string">
            <text:p>125.51 <text:s text:c="6"/></text:p>
          </table:table-cell>
          <table:table-cell office:value-type="string" calcext:value-type="string">
            <text:p>125.51 <text:s text:c="7"/>ALUNA GESTANTE</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number-columns-repeated="2"/>
        </table:table-row>
        <table:table-row table:style-name="ro3">
          <table:table-cell table:formula="of:=LEFT([.D64];3)" office:value-type="string" office:string-value="125" calcext:value-type="string">
            <text:p>125</text:p>
          </table:table-cell>
          <table:table-cell table:formula="of:=CONCATENATE(LEFT([.D64];3);MID([.D64];5;10))" office:value-type="string" office:string-value="12552        " calcext:value-type="string">
            <text:p>12552 <text:s text:c="7"/></text:p>
          </table:table-cell>
          <table:table-cell table:formula="of:=CONCATENATE(LEFT([.D64];3);MID([.D64];4;10))" office:value-type="string" office:string-value="125.52       " calcext:value-type="string">
            <text:p>125.52 <text:s text:c="6"/></text:p>
          </table:table-cell>
          <table:table-cell office:value-type="string" calcext:value-type="string">
            <text:p>125.52        ALUNO PORTADOR DE AFECÇÕES, INFECÇÕES E</text:p>
            <text:p>TRAUMATISM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number-columns-repeated="2"/>
        </table:table-row>
        <table:table-row table:style-name="ro1">
          <table:table-cell table:formula="of:=LEFT([.D65];3)" office:value-type="string" office:string-value="125" calcext:value-type="string">
            <text:p>125</text:p>
          </table:table-cell>
          <table:table-cell table:formula="of:=CONCATENATE(LEFT([.D65];3);MID([.D65];5;10))" office:value-type="string" office:string-value="1256         " calcext:value-type="string">
            <text:p>1256 <text:s text:c="8"/></text:p>
          </table:table-cell>
          <table:table-cell table:formula="of:=CONCATENATE(LEFT([.D65];3);MID([.D65];4;10))" office:value-type="string" office:string-value="125.6        " calcext:value-type="string">
            <text:p>125.6 <text:s text:c="7"/></text:p>
          </table:table-cell>
          <table:table-cell office:value-type="string" calcext:value-type="string">
            <text:p>125.6 <text:s text:c="8"/>MONITORIAS. ESTÁGIOS NÃO OBRIGATÓRIOS. PROGRAMAS DE INICIAÇÃO À DOCÊNCIA</text:p>
          </table:table-cell>
          <table:table-cell table:number-columns-repeated="5"/>
        </table:table-row>
        <table:table-row table:style-name="ro1">
          <table:table-cell table:formula="of:=LEFT([.D66];3)" office:value-type="string" office:string-value="125" calcext:value-type="string">
            <text:p>125</text:p>
          </table:table-cell>
          <table:table-cell table:formula="of:=CONCATENATE(LEFT([.D66];3);MID([.D66];5;10))" office:value-type="string" office:string-value="12561        " calcext:value-type="string">
            <text:p>12561 <text:s text:c="7"/></text:p>
          </table:table-cell>
          <table:table-cell table:formula="of:=CONCATENATE(LEFT([.D66];3);MID([.D66];4;10))" office:value-type="string" office:string-value="125.61       " calcext:value-type="string">
            <text:p>125.61 <text:s text:c="6"/></text:p>
          </table:table-cell>
          <table:table-cell office:value-type="string" calcext:value-type="string">
            <text:p>125.61 <text:s text:c="8"/>MONITORIAS</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Guarda</text:p>
            <text:p>  Permanente</text:p>
          </table:table-cell>
          <table:table-cell table:number-columns-repeated="2"/>
        </table:table-row>
        <table:table-row table:style-name="ro2">
          <table:table-cell table:formula="of:=LEFT([.D67];3)">
            <text:p/>
          </table:table-cell>
          <table:table-cell table:formula="of:=CONCATENATE(LEFT([.D67];3);MID([.D67];5;10))">
            <text:p/>
          </table:table-cell>
          <table:table-cell table:formula="of:=CONCATENATE(LEFT([.D67];3);MID([.D67];4;10))">
            <text:p/>
          </table:table-cell>
          <table:table-cell table:number-columns-repeated="6"/>
        </table:table-row>
        <table:table-row table:style-name="ro2">
          <table:table-cell table:formula="of:=LEFT([.D68];3)" office:value-type="string" office:string-value="125" calcext:value-type="string">
            <text:p>125</text:p>
          </table:table-cell>
          <table:table-cell table:formula="of:=CONCATENATE(LEFT([.D68];3);MID([.D68];5;10))" office:value-type="string" office:string-value="125611       " calcext:value-type="string">
            <text:p>125611 <text:s text:c="6"/></text:p>
          </table:table-cell>
          <table:table-cell table:formula="of:=CONCATENATE(LEFT([.D68];3);MID([.D68];4;10))" office:value-type="string" office:string-value="125.611      " calcext:value-type="string">
            <text:p>125.611 <text:s text:c="5"/></text:p>
          </table:table-cell>
          <table:table-cell office:value-type="string" calcext:value-type="string">
            <text:p>125.611 <text:s text:c="6"/>PROCESSO DE SELE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1">
          <table:table-cell table:formula="of:=LEFT([.D69];3)" office:value-type="string" office:string-value="125" calcext:value-type="string">
            <text:p>125</text:p>
          </table:table-cell>
          <table:table-cell table:formula="of:=CONCATENATE(LEFT([.D69];3);MID([.D69];5;10))" office:value-type="string" office:string-value="125612       " calcext:value-type="string">
            <text:p>125612 <text:s text:c="6"/></text:p>
          </table:table-cell>
          <table:table-cell table:formula="of:=CONCATENATE(LEFT([.D69];3);MID([.D69];4;10))" office:value-type="string" office:string-value="125.612      " calcext:value-type="string">
            <text:p>125.612 <text:s text:c="5"/></text:p>
          </table:table-cell>
          <table:table-cell office:value-type="string" calcext:value-type="string">
            <text:p>125.612       INDICAÇÃO, ACEITE E SUBSTITUIÇÃO DE MONITOR E</text:p>
            <text:p>ORIENTADOR</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5">
          <table:table-cell table:formula="of:=LEFT([.D70];3)" office:value-type="string" office:string-value="125" calcext:value-type="string">
            <text:p>125</text:p>
          </table:table-cell>
          <table:table-cell table:formula="of:=CONCATENATE(LEFT([.D70];3);MID([.D70];5;10))" office:value-type="string" office:string-value="125613       " calcext:value-type="string">
            <text:p>125613 <text:s text:c="6"/></text:p>
          </table:table-cell>
          <table:table-cell table:formula="of:=CONCATENATE(LEFT([.D70];3);MID([.D70];4;10))" office:value-type="string" office:string-value="125.613      " calcext:value-type="string">
            <text:p>125.613 <text:s text:c="5"/></text:p>
          </table:table-cell>
          <table:table-cell office:value-type="string" calcext:value-type="string">
            <text:p>125.613 <text:s text:c="6"/>AVALIA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3">
          <table:table-cell table:formula="of:=LEFT([.D71];3)" office:value-type="string" office:string-value="125" calcext:value-type="string">
            <text:p>125</text:p>
          </table:table-cell>
          <table:table-cell table:formula="of:=CONCATENATE(LEFT([.D71];3);MID([.D71];5;10))" office:value-type="string" office:string-value="12562        " calcext:value-type="string">
            <text:p>12562 <text:s text:c="7"/></text:p>
          </table:table-cell>
          <table:table-cell table:formula="of:=CONCATENATE(LEFT([.D71];3);MID([.D71];4;10))" office:value-type="string" office:string-value="125.62       " calcext:value-type="string">
            <text:p>125.62 <text:s text:c="6"/></text:p>
          </table:table-cell>
          <table:table-cell office:value-type="string" calcext:value-type="string">
            <text:p>125.62 <text:s text:c="7"/>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number-columns-repeated="2"/>
        </table:table-row>
        <table:table-row table:style-name="ro10">
          <table:table-cell table:formula="of:=LEFT([.D72];3)" office:value-type="string" office:string-value="125" calcext:value-type="string">
            <text:p>125</text:p>
          </table:table-cell>
          <table:table-cell table:formula="of:=CONCATENATE(LEFT([.D72];3);MID([.D72];5;10))" office:value-type="string" office:string-value="1258         " calcext:value-type="string">
            <text:p>1258 <text:s text:c="8"/></text:p>
          </table:table-cell>
          <table:table-cell table:formula="of:=CONCATENATE(LEFT([.D72];3);MID([.D72];4;10))" office:value-type="string" office:string-value="125.8        " calcext:value-type="string">
            <text:p>125.8 <text:s text:c="7"/></text:p>
          </table:table-cell>
          <table:table-cell office:value-type="string" calcext:value-type="string">
            <text:p>125.8         REGIME DISCIPLINAR DOS ALUNOS: PENALIDADES</text:p>
            <text:p>(ADVERTÊNCIA OU REPREENSÃO, SUSPENSÃO E EXPULSÃO)</text:p>
          </table:table-cell>
          <table:table-cell office:value-type="string" calcext:value-type="string">
            <text:p>Até a conclusão do caso</text:p>
          </table:table-cell>
          <table:table-cell office:value-type="string" calcext:value-type="string">
            <text:p>10 anos</text:p>
          </table:table-cell>
          <table:table-cell office:value-type="string" calcext:value-type="string">
            <text:p>Guarda permanente</text:p>
          </table:table-cell>
          <table:table-cell office:value-type="string" calcext:value-type="string">
            <text:p>A produção, manuseio, consulta,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1">
          <table:table-cell table:formula="of:=LEFT([.D73];3)" office:value-type="string" office:string-value="130" calcext:value-type="string">
            <text:p>130</text:p>
          </table:table-cell>
          <table:table-cell table:formula="of:=CONCATENATE(LEFT([.D73];3);MID([.D73];5;10))" office:value-type="string" office:string-value="130          " calcext:value-type="string">
            <text:p>130 <text:s text:c="9"/></text:p>
          </table:table-cell>
          <table:table-cell table:formula="of:=CONCATENATE(LEFT([.D73];3);MID([.D73];4;10))" office:value-type="string" office:string-value="130          " calcext:value-type="string">
            <text:p>130 <text:s text:c="9"/></text:p>
          </table:table-cell>
          <table:table-cell office:value-type="string" calcext:value-type="string">
            <text:p>130 <text:s text:c="10"/>CURSOS DE PÓS-GRADUAÇÃO STRICTO SENSU (INCLUSIVE NA MODALIDADE A DISTÂNCIA)</text:p>
          </table:table-cell>
          <table:table-cell table:number-columns-repeated="5"/>
        </table:table-row>
        <table:table-row table:style-name="ro1">
          <table:table-cell table:formula="of:=LEFT([.D74];3)" office:value-type="string" office:string-value="131" calcext:value-type="string">
            <text:p>131</text:p>
          </table:table-cell>
          <table:table-cell table:formula="of:=CONCATENATE(LEFT([.D74];3);MID([.D74];5;10))" office:value-type="string" office:string-value="131          " calcext:value-type="string">
            <text:p>131 <text:s text:c="9"/></text:p>
          </table:table-cell>
          <table:table-cell table:formula="of:=CONCATENATE(LEFT([.D74];3);MID([.D74];4;10))" office:value-type="string" office:string-value="131          " calcext:value-type="string">
            <text:p>131 <text:s text:c="9"/></text:p>
          </table:table-cell>
          <table:table-cell office:value-type="string" calcext:value-type="string">
            <text:p>131 <text:s text:c="10"/>CONCEPÇÃO, ORGANIZAÇÃO E FUNCIONAMENTO DOS CURSOS DE PÓS-GRADUAÇÃO STRICTO SENSU</text:p>
          </table:table-cell>
          <table:table-cell table:number-columns-repeated="5"/>
        </table:table-row>
        <table:table-row table:style-name="ro1">
          <table:table-cell table:formula="of:=LEFT([.D75];3)" office:value-type="string" office:string-value="131" calcext:value-type="string">
            <text:p>131</text:p>
          </table:table-cell>
          <table:table-cell table:formula="of:=CONCATENATE(LEFT([.D75];3);MID([.D75];5;10))" office:value-type="string" office:string-value="1311         " calcext:value-type="string">
            <text:p>1311 <text:s text:c="8"/></text:p>
          </table:table-cell>
          <table:table-cell table:formula="of:=CONCATENATE(LEFT([.D75];3);MID([.D75];4;10))" office:value-type="string" office:string-value="131.1        " calcext:value-type="string">
            <text:p>131.1 <text:s text:c="7"/></text:p>
          </table:table-cell>
          <table:table-cell office:value-type="string" calcext:value-type="string">
            <text:p>131.1 <text:s text:c="8"/>PROJETO PEDAGÓGICO DOS CURSOS</text:p>
          </table:table-cell>
          <table:table-cell office:value-type="string" calcext:value-type="string">
            <text:p>Enquanto <text:s text:c="7"/>vigora</text:p>
          </table:table-cell>
          <table:table-cell office:value-type="string" calcext:value-type="string">
            <text:p>-</text:p>
          </table:table-cell>
          <table:table-cell office:value-type="string" calcext:value-type="string">
            <text:p> Guarda</text:p>
            <text:p>   Permanente</text:p>
          </table:table-cell>
          <table:table-cell table:number-columns-repeated="2"/>
        </table:table-row>
        <table:table-row table:style-name="ro1">
          <table:table-cell table:formula="of:=LEFT([.D76];3)" office:value-type="string" office:string-value="131" calcext:value-type="string">
            <text:p>131</text:p>
          </table:table-cell>
          <table:table-cell table:formula="of:=CONCATENATE(LEFT([.D76];3);MID([.D76];5;10))" office:value-type="string" office:string-value="1312         " calcext:value-type="string">
            <text:p>1312 <text:s text:c="8"/></text:p>
          </table:table-cell>
          <table:table-cell table:formula="of:=CONCATENATE(LEFT([.D76];3);MID([.D76];4;10))" office:value-type="string" office:string-value="131.2        " calcext:value-type="string">
            <text:p>131.2 <text:s text:c="7"/></text:p>
          </table:table-cell>
          <table:table-cell office:value-type="string" calcext:value-type="string">
            <text:p>131.2 <text:s text:c="8"/>CRIAÇÃO DE CURSOS. CRIAÇÃO DE PROGRAMAS</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1">
          <table:table-cell table:formula="of:=LEFT([.D77];3)" office:value-type="string" office:string-value="131" calcext:value-type="string">
            <text:p>131</text:p>
          </table:table-cell>
          <table:table-cell table:formula="of:=CONCATENATE(LEFT([.D77];3);MID([.D77];5;10))" office:value-type="string" office:string-value="13121        " calcext:value-type="string">
            <text:p>13121 <text:s text:c="7"/></text:p>
          </table:table-cell>
          <table:table-cell table:formula="of:=CONCATENATE(LEFT([.D77];3);MID([.D77];4;10))" office:value-type="string" office:string-value="131.21       " calcext:value-type="string">
            <text:p>131.21 <text:s text:c="6"/></text:p>
          </table:table-cell>
          <table:table-cell office:value-type="string" calcext:value-type="string">
            <text:p>131.21 <text:s text:c="7"/>AUTORIZAÇÃO. RECONHECIMENTO. RENOVAÇÃO DE RECONHECIMENTO</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1">
          <table:table-cell table:formula="of:=LEFT([.D78];3)" office:value-type="string" office:string-value="131" calcext:value-type="string">
            <text:p>131</text:p>
          </table:table-cell>
          <table:table-cell table:formula="of:=CONCATENATE(LEFT([.D78];3);MID([.D78];5;10))" office:value-type="string" office:string-value="1313         " calcext:value-type="string">
            <text:p>1313 <text:s text:c="8"/></text:p>
          </table:table-cell>
          <table:table-cell table:formula="of:=CONCATENATE(LEFT([.D78];3);MID([.D78];4;10))" office:value-type="string" office:string-value="131.3        " calcext:value-type="string">
            <text:p>131.3 <text:s text:c="7"/></text:p>
          </table:table-cell>
          <table:table-cell office:value-type="string" calcext:value-type="string">
            <text:p>131.3 <text:s text:c="9"/>DESATIVAÇÃO DE CURSOS. EXTINÇÃO DE CURSOS</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2">
          <table:table-cell table:formula="of:=LEFT([.D79];3)" office:value-type="string" office:string-value="131" calcext:value-type="string">
            <text:p>131</text:p>
          </table:table-cell>
          <table:table-cell table:formula="of:=CONCATENATE(LEFT([.D79];3);MID([.D79];5;10))" office:value-type="string" office:string-value="1314         " calcext:value-type="string">
            <text:p>1314 <text:s text:c="8"/></text:p>
          </table:table-cell>
          <table:table-cell table:formula="of:=CONCATENATE(LEFT([.D79];3);MID([.D79];4;10))" office:value-type="string" office:string-value="131.4        " calcext:value-type="string">
            <text:p>131.4 <text:s text:c="7"/></text:p>
          </table:table-cell>
          <table:table-cell office:value-type="string" calcext:value-type="string">
            <text:p>131.4 <text:s text:c="9"/>CREDENCIAMENTO PARA ORIENTAÇÃO</text:p>
          </table:table-cell>
          <table:table-cell office:value-type="string" calcext:value-type="string">
            <text:p><text:s text:c="6"/>5 anos</text:p>
          </table:table-cell>
          <table:table-cell office:value-type="string" calcext:value-type="string">
            <text:p>10 anos</text:p>
          </table:table-cell>
          <table:table-cell office:value-type="string" calcext:value-type="string">
            <text:p><text:s text:c="5"/>Eliminação</text:p>
          </table:table-cell>
          <table:table-cell table:number-columns-repeated="2"/>
        </table:table-row>
        <table:table-row table:style-name="ro2">
          <table:table-cell table:formula="of:=LEFT([.D80];3)" office:value-type="string" office:string-value="132" calcext:value-type="string">
            <text:p>132</text:p>
          </table:table-cell>
          <table:table-cell table:formula="of:=CONCATENATE(LEFT([.D80];3);MID([.D80];5;10))" office:value-type="string" office:string-value="132          " calcext:value-type="string">
            <text:p>132 <text:s text:c="9"/></text:p>
          </table:table-cell>
          <table:table-cell table:formula="of:=CONCATENATE(LEFT([.D80];3);MID([.D80];4;10))" office:value-type="string" office:string-value="132          " calcext:value-type="string">
            <text:p>132 <text:s text:c="9"/></text:p>
          </table:table-cell>
          <table:table-cell office:value-type="string" calcext:value-type="string">
            <text:p>132 <text:s text:c="12"/>PLANEJAMENTO E ORGANIZAÇÃO CURRICULAR</text:p>
          </table:table-cell>
          <table:table-cell table:number-columns-repeated="5"/>
        </table:table-row>
        <table:table-row table:style-name="ro1">
          <table:table-cell table:formula="of:=LEFT([.D81];3)" office:value-type="string" office:string-value="132" calcext:value-type="string">
            <text:p>132</text:p>
          </table:table-cell>
          <table:table-cell table:formula="of:=CONCATENATE(LEFT([.D81];3);MID([.D81];5;10))" office:value-type="string" office:string-value="1321         " calcext:value-type="string">
            <text:p>1321 <text:s text:c="8"/></text:p>
          </table:table-cell>
          <table:table-cell table:formula="of:=CONCATENATE(LEFT([.D81];3);MID([.D81];4;10))" office:value-type="string" office:string-value="132.1        " calcext:value-type="string">
            <text:p>132.1 <text:s text:c="7"/></text:p>
          </table:table-cell>
          <table:table-cell office:value-type="string" calcext:value-type="string">
            <text:p>132.1 <text:s text:c="9"/>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Permanente</text:p>
          </table:table-cell>
          <table:table-cell table:number-columns-repeated="2"/>
        </table:table-row>
        <table:table-row table:style-name="ro1">
          <table:table-cell table:formula="of:=LEFT([.D82];3)" office:value-type="string" office:string-value="132" calcext:value-type="string">
            <text:p>132</text:p>
          </table:table-cell>
          <table:table-cell table:formula="of:=CONCATENATE(LEFT([.D82];3);MID([.D82];5;10))" office:value-type="string" office:string-value="1322         " calcext:value-type="string">
            <text:p>1322 <text:s text:c="8"/></text:p>
          </table:table-cell>
          <table:table-cell table:formula="of:=CONCATENATE(LEFT([.D82];3);MID([.D82];4;10))" office:value-type="string" office:string-value="132.2        " calcext:value-type="string">
            <text:p>132.2 <text:s text:c="7"/></text:p>
          </table:table-cell>
          <table:table-cell office:value-type="string" calcext:value-type="string">
            <text:p>132.2 <text:s text:c="10"/>REFORMULAÇÃO CURRICULAR (INCLUSIVE CRIAÇÃO DE NOVAS ÁREAS DE CONCENTRAÇÃO)</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    Permanente</text:p>
          </table:table-cell>
          <table:table-cell table:number-columns-repeated="2"/>
        </table:table-row>
        <table:table-row table:style-name="ro1">
          <table:table-cell table:formula="of:=LEFT([.D83];3)" office:value-type="string" office:string-value="132" calcext:value-type="string">
            <text:p>132</text:p>
          </table:table-cell>
          <table:table-cell table:formula="of:=CONCATENATE(LEFT([.D83];3);MID([.D83];5;10))" office:value-type="string" office:string-value="1323         " calcext:value-type="string">
            <text:p>1323 <text:s text:c="8"/></text:p>
          </table:table-cell>
          <table:table-cell table:formula="of:=CONCATENATE(LEFT([.D83];3);MID([.D83];4;10))" office:value-type="string" office:string-value="132.3        " calcext:value-type="string">
            <text:p>132.3 <text:s text:c="7"/></text:p>
          </table:table-cell>
          <table:table-cell office:value-type="string" calcext:value-type="string">
            <text:p>132.3 <text:s text:c="10"/>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    Permanente</text:p>
          </table:table-cell>
          <table:table-cell table:number-columns-repeated="2"/>
        </table:table-row>
        <table:table-row table:style-name="ro2">
          <table:table-cell table:formula="of:=LEFT([.D84];3)" office:value-type="string" office:string-value="132" calcext:value-type="string">
            <text:p>132</text:p>
          </table:table-cell>
          <table:table-cell table:formula="of:=CONCATENATE(LEFT([.D84];3);MID([.D84];5;10))" office:value-type="string" office:string-value="13231        " calcext:value-type="string">
            <text:p>13231 <text:s text:c="7"/></text:p>
          </table:table-cell>
          <table:table-cell table:formula="of:=CONCATENATE(LEFT([.D84];3);MID([.D84];4;10))" office:value-type="string" office:string-value="132.31       " calcext:value-type="string">
            <text:p>132.31 <text:s text:c="6"/></text:p>
          </table:table-cell>
          <table:table-cell office:value-type="string" calcext:value-type="string">
            <text:p>132.31 <text:s text:c="7"/>OFERTA DE DISCIPLINAS</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table:number-columns-repeated="2"/>
        </table:table-row>
        <table:table-row table:style-name="ro1">
          <table:table-cell table:formula="of:=LEFT([.D85];3)" office:value-type="string" office:string-value="133" calcext:value-type="string">
            <text:p>133</text:p>
          </table:table-cell>
          <table:table-cell table:formula="of:=CONCATENATE(LEFT([.D85];3);MID([.D85];5;10))" office:value-type="string" office:string-value="133          " calcext:value-type="string">
            <text:p>133 <text:s text:c="9"/></text:p>
          </table:table-cell>
          <table:table-cell table:formula="of:=CONCATENATE(LEFT([.D85];3);MID([.D85];4;10))" office:value-type="string" office:string-value="133          " calcext:value-type="string">
            <text:p>133 <text:s text:c="9"/></text:p>
          </table:table-cell>
          <table:table-cell office:value-type="string" calcext:value-type="string">
            <text:p>133 <text:s text:c="11"/>PLANEJAMENTO DA ATIVIDADE ACADÊMICA</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   Permanente</text:p>
          </table:table-cell>
          <table:table-cell table:number-columns-repeated="2"/>
        </table:table-row>
        <table:table-row table:style-name="ro1">
          <table:table-cell table:formula="of:=LEFT([.D86];3)" office:value-type="string" office:string-value="134" calcext:value-type="string">
            <text:p>134</text:p>
          </table:table-cell>
          <table:table-cell table:formula="of:=CONCATENATE(LEFT([.D86];3);MID([.D86];5;10))" office:value-type="string" office:string-value="134          " calcext:value-type="string">
            <text:p>134 <text:s text:c="9"/></text:p>
          </table:table-cell>
          <table:table-cell table:formula="of:=CONCATENATE(LEFT([.D86];3);MID([.D86];4;10))" office:value-type="string" office:string-value="134          " calcext:value-type="string">
            <text:p>134 <text:s text:c="9"/></text:p>
          </table:table-cell>
          <table:table-cell office:value-type="string" calcext:value-type="string">
            <text:p>134 <text:s text:c="11"/>VIDA ACADÊMICA DOS ALUNOS DOS CURSOS DE PÓS-GRADUAÇÃO STRICTO SENSU</text:p>
          </table:table-cell>
          <table:table-cell table:number-columns-repeated="5"/>
        </table:table-row>
        <table:table-row table:style-name="ro2">
          <table:table-cell table:formula="of:=LEFT([.D87];3)" office:value-type="string" office:string-value="134" calcext:value-type="string">
            <text:p>134</text:p>
          </table:table-cell>
          <table:table-cell table:formula="of:=CONCATENATE(LEFT([.D87];3);MID([.D87];5;10))" office:value-type="string" office:string-value="1341         " calcext:value-type="string">
            <text:p>1341 <text:s text:c="8"/></text:p>
          </table:table-cell>
          <table:table-cell table:formula="of:=CONCATENATE(LEFT([.D87];3);MID([.D87];4;10))" office:value-type="string" office:string-value="134.1        " calcext:value-type="string">
            <text:p>134.1 <text:s text:c="7"/></text:p>
          </table:table-cell>
          <table:table-cell office:value-type="string" calcext:value-type="string">
            <text:p>134.1 <text:s text:c="8"/>INGRESSO</text:p>
          </table:table-cell>
          <table:table-cell table:number-columns-repeated="5"/>
        </table:table-row>
        <table:table-row table:style-name="ro2">
          <table:table-cell table:formula="of:=LEFT([.D88];3)" office:value-type="string" office:string-value="134" calcext:value-type="string">
            <text:p>134</text:p>
          </table:table-cell>
          <table:table-cell table:formula="of:=CONCATENATE(LEFT([.D88];3);MID([.D88];5;10))" office:value-type="string" office:string-value="13411        " calcext:value-type="string">
            <text:p>13411 <text:s text:c="7"/></text:p>
          </table:table-cell>
          <table:table-cell table:formula="of:=CONCATENATE(LEFT([.D88];3);MID([.D88];4;10))" office:value-type="string" office:string-value="134.11       " calcext:value-type="string">
            <text:p>134.11 <text:s text:c="6"/></text:p>
          </table:table-cell>
          <table:table-cell office:value-type="string" calcext:value-type="string">
            <text:p>134.11 <text:s text:c="7"/>PROCESSO DE SELEÇÃO</text:p>
          </table:table-cell>
          <table:table-cell table:number-columns-repeated="5"/>
        </table:table-row>
        <table:table-row table:style-name="ro1">
          <table:table-cell table:formula="of:=LEFT([.D89];3)" office:value-type="string" office:string-value="134" calcext:value-type="string">
            <text:p>134</text:p>
          </table:table-cell>
          <table:table-cell table:formula="of:=CONCATENATE(LEFT([.D89];3);MID([.D89];5;10))" office:value-type="string" office:string-value="134111       " calcext:value-type="string">
            <text:p>134111 <text:s text:c="6"/></text:p>
          </table:table-cell>
          <table:table-cell table:formula="of:=CONCATENATE(LEFT([.D89];3);MID([.D89];4;10))" office:value-type="string" office:string-value="134.111      " calcext:value-type="string">
            <text:p>134.111 <text:s text:c="5"/></text:p>
          </table:table-cell>
          <table:table-cell office:value-type="string" calcext:value-type="string">
            <text:p>134.111 <text:s text:c="6"/>PLANEJAMENTO. ORIENTAÇÕES</text:p>
          </table:table-cell>
          <table:table-cell office:value-type="string" calcext:value-type="string">
            <text:p>Até a homologação do ato</text:p>
          </table:table-cell>
          <table:table-cell office:value-type="string" calcext:value-type="string">
            <text:p>1 ano</text:p>
          </table:table-cell>
          <table:table-cell office:value-type="string" calcext:value-type="string">
            <text:p>Guarda</text:p>
            <text:p>  Permanente</text:p>
          </table:table-cell>
          <table:table-cell table:number-columns-repeated="2"/>
        </table:table-row>
        <table:table-row table:style-name="ro3">
          <table:table-cell table:formula="of:=LEFT([.D90];3)" office:value-type="string" office:string-value="134" calcext:value-type="string">
            <text:p>134</text:p>
          </table:table-cell>
          <table:table-cell table:formula="of:=CONCATENATE(LEFT([.D90];3);MID([.D90];5;10))" office:value-type="string" office:string-value="134112       " calcext:value-type="string">
            <text:p>134112 <text:s text:c="6"/></text:p>
          </table:table-cell>
          <table:table-cell table:formula="of:=CONCATENATE(LEFT([.D90];3);MID([.D90];4;10))" office:value-type="string" office:string-value="134.112      " calcext:value-type="string">
            <text:p>134.112 <text:s text:c="5"/></text:p>
          </table:table-cell>
          <table:table-cell office:value-type="string" calcext:value-type="string">
            <text:p>134.112 <text:s text:c="6"/>INSCRIÇÕE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table-row>
        <table:table-row table:style-name="ro3">
          <table:table-cell table:formula="of:=LEFT([.D91];3)" office:value-type="string" office:string-value="134" calcext:value-type="string">
            <text:p>134</text:p>
          </table:table-cell>
          <table:table-cell table:formula="of:=CONCATENATE(LEFT([.D91];3);MID([.D91];5;10))" office:value-type="string" office:string-value="134113       " calcext:value-type="string">
            <text:p>134113 <text:s text:c="6"/></text:p>
          </table:table-cell>
          <table:table-cell table:formula="of:=CONCATENATE(LEFT([.D91];3);MID([.D91];4;10))" office:value-type="string" office:string-value="134.113      " calcext:value-type="string">
            <text:p>134.113 <text:s text:c="5"/></text:p>
          </table:table-cell>
          <table:table-cell office:value-type="string" calcext:value-type="string">
            <text:p>134.113 <text:s text:c="6"/>CONTROLE DE APLICAÇÃO DE PROVA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3">
          <table:table-cell table:formula="of:=LEFT([.D92];3)" office:value-type="string" office:string-value="134" calcext:value-type="string">
            <text:p>134</text:p>
          </table:table-cell>
          <table:table-cell table:formula="of:=CONCATENATE(LEFT([.D92];3);MID([.D92];5;10))" office:value-type="string" office:string-value="134114       " calcext:value-type="string">
            <text:p>134114 <text:s text:c="6"/></text:p>
          </table:table-cell>
          <table:table-cell table:formula="of:=CONCATENATE(LEFT([.D92];3);MID([.D92];4;10))" office:value-type="string" office:string-value="134.114      " calcext:value-type="string">
            <text:p>134.114 <text:s text:c="5"/></text:p>
          </table:table-cell>
          <table:table-cell office:value-type="string" calcext:value-type="string">
            <text:p>134.114 <text:s text:c="8"/>CORREÇÃO DE PROVA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6">
          <table:table-cell table:formula="of:=LEFT([.D93];3)" office:value-type="string" office:string-value="134" calcext:value-type="string">
            <text:p>134</text:p>
          </table:table-cell>
          <table:table-cell table:formula="of:=CONCATENATE(LEFT([.D93];3);MID([.D93];5;10))" office:value-type="string" office:string-value="134115       " calcext:value-type="string">
            <text:p>134115 <text:s text:c="6"/></text:p>
          </table:table-cell>
          <table:table-cell table:formula="of:=CONCATENATE(LEFT([.D93];3);MID([.D93];4;10))" office:value-type="string" office:string-value="134.115      " calcext:value-type="string">
            <text:p>134.115 <text:s text:c="5"/></text:p>
          </table:table-cell>
          <table:table-cell office:value-type="string" calcext:value-type="string">
            <text:p>134.115 <text:s text:c="7"/>RECURSO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 Eliminar os documentos após 2 anos do indeferimento.</text:p>
          </table:table-cell>
          <table:table-cell/>
        </table:table-row>
        <table:table-row table:style-name="ro6">
          <table:table-cell table:formula="of:=LEFT([.D94];3)" office:value-type="string" office:string-value="134" calcext:value-type="string">
            <text:p>134</text:p>
          </table:table-cell>
          <table:table-cell table:formula="of:=CONCATENATE(LEFT([.D94];3);MID([.D94];5;10))" office:value-type="string" office:string-value="134116       " calcext:value-type="string">
            <text:p>134116 <text:s text:c="6"/></text:p>
          </table:table-cell>
          <table:table-cell table:formula="of:=CONCATENATE(LEFT([.D94];3);MID([.D94];4;10))" office:value-type="string" office:string-value="134.116      " calcext:value-type="string">
            <text:p>134.116 <text:s text:c="5"/></text:p>
          </table:table-cell>
          <table:table-cell office:value-type="string" calcext:value-type="string">
            <text:p>134.116 <text:s text:c="6"/>RESULTADOS</text:p>
          </table:table-cell>
          <table:table-cell office:value-type="string" calcext:value-type="string">
            <text:p>Até a homologação do event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Aguardar o término da ação, no caso de ação judicial. Eliminar os documentos após 2 anos do indeferimento.</text:p>
          </table:table-cell>
          <table:table-cell/>
        </table:table-row>
        <table:table-row table:style-name="ro3">
          <table:table-cell table:formula="of:=LEFT([.D95];3)" office:value-type="string" office:string-value="134" calcext:value-type="string">
            <text:p>134</text:p>
          </table:table-cell>
          <table:table-cell table:formula="of:=CONCATENATE(LEFT([.D95];3);MID([.D95];5;10))" office:value-type="string" office:string-value="13412        " calcext:value-type="string">
            <text:p>13412 <text:s text:c="7"/></text:p>
          </table:table-cell>
          <table:table-cell table:formula="of:=CONCATENATE(LEFT([.D95];3);MID([.D95];4;10))" office:value-type="string" office:string-value="134.12       " calcext:value-type="string">
            <text:p>134.12 <text:s text:c="6"/></text:p>
          </table:table-cell>
          <table:table-cell office:value-type="string" calcext:value-type="string">
            <text:p>134.12 <text:s text:c="7"/>TRANSFERÊNCIA</text:p>
          </table:table-cell>
          <table:table-cell office:value-type="string" calcext:value-type="string">
            <text:p><text:s text:c="6"/>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3">
          <table:table-cell table:formula="of:=LEFT([.D96];3)" office:value-type="string" office:string-value="134" calcext:value-type="string">
            <text:p>134</text:p>
          </table:table-cell>
          <table:table-cell table:formula="of:=CONCATENATE(LEFT([.D96];3);MID([.D96];5;10))" office:value-type="string" office:string-value="13413        " calcext:value-type="string">
            <text:p>13413 <text:s text:c="7"/></text:p>
          </table:table-cell>
          <table:table-cell table:formula="of:=CONCATENATE(LEFT([.D96];3);MID([.D96];4;10))" office:value-type="string" office:string-value="134.13       " calcext:value-type="string">
            <text:p>134.13 <text:s text:c="6"/></text:p>
          </table:table-cell>
          <table:table-cell office:value-type="string" calcext:value-type="string">
            <text:p>134.13 <text:s text:c="7"/>MUDANÇA DE NÍVEL</text:p>
          </table:table-cell>
          <table:table-cell office:value-type="string" calcext:value-type="string">
            <text:p>Enquanto o aluno mantiver o vínculo com a instituição de ensin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3">
          <table:table-cell table:formula="of:=LEFT([.D97];3)" office:value-type="string" office:string-value="134" calcext:value-type="string">
            <text:p>134</text:p>
          </table:table-cell>
          <table:table-cell table:formula="of:=CONCATENATE(LEFT([.D97];3);MID([.D97];5;10))" office:value-type="string" office:string-value="13419        " calcext:value-type="string">
            <text:p>13419 <text:s text:c="7"/></text:p>
          </table:table-cell>
          <table:table-cell table:formula="of:=CONCATENATE(LEFT([.D97];3);MID([.D97];4;10))" office:value-type="string" office:string-value="134.19       " calcext:value-type="string">
            <text:p>134.19 <text:s text:c="6"/></text:p>
          </table:table-cell>
          <table:table-cell office:value-type="string" calcext:value-type="string">
            <text:p>134.19 <text:s text:c="8"/>OUTRAS FORMAS DE INGRESSO ALUNO ESPECIAL REINTEGRAÇÃO</text:p>
          </table:table-cell>
          <table:table-cell office:value-type="string" calcext:value-type="string">
            <text:p><text:s text:c="4"/>5 <text:s/>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98];3)" office:value-type="string" office:string-value="134" calcext:value-type="string">
            <text:p>134</text:p>
          </table:table-cell>
          <table:table-cell table:formula="of:=CONCATENATE(LEFT([.D98];3);MID([.D98];5;10))" office:value-type="string" office:string-value="1342         " calcext:value-type="string">
            <text:p>1342 <text:s text:c="8"/></text:p>
          </table:table-cell>
          <table:table-cell table:formula="of:=CONCATENATE(LEFT([.D98];3);MID([.D98];4;10))" office:value-type="string" office:string-value="134.2        " calcext:value-type="string">
            <text:p>134.2 <text:s text:c="7"/></text:p>
          </table:table-cell>
          <table:table-cell office:value-type="string" calcext:value-type="string">
            <text:p>134.2 <text:s text:c="9"/>REGISTROS ACADÊMICOS</text:p>
          </table:table-cell>
          <table:table-cell table:number-columns-repeated="5"/>
        </table:table-row>
        <table:table-row table:style-name="ro3">
          <table:table-cell table:formula="of:=LEFT([.D99];3)" office:value-type="string" office:string-value="134" calcext:value-type="string">
            <text:p>134</text:p>
          </table:table-cell>
          <table:table-cell table:formula="of:=CONCATENATE(LEFT([.D99];3);MID([.D99];5;10))" office:value-type="string" office:string-value="13421        " calcext:value-type="string">
            <text:p>13421 <text:s text:c="7"/></text:p>
          </table:table-cell>
          <table:table-cell table:formula="of:=CONCATENATE(LEFT([.D99];3);MID([.D99];4;10))" office:value-type="string" office:string-value="134.21       " calcext:value-type="string">
            <text:p>134.21 <text:s text:c="6"/></text:p>
          </table:table-cell>
          <table:table-cell office:value-type="string" calcext:value-type="string">
            <text:p>134.21 <text:s text:c="8"/>MATRÍCULA. REGISTRO</text:p>
          </table:table-cell>
          <table:table-cell office:value-type="string" calcext:value-type="string">
            <text:p>Enquanto o aluno 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table-row>
        <table:table-row table:style-name="ro3">
          <table:table-cell table:formula="of:=LEFT([.D100];3)" office:value-type="string" office:string-value="134" calcext:value-type="string">
            <text:p>134</text:p>
          </table:table-cell>
          <table:table-cell table:formula="of:=CONCATENATE(LEFT([.D100];3);MID([.D100];5;10))" office:value-type="string" office:string-value="13422        " calcext:value-type="string">
            <text:p>13422 <text:s text:c="7"/></text:p>
          </table:table-cell>
          <table:table-cell table:formula="of:=CONCATENATE(LEFT([.D100];3);MID([.D100];4;10))" office:value-type="string" office:string-value="134.22       " calcext:value-type="string">
            <text:p>134.22 <text:s text:c="6"/></text:p>
          </table:table-cell>
          <table:table-cell office:value-type="string" calcext:value-type="string">
            <text:p>134.22         INSCRIÇÃO EM DISCIPLINAS. MATRÍCULA SEMESTRAL EM</text:p>
            <text:p>DISCIPLIN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table-row>
        <table:table-row table:style-name="ro2">
          <table:table-cell table:formula="of:=LEFT([.D101];3)">
            <text:p/>
          </table:table-cell>
          <table:table-cell table:formula="of:=CONCATENATE(LEFT([.D101];3);MID([.D101];5;10))">
            <text:p/>
          </table:table-cell>
          <table:table-cell table:formula="of:=CONCATENATE(LEFT([.D101];3);MID([.D101];4;10))">
            <text:p/>
          </table:table-cell>
          <table:table-cell table:number-columns-repeated="6"/>
        </table:table-row>
        <table:table-row table:style-name="ro3">
          <table:table-cell table:formula="of:=LEFT([.D102];3)" office:value-type="string" office:string-value="134" calcext:value-type="string">
            <text:p>134</text:p>
          </table:table-cell>
          <table:table-cell table:formula="of:=CONCATENATE(LEFT([.D102];3);MID([.D102];5;10))" office:value-type="string" office:string-value="13423        " calcext:value-type="string">
            <text:p>13423 <text:s text:c="7"/></text:p>
          </table:table-cell>
          <table:table-cell table:formula="of:=CONCATENATE(LEFT([.D102];3);MID([.D102];4;10))" office:value-type="string" office:string-value="134.23       " calcext:value-type="string">
            <text:p>134.23 <text:s text:c="6"/></text:p>
          </table:table-cell>
          <table:table-cell office:value-type="string" calcext:value-type="string">
            <text:p>134.23        ISENÇÃO DE DISCIPLINAS. DISPENSA DE DISCIPLINAS.</text:p>
            <text:p>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table-row>
        <table:table-row table:style-name="ro2">
          <table:table-cell table:formula="of:=LEFT([.D103];3)" office:value-type="string" office:string-value="134" calcext:value-type="string">
            <text:p>134</text:p>
          </table:table-cell>
          <table:table-cell table:formula="of:=CONCATENATE(LEFT([.D103];3);MID([.D103];5;10))" office:value-type="string" office:string-value="13424        " calcext:value-type="string">
            <text:p>13424 <text:s text:c="7"/></text:p>
          </table:table-cell>
          <table:table-cell table:formula="of:=CONCATENATE(LEFT([.D103];3);MID([.D103];4;10))" office:value-type="string" office:string-value="134.24       " calcext:value-type="string">
            <text:p>134.24 <text:s text:c="6"/></text:p>
          </table:table-cell>
          <table:table-cell office:value-type="string" calcext:value-type="string">
            <text:p>134.24 <text:s text:c="7"/>TRANCAMENTO</text:p>
          </table:table-cell>
          <table:table-cell table:number-columns-repeated="5"/>
        </table:table-row>
        <table:table-row table:style-name="ro3">
          <table:table-cell table:formula="of:=LEFT([.D104];3)" office:value-type="string" office:string-value="134" calcext:value-type="string">
            <text:p>134</text:p>
          </table:table-cell>
          <table:table-cell table:formula="of:=CONCATENATE(LEFT([.D104];3);MID([.D104];5;10))" office:value-type="string" office:string-value="134241       " calcext:value-type="string">
            <text:p>134241 <text:s text:c="6"/></text:p>
          </table:table-cell>
          <table:table-cell table:formula="of:=CONCATENATE(LEFT([.D104];3);MID([.D104];4;10))" office:value-type="string" office:string-value="134.241      " calcext:value-type="string">
            <text:p>134.241 <text:s text:c="5"/></text:p>
          </table:table-cell>
          <table:table-cell office:value-type="string" calcext:value-type="string">
            <text:p>134.241 <text:s text:c="6"/>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table-row>
        <table:table-row table:style-name="ro3">
          <table:table-cell table:formula="of:=LEFT([.D105];3)" office:value-type="string" office:string-value="134" calcext:value-type="string">
            <text:p>134</text:p>
          </table:table-cell>
          <table:table-cell table:formula="of:=CONCATENATE(LEFT([.D105];3);MID([.D105];5;10))" office:value-type="string" office:string-value="134242       " calcext:value-type="string">
            <text:p>134242 <text:s text:c="6"/></text:p>
          </table:table-cell>
          <table:table-cell table:formula="of:=CONCATENATE(LEFT([.D105];3);MID([.D105];4;10))" office:value-type="string" office:string-value="134.242      " calcext:value-type="string">
            <text:p>134.242 <text:s text:c="5"/></text:p>
          </table:table-cell>
          <table:table-cell office:value-type="string" calcext:value-type="string">
            <text:p>134.242 <text:s text:c="7"/>TOTAL DE CURSO. MATRÍCULA TOTAL</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number-columns-repeated="2"/>
        </table:table-row>
        <table:table-row table:style-name="ro2">
          <table:table-cell table:formula="of:=LEFT([.D106];3)" office:value-type="string" office:string-value="134" calcext:value-type="string">
            <text:p>134</text:p>
          </table:table-cell>
          <table:table-cell table:formula="of:=CONCATENATE(LEFT([.D106];3);MID([.D106];5;10))" office:value-type="string" office:string-value="13425        " calcext:value-type="string">
            <text:p>13425 <text:s text:c="7"/></text:p>
          </table:table-cell>
          <table:table-cell table:formula="of:=CONCATENATE(LEFT([.D106];3);MID([.D106];4;10))" office:value-type="string" office:string-value="134.25       " calcext:value-type="string">
            <text:p>134.25 <text:s text:c="6"/></text:p>
          </table:table-cell>
          <table:table-cell office:value-type="string" calcext:value-type="string">
            <text:p>134.25 <text:s text:c="8"/>DESLIGAMENTO</text:p>
          </table:table-cell>
          <table:table-cell table:number-columns-repeated="5"/>
        </table:table-row>
        <table:table-row table:style-name="ro2">
          <table:table-cell table:formula="of:=LEFT([.D107];3)" office:value-type="string" office:string-value="134" calcext:value-type="string">
            <text:p>134</text:p>
          </table:table-cell>
          <table:table-cell table:formula="of:=CONCATENATE(LEFT([.D107];3);MID([.D107];5;10))" office:value-type="string" office:string-value="134251       " calcext:value-type="string">
            <text:p>134251 <text:s text:c="6"/></text:p>
          </table:table-cell>
          <table:table-cell table:formula="of:=CONCATENATE(LEFT([.D107];3);MID([.D107];4;10))" office:value-type="string" office:string-value="134.251      " calcext:value-type="string">
            <text:p>134.251 <text:s text:c="5"/></text:p>
          </table:table-cell>
          <table:table-cell office:value-type="string" calcext:value-type="string">
            <text:p>134.251 <text:s text:c="6"/>ABANDONO DE CURS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108];3)" office:value-type="string" office:string-value="134" calcext:value-type="string">
            <text:p>134</text:p>
          </table:table-cell>
          <table:table-cell table:formula="of:=CONCATENATE(LEFT([.D108];3);MID([.D108];5;10))" office:value-type="string" office:string-value="134252       " calcext:value-type="string">
            <text:p>134252 <text:s text:c="6"/></text:p>
          </table:table-cell>
          <table:table-cell table:formula="of:=CONCATENATE(LEFT([.D108];3);MID([.D108];4;10))" office:value-type="string" office:string-value="134.252      " calcext:value-type="string">
            <text:p>134.252 <text:s text:c="5"/></text:p>
          </table:table-cell>
          <table:table-cell office:value-type="string" calcext:value-type="string">
            <text:p>134.252 <text:s text:c="6"/>JUBILAÇÃ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109];3)" office:value-type="string" office:string-value="134" calcext:value-type="string">
            <text:p>134</text:p>
          </table:table-cell>
          <table:table-cell table:formula="of:=CONCATENATE(LEFT([.D109];3);MID([.D109];5;10))" office:value-type="string" office:string-value="134253       " calcext:value-type="string">
            <text:p>134253 <text:s text:c="6"/></text:p>
          </table:table-cell>
          <table:table-cell table:formula="of:=CONCATENATE(LEFT([.D109];3);MID([.D109];4;10))" office:value-type="string" office:string-value="134.253      " calcext:value-type="string">
            <text:p>134.253 <text:s text:c="5"/></text:p>
          </table:table-cell>
          <table:table-cell office:value-type="string" calcext:value-type="string">
            <text:p>134.253 <text:s text:c="6"/>RECUSA DE MATRÍCULA</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number-columns-repeated="2"/>
        </table:table-row>
        <table:table-row table:style-name="ro2">
          <table:table-cell table:formula="of:=LEFT([.D110];3)" office:value-type="string" office:string-value="134" calcext:value-type="string">
            <text:p>134</text:p>
          </table:table-cell>
          <table:table-cell table:formula="of:=CONCATENATE(LEFT([.D110];3);MID([.D110];5;10))" office:value-type="string" office:string-value="1343         " calcext:value-type="string">
            <text:p>1343 <text:s text:c="8"/></text:p>
          </table:table-cell>
          <table:table-cell table:formula="of:=CONCATENATE(LEFT([.D110];3);MID([.D110];4;10))" office:value-type="string" office:string-value="134.3        " calcext:value-type="string">
            <text:p>134.3 <text:s text:c="7"/></text:p>
          </table:table-cell>
          <table:table-cell office:value-type="string" calcext:value-type="string">
            <text:p>134.3 <text:s text:c="8"/>AVALIAÇÃO ACADÊMICA</text:p>
          </table:table-cell>
          <table:table-cell table:number-columns-repeated="5"/>
        </table:table-row>
        <table:table-row table:style-name="ro3">
          <table:table-cell table:formula="of:=LEFT([.D111];3)" office:value-type="string" office:string-value="134" calcext:value-type="string">
            <text:p>134</text:p>
          </table:table-cell>
          <table:table-cell table:formula="of:=CONCATENATE(LEFT([.D111];3);MID([.D111];5;10))" office:value-type="string" office:string-value="13431        " calcext:value-type="string">
            <text:p>13431 <text:s text:c="7"/></text:p>
          </table:table-cell>
          <table:table-cell table:formula="of:=CONCATENATE(LEFT([.D111];3);MID([.D111];4;10))" office:value-type="string" office:string-value="134.31       " calcext:value-type="string">
            <text:p>134.31 <text:s text:c="6"/></text:p>
          </table:table-cell>
          <table:table-cell office:value-type="string" calcext:value-type="string">
            <text:p>134.31 <text:s text:c="7"/>PROVAS. EXAMES. TRABALH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1 ano após o registro das notas.</text:p>
          </table:table-cell>
          <table:table-cell/>
        </table:table-row>
        <table:table-row table:style-name="ro2">
          <table:table-cell table:formula="of:=LEFT([.D112];3)" office:value-type="string" office:string-value="134" calcext:value-type="string">
            <text:p>134</text:p>
          </table:table-cell>
          <table:table-cell table:formula="of:=CONCATENATE(LEFT([.D112];3);MID([.D112];5;10))" office:value-type="string" office:string-value="13432        " calcext:value-type="string">
            <text:p>13432 <text:s text:c="7"/></text:p>
          </table:table-cell>
          <table:table-cell table:formula="of:=CONCATENATE(LEFT([.D112];3);MID([.D112];4;10))" office:value-type="string" office:string-value="134.32       " calcext:value-type="string">
            <text:p>134.32 <text:s text:c="6"/></text:p>
          </table:table-cell>
          <table:table-cell office:value-type="string" calcext:value-type="string">
            <text:p>134.32 <text:s text:c="7"/>EXAME DE QUALIFICAÇÃO</text:p>
          </table:table-cell>
          <table:table-cell table:number-columns-repeated="5"/>
        </table:table-row>
        <table:table-row table:style-name="ro1">
          <table:table-cell table:formula="of:=LEFT([.D113];3)" office:value-type="string" office:string-value="134" calcext:value-type="string">
            <text:p>134</text:p>
          </table:table-cell>
          <table:table-cell table:formula="of:=CONCATENATE(LEFT([.D113];3);MID([.D113];5;10))" office:value-type="string" office:string-value="134321       " calcext:value-type="string">
            <text:p>134321 <text:s text:c="6"/></text:p>
          </table:table-cell>
          <table:table-cell table:formula="of:=CONCATENATE(LEFT([.D113];3);MID([.D113];4;10))" office:value-type="string" office:string-value="134.321      " calcext:value-type="string">
            <text:p>134.321 <text:s text:c="5"/></text:p>
          </table:table-cell>
          <table:table-cell office:value-type="string" calcext:value-type="string">
            <text:p>134.321 <text:s text:c="7"/>INDICAÇÃO, ACEITE E SUBSTITUIÇÃO DE ORIENTADOR E CO-ORIENTADOR</text:p>
          </table:table-cell>
          <table:table-cell office:value-type="string" calcext:value-type="string">
            <text:p>Até a conclusão do</text:p>
            <text:p>       curso</text:p>
          </table:table-cell>
          <table:table-cell office:value-type="string" calcext:value-type="string">
            <text:p>1 ano</text:p>
          </table:table-cell>
          <table:table-cell office:value-type="string" calcext:value-type="string">
            <text:p><text:s text:c="2"/>Eliminação</text:p>
          </table:table-cell>
          <table:table-cell table:number-columns-repeated="2"/>
        </table:table-row>
        <table:table-row table:style-name="ro1">
          <table:table-cell table:formula="of:=LEFT([.D114];3)" office:value-type="string" office:string-value="134" calcext:value-type="string">
            <text:p>134</text:p>
          </table:table-cell>
          <table:table-cell table:formula="of:=CONCATENATE(LEFT([.D114];3);MID([.D114];5;10))" office:value-type="string" office:string-value="134322       " calcext:value-type="string">
            <text:p>134322 <text:s text:c="6"/></text:p>
          </table:table-cell>
          <table:table-cell table:formula="of:=CONCATENATE(LEFT([.D114];3);MID([.D114];4;10))" office:value-type="string" office:string-value="134.322      " calcext:value-type="string">
            <text:p>134.322 <text:s text:c="5"/></text:p>
          </table:table-cell>
          <table:table-cell office:value-type="string" calcext:value-type="string">
            <text:p>134.322 <text:s text:c="6"/>BANCAS EXAMINADORAS: INDICAÇÃO E ATUAÇÃO</text:p>
          </table:table-cell>
          <table:table-cell office:value-type="string" calcext:value-type="string">
            <text:p>Até a conclusão do</text:p>
            <text:p>       curso</text:p>
          </table:table-cell>
          <table:table-cell office:value-type="string" calcext:value-type="string">
            <text:p>1 ano</text:p>
          </table:table-cell>
          <table:table-cell office:value-type="string" calcext:value-type="string">
            <text:p><text:s text:c="3"/>Eliminação</text:p>
          </table:table-cell>
          <table:table-cell table:number-columns-repeated="2"/>
        </table:table-row>
        <table:table-row table:style-name="ro3">
          <table:table-cell table:formula="of:=LEFT([.D115];3)" office:value-type="string" office:string-value="134" calcext:value-type="string">
            <text:p>134</text:p>
          </table:table-cell>
          <table:table-cell table:formula="of:=CONCATENATE(LEFT([.D115];3);MID([.D115];5;10))" office:value-type="string" office:string-value="134323       " calcext:value-type="string">
            <text:p>134323 <text:s text:c="6"/></text:p>
          </table:table-cell>
          <table:table-cell table:formula="of:=CONCATENATE(LEFT([.D115];3);MID([.D115];4;10))" office:value-type="string" office:string-value="134.323      " calcext:value-type="string">
            <text:p>134.323 <text:s text:c="5"/></text:p>
          </table:table-cell>
          <table:table-cell office:value-type="string" calcext:value-type="string">
            <text:p>134.323 <text:s text:c="7"/>PRORROGAÇÃO DE PRAZO PARA O EXAME DE QUALIFIC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text:s text:c="3"/>Eliminação</text:p>
          </table:table-cell>
          <table:table-cell table:number-columns-repeated="2"/>
        </table:table-row>
        <table:table-row table:style-name="ro3">
          <table:table-cell table:formula="of:=LEFT([.D116];3)" office:value-type="string" office:string-value="134" calcext:value-type="string">
            <text:p>134</text:p>
          </table:table-cell>
          <table:table-cell table:formula="of:=CONCATENATE(LEFT([.D116];3);MID([.D116];5;10))" office:value-type="string" office:string-value="134324       " calcext:value-type="string">
            <text:p>134324 <text:s text:c="6"/></text:p>
          </table:table-cell>
          <table:table-cell table:formula="of:=CONCATENATE(LEFT([.D116];3);MID([.D116];4;10))" office:value-type="string" office:string-value="134.324      " calcext:value-type="string">
            <text:p>134.324 <text:s text:c="5"/></text:p>
          </table:table-cell>
          <table:table-cell office:value-type="string" calcext:value-type="string">
            <text:p>134.324 <text:s text:c="7"/>PROJETO DE QUALIFIC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2">
          <table:table-cell table:formula="of:=LEFT([.D117];3)" office:value-type="string" office:string-value="134" calcext:value-type="string">
            <text:p>134</text:p>
          </table:table-cell>
          <table:table-cell table:formula="of:=CONCATENATE(LEFT([.D117];3);MID([.D117];5;10))" office:value-type="string" office:string-value="13433        " calcext:value-type="string">
            <text:p>13433 <text:s text:c="7"/></text:p>
          </table:table-cell>
          <table:table-cell table:formula="of:=CONCATENATE(LEFT([.D117];3);MID([.D117];4;10))" office:value-type="string" office:string-value="134.33       " calcext:value-type="string">
            <text:p>134.33 <text:s text:c="6"/></text:p>
          </table:table-cell>
          <table:table-cell office:value-type="string" calcext:value-type="string">
            <text:p>134.33 <text:s text:c="8"/>DEFESA DE DISSERTAÇÃO E TESE</text:p>
          </table:table-cell>
          <table:table-cell table:number-columns-repeated="5"/>
        </table:table-row>
        <table:table-row table:style-name="ro3">
          <table:table-cell table:formula="of:=LEFT([.D118];3)" office:value-type="string" office:string-value="134" calcext:value-type="string">
            <text:p>134</text:p>
          </table:table-cell>
          <table:table-cell table:formula="of:=CONCATENATE(LEFT([.D118];3);MID([.D118];5;10))" office:value-type="string" office:string-value="134331       " calcext:value-type="string">
            <text:p>134331 <text:s text:c="6"/></text:p>
          </table:table-cell>
          <table:table-cell table:formula="of:=CONCATENATE(LEFT([.D118];3);MID([.D118];4;10))" office:value-type="string" office:string-value="134.331      " calcext:value-type="string">
            <text:p>134.331 <text:s text:c="5"/></text:p>
          </table:table-cell>
          <table:table-cell office:value-type="string" calcext:value-type="string">
            <text:p>134.331 <text:s text:c="6"/>INDICAÇÃO, ACEITE E SUBSTITUIÇÃO DE ORIENTADOR E CO-ORIENTADOR</text:p>
          </table:table-cell>
          <table:table-cell office:value-type="string" calcext:value-type="string">
            <text:p>Até a conclusão</text:p>
            <text:p> do</text:p>
            <text:p>       curso</text:p>
          </table:table-cell>
          <table:table-cell office:value-type="string" calcext:value-type="string">
            <text:p>1 ano</text:p>
          </table:table-cell>
          <table:table-cell office:value-type="string" calcext:value-type="string">
            <text:p><text:s text:c="5"/>Eliminação</text:p>
          </table:table-cell>
          <table:table-cell table:number-columns-repeated="2"/>
        </table:table-row>
        <table:table-row table:style-name="ro3">
          <table:table-cell table:formula="of:=LEFT([.D119];3)" office:value-type="string" office:string-value="134" calcext:value-type="string">
            <text:p>134</text:p>
          </table:table-cell>
          <table:table-cell table:formula="of:=CONCATENATE(LEFT([.D119];3);MID([.D119];5;10))" office:value-type="string" office:string-value="134332       " calcext:value-type="string">
            <text:p>134332 <text:s text:c="6"/></text:p>
          </table:table-cell>
          <table:table-cell table:formula="of:=CONCATENATE(LEFT([.D119];3);MID([.D119];4;10))" office:value-type="string" office:string-value="134.332      " calcext:value-type="string">
            <text:p>134.332 <text:s text:c="5"/></text:p>
          </table:table-cell>
          <table:table-cell office:value-type="string" calcext:value-type="string">
            <text:p>134.332 <text:s text:c="6"/>BANCAS EXAMINADORAS: INDICAÇÃO E ATU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120];3)" office:value-type="string" office:string-value="134" calcext:value-type="string">
            <text:p>134</text:p>
          </table:table-cell>
          <table:table-cell table:formula="of:=CONCATENATE(LEFT([.D120];3);MID([.D120];5;10))" office:value-type="string" office:string-value="134333       " calcext:value-type="string">
            <text:p>134333 <text:s text:c="6"/></text:p>
          </table:table-cell>
          <table:table-cell table:formula="of:=CONCATENATE(LEFT([.D120];3);MID([.D120];4;10))" office:value-type="string" office:string-value="134.333      " calcext:value-type="string">
            <text:p>134.333 <text:s text:c="5"/></text:p>
          </table:table-cell>
          <table:table-cell office:value-type="string" calcext:value-type="string">
            <text:p>134.333 <text:s text:c="7"/>PRORROGAÇÃO DE PRAZO PARA A DEFESA</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text:s text:c="6"/>Eliminação</text:p>
          </table:table-cell>
          <table:table-cell table:number-columns-repeated="2"/>
        </table:table-row>
        <table:table-row table:style-name="ro3">
          <table:table-cell table:formula="of:=LEFT([.D121];3)" office:value-type="string" office:string-value="134" calcext:value-type="string">
            <text:p>134</text:p>
          </table:table-cell>
          <table:table-cell table:formula="of:=CONCATENATE(LEFT([.D121];3);MID([.D121];5;10))" office:value-type="string" office:string-value="134334       " calcext:value-type="string">
            <text:p>134334 <text:s text:c="6"/></text:p>
          </table:table-cell>
          <table:table-cell table:formula="of:=CONCATENATE(LEFT([.D121];3);MID([.D121];4;10))" office:value-type="string" office:string-value="134.334      " calcext:value-type="string">
            <text:p>134.334 <text:s text:c="5"/></text:p>
          </table:table-cell>
          <table:table-cell office:value-type="string" calcext:value-type="string">
            <text:p>134.334 <text:s text:c="6"/>DISSERTAÇÃO E TESE</text:p>
          </table:table-cell>
          <table:table-cell office:value-type="string" calcext:value-type="string">
            <text:p>Até a conclusão</text:p>
            <text:p> do</text:p>
            <text:p>       curs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1">
          <table:table-cell table:formula="of:=LEFT([.D122];3)" office:value-type="string" office:string-value="134" calcext:value-type="string">
            <text:p>134</text:p>
          </table:table-cell>
          <table:table-cell table:formula="of:=CONCATENATE(LEFT([.D122];3);MID([.D122];5;10))" office:value-type="string" office:string-value="13434        " calcext:value-type="string">
            <text:p>13434 <text:s text:c="7"/></text:p>
          </table:table-cell>
          <table:table-cell table:formula="of:=CONCATENATE(LEFT([.D122];3);MID([.D122];4;10))" office:value-type="string" office:string-value="134.34       " calcext:value-type="string">
            <text:p>134.34 <text:s text:c="6"/></text:p>
          </table:table-cell>
          <table:table-cell office:value-type="string" calcext:value-type="string">
            <text:p>134.34 <text:s text:c="8"/>REGISTRO DE CONTEÚDO PROGRAMÁTICO MINISTRADO, RENDIMENTO E FREQUÊNCIA</text:p>
          </table:table-cell>
          <table:table-cell table:number-columns-repeated="2" office:value-type="string" calcext:value-type="string">
            <text:p>10 anos</text:p>
          </table:table-cell>
          <table:table-cell office:value-type="string" calcext:value-type="string">
            <text:p><text:s text:c="5"/>Eliminação</text:p>
          </table:table-cell>
          <table:table-cell table:number-columns-repeated="2"/>
        </table:table-row>
        <table:table-row table:style-name="ro2">
          <table:table-cell table:formula="of:=LEFT([.D123];3)" office:value-type="string" office:string-value="134" calcext:value-type="string">
            <text:p>134</text:p>
          </table:table-cell>
          <table:table-cell table:formula="of:=CONCATENATE(LEFT([.D123];3);MID([.D123];5;10))" office:value-type="string" office:string-value="1344         " calcext:value-type="string">
            <text:p>1344 <text:s text:c="8"/></text:p>
          </table:table-cell>
          <table:table-cell table:formula="of:=CONCATENATE(LEFT([.D123];3);MID([.D123];4;10))" office:value-type="string" office:string-value="134.4        " calcext:value-type="string">
            <text:p>134.4 <text:s text:c="7"/></text:p>
          </table:table-cell>
          <table:table-cell office:value-type="string" calcext:value-type="string">
            <text:p>134.4 <text:s text:c="9"/>DOCUMENTAÇÃO ACADÊMICA</text:p>
          </table:table-cell>
          <table:table-cell table:number-columns-repeated="5"/>
        </table:table-row>
        <table:table-row table:style-name="ro6">
          <table:table-cell table:formula="of:=LEFT([.D124];3)" office:value-type="string" office:string-value="134" calcext:value-type="string">
            <text:p>134</text:p>
          </table:table-cell>
          <table:table-cell table:formula="of:=CONCATENATE(LEFT([.D124];3);MID([.D124];5;10))" office:value-type="string" office:string-value="13441        " calcext:value-type="string">
            <text:p>13441 <text:s text:c="7"/></text:p>
          </table:table-cell>
          <table:table-cell table:formula="of:=CONCATENATE(LEFT([.D124];3);MID([.D124];4;10))" office:value-type="string" office:string-value="134.41       " calcext:value-type="string">
            <text:p>134.41 <text:s text:c="6"/></text:p>
          </table:table-cell>
          <table:table-cell office:value-type="string" calcext:value-type="string">
            <text:p>134.41 <text:s text:c="7"/>HISTÓRICO ESCOLAR. INTEGRALIZAÇÃO CURRICU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table-row>
        <table:table-row table:style-name="ro2">
          <table:table-cell table:formula="of:=LEFT([.D125];3)" office:value-type="string" office:string-value="134" calcext:value-type="string">
            <text:p>134</text:p>
          </table:table-cell>
          <table:table-cell table:formula="of:=CONCATENATE(LEFT([.D125];3);MID([.D125];5;10))" office:value-type="string" office:string-value="13442        " calcext:value-type="string">
            <text:p>13442 <text:s text:c="7"/></text:p>
          </table:table-cell>
          <table:table-cell table:formula="of:=CONCATENATE(LEFT([.D125];3);MID([.D125];4;10))" office:value-type="string" office:string-value="134.42       " calcext:value-type="string">
            <text:p>134.42 <text:s text:c="6"/></text:p>
          </table:table-cell>
          <table:table-cell office:value-type="string" calcext:value-type="string">
            <text:p>134.42 <text:s text:c="7"/>EMISSÃO DE DIPLOMA</text:p>
          </table:table-cell>
          <table:table-cell table:number-columns-repeated="5"/>
        </table:table-row>
        <table:table-row table:style-name="ro7">
          <table:table-cell table:formula="of:=LEFT([.D126];3)" office:value-type="string" office:string-value="134" calcext:value-type="string">
            <text:p>134</text:p>
          </table:table-cell>
          <table:table-cell table:formula="of:=CONCATENATE(LEFT([.D126];3);MID([.D126];5;10))" office:value-type="string" office:string-value="134421       " calcext:value-type="string">
            <text:p>134421 <text:s text:c="6"/></text:p>
          </table:table-cell>
          <table:table-cell table:formula="of:=CONCATENATE(LEFT([.D126];3);MID([.D126];4;10))" office:value-type="string" office:string-value="134.421      " calcext:value-type="string">
            <text:p>134.421 <text:s text:c="5"/></text:p>
          </table:table-cell>
          <table:table-cell office:value-type="string" calcext:value-type="string">
            <text:p>134.421 <text:s text:c="6"/>EXPEDI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No caso das instituições de ensino que utilizam os assentamentos individuais para formação do processo de registro de diploma, utilizar os prazos de guarda e destinação dos assentamentos individuais.</text:p>
          </table:table-cell>
          <table:table-cell/>
        </table:table-row>
        <table:table-row table:style-name="ro2">
          <table:table-cell table:formula="of:=LEFT([.D127];3)">
            <text:p/>
          </table:table-cell>
          <table:table-cell table:formula="of:=CONCATENATE(LEFT([.D127];3);MID([.D127];5;10))">
            <text:p/>
          </table:table-cell>
          <table:table-cell table:formula="of:=CONCATENATE(LEFT([.D127];3);MID([.D127];4;10))">
            <text:p/>
          </table:table-cell>
          <table:table-cell table:number-columns-repeated="6"/>
        </table:table-row>
        <table:table-row table:style-name="ro8">
          <table:table-cell table:formula="of:=LEFT([.D128];3)" office:value-type="string" office:string-value="134" calcext:value-type="string">
            <text:p>134</text:p>
          </table:table-cell>
          <table:table-cell table:formula="of:=CONCATENATE(LEFT([.D128];3);MID([.D128];5;10))" office:value-type="string" office:string-value="134422       " calcext:value-type="string">
            <text:p>134422 <text:s text:c="6"/></text:p>
          </table:table-cell>
          <table:table-cell table:formula="of:=CONCATENATE(LEFT([.D128];3);MID([.D128];4;10))" office:value-type="string" office:string-value="134.422      " calcext:value-type="string">
            <text:p>134.422 <text:s text:c="5"/></text:p>
          </table:table-cell>
          <table:table-cell office:value-type="string" calcext:value-type="string">
            <text:p>134.422 <text:s text:c="6"/>REGISTR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documentação de solicitação deregistro de diplomas das instituições de ensino superior particulares deverá ser devolvida para as mesmas após o registro. Eliminar os diplomas não entregues 2 anos após a emissão.</text:p>
          </table:table-cell>
          <table:table-cell/>
        </table:table-row>
        <table:table-row table:style-name="ro9">
          <table:table-cell table:formula="of:=LEFT([.D129];3)" office:value-type="string" office:string-value="134" calcext:value-type="string">
            <text:p>134</text:p>
          </table:table-cell>
          <table:table-cell table:formula="of:=CONCATENATE(LEFT([.D129];3);MID([.D129];5;10))" office:value-type="string" office:string-value="134423       " calcext:value-type="string">
            <text:p>134423 <text:s text:c="6"/></text:p>
          </table:table-cell>
          <table:table-cell table:formula="of:=CONCATENATE(LEFT([.D129];3);MID([.D129];4;10))" office:value-type="string" office:string-value="134.423      " calcext:value-type="string">
            <text:p>134.423 <text:s text:c="5"/></text:p>
          </table:table-cell>
          <table:table-cell office:value-type="string" calcext:value-type="string">
            <text:p>134.423 <text:s text:c="6"/>RECONHECIMENTO E REVALIDAÇÃO</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table-row>
        <table:table-row table:style-name="ro2">
          <table:table-cell table:formula="of:=LEFT([.D130];3)" office:value-type="string" office:string-value="134" calcext:value-type="string">
            <text:p>134</text:p>
          </table:table-cell>
          <table:table-cell table:formula="of:=CONCATENATE(LEFT([.D130];3);MID([.D130];5;10))" office:value-type="string" office:string-value="134424       " calcext:value-type="string">
            <text:p>134424 <text:s text:c="6"/></text:p>
          </table:table-cell>
          <table:table-cell table:formula="of:=CONCATENATE(LEFT([.D130];3);MID([.D130];4;10))" office:value-type="string" office:string-value="134.424      " calcext:value-type="string">
            <text:p>134.424 <text:s text:c="5"/></text:p>
          </table:table-cell>
          <table:table-cell office:value-type="string" calcext:value-type="string">
            <text:p>134.424 <text:s text:c="7"/>VERIFICAÇÃO DE AUTENTICIDADE</text:p>
          </table:table-cell>
          <table:table-cell office:value-type="string" calcext:value-type="string">
            <text:p><text:s text:c="4"/>5 anos</text:p>
          </table:table-cell>
          <table:table-cell office:value-type="string" calcext:value-type="string">
            <text:p>5 anos</text:p>
          </table:table-cell>
          <table:table-cell office:value-type="string" calcext:value-type="string">
            <text:p><text:s text:c="4"/>Eliminação</text:p>
          </table:table-cell>
          <table:table-cell table:number-columns-repeated="2"/>
        </table:table-row>
        <table:table-row table:style-name="ro3">
          <table:table-cell table:formula="of:=LEFT([.D131];3)" office:value-type="string" office:string-value="134" calcext:value-type="string">
            <text:p>134</text:p>
          </table:table-cell>
          <table:table-cell table:formula="of:=CONCATENATE(LEFT([.D131];3);MID([.D131];5;10))" office:value-type="string" office:string-value="13443        " calcext:value-type="string">
            <text:p>13443 <text:s text:c="7"/></text:p>
          </table:table-cell>
          <table:table-cell table:formula="of:=CONCATENATE(LEFT([.D131];3);MID([.D131];4;10))" office:value-type="string" office:string-value="134.43       " calcext:value-type="string">
            <text:p>134.43 <text:s text:c="6"/></text:p>
          </table:table-cell>
          <table:table-cell office:value-type="string" calcext:value-type="string">
            <text:p>134.43 <text:s text:c="7"/>ASSENTAMENTOS INDIVIDUAIS DOS ALUNOS (DOSSIÊ 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3"/>Eliminação</text:p>
          </table:table-cell>
          <table:table-cell office:value-type="string" calcext:value-type="string">
            <text:p>*O prazo total de guarda dos documentos é de 100 anos.</text:p>
          </table:table-cell>
          <table:table-cell/>
        </table:table-row>
        <table:table-row table:style-name="ro3">
          <table:table-cell table:formula="of:=LEFT([.D132];3)" office:value-type="string" office:string-value="134" calcext:value-type="string">
            <text:p>134</text:p>
          </table:table-cell>
          <table:table-cell table:formula="of:=CONCATENATE(LEFT([.D132];3);MID([.D132];5;10))" office:value-type="string" office:string-value="1345         " calcext:value-type="string">
            <text:p>1345 <text:s text:c="8"/></text:p>
          </table:table-cell>
          <table:table-cell table:formula="of:=CONCATENATE(LEFT([.D132];3);MID([.D132];4;10))" office:value-type="string" office:string-value="134.5        " calcext:value-type="string">
            <text:p>134.5 <text:s text:c="7"/></text:p>
          </table:table-cell>
          <table:table-cell office:value-type="string" calcext:value-type="string">
            <text:p>134.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number-columns-repeated="2"/>
        </table:table-row>
        <table:table-row table:style-name="ro2">
          <table:table-cell table:formula="of:=LEFT([.D133];3)" office:value-type="string" office:string-value="134" calcext:value-type="string">
            <text:p>134</text:p>
          </table:table-cell>
          <table:table-cell table:formula="of:=CONCATENATE(LEFT([.D133];3);MID([.D133];5;10))" office:value-type="string" office:string-value="1346         " calcext:value-type="string">
            <text:p>1346 <text:s text:c="8"/></text:p>
          </table:table-cell>
          <table:table-cell table:formula="of:=CONCATENATE(LEFT([.D133];3);MID([.D133];4;10))" office:value-type="string" office:string-value="134.6        " calcext:value-type="string">
            <text:p>134.6 <text:s text:c="7"/></text:p>
          </table:table-cell>
          <table:table-cell office:value-type="string" calcext:value-type="string">
            <text:p>134.6 <text:s text:c="8"/>MONITORIAS. ESTÁGIOS NÃO OBRIGATÓRIOS</text:p>
          </table:table-cell>
          <table:table-cell table:number-columns-repeated="5"/>
        </table:table-row>
        <table:table-row table:style-name="ro1">
          <table:table-cell table:formula="of:=LEFT([.D134];3)" office:value-type="string" office:string-value="134" calcext:value-type="string">
            <text:p>134</text:p>
          </table:table-cell>
          <table:table-cell table:formula="of:=CONCATENATE(LEFT([.D134];3);MID([.D134];5;10))" office:value-type="string" office:string-value="13461        " calcext:value-type="string">
            <text:p>13461 <text:s text:c="7"/></text:p>
          </table:table-cell>
          <table:table-cell table:formula="of:=CONCATENATE(LEFT([.D134];3);MID([.D134];4;10))" office:value-type="string" office:string-value="134.61       " calcext:value-type="string">
            <text:p>134.61 <text:s text:c="6"/></text:p>
          </table:table-cell>
          <table:table-cell office:value-type="string" calcext:value-type="string">
            <text:p>134.61 <text:s text:c="8"/>MONITORIAS</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table:number-columns-repeated="2"/>
        </table:table-row>
        <table:table-row table:style-name="ro2">
          <table:table-cell table:formula="of:=LEFT([.D135];3)" office:value-type="string" office:string-value="134" calcext:value-type="string">
            <text:p>134</text:p>
          </table:table-cell>
          <table:table-cell table:formula="of:=CONCATENATE(LEFT([.D135];3);MID([.D135];5;10))" office:value-type="string" office:string-value="134611       " calcext:value-type="string">
            <text:p>134611 <text:s text:c="6"/></text:p>
          </table:table-cell>
          <table:table-cell table:formula="of:=CONCATENATE(LEFT([.D135];3);MID([.D135];4;10))" office:value-type="string" office:string-value="134.611      " calcext:value-type="string">
            <text:p>134.611 <text:s text:c="5"/></text:p>
          </table:table-cell>
          <table:table-cell office:value-type="string" calcext:value-type="string">
            <text:p>134.611 <text:s text:c="6"/>PROCESSO DE SELEÇÃO</text:p>
          </table:table-cell>
          <table:table-cell office:value-type="string" calcext:value-type="string">
            <text:p><text:s text:c="5"/>3 anos</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1">
          <table:table-cell table:formula="of:=LEFT([.D136];3)" office:value-type="string" office:string-value="134" calcext:value-type="string">
            <text:p>134</text:p>
          </table:table-cell>
          <table:table-cell table:formula="of:=CONCATENATE(LEFT([.D136];3);MID([.D136];5;10))" office:value-type="string" office:string-value="134612       " calcext:value-type="string">
            <text:p>134612 <text:s text:c="6"/></text:p>
          </table:table-cell>
          <table:table-cell table:formula="of:=CONCATENATE(LEFT([.D136];3);MID([.D136];4;10))" office:value-type="string" office:string-value="134.612      " calcext:value-type="string">
            <text:p>134.612 <text:s text:c="5"/></text:p>
          </table:table-cell>
          <table:table-cell office:value-type="string" calcext:value-type="string">
            <text:p>134.612       INDICAÇÃO, ACEITE E SUBSTITUIÇÃO DE MONITOR E</text:p>
            <text:p>ORIENTADOR</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5">
          <table:table-cell table:formula="of:=LEFT([.D137];3)" office:value-type="string" office:string-value="134" calcext:value-type="string">
            <text:p>134</text:p>
          </table:table-cell>
          <table:table-cell table:formula="of:=CONCATENATE(LEFT([.D137];3);MID([.D137];5;10))" office:value-type="string" office:string-value="134613       " calcext:value-type="string">
            <text:p>134613 <text:s text:c="6"/></text:p>
          </table:table-cell>
          <table:table-cell table:formula="of:=CONCATENATE(LEFT([.D137];3);MID([.D137];4;10))" office:value-type="string" office:string-value="134.613      " calcext:value-type="string">
            <text:p>134.613 <text:s text:c="5"/></text:p>
          </table:table-cell>
          <table:table-cell office:value-type="string" calcext:value-type="string">
            <text:p>134.613 <text:s text:c="6"/>AVALIA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3">
          <table:table-cell table:formula="of:=LEFT([.D138];3)" office:value-type="string" office:string-value="134" calcext:value-type="string">
            <text:p>134</text:p>
          </table:table-cell>
          <table:table-cell table:formula="of:=CONCATENATE(LEFT([.D138];3);MID([.D138];5;10))" office:value-type="string" office:string-value="13462        " calcext:value-type="string">
            <text:p>13462 <text:s text:c="7"/></text:p>
          </table:table-cell>
          <table:table-cell table:formula="of:=CONCATENATE(LEFT([.D138];3);MID([.D138];4;10))" office:value-type="string" office:string-value="134.62       " calcext:value-type="string">
            <text:p>134.62 <text:s text:c="6"/></text:p>
          </table:table-cell>
          <table:table-cell office:value-type="string" calcext:value-type="string">
            <text:p>134.62 <text:s text:c="9"/>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number-columns-repeated="2"/>
        </table:table-row>
        <table:table-row table:style-name="ro2">
          <table:table-cell table:formula="of:=LEFT([.D139];3)" office:value-type="string" office:string-value="134" calcext:value-type="string">
            <text:p>134</text:p>
          </table:table-cell>
          <table:table-cell table:formula="of:=CONCATENATE(LEFT([.D139];3);MID([.D139];5;10))" office:value-type="string" office:string-value="13463        " calcext:value-type="string">
            <text:p>13463 <text:s text:c="7"/></text:p>
          </table:table-cell>
          <table:table-cell table:formula="of:=CONCATENATE(LEFT([.D139];3);MID([.D139];4;10))" office:value-type="string" office:string-value="134.63       " calcext:value-type="string">
            <text:p>134.63 <text:s text:c="6"/></text:p>
          </table:table-cell>
          <table:table-cell office:value-type="string" calcext:value-type="string">
            <text:p>134.63 <text:s text:c="7"/>FREQUÊNCIA DE MONITORES E ESTAGIÁRIOS</text:p>
          </table:table-cell>
          <table:table-cell office:value-type="string" calcext:value-type="string">
            <text:p><text:s text:c="4"/>5 <text:s/>anos</text:p>
          </table:table-cell>
          <table:table-cell office:value-type="string" calcext:value-type="string">
            <text:p>47 anos</text:p>
          </table:table-cell>
          <table:table-cell office:value-type="string" calcext:value-type="string">
            <text:p><text:s text:c="2"/>Eliminação</text:p>
          </table:table-cell>
          <table:table-cell table:number-columns-repeated="2"/>
        </table:table-row>
        <table:table-row table:style-name="ro2">
          <table:table-cell table:formula="of:=LEFT([.D140];3)" office:value-type="string" office:string-value="134" calcext:value-type="string">
            <text:p>134</text:p>
          </table:table-cell>
          <table:table-cell table:formula="of:=CONCATENATE(LEFT([.D140];3);MID([.D140];5;10))" office:value-type="string" office:string-value="1347         " calcext:value-type="string">
            <text:p>1347 <text:s text:c="8"/></text:p>
          </table:table-cell>
          <table:table-cell table:formula="of:=CONCATENATE(LEFT([.D140];3);MID([.D140];4;10))" office:value-type="string" office:string-value="134.7        " calcext:value-type="string">
            <text:p>134.7 <text:s text:c="7"/></text:p>
          </table:table-cell>
          <table:table-cell office:value-type="string" calcext:value-type="string">
            <text:p>134.7 <text:s text:c="8"/>MOBILIDADE ACADÊMICA. MOBILIDADE ESTUDANTIL. INTERCÂMBIO</text:p>
          </table:table-cell>
          <table:table-cell table:number-columns-repeated="5"/>
        </table:table-row>
        <table:table-row table:style-name="ro11">
          <table:table-cell table:formula="of:=LEFT([.D141];3)" office:value-type="string" office:string-value="134" calcext:value-type="string">
            <text:p>134</text:p>
          </table:table-cell>
          <table:table-cell table:formula="of:=CONCATENATE(LEFT([.D141];3);MID([.D141];5;10))" office:value-type="string" office:string-value="13471        " calcext:value-type="string">
            <text:p>13471 <text:s text:c="7"/></text:p>
          </table:table-cell>
          <table:table-cell table:formula="of:=CONCATENATE(LEFT([.D141];3);MID([.D141];4;10))" office:value-type="string" office:string-value="134.71       " calcext:value-type="string">
            <text:p>134.71 <text:s text:c="6"/></text:p>
          </table:table-cell>
          <table:table-cell office:value-type="string" calcext:value-type="string">
            <text:p>134.71 <text:s text:c="7"/>NACIONAL</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able:table-cell>
          <table:table-cell/>
        </table:table-row>
        <table:table-row table:style-name="ro5">
          <table:table-cell table:formula="of:=LEFT([.D142];3)" office:value-type="string" office:string-value="&#10;&#10;&#10;" calcext:value-type="string">
            <text:p/>
            <text:p/>
            <text:p/>
            <text:p/>
          </table:table-cell>
          <table:table-cell table:formula="of:=CONCATENATE(LEFT([.D142];3);MID([.D142];5;10))" office:value-type="string" office:string-value="&#10;&#10;&#10;" calcext:value-type="string">
            <text:p/>
            <text:p/>
            <text:p/>
            <text:p/>
          </table:table-cell>
          <table:table-cell table:formula="of:=CONCATENATE(LEFT([.D142];3);MID([.D142];4;10))" office:value-type="string" office:string-value="&#10;&#10;&#10;" calcext:value-type="string">
            <text:p/>
            <text:p/>
            <text:p/>
            <text:p/>
          </table:table-cell>
          <table:table-cell office:value-type="string" calcext:value-type="string">
            <text:p/>
            <text:p/>
            <text:p/>
            <text:p/>
          </table:table-cell>
          <table:table-cell table:number-columns-repeated="5"/>
        </table:table-row>
        <table:table-row table:style-name="ro11">
          <table:table-cell table:formula="of:=LEFT([.D143];3)" office:value-type="string" office:string-value="134" calcext:value-type="string">
            <text:p>134</text:p>
          </table:table-cell>
          <table:table-cell table:formula="of:=CONCATENATE(LEFT([.D143];3);MID([.D143];5;10))" office:value-type="string" office:string-value="13472        " calcext:value-type="string">
            <text:p>13472 <text:s text:c="7"/></text:p>
          </table:table-cell>
          <table:table-cell table:formula="of:=CONCATENATE(LEFT([.D143];3);MID([.D143];4;10))" office:value-type="string" office:string-value="134.72       " calcext:value-type="string">
            <text:p>134.72 <text:s text:c="6"/></text:p>
          </table:table-cell>
          <table:table-cell office:value-type="string" calcext:value-type="string">
            <text:p>134.72 <text:s text:c="7"/>INTERNACIONAL</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Para os casos de indeferimento, a documentação será devolvida ao requerente. Eliminar os documentos não devolvidos após 2 anos do indeferimento.</text:p>
          </table:table-cell>
          <table:table-cell/>
        </table:table-row>
        <table:table-row table:style-name="ro10">
          <table:table-cell table:formula="of:=LEFT([.D144];3)" office:value-type="string" office:string-value="134" calcext:value-type="string">
            <text:p>134</text:p>
          </table:table-cell>
          <table:table-cell table:formula="of:=CONCATENATE(LEFT([.D144];3);MID([.D144];5;10))" office:value-type="string" office:string-value="1348         " calcext:value-type="string">
            <text:p>1348 <text:s text:c="8"/></text:p>
          </table:table-cell>
          <table:table-cell table:formula="of:=CONCATENATE(LEFT([.D144];3);MID([.D144];4;10))" office:value-type="string" office:string-value="134.8        " calcext:value-type="string">
            <text:p>134.8 <text:s text:c="7"/></text:p>
          </table:table-cell>
          <table:table-cell office:value-type="string" calcext:value-type="string">
            <text:p>134.8         REGIME DISCIPLINAR DOS ALUNOS: PENALIDADES</text:p>
            <text:p>(ADVERTÊNCIA OU REPREENSÃO, SUSPENSÃO E EXPULSÃO)</text:p>
          </table:table-cell>
          <table:table-cell office:value-type="string" calcext:value-type="string">
            <text:p>Até a conclusão </text:p>
            <text:p>do</text:p>
            <text:p>caso</text:p>
          </table:table-cell>
          <table:table-cell office:value-type="string" calcext:value-type="string">
            <text:p>10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1">
          <table:table-cell table:formula="of:=LEFT([.D145];3)" office:value-type="string" office:string-value="140" calcext:value-type="string">
            <text:p>140</text:p>
          </table:table-cell>
          <table:table-cell table:formula="of:=CONCATENATE(LEFT([.D145];3);MID([.D145];5;10))" office:value-type="string" office:string-value="140          " calcext:value-type="string">
            <text:p>140 <text:s text:c="9"/></text:p>
          </table:table-cell>
          <table:table-cell table:formula="of:=CONCATENATE(LEFT([.D145];3);MID([.D145];4;10))" office:value-type="string" office:string-value="140          " calcext:value-type="string">
            <text:p>140 <text:s text:c="9"/></text:p>
          </table:table-cell>
          <table:table-cell office:value-type="string" calcext:value-type="string">
            <text:p>140 <text:s text:c="10"/>CURSOS DE PÓS-GRADUAÇÃO LATO SENSU (INCLUSIVE NA MODALIDADE A DISTÂNCIA)</text:p>
          </table:table-cell>
          <table:table-cell table:number-columns-repeated="5"/>
        </table:table-row>
        <table:table-row table:style-name="ro1">
          <table:table-cell table:formula="of:=LEFT([.D146];3)" office:value-type="string" office:string-value="141" calcext:value-type="string">
            <text:p>141</text:p>
          </table:table-cell>
          <table:table-cell table:formula="of:=CONCATENATE(LEFT([.D146];3);MID([.D146];5;10))" office:value-type="string" office:string-value="141          " calcext:value-type="string">
            <text:p>141 <text:s text:c="9"/></text:p>
          </table:table-cell>
          <table:table-cell table:formula="of:=CONCATENATE(LEFT([.D146];3);MID([.D146];4;10))" office:value-type="string" office:string-value="141          " calcext:value-type="string">
            <text:p>141 <text:s text:c="9"/></text:p>
          </table:table-cell>
          <table:table-cell office:value-type="string" calcext:value-type="string">
            <text:p>141 <text:s text:c="10"/>CONCEPÇÃO, ORGANIZAÇÃO E FUNCIONAMENTO DOS CURSOS DE PÓS-GRADUAÇÃO LATO SENSU</text:p>
          </table:table-cell>
          <table:table-cell table:number-columns-repeated="5"/>
        </table:table-row>
        <table:table-row table:style-name="ro1">
          <table:table-cell table:formula="of:=LEFT([.D147];3)" office:value-type="string" office:string-value="141" calcext:value-type="string">
            <text:p>141</text:p>
          </table:table-cell>
          <table:table-cell table:formula="of:=CONCATENATE(LEFT([.D147];3);MID([.D147];5;10))" office:value-type="string" office:string-value="1411         " calcext:value-type="string">
            <text:p>1411 <text:s text:c="8"/></text:p>
          </table:table-cell>
          <table:table-cell table:formula="of:=CONCATENATE(LEFT([.D147];3);MID([.D147];4;10))" office:value-type="string" office:string-value="141.1        " calcext:value-type="string">
            <text:p>141.1 <text:s text:c="7"/></text:p>
          </table:table-cell>
          <table:table-cell office:value-type="string" calcext:value-type="string">
            <text:p>141.1 <text:s text:c="8"/>PROJETO PEDAGÓGICO DOS CURS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3">
          <table:table-cell table:formula="of:=LEFT([.D148];3)" office:value-type="string" office:string-value="141" calcext:value-type="string">
            <text:p>141</text:p>
          </table:table-cell>
          <table:table-cell table:formula="of:=CONCATENATE(LEFT([.D148];3);MID([.D148];5;10))" office:value-type="string" office:string-value="1412         " calcext:value-type="string">
            <text:p>1412 <text:s text:c="8"/></text:p>
          </table:table-cell>
          <table:table-cell table:formula="of:=CONCATENATE(LEFT([.D148];3);MID([.D148];4;10))" office:value-type="string" office:string-value="141.2        " calcext:value-type="string">
            <text:p>141.2 <text:s text:c="7"/></text:p>
          </table:table-cell>
          <table:table-cell office:value-type="string" calcext:value-type="string">
            <text:p>141.2 <text:s text:c="8"/>CRIAÇÃO DE CURSOS</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149];3)" office:value-type="string" office:string-value="142" calcext:value-type="string">
            <text:p>142</text:p>
          </table:table-cell>
          <table:table-cell table:formula="of:=CONCATENATE(LEFT([.D149];3);MID([.D149];5;10))" office:value-type="string" office:string-value="142          " calcext:value-type="string">
            <text:p>142 <text:s text:c="9"/></text:p>
          </table:table-cell>
          <table:table-cell table:formula="of:=CONCATENATE(LEFT([.D149];3);MID([.D149];4;10))" office:value-type="string" office:string-value="142          " calcext:value-type="string">
            <text:p>142 <text:s text:c="9"/></text:p>
          </table:table-cell>
          <table:table-cell office:value-type="string" calcext:value-type="string">
            <text:p>142 <text:s text:c="11"/>PLANEJAMENTO E ORGANIZAÇÃO CURRICULAR</text:p>
          </table:table-cell>
          <table:table-cell table:number-columns-repeated="5"/>
        </table:table-row>
        <table:table-row table:style-name="ro1">
          <table:table-cell table:formula="of:=LEFT([.D150];3)" office:value-type="string" office:string-value="142" calcext:value-type="string">
            <text:p>142</text:p>
          </table:table-cell>
          <table:table-cell table:formula="of:=CONCATENATE(LEFT([.D150];3);MID([.D150];5;10))" office:value-type="string" office:string-value="1421         " calcext:value-type="string">
            <text:p>1421 <text:s text:c="8"/></text:p>
          </table:table-cell>
          <table:table-cell table:formula="of:=CONCATENATE(LEFT([.D150];3);MID([.D150];4;10))" office:value-type="string" office:string-value="142.1        " calcext:value-type="string">
            <text:p>142.1 <text:s text:c="7"/></text:p>
          </table:table-cell>
          <table:table-cell office:value-type="string" calcext:value-type="string">
            <text:p>142.1 <text:s text:c="8"/>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151];3)" office:value-type="string" office:string-value="142" calcext:value-type="string">
            <text:p>142</text:p>
          </table:table-cell>
          <table:table-cell table:formula="of:=CONCATENATE(LEFT([.D151];3);MID([.D151];5;10))" office:value-type="string" office:string-value="1422         " calcext:value-type="string">
            <text:p>1422 <text:s text:c="8"/></text:p>
          </table:table-cell>
          <table:table-cell table:formula="of:=CONCATENATE(LEFT([.D151];3);MID([.D151];4;10))" office:value-type="string" office:string-value="142.2        " calcext:value-type="string">
            <text:p>142.2 <text:s text:c="7"/></text:p>
          </table:table-cell>
          <table:table-cell office:value-type="string" calcext:value-type="string">
            <text:p>14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152];3)" office:value-type="string" office:string-value="142" calcext:value-type="string">
            <text:p>142</text:p>
          </table:table-cell>
          <table:table-cell table:formula="of:=CONCATENATE(LEFT([.D152];3);MID([.D152];5;10))" office:value-type="string" office:string-value="1423         " calcext:value-type="string">
            <text:p>1423 <text:s text:c="8"/></text:p>
          </table:table-cell>
          <table:table-cell table:formula="of:=CONCATENATE(LEFT([.D152];3);MID([.D152];4;10))" office:value-type="string" office:string-value="142.3        " calcext:value-type="string">
            <text:p>142.3 <text:s text:c="7"/></text:p>
          </table:table-cell>
          <table:table-cell office:value-type="string" calcext:value-type="string">
            <text:p>142.3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153];3)" office:value-type="string" office:string-value="142" calcext:value-type="string">
            <text:p>142</text:p>
          </table:table-cell>
          <table:table-cell table:formula="of:=CONCATENATE(LEFT([.D153];3);MID([.D153];5;10))" office:value-type="string" office:string-value="14231        " calcext:value-type="string">
            <text:p>14231 <text:s text:c="7"/></text:p>
          </table:table-cell>
          <table:table-cell table:formula="of:=CONCATENATE(LEFT([.D153];3);MID([.D153];4;10))" office:value-type="string" office:string-value="142.31       " calcext:value-type="string">
            <text:p>142.31 <text:s text:c="6"/></text:p>
          </table:table-cell>
          <table:table-cell office:value-type="string" calcext:value-type="string">
            <text:p>142.31 <text:s text:c="7"/>OFERTA DE DISCIPLINAS</text:p>
          </table:table-cell>
          <table:table-cell office:value-type="string" calcext:value-type="string">
            <text:p><text:s text:c="5"/>2 <text:s/>anos</text:p>
          </table:table-cell>
          <table:table-cell office:value-type="string" calcext:value-type="string">
            <text:p>-</text:p>
          </table:table-cell>
          <table:table-cell office:value-type="string" calcext:value-type="string">
            <text:p><text:s text:c="4"/>Eliminação</text:p>
          </table:table-cell>
          <table:table-cell table:number-columns-repeated="2"/>
        </table:table-row>
        <table:table-row table:style-name="ro1">
          <table:table-cell table:formula="of:=LEFT([.D154];3)" office:value-type="string" office:string-value="143" calcext:value-type="string">
            <text:p>143</text:p>
          </table:table-cell>
          <table:table-cell table:formula="of:=CONCATENATE(LEFT([.D154];3);MID([.D154];5;10))" office:value-type="string" office:string-value="143          " calcext:value-type="string">
            <text:p>143 <text:s text:c="9"/></text:p>
          </table:table-cell>
          <table:table-cell table:formula="of:=CONCATENATE(LEFT([.D154];3);MID([.D154];4;10))" office:value-type="string" office:string-value="143          " calcext:value-type="string">
            <text:p>143 <text:s text:c="9"/></text:p>
          </table:table-cell>
          <table:table-cell office:value-type="string" calcext:value-type="string">
            <text:p>143 <text:s text:c="10"/>PLANEJAMENTO DA ATIVIDADE ACADÊMICA</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o calendário.</text:p>
          </table:table-cell>
          <table:table-cell/>
        </table:table-row>
        <table:table-row table:style-name="ro2">
          <table:table-cell table:formula="of:=LEFT([.D155];3)" office:value-type="string" office:string-value="144" calcext:value-type="string">
            <text:p>144</text:p>
          </table:table-cell>
          <table:table-cell table:formula="of:=CONCATENATE(LEFT([.D155];3);MID([.D155];5;10))" office:value-type="string" office:string-value="144          " calcext:value-type="string">
            <text:p>144 <text:s text:c="9"/></text:p>
          </table:table-cell>
          <table:table-cell table:formula="of:=CONCATENATE(LEFT([.D155];3);MID([.D155];4;10))" office:value-type="string" office:string-value="144          " calcext:value-type="string">
            <text:p>144 <text:s text:c="9"/></text:p>
          </table:table-cell>
          <table:table-cell office:value-type="string" calcext:value-type="string">
            <text:p>144 <text:s text:c="10"/>VIDA ACADÊMICA DOS ALUNOS DOS CURSOS DE PÓS-GRADUAÇÃO LATO SENSU</text:p>
          </table:table-cell>
          <table:table-cell table:number-columns-repeated="5"/>
        </table:table-row>
        <table:table-row table:style-name="ro2">
          <table:table-cell table:formula="of:=LEFT([.D156];3)" office:value-type="string" office:string-value="144" calcext:value-type="string">
            <text:p>144</text:p>
          </table:table-cell>
          <table:table-cell table:formula="of:=CONCATENATE(LEFT([.D156];3);MID([.D156];5;10))" office:value-type="string" office:string-value="1441         " calcext:value-type="string">
            <text:p>1441 <text:s text:c="8"/></text:p>
          </table:table-cell>
          <table:table-cell table:formula="of:=CONCATENATE(LEFT([.D156];3);MID([.D156];4;10))" office:value-type="string" office:string-value="144.1        " calcext:value-type="string">
            <text:p>144.1 <text:s text:c="7"/></text:p>
          </table:table-cell>
          <table:table-cell office:value-type="string" calcext:value-type="string">
            <text:p>144.1 <text:s text:c="8"/>INGRESSO</text:p>
          </table:table-cell>
          <table:table-cell table:number-columns-repeated="5"/>
        </table:table-row>
        <table:table-row table:style-name="ro2">
          <table:table-cell table:formula="of:=LEFT([.D157];3)" office:value-type="string" office:string-value="144" calcext:value-type="string">
            <text:p>144</text:p>
          </table:table-cell>
          <table:table-cell table:formula="of:=CONCATENATE(LEFT([.D157];3);MID([.D157];5;10))" office:value-type="string" office:string-value="14411        " calcext:value-type="string">
            <text:p>14411 <text:s text:c="7"/></text:p>
          </table:table-cell>
          <table:table-cell table:formula="of:=CONCATENATE(LEFT([.D157];3);MID([.D157];4;10))" office:value-type="string" office:string-value="144.11       " calcext:value-type="string">
            <text:p>144.11 <text:s text:c="6"/></text:p>
          </table:table-cell>
          <table:table-cell office:value-type="string" calcext:value-type="string">
            <text:p>144.11 <text:s text:c="8"/>PROCESSO DE SELEÇÃO</text:p>
          </table:table-cell>
          <table:table-cell table:number-columns-repeated="5"/>
        </table:table-row>
        <table:table-row table:style-name="ro3">
          <table:table-cell table:formula="of:=LEFT([.D158];3)" office:value-type="string" office:string-value="144" calcext:value-type="string">
            <text:p>144</text:p>
          </table:table-cell>
          <table:table-cell table:formula="of:=CONCATENATE(LEFT([.D158];3);MID([.D158];5;10))" office:value-type="string" office:string-value="144111       " calcext:value-type="string">
            <text:p>144111 <text:s text:c="6"/></text:p>
          </table:table-cell>
          <table:table-cell table:formula="of:=CONCATENATE(LEFT([.D158];3);MID([.D158];4;10))" office:value-type="string" office:string-value="144.111      " calcext:value-type="string">
            <text:p>144.111 <text:s text:c="5"/></text:p>
          </table:table-cell>
          <table:table-cell office:value-type="string" calcext:value-type="string">
            <text:p>144.111 <text:s text:c="9"/>PLANEJAMENTO. ORIENTA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159];3)" office:value-type="string" office:string-value="144" calcext:value-type="string">
            <text:p>144</text:p>
          </table:table-cell>
          <table:table-cell table:formula="of:=CONCATENATE(LEFT([.D159];3);MID([.D159];5;10))" office:value-type="string" office:string-value="144112       " calcext:value-type="string">
            <text:p>144112 <text:s text:c="6"/></text:p>
          </table:table-cell>
          <table:table-cell table:formula="of:=CONCATENATE(LEFT([.D159];3);MID([.D159];4;10))" office:value-type="string" office:string-value="144.112      " calcext:value-type="string">
            <text:p>144.112 <text:s text:c="5"/></text:p>
          </table:table-cell>
          <table:table-cell office:value-type="string" calcext:value-type="string">
            <text:p>144.112 <text:s text:c="8"/>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3">
          <table:table-cell table:formula="of:=LEFT([.D160];3)" office:value-type="string" office:string-value="144" calcext:value-type="string">
            <text:p>144</text:p>
          </table:table-cell>
          <table:table-cell table:formula="of:=CONCATENATE(LEFT([.D160];3);MID([.D160];5;10))" office:value-type="string" office:string-value="144113       " calcext:value-type="string">
            <text:p>144113 <text:s text:c="6"/></text:p>
          </table:table-cell>
          <table:table-cell table:formula="of:=CONCATENATE(LEFT([.D160];3);MID([.D160];4;10))" office:value-type="string" office:string-value="144.113      " calcext:value-type="string">
            <text:p>144.113 <text:s text:c="5"/></text:p>
          </table:table-cell>
          <table:table-cell office:value-type="string" calcext:value-type="string">
            <text:p>144.113 <text:s text:c="7"/>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3">
          <table:table-cell table:formula="of:=LEFT([.D161];3)" office:value-type="string" office:string-value="144" calcext:value-type="string">
            <text:p>144</text:p>
          </table:table-cell>
          <table:table-cell table:formula="of:=CONCATENATE(LEFT([.D161];3);MID([.D161];5;10))" office:value-type="string" office:string-value="144114       " calcext:value-type="string">
            <text:p>144114 <text:s text:c="6"/></text:p>
          </table:table-cell>
          <table:table-cell table:formula="of:=CONCATENATE(LEFT([.D161];3);MID([.D161];4;10))" office:value-type="string" office:string-value="144.114      " calcext:value-type="string">
            <text:p>144.114 <text:s text:c="5"/></text:p>
          </table:table-cell>
          <table:table-cell office:value-type="string" calcext:value-type="string">
            <text:p>144.114 <text:s text:c="9"/>CORREÇÃO DE PROVAS</text:p>
          </table:table-cell>
          <table:table-cell office:value-type="string" calcext:value-type="string">
            <text:p>Até a homologação</text:p>
            <text:p>        do </text:p>
            <text:p>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4">
          <table:table-cell table:formula="of:=LEFT([.D162];3)" office:value-type="string" office:string-value="144" calcext:value-type="string">
            <text:p>144</text:p>
          </table:table-cell>
          <table:table-cell table:formula="of:=CONCATENATE(LEFT([.D162];3);MID([.D162];5;10))" office:value-type="string" office:string-value="144115       " calcext:value-type="string">
            <text:p>144115 <text:s text:c="6"/></text:p>
          </table:table-cell>
          <table:table-cell table:formula="of:=CONCATENATE(LEFT([.D162];3);MID([.D162];4;10))" office:value-type="string" office:string-value="144.115      " calcext:value-type="string">
            <text:p>144.115 <text:s text:c="5"/></text:p>
          </table:table-cell>
          <table:table-cell office:value-type="string" calcext:value-type="string">
            <text:p>144.115 <text:s text:c="7"/>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table-row>
        <table:table-row table:style-name="ro3">
          <table:table-cell table:formula="of:=LEFT([.D163];3)" office:value-type="string" office:string-value="144" calcext:value-type="string">
            <text:p>144</text:p>
          </table:table-cell>
          <table:table-cell table:formula="of:=CONCATENATE(LEFT([.D163];3);MID([.D163];5;10))" office:value-type="string" office:string-value="144116       " calcext:value-type="string">
            <text:p>144116 <text:s text:c="6"/></text:p>
          </table:table-cell>
          <table:table-cell table:formula="of:=CONCATENATE(LEFT([.D163];3);MID([.D163];4;10))" office:value-type="string" office:string-value="144.116      " calcext:value-type="string">
            <text:p>144.116 <text:s text:c="5"/></text:p>
          </table:table-cell>
          <table:table-cell office:value-type="string" calcext:value-type="string">
            <text:p>144.116 <text:s text:c="9"/>RESULTADOS</text:p>
          </table:table-cell>
          <table:table-cell office:value-type="string" calcext:value-type="string">
            <text:p>Até a homologação</text:p>
            <text:p>do </text:p>
            <text:p>event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table-row>
        <table:table-row table:style-name="ro3">
          <table:table-cell table:formula="of:=LEFT([.D164];3)" office:value-type="string" office:string-value="114" calcext:value-type="string">
            <text:p>114</text:p>
          </table:table-cell>
          <table:table-cell table:formula="of:=CONCATENATE(LEFT([.D164];3);MID([.D164];5;10))" office:value-type="string" office:string-value="11419        " calcext:value-type="string">
            <text:p>11419 <text:s text:c="7"/></text:p>
          </table:table-cell>
          <table:table-cell table:formula="of:=CONCATENATE(LEFT([.D164];3);MID([.D164];4;10))" office:value-type="string" office:string-value="114.19       " calcext:value-type="string">
            <text:p>114.19 <text:s text:c="6"/></text:p>
          </table:table-cell>
          <table:table-cell office:value-type="string" calcext:value-type="string">
            <text:p>114.19         OUTRAS FORMAS DE INGRESSO</text:p>
            <text:p>ALUNO ESPECIAL REINTEGRAÇÃO</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165];3)" office:value-type="string" office:string-value="144" calcext:value-type="string">
            <text:p>144</text:p>
          </table:table-cell>
          <table:table-cell table:formula="of:=CONCATENATE(LEFT([.D165];3);MID([.D165];5;10))" office:value-type="string" office:string-value="1442         " calcext:value-type="string">
            <text:p>1442 <text:s text:c="8"/></text:p>
          </table:table-cell>
          <table:table-cell table:formula="of:=CONCATENATE(LEFT([.D165];3);MID([.D165];4;10))" office:value-type="string" office:string-value="144.2        " calcext:value-type="string">
            <text:p>144.2 <text:s text:c="7"/></text:p>
          </table:table-cell>
          <table:table-cell office:value-type="string" calcext:value-type="string">
            <text:p>144.2 <text:s text:c="10"/>REGISTROS ACADÊMICOS</text:p>
          </table:table-cell>
          <table:table-cell table:number-columns-repeated="5"/>
        </table:table-row>
        <table:table-row table:style-name="ro3">
          <table:table-cell table:formula="of:=LEFT([.D166];3)" office:value-type="string" office:string-value="144" calcext:value-type="string">
            <text:p>144</text:p>
          </table:table-cell>
          <table:table-cell table:formula="of:=CONCATENATE(LEFT([.D166];3);MID([.D166];5;10))" office:value-type="string" office:string-value="14421        " calcext:value-type="string">
            <text:p>14421 <text:s text:c="7"/></text:p>
          </table:table-cell>
          <table:table-cell table:formula="of:=CONCATENATE(LEFT([.D166];3);MID([.D166];4;10))" office:value-type="string" office:string-value="144.21       " calcext:value-type="string">
            <text:p>144.21 <text:s text:c="6"/></text:p>
          </table:table-cell>
          <table:table-cell office:value-type="string" calcext:value-type="string">
            <text:p>144.21 <text:s text:c="8"/>MATRÍCULA. REGISTRO</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table-row>
        <table:table-row table:style-name="ro3">
          <table:table-cell table:formula="of:=LEFT([.D167];3)" office:value-type="string" office:string-value="144" calcext:value-type="string">
            <text:p>144</text:p>
          </table:table-cell>
          <table:table-cell table:formula="of:=CONCATENATE(LEFT([.D167];3);MID([.D167];5;10))" office:value-type="string" office:string-value="14422        " calcext:value-type="string">
            <text:p>14422 <text:s text:c="7"/></text:p>
          </table:table-cell>
          <table:table-cell table:formula="of:=CONCATENATE(LEFT([.D167];3);MID([.D167];4;10))" office:value-type="string" office:string-value="144.22       " calcext:value-type="string">
            <text:p>144.22 <text:s text:c="6"/></text:p>
          </table:table-cell>
          <table:table-cell office:value-type="string" calcext:value-type="string">
            <text:p>144.22 <text:s text:c="9"/>INSCRIÇÃO EM DISCIPLINAS. MATRÍCULA EM DISCIPLINA</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Eliminação</text:p>
          </table:table-cell>
          <table:table-cell office:value-type="string" calcext:value-type="string">
            <text:p>Eliminar os documentos após 2 anos do indeferimento.</text:p>
          </table:table-cell>
          <table:table-cell/>
        </table:table-row>
        <table:table-row table:style-name="ro3">
          <table:table-cell table:formula="of:=LEFT([.D168];3)" office:value-type="string" office:string-value="144" calcext:value-type="string">
            <text:p>144</text:p>
          </table:table-cell>
          <table:table-cell table:formula="of:=CONCATENATE(LEFT([.D168];3);MID([.D168];5;10))" office:value-type="string" office:string-value="14423        " calcext:value-type="string">
            <text:p>14423 <text:s text:c="7"/></text:p>
          </table:table-cell>
          <table:table-cell table:formula="of:=CONCATENATE(LEFT([.D168];3);MID([.D168];4;10))" office:value-type="string" office:string-value="144.23       " calcext:value-type="string">
            <text:p>144.23 <text:s text:c="6"/></text:p>
          </table:table-cell>
          <table:table-cell office:value-type="string" calcext:value-type="string">
            <text:p>144.23 <text:s text:c="9"/>ISENÇÃO DE DISCIPLINAS. DISPENSA DE DISCIPLINAS. 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table-row>
        <table:table-row table:style-name="ro2">
          <table:table-cell table:formula="of:=LEFT([.D169];3)" office:value-type="string" office:string-value="144" calcext:value-type="string">
            <text:p>144</text:p>
          </table:table-cell>
          <table:table-cell table:formula="of:=CONCATENATE(LEFT([.D169];3);MID([.D169];5;10))" office:value-type="string" office:string-value="14424        " calcext:value-type="string">
            <text:p>14424 <text:s text:c="7"/></text:p>
          </table:table-cell>
          <table:table-cell table:formula="of:=CONCATENATE(LEFT([.D169];3);MID([.D169];4;10))" office:value-type="string" office:string-value="144.24       " calcext:value-type="string">
            <text:p>144.24 <text:s text:c="6"/></text:p>
          </table:table-cell>
          <table:table-cell office:value-type="string" calcext:value-type="string">
            <text:p>144.24 <text:s text:c="10"/>TRANCAMENTO</text:p>
          </table:table-cell>
          <table:table-cell table:number-columns-repeated="5"/>
        </table:table-row>
        <table:table-row table:style-name="ro3">
          <table:table-cell table:formula="of:=LEFT([.D170];3)" office:value-type="string" office:string-value="144" calcext:value-type="string">
            <text:p>144</text:p>
          </table:table-cell>
          <table:table-cell table:formula="of:=CONCATENATE(LEFT([.D170];3);MID([.D170];5;10))" office:value-type="string" office:string-value="144241       " calcext:value-type="string">
            <text:p>144241 <text:s text:c="6"/></text:p>
          </table:table-cell>
          <table:table-cell table:formula="of:=CONCATENATE(LEFT([.D170];3);MID([.D170];4;10))" office:value-type="string" office:string-value="144.241      " calcext:value-type="string">
            <text:p>144.241 <text:s text:c="5"/></text:p>
          </table:table-cell>
          <table:table-cell office:value-type="string" calcext:value-type="string">
            <text:p>144.241 <text:s text:c="8"/>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table-row>
        <table:table-row table:style-name="ro2">
          <table:table-cell table:formula="of:=LEFT([.D171];3)" office:value-type="string" office:string-value="144" calcext:value-type="string">
            <text:p>144</text:p>
          </table:table-cell>
          <table:table-cell table:formula="of:=CONCATENATE(LEFT([.D171];3);MID([.D171];5;10))" office:value-type="string" office:string-value="14442        " calcext:value-type="string">
            <text:p>14442 <text:s text:c="7"/></text:p>
          </table:table-cell>
          <table:table-cell table:formula="of:=CONCATENATE(LEFT([.D171];3);MID([.D171];4;10))" office:value-type="string" office:string-value="144.42       " calcext:value-type="string">
            <text:p>144.42 <text:s text:c="6"/></text:p>
          </table:table-cell>
          <table:table-cell office:value-type="string" calcext:value-type="string">
            <text:p>144.42 <text:s text:c="9"/>EMISSÃO DE CERTIFICADO</text:p>
          </table:table-cell>
          <table:table-cell table:number-columns-repeated="5"/>
        </table:table-row>
        <table:table-row table:style-name="ro7">
          <table:table-cell table:formula="of:=LEFT([.D172];3)" office:value-type="string" office:string-value="144" calcext:value-type="string">
            <text:p>144</text:p>
          </table:table-cell>
          <table:table-cell table:formula="of:=CONCATENATE(LEFT([.D172];3);MID([.D172];5;10))" office:value-type="string" office:string-value="144421       " calcext:value-type="string">
            <text:p>144421 <text:s text:c="6"/></text:p>
          </table:table-cell>
          <table:table-cell table:formula="of:=CONCATENATE(LEFT([.D172];3);MID([.D172];4;10))" office:value-type="string" office:string-value="144.421      " calcext:value-type="string">
            <text:p>144.421 <text:s text:c="5"/></text:p>
          </table:table-cell>
          <table:table-cell office:value-type="string" calcext:value-type="string">
            <text:p>144.421 <text:s text:c="8"/>EXPEDIÇÃ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No caso das instituições de ensino que utilizam os assentamentos individuais para formação do processo de registro de certificado, utilizar os prazos e a destinação dos assentamentos. individuais.</text:p>
          </table:table-cell>
          <table:table-cell/>
        </table:table-row>
        <table:table-row table:style-name="ro12">
          <table:table-cell table:formula="of:=LEFT([.D173];3)" office:value-type="string" office:string-value="144" calcext:value-type="string">
            <text:p>144</text:p>
          </table:table-cell>
          <table:table-cell table:formula="of:=CONCATENATE(LEFT([.D173];3);MID([.D173];5;10))" office:value-type="string" office:string-value="144422       " calcext:value-type="string">
            <text:p>144422 <text:s text:c="6"/></text:p>
          </table:table-cell>
          <table:table-cell table:formula="of:=CONCATENATE(LEFT([.D173];3);MID([.D173];4;10))" office:value-type="string" office:string-value="144.422      " calcext:value-type="string">
            <text:p>144.422 <text:s text:c="5"/></text:p>
          </table:table-cell>
          <table:table-cell office:value-type="string" calcext:value-type="string">
            <text:p>144.422        REGISTRO</text:p>
            <text:p/>
            <text:p/>
            <text:p/>
            <text:p/>
            <text:p/>
            <text:p>,</text:p>
            <text:p/>
            <text:p/>
            <text:p/>
            <text:p/>
            <text:p/>
            <text:p/>
            <text:p>REGISTR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s certificados não entregues 2 anos após a emissão.</text:p>
          </table:table-cell>
          <table:table-cell/>
        </table:table-row>
        <table:table-row table:style-name="ro9">
          <table:table-cell table:formula="of:=LEFT([.D174];3)" office:value-type="string" office:string-value="144" calcext:value-type="string">
            <text:p>144</text:p>
          </table:table-cell>
          <table:table-cell table:formula="of:=CONCATENATE(LEFT([.D174];3);MID([.D174];5;10))" office:value-type="string" office:string-value="144423       " calcext:value-type="string">
            <text:p>144423 <text:s text:c="6"/></text:p>
          </table:table-cell>
          <table:table-cell table:formula="of:=CONCATENATE(LEFT([.D174];3);MID([.D174];4;10))" office:value-type="string" office:string-value="144.423      " calcext:value-type="string">
            <text:p>144.423 <text:s text:c="5"/></text:p>
          </table:table-cell>
          <table:table-cell office:value-type="string" calcext:value-type="string">
            <text:p>144.423 <text:s text:c="7"/>RECONHECIMENTO E REVALIDAÇÃ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table-row>
        <table:table-row table:style-name="ro2">
          <table:table-cell table:formula="of:=LEFT([.D175];3)" office:value-type="string" office:string-value="144" calcext:value-type="string">
            <text:p>144</text:p>
          </table:table-cell>
          <table:table-cell table:formula="of:=CONCATENATE(LEFT([.D175];3);MID([.D175];5;10))" office:value-type="string" office:string-value="144424       " calcext:value-type="string">
            <text:p>144424 <text:s text:c="6"/></text:p>
          </table:table-cell>
          <table:table-cell table:formula="of:=CONCATENATE(LEFT([.D175];3);MID([.D175];4;10))" office:value-type="string" office:string-value="144.424      " calcext:value-type="string">
            <text:p>144.424 <text:s text:c="5"/></text:p>
          </table:table-cell>
          <table:table-cell office:value-type="string" calcext:value-type="string">
            <text:p>144.424 <text:s text:c="6"/>VERIFICAÇÃO DE AUTENTICIDADE</text:p>
          </table:table-cell>
          <table:table-cell office:value-type="string" calcext:value-type="string">
            <text:p><text:s text:c="5"/>5 <text:s/>anos</text:p>
          </table:table-cell>
          <table:table-cell office:value-type="string" calcext:value-type="string">
            <text:p><text:s text:c="11"/>5 anos</text:p>
          </table:table-cell>
          <table:table-cell office:value-type="string" calcext:value-type="string">
            <text:p>Eliminação</text:p>
          </table:table-cell>
          <table:table-cell table:number-columns-repeated="2"/>
        </table:table-row>
        <table:table-row table:style-name="ro3">
          <table:table-cell table:formula="of:=LEFT([.D176];3)" office:value-type="string" office:string-value="144" calcext:value-type="string">
            <text:p>144</text:p>
          </table:table-cell>
          <table:table-cell table:formula="of:=CONCATENATE(LEFT([.D176];3);MID([.D176];5;10))" office:value-type="string" office:string-value="14443        " calcext:value-type="string">
            <text:p>14443 <text:s text:c="7"/></text:p>
          </table:table-cell>
          <table:table-cell table:formula="of:=CONCATENATE(LEFT([.D176];3);MID([.D176];4;10))" office:value-type="string" office:string-value="144.43       " calcext:value-type="string">
            <text:p>144.43 <text:s text:c="6"/></text:p>
          </table:table-cell>
          <table:table-cell office:value-type="string" calcext:value-type="string">
            <text:p>144.43 <text:s text:c="7"/>ASSENTAMENTOS INDIVIDUAIS DOS ALUNOS (DOSSIÊS 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 O prazo total de guarda dos documentos é de 100 anos.</text:p>
          </table:table-cell>
          <table:table-cell/>
        </table:table-row>
        <table:table-row table:style-name="ro3">
          <table:table-cell table:formula="of:=LEFT([.D177];3)" office:value-type="string" office:string-value="144" calcext:value-type="string">
            <text:p>144</text:p>
          </table:table-cell>
          <table:table-cell table:formula="of:=CONCATENATE(LEFT([.D177];3);MID([.D177];5;10))" office:value-type="string" office:string-value="1445         " calcext:value-type="string">
            <text:p>1445 <text:s text:c="8"/></text:p>
          </table:table-cell>
          <table:table-cell table:formula="of:=CONCATENATE(LEFT([.D177];3);MID([.D177];4;10))" office:value-type="string" office:string-value="144.5        " calcext:value-type="string">
            <text:p>144.5 <text:s text:c="7"/></text:p>
          </table:table-cell>
          <table:table-cell office:value-type="string" calcext:value-type="string">
            <text:p>144.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number-columns-repeated="2"/>
        </table:table-row>
        <table:table-row table:style-name="ro2">
          <table:table-cell table:formula="of:=LEFT([.D178];3)" office:value-type="string" office:string-value="144" calcext:value-type="string">
            <text:p>144</text:p>
          </table:table-cell>
          <table:table-cell table:formula="of:=CONCATENATE(LEFT([.D178];3);MID([.D178];5;10))" office:value-type="string" office:string-value="1446         " calcext:value-type="string">
            <text:p>1446 <text:s text:c="8"/></text:p>
          </table:table-cell>
          <table:table-cell table:formula="of:=CONCATENATE(LEFT([.D178];3);MID([.D178];4;10))" office:value-type="string" office:string-value="144.6        " calcext:value-type="string">
            <text:p>144.6 <text:s text:c="7"/></text:p>
          </table:table-cell>
          <table:table-cell office:value-type="string" calcext:value-type="string">
            <text:p>144.6 <text:s text:c="8"/>MONITORIAS. ESTÁGIOS NÃO OBRIGATÓRIOS</text:p>
          </table:table-cell>
          <table:table-cell table:number-columns-repeated="5"/>
        </table:table-row>
        <table:table-row table:style-name="ro2">
          <table:table-cell table:formula="of:=LEFT([.D179];3)" office:value-type="string" office:string-value="144" calcext:value-type="string">
            <text:p>144</text:p>
          </table:table-cell>
          <table:table-cell table:formula="of:=CONCATENATE(LEFT([.D179];3);MID([.D179];5;10))" office:value-type="string" office:string-value="14461        " calcext:value-type="string">
            <text:p>14461 <text:s text:c="7"/></text:p>
          </table:table-cell>
          <table:table-cell table:formula="of:=CONCATENATE(LEFT([.D179];3);MID([.D179];4;10))" office:value-type="string" office:string-value="144.61       " calcext:value-type="string">
            <text:p>144.61 <text:s text:c="6"/></text:p>
          </table:table-cell>
          <table:table-cell office:value-type="string" calcext:value-type="string">
            <text:p>144.61 <text:s text:c="7"/>MONITORIAS</text:p>
          </table:table-cell>
          <table:table-cell table:number-columns-repeated="5"/>
        </table:table-row>
        <table:table-row table:style-name="ro2">
          <table:table-cell table:formula="of:=LEFT([.D180];3)" office:value-type="string" office:string-value="144" calcext:value-type="string">
            <text:p>144</text:p>
          </table:table-cell>
          <table:table-cell table:formula="of:=CONCATENATE(LEFT([.D180];3);MID([.D180];5;10))" office:value-type="string" office:string-value="144611       " calcext:value-type="string">
            <text:p>144611 <text:s text:c="6"/></text:p>
          </table:table-cell>
          <table:table-cell table:formula="of:=CONCATENATE(LEFT([.D180];3);MID([.D180];4;10))" office:value-type="string" office:string-value="144.611      " calcext:value-type="string">
            <text:p>144.611 <text:s text:c="5"/></text:p>
          </table:table-cell>
          <table:table-cell office:value-type="string" calcext:value-type="string">
            <text:p>144.611 <text:s text:c="6"/>PROCESSO DE SELEÇÃO</text:p>
          </table:table-cell>
          <table:table-cell office:value-type="string" calcext:value-type="string">
            <text:p><text:s text:c="4"/>3 <text:s text:c="2"/>anos</text:p>
          </table:table-cell>
          <table:table-cell office:value-type="string" calcext:value-type="string">
            <text:p>2 anos</text:p>
          </table:table-cell>
          <table:table-cell/>
          <table:table-cell office:value-type="string" calcext:value-type="string">
            <text:p>Eliminação</text:p>
          </table:table-cell>
          <table:table-cell/>
        </table:table-row>
        <table:table-row table:style-name="ro1">
          <table:table-cell table:formula="of:=LEFT([.D181];3)" office:value-type="string" office:string-value="144" calcext:value-type="string">
            <text:p>144</text:p>
          </table:table-cell>
          <table:table-cell table:formula="of:=CONCATENATE(LEFT([.D181];3);MID([.D181];5;10))" office:value-type="string" office:string-value="144612       " calcext:value-type="string">
            <text:p>144612 <text:s text:c="6"/></text:p>
          </table:table-cell>
          <table:table-cell table:formula="of:=CONCATENATE(LEFT([.D181];3);MID([.D181];4;10))" office:value-type="string" office:string-value="144.612      " calcext:value-type="string">
            <text:p>144.612 <text:s text:c="5"/></text:p>
          </table:table-cell>
          <table:table-cell office:value-type="string" calcext:value-type="string">
            <text:p>144.612        INDICAÇÃO, ACEITE E SUBSTITUIÇÃO DE MONITOR E</text:p>
            <text:p>ORIENTADOR</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text:s/>Eliminação</text:p>
          </table:table-cell>
          <table:table-cell table:number-columns-repeated="2"/>
        </table:table-row>
        <table:table-row table:style-name="ro5">
          <table:table-cell table:formula="of:=LEFT([.D182];3)" office:value-type="string" office:string-value="144" calcext:value-type="string">
            <text:p>144</text:p>
          </table:table-cell>
          <table:table-cell table:formula="of:=CONCATENATE(LEFT([.D182];3);MID([.D182];5;10))" office:value-type="string" office:string-value="144613       " calcext:value-type="string">
            <text:p>144613 <text:s text:c="6"/></text:p>
          </table:table-cell>
          <table:table-cell table:formula="of:=CONCATENATE(LEFT([.D182];3);MID([.D182];4;10))" office:value-type="string" office:string-value="144.613      " calcext:value-type="string">
            <text:p>144.613 <text:s text:c="5"/></text:p>
          </table:table-cell>
          <table:table-cell office:value-type="string" calcext:value-type="string">
            <text:p>144.613 <text:s text:c="6"/>AVALIAÇÃO</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3">
          <table:table-cell table:formula="of:=LEFT([.D183];3)" office:value-type="string" office:string-value="144" calcext:value-type="string">
            <text:p>144</text:p>
          </table:table-cell>
          <table:table-cell table:formula="of:=CONCATENATE(LEFT([.D183];3);MID([.D183];5;10))" office:value-type="string" office:string-value="14462        " calcext:value-type="string">
            <text:p>14462 <text:s text:c="7"/></text:p>
          </table:table-cell>
          <table:table-cell table:formula="of:=CONCATENATE(LEFT([.D183];3);MID([.D183];4;10))" office:value-type="string" office:string-value="144.62       " calcext:value-type="string">
            <text:p>144.62 <text:s text:c="6"/></text:p>
          </table:table-cell>
          <table:table-cell office:value-type="string" calcext:value-type="string">
            <text:p>144.62 <text:s text:c="8"/>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number-columns-repeated="2"/>
        </table:table-row>
        <table:table-row table:style-name="ro2">
          <table:table-cell table:formula="of:=LEFT([.D184];3)" office:value-type="string" office:string-value="144" calcext:value-type="string">
            <text:p>144</text:p>
          </table:table-cell>
          <table:table-cell table:formula="of:=CONCATENATE(LEFT([.D184];3);MID([.D184];5;10))" office:value-type="string" office:string-value="14463        " calcext:value-type="string">
            <text:p>14463 <text:s text:c="7"/></text:p>
          </table:table-cell>
          <table:table-cell table:formula="of:=CONCATENATE(LEFT([.D184];3);MID([.D184];4;10))" office:value-type="string" office:string-value="144.63       " calcext:value-type="string">
            <text:p>144.63 <text:s text:c="6"/></text:p>
          </table:table-cell>
          <table:table-cell office:value-type="string" calcext:value-type="string">
            <text:p>144.63 <text:s text:c="7"/>FREQUÊNCIA DE MONITORES E ESTAGIÁRIOS</text:p>
          </table:table-cell>
          <table:table-cell office:value-type="string" calcext:value-type="string">
            <text:p><text:s text:c="4"/>5 <text:s/>anos</text:p>
          </table:table-cell>
          <table:table-cell office:value-type="string" calcext:value-type="string">
            <text:p>47 anos</text:p>
          </table:table-cell>
          <table:table-cell office:value-type="string" calcext:value-type="string">
            <text:p><text:s/>Eliminação</text:p>
          </table:table-cell>
          <table:table-cell table:number-columns-repeated="2"/>
        </table:table-row>
        <table:table-row table:style-name="ro10">
          <table:table-cell table:formula="of:=LEFT([.D185];3)" office:value-type="string" office:string-value="144" calcext:value-type="string">
            <text:p>144</text:p>
          </table:table-cell>
          <table:table-cell table:formula="of:=CONCATENATE(LEFT([.D185];3);MID([.D185];5;10))" office:value-type="string" office:string-value="1447         " calcext:value-type="string">
            <text:p>1447 <text:s text:c="8"/></text:p>
          </table:table-cell>
          <table:table-cell table:formula="of:=CONCATENATE(LEFT([.D185];3);MID([.D185];4;10))" office:value-type="string" office:string-value="144.7        " calcext:value-type="string">
            <text:p>144.7 <text:s text:c="7"/></text:p>
          </table:table-cell>
          <table:table-cell office:value-type="string" calcext:value-type="string">
            <text:p>144.7          REGIME DISCIPLINAR DOS ALUNOS: PENALIDADES</text:p>
            <text:p>(ADVERTÊNCIA OU REPREENSÃO, SUSPENSÃO E EXPULSÃO)</text:p>
          </table:table-cell>
          <table:table-cell office:value-type="string" calcext:value-type="string">
            <text:p>Até a conclusão </text:p>
            <text:p>do</text:p>
            <text:p>caso</text:p>
          </table:table-cell>
          <table:table-cell office:value-type="string" calcext:value-type="string">
            <text:p>10 anos</text:p>
          </table:table-cell>
          <table:table-cell office:value-type="string" calcext:value-type="string">
            <text:p>           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table-row>
        <table:table-row table:style-name="ro11">
          <table:table-cell table:formula="of:=LEFT([.D186];3)" office:value-type="string" office:string-value="190" calcext:value-type="string">
            <text:p>190</text:p>
          </table:table-cell>
          <table:table-cell table:formula="of:=CONCATENATE(LEFT([.D186];3);MID([.D186];5;10))" office:value-type="string" office:string-value="190          " calcext:value-type="string">
            <text:p>190 <text:s text:c="9"/></text:p>
          </table:table-cell>
          <table:table-cell table:formula="of:=CONCATENATE(LEFT([.D186];3);MID([.D186];4;10))" office:value-type="string" office:string-value="190          " calcext:value-type="string">
            <text:p>190 <text:s text:c="9"/></text:p>
          </table:table-cell>
          <table:table-cell office:value-type="string" calcext:value-type="string">
            <text:p>190            OUTROS ASSUNTOS REFERENTES AO ENSINO SUPERIOR</text:p>
            <text:p/>
            <text:p/>
            <text:p/>
            <text:p/>
            <text:p/>
            <text:p/>
          </table:table-cell>
          <table:table-cell table:number-columns-repeated="5"/>
        </table:table-row>
        <table:table-row table:style-name="ro2">
          <table:table-cell table:formula="of:=LEFT([.D187];3)" office:value-type="string" office:string-value="200" calcext:value-type="string">
            <text:p>200</text:p>
          </table:table-cell>
          <table:table-cell table:formula="of:=CONCATENATE(LEFT([.D187];3);MID([.D187];5;10))" office:value-type="string" office:string-value="200          " calcext:value-type="string">
            <text:p>200 <text:s text:c="9"/></text:p>
          </table:table-cell>
          <table:table-cell table:formula="of:=CONCATENATE(LEFT([.D187];3);MID([.D187];4;10))" office:value-type="string" office:string-value="200          " calcext:value-type="string">
            <text:p>200 <text:s text:c="9"/></text:p>
          </table:table-cell>
          <table:table-cell office:value-type="string" calcext:value-type="string">
            <text:p>200 <text:s text:c="10"/>PESQUISA</text:p>
          </table:table-cell>
          <table:table-cell table:number-columns-repeated="5"/>
        </table:table-row>
        <table:table-row table:style-name="ro1">
          <table:table-cell table:formula="of:=LEFT([.D188];3)" office:value-type="string" office:string-value="210" calcext:value-type="string">
            <text:p>210</text:p>
          </table:table-cell>
          <table:table-cell table:formula="of:=CONCATENATE(LEFT([.D188];3);MID([.D188];5;10))" office:value-type="string" office:string-value="210          " calcext:value-type="string">
            <text:p>210 <text:s text:c="9"/></text:p>
          </table:table-cell>
          <table:table-cell table:formula="of:=CONCATENATE(LEFT([.D188];3);MID([.D188];4;10))" office:value-type="string" office:string-value="210          " calcext:value-type="string">
            <text:p>210 <text:s text:c="9"/></text:p>
          </table:table-cell>
          <table:table-cell office:value-type="string" calcext:value-type="string">
            <text:p>210 <text:s text:c="10"/>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189];3)" office:value-type="string" office:string-value="220" calcext:value-type="string">
            <text:p>220</text:p>
          </table:table-cell>
          <table:table-cell table:formula="of:=CONCATENATE(LEFT([.D189];3);MID([.D189];5;10))" office:value-type="string" office:string-value="220          " calcext:value-type="string">
            <text:p>220 <text:s text:c="9"/></text:p>
          </table:table-cell>
          <table:table-cell table:formula="of:=CONCATENATE(LEFT([.D189];3);MID([.D189];4;10))" office:value-type="string" office:string-value="220          " calcext:value-type="string">
            <text:p>220 <text:s text:c="9"/></text:p>
          </table:table-cell>
          <table:table-cell office:value-type="string" calcext:value-type="string">
            <text:p>220 <text:s text:c="10"/>PROGRAMAS DE PESQUISA</text:p>
          </table:table-cell>
          <table:table-cell table:number-columns-repeated="5"/>
        </table:table-row>
        <table:table-row table:style-name="ro1">
          <table:table-cell table:formula="of:=LEFT([.D190];3)" office:value-type="string" office:string-value="221" calcext:value-type="string">
            <text:p>221</text:p>
          </table:table-cell>
          <table:table-cell table:formula="of:=CONCATENATE(LEFT([.D190];3);MID([.D190];5;10))" office:value-type="string" office:string-value="221          " calcext:value-type="string">
            <text:p>221 <text:s text:c="9"/></text:p>
          </table:table-cell>
          <table:table-cell table:formula="of:=CONCATENATE(LEFT([.D190];3);MID([.D190];4;10))" office:value-type="string" office:string-value="221          " calcext:value-type="string">
            <text:p>221 <text:s text:c="9"/></text:p>
          </table:table-cell>
          <table:table-cell office:value-type="string" calcext:value-type="string">
            <text:p>22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5">
          <table:table-cell table:formula="of:=LEFT([.D191];3)" office:value-type="string" office:string-value="222" calcext:value-type="string">
            <text:p>222</text:p>
          </table:table-cell>
          <table:table-cell table:formula="of:=CONCATENATE(LEFT([.D191];3);MID([.D191];5;10))" office:value-type="string" office:string-value="222          " calcext:value-type="string">
            <text:p>222 <text:s text:c="9"/></text:p>
          </table:table-cell>
          <table:table-cell table:formula="of:=CONCATENATE(LEFT([.D191];3);MID([.D191];4;10))" office:value-type="string" office:string-value="222          " calcext:value-type="string">
            <text:p>222 <text:s text:c="9"/></text:p>
          </table:table-cell>
          <table:table-cell office:value-type="string" calcext:value-type="string">
            <text:p>222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192];3)" office:value-type="string" office:string-value="230" calcext:value-type="string">
            <text:p>230</text:p>
          </table:table-cell>
          <table:table-cell table:formula="of:=CONCATENATE(LEFT([.D192];3);MID([.D192];5;10))" office:value-type="string" office:string-value="230          " calcext:value-type="string">
            <text:p>230 <text:s text:c="9"/></text:p>
          </table:table-cell>
          <table:table-cell table:formula="of:=CONCATENATE(LEFT([.D192];3);MID([.D192];4;10))" office:value-type="string" office:string-value="230          " calcext:value-type="string">
            <text:p>230 <text:s text:c="9"/></text:p>
          </table:table-cell>
          <table:table-cell office:value-type="string" calcext:value-type="string">
            <text:p>230 <text:s text:c="10"/>PROJETOS DE PESQUISA</text:p>
          </table:table-cell>
          <table:table-cell table:number-columns-repeated="5"/>
        </table:table-row>
        <table:table-row table:style-name="ro1">
          <table:table-cell table:formula="of:=LEFT([.D193];3)" office:value-type="string" office:string-value="231" calcext:value-type="string">
            <text:p>231</text:p>
          </table:table-cell>
          <table:table-cell table:formula="of:=CONCATENATE(LEFT([.D193];3);MID([.D193];5;10))" office:value-type="string" office:string-value="231          " calcext:value-type="string">
            <text:p>231 <text:s text:c="9"/></text:p>
          </table:table-cell>
          <table:table-cell table:formula="of:=CONCATENATE(LEFT([.D193];3);MID([.D193];4;10))" office:value-type="string" office:string-value="231          " calcext:value-type="string">
            <text:p>231 <text:s text:c="9"/></text:p>
          </table:table-cell>
          <table:table-cell office:value-type="string" calcext:value-type="string">
            <text:p>23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5">
          <table:table-cell table:formula="of:=LEFT([.D194];3)" office:value-type="string" office:string-value="232" calcext:value-type="string">
            <text:p>232</text:p>
          </table:table-cell>
          <table:table-cell table:formula="of:=CONCATENATE(LEFT([.D194];3);MID([.D194];5;10))" office:value-type="string" office:string-value="232          " calcext:value-type="string">
            <text:p>232 <text:s text:c="9"/></text:p>
          </table:table-cell>
          <table:table-cell table:formula="of:=CONCATENATE(LEFT([.D194];3);MID([.D194];4;10))" office:value-type="string" office:string-value="232          " calcext:value-type="string">
            <text:p>232 <text:s text:c="9"/></text:p>
          </table:table-cell>
          <table:table-cell office:value-type="string" calcext:value-type="string">
            <text:p>232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195];3)" office:value-type="string" office:string-value="240" calcext:value-type="string">
            <text:p>240</text:p>
          </table:table-cell>
          <table:table-cell table:formula="of:=CONCATENATE(LEFT([.D195];3);MID([.D195];5;10))" office:value-type="string" office:string-value="240          " calcext:value-type="string">
            <text:p>240 <text:s text:c="9"/></text:p>
          </table:table-cell>
          <table:table-cell table:formula="of:=CONCATENATE(LEFT([.D195];3);MID([.D195];4;10))" office:value-type="string" office:string-value="240          " calcext:value-type="string">
            <text:p>240 <text:s text:c="9"/></text:p>
          </table:table-cell>
          <table:table-cell office:value-type="string" calcext:value-type="string">
            <text:p>240 <text:s text:c="10"/>INICIAÇÃO CIENTÍFICA</text:p>
          </table:table-cell>
          <table:table-cell table:number-columns-repeated="5"/>
        </table:table-row>
        <table:table-row table:style-name="ro2">
          <table:table-cell table:formula="of:=LEFT([.D196];3)" office:value-type="string" office:string-value="241" calcext:value-type="string">
            <text:p>241</text:p>
          </table:table-cell>
          <table:table-cell table:formula="of:=CONCATENATE(LEFT([.D196];3);MID([.D196];5;10))" office:value-type="string" office:string-value="241          " calcext:value-type="string">
            <text:p>241 <text:s text:c="9"/></text:p>
          </table:table-cell>
          <table:table-cell table:formula="of:=CONCATENATE(LEFT([.D196];3);MID([.D196];4;10))" office:value-type="string" office:string-value="241          " calcext:value-type="string">
            <text:p>241 <text:s text:c="9"/></text:p>
          </table:table-cell>
          <table:table-cell office:value-type="string" calcext:value-type="string">
            <text:p>241 <text:s text:c="10"/>PROCESSO DE SELEÇÃO</text:p>
          </table:table-cell>
          <table:table-cell office:value-type="string" calcext:value-type="string">
            <text:p><text:s text:c="5"/>2 <text:s/>anos</text:p>
          </table:table-cell>
          <table:table-cell office:value-type="string" calcext:value-type="string">
            <text:p>2 anos</text:p>
          </table:table-cell>
          <table:table-cell office:value-type="string" calcext:value-type="string">
            <text:p><text:s text:c="6"/>Eliminação</text:p>
          </table:table-cell>
          <table:table-cell table:number-columns-repeated="2"/>
        </table:table-row>
        <table:table-row table:style-name="ro2">
          <table:table-cell table:formula="of:=LEFT([.D197];3)" office:value-type="string" office:string-value="242" calcext:value-type="string">
            <text:p>242</text:p>
          </table:table-cell>
          <table:table-cell table:formula="of:=CONCATENATE(LEFT([.D197];3);MID([.D197];5;10))" office:value-type="string" office:string-value="242          " calcext:value-type="string">
            <text:p>242 <text:s text:c="9"/></text:p>
          </table:table-cell>
          <table:table-cell table:formula="of:=CONCATENATE(LEFT([.D197];3);MID([.D197];4;10))" office:value-type="string" office:string-value="242          " calcext:value-type="string">
            <text:p>242 <text:s text:c="9"/></text:p>
          </table:table-cell>
          <table:table-cell office:value-type="string" calcext:value-type="string">
            <text:p>242 <text:s text:c="10"/>CADASTRAMENTO DE BOLSISTAS</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text:s text:c="5"/>Eliminação</text:p>
          </table:table-cell>
          <table:table-cell table:number-columns-repeated="2"/>
        </table:table-row>
        <table:table-row table:style-name="ro2">
          <table:table-cell table:formula="of:=LEFT([.D198];3)" office:value-type="string" office:string-value="243" calcext:value-type="string">
            <text:p>243</text:p>
          </table:table-cell>
          <table:table-cell table:formula="of:=CONCATENATE(LEFT([.D198];3);MID([.D198];5;10))" office:value-type="string" office:string-value="243          " calcext:value-type="string">
            <text:p>243 <text:s text:c="9"/></text:p>
          </table:table-cell>
          <table:table-cell table:formula="of:=CONCATENATE(LEFT([.D198];3);MID([.D198];4;10))" office:value-type="string" office:string-value="243          " calcext:value-type="string">
            <text:p>243 <text:s text:c="9"/></text:p>
          </table:table-cell>
          <table:table-cell office:value-type="string" calcext:value-type="string">
            <text:p>243 <text:s text:c="10"/>FREQUÊNCIA DE BOLSISTAS</text:p>
          </table:table-cell>
          <table:table-cell office:value-type="string" calcext:value-type="string">
            <text:p><text:s text:c="5"/>5 <text:s/>anos</text:p>
          </table:table-cell>
          <table:table-cell office:value-type="string" calcext:value-type="string">
            <text:p>47 anos</text:p>
          </table:table-cell>
          <table:table-cell office:value-type="string" calcext:value-type="string">
            <text:p><text:s text:c="4"/>Eliminação</text:p>
          </table:table-cell>
          <table:table-cell table:number-columns-repeated="2"/>
        </table:table-row>
        <table:table-row table:style-name="ro5">
          <table:table-cell table:formula="of:=LEFT([.D199];3)" office:value-type="string" office:string-value="244" calcext:value-type="string">
            <text:p>244</text:p>
          </table:table-cell>
          <table:table-cell table:formula="of:=CONCATENATE(LEFT([.D199];3);MID([.D199];5;10))" office:value-type="string" office:string-value="244          " calcext:value-type="string">
            <text:p>244 <text:s text:c="9"/></text:p>
          </table:table-cell>
          <table:table-cell table:formula="of:=CONCATENATE(LEFT([.D199];3);MID([.D199];4;10))" office:value-type="string" office:string-value="244          " calcext:value-type="string">
            <text:p>244 <text:s text:c="9"/></text:p>
          </table:table-cell>
          <table:table-cell office:value-type="string" calcext:value-type="string">
            <text:p>244 <text:s text:c="10"/>AVALIAÇÃO DE BOLSISTAS</text:p>
          </table:table-cell>
          <table:table-cell office:value-type="string" calcext:value-type="string">
            <text:p><text:s text:c="5"/>2 <text:s/>anos</text:p>
          </table:table-cell>
          <table:table-cell office:value-type="string" calcext:value-type="string">
            <text:p>2 anos</text:p>
          </table:table-cell>
          <table:table-cell office:value-type="string" calcext:value-type="string">
            <text:p> 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00];3)" office:value-type="string" office:string-value="250" calcext:value-type="string">
            <text:p>250</text:p>
          </table:table-cell>
          <table:table-cell table:formula="of:=CONCATENATE(LEFT([.D200];3);MID([.D200];5;10))" office:value-type="string" office:string-value="250          " calcext:value-type="string">
            <text:p>250 <text:s text:c="9"/></text:p>
          </table:table-cell>
          <table:table-cell table:formula="of:=CONCATENATE(LEFT([.D200];3);MID([.D200];4;10))" office:value-type="string" office:string-value="250          " calcext:value-type="string">
            <text:p>250 <text:s text:c="9"/></text:p>
          </table:table-cell>
          <table:table-cell office:value-type="string" calcext:value-type="string">
            <text:p>250 <text:s text:c="11"/>TRANSFERÊNCIA E INOVAÇÃO TECNOLÓGICA</text:p>
          </table:table-cell>
          <table:table-cell table:number-columns-repeated="5"/>
        </table:table-row>
        <table:table-row table:style-name="ro2">
          <table:table-cell table:formula="of:=LEFT([.D201];3)" office:value-type="string" office:string-value="251" calcext:value-type="string">
            <text:p>251</text:p>
          </table:table-cell>
          <table:table-cell table:formula="of:=CONCATENATE(LEFT([.D201];3);MID([.D201];5;10))" office:value-type="string" office:string-value="251          " calcext:value-type="string">
            <text:p>251 <text:s text:c="9"/></text:p>
          </table:table-cell>
          <table:table-cell table:formula="of:=CONCATENATE(LEFT([.D201];3);MID([.D201];4;10))" office:value-type="string" office:string-value="251          " calcext:value-type="string">
            <text:p>251 <text:s text:c="9"/></text:p>
          </table:table-cell>
          <table:table-cell office:value-type="string" calcext:value-type="string">
            <text:p>251 <text:s text:c="11"/>REGISTRO DA PROPRIEDADE INTELECTUAL</text:p>
          </table:table-cell>
          <table:table-cell table:number-columns-repeated="5"/>
        </table:table-row>
        <table:table-row table:style-name="ro1">
          <table:table-cell table:formula="of:=LEFT([.D202];3)" office:value-type="string" office:string-value="251" calcext:value-type="string">
            <text:p>251</text:p>
          </table:table-cell>
          <table:table-cell table:formula="of:=CONCATENATE(LEFT([.D202];3);MID([.D202];5;10))" office:value-type="string" office:string-value="2511         " calcext:value-type="string">
            <text:p>2511 <text:s text:c="8"/></text:p>
          </table:table-cell>
          <table:table-cell table:formula="of:=CONCATENATE(LEFT([.D202];3);MID([.D202];4;10))" office:value-type="string" office:string-value="251.1        " calcext:value-type="string">
            <text:p>251.1 <text:s text:c="7"/></text:p>
          </table:table-cell>
          <table:table-cell office:value-type="string" calcext:value-type="string">
            <text:p>251.1 <text:s text:c="9"/>APOIO À REDAÇÃO DE PATENTE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1">
          <table:table-cell table:formula="of:=LEFT([.D203];3)" office:value-type="string" office:string-value="251" calcext:value-type="string">
            <text:p>251</text:p>
          </table:table-cell>
          <table:table-cell table:formula="of:=CONCATENATE(LEFT([.D203];3);MID([.D203];5;10))" office:value-type="string" office:string-value="2512         " calcext:value-type="string">
            <text:p>2512 <text:s text:c="8"/></text:p>
          </table:table-cell>
          <table:table-cell table:formula="of:=CONCATENATE(LEFT([.D203];3);MID([.D203];4;10))" office:value-type="string" office:string-value="251.2        " calcext:value-type="string">
            <text:p>251.2 <text:s text:c="7"/></text:p>
          </table:table-cell>
          <table:table-cell office:value-type="string" calcext:value-type="string">
            <text:p>251.2 <text:s text:c="9"/>APRESENTAÇÃO E ACOMPANHAMENT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            Guarda</text:p>
            <text:p>Permanente</text:p>
          </table:table-cell>
          <table:table-cell table:number-columns-repeated="2"/>
        </table:table-row>
        <table:table-row table:style-name="ro2">
          <table:table-cell table:formula="of:=LEFT([.D204];3)" office:value-type="string" office:string-value="252" calcext:value-type="string">
            <text:p>252</text:p>
          </table:table-cell>
          <table:table-cell table:formula="of:=CONCATENATE(LEFT([.D204];3);MID([.D204];5;10))" office:value-type="string" office:string-value="252          " calcext:value-type="string">
            <text:p>252 <text:s text:c="9"/></text:p>
          </table:table-cell>
          <table:table-cell table:formula="of:=CONCATENATE(LEFT([.D204];3);MID([.D204];4;10))" office:value-type="string" office:string-value="252          " calcext:value-type="string">
            <text:p>252 <text:s text:c="9"/></text:p>
          </table:table-cell>
          <table:table-cell office:value-type="string" calcext:value-type="string">
            <text:p>252 <text:s text:c="12"/>TRANSFERÊNCIA DE TECNOLOGIA</text:p>
          </table:table-cell>
          <table:table-cell table:number-columns-repeated="5"/>
        </table:table-row>
        <table:table-row table:style-name="ro2">
          <table:table-cell table:formula="of:=LEFT([.D205];3)" office:value-type="string" office:string-value="252" calcext:value-type="string">
            <text:p>252</text:p>
          </table:table-cell>
          <table:table-cell table:formula="of:=CONCATENATE(LEFT([.D205];3);MID([.D205];5;10))" office:value-type="string" office:string-value="2521         " calcext:value-type="string">
            <text:p>2521 <text:s text:c="8"/></text:p>
          </table:table-cell>
          <table:table-cell table:formula="of:=CONCATENATE(LEFT([.D205];3);MID([.D205];4;10))" office:value-type="string" office:string-value="252.1        " calcext:value-type="string">
            <text:p>252.1 <text:s text:c="7"/></text:p>
          </table:table-cell>
          <table:table-cell office:value-type="string" calcext:value-type="string">
            <text:p>252.1 <text:s text:c="9"/>INFORMAÇÕES TÉCNICAS</text:p>
          </table:table-cell>
          <table:table-cell office:value-type="string" calcext:value-type="string">
            <text:p>Até a celebração do contrato</text:p>
          </table:table-cell>
          <table:table-cell office:value-type="string" calcext:value-type="string">
            <text:p>5 anos</text:p>
          </table:table-cell>
          <table:table-cell office:value-type="string" calcext:value-type="string">
            <text:p><text:s text:c="2"/>Eliminação</text:p>
          </table:table-cell>
          <table:table-cell table:number-columns-repeated="2"/>
        </table:table-row>
        <table:table-row table:style-name="ro6">
          <table:table-cell table:formula="of:=LEFT([.D206];3)" office:value-type="string" office:string-value="252" calcext:value-type="string">
            <text:p>252</text:p>
          </table:table-cell>
          <table:table-cell table:formula="of:=CONCATENATE(LEFT([.D206];3);MID([.D206];5;10))" office:value-type="string" office:string-value="2522         " calcext:value-type="string">
            <text:p>2522 <text:s text:c="8"/></text:p>
          </table:table-cell>
          <table:table-cell table:formula="of:=CONCATENATE(LEFT([.D206];3);MID([.D206];4;10))" office:value-type="string" office:string-value="252.2        " calcext:value-type="string">
            <text:p>252.2 <text:s text:c="7"/></text:p>
          </table:table-cell>
          <table:table-cell office:value-type="string" calcext:value-type="string">
            <text:p>252.2 <text:s text:c="9"/>CELEBRAÇÃO E ACOMPANHAMENTO DE CONTRATO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 processo de averbação junto ao INPI após a confirmação e recebimento do certificado de averbação.</text:p>
          </table:table-cell>
          <table:table-cell/>
        </table:table-row>
        <table:table-row table:style-name="ro1">
          <table:table-cell table:formula="of:=LEFT([.D207];3)" office:value-type="string" office:string-value="252" calcext:value-type="string">
            <text:p>252</text:p>
          </table:table-cell>
          <table:table-cell table:formula="of:=CONCATENATE(LEFT([.D207];3);MID([.D207];5;10))" office:value-type="string" office:string-value="2523         " calcext:value-type="string">
            <text:p>2523 <text:s text:c="8"/></text:p>
          </table:table-cell>
          <table:table-cell table:formula="of:=CONCATENATE(LEFT([.D207];3);MID([.D207];4;10))" office:value-type="string" office:string-value="252.3        " calcext:value-type="string">
            <text:p>252.3 <text:s text:c="7"/></text:p>
          </table:table-cell>
          <table:table-cell office:value-type="string" calcext:value-type="string">
            <text:p>252.3         PARCERIAS PARA EXPLORAÇÃO E DESENVOLVIMENTO DE</text:p>
            <text:p>INOVAÇÃO TECNOLÓGIC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208];3)" office:value-type="string" office:string-value="253" calcext:value-type="string">
            <text:p>253</text:p>
          </table:table-cell>
          <table:table-cell table:formula="of:=CONCATENATE(LEFT([.D208];3);MID([.D208];5;10))" office:value-type="string" office:string-value="253          " calcext:value-type="string">
            <text:p>253 <text:s text:c="9"/></text:p>
          </table:table-cell>
          <table:table-cell table:formula="of:=CONCATENATE(LEFT([.D208];3);MID([.D208];4;10))" office:value-type="string" office:string-value="253          " calcext:value-type="string">
            <text:p>253 <text:s text:c="9"/></text:p>
          </table:table-cell>
          <table:table-cell office:value-type="string" calcext:value-type="string">
            <text:p>253 <text:s text:c="12"/>DIVULGAÇÃO DE INFORMAÇÃO TECNOLÓGICA</text:p>
          </table:table-cell>
          <table:table-cell table:number-columns-repeated="5"/>
        </table:table-row>
        <table:table-row table:style-name="ro1">
          <table:table-cell table:formula="of:=LEFT([.D209];3)" office:value-type="string" office:string-value="253" calcext:value-type="string">
            <text:p>253</text:p>
          </table:table-cell>
          <table:table-cell table:formula="of:=CONCATENATE(LEFT([.D209];3);MID([.D209];5;10))" office:value-type="string" office:string-value="2531         " calcext:value-type="string">
            <text:p>2531 <text:s text:c="8"/></text:p>
          </table:table-cell>
          <table:table-cell table:formula="of:=CONCATENATE(LEFT([.D209];3);MID([.D209];4;10))" office:value-type="string" office:string-value="253.1        " calcext:value-type="string">
            <text:p>253.1 <text:s text:c="7"/></text:p>
          </table:table-cell>
          <table:table-cell office:value-type="string" calcext:value-type="string">
            <text:p>253.1 <text:s text:c="9"/>INFORMAÇÃO TECNOLÓGICA INSTITUCIONAL</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1">
          <table:table-cell table:formula="of:=LEFT([.D210];3)" office:value-type="string" office:string-value="253" calcext:value-type="string">
            <text:p>253</text:p>
          </table:table-cell>
          <table:table-cell table:formula="of:=CONCATENATE(LEFT([.D210];3);MID([.D210];5;10))" office:value-type="string" office:string-value="2532         " calcext:value-type="string">
            <text:p>2532 <text:s text:c="8"/></text:p>
          </table:table-cell>
          <table:table-cell table:formula="of:=CONCATENATE(LEFT([.D210];3);MID([.D210];4;10))" office:value-type="string" office:string-value="253.2        " calcext:value-type="string">
            <text:p>253.2 <text:s text:c="7"/></text:p>
          </table:table-cell>
          <table:table-cell office:value-type="string" calcext:value-type="string">
            <text:p>253.2 <text:s text:c="9"/>AVALIAÇÃO DA TRANSFERÊNCIA E INOVAÇÃO TECNOLÓGICA</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211];3)" office:value-type="string" office:string-value="254" calcext:value-type="string">
            <text:p>254</text:p>
          </table:table-cell>
          <table:table-cell table:formula="of:=CONCATENATE(LEFT([.D211];3);MID([.D211];5;10))" office:value-type="string" office:string-value="254          " calcext:value-type="string">
            <text:p>254 <text:s text:c="9"/></text:p>
          </table:table-cell>
          <table:table-cell table:formula="of:=CONCATENATE(LEFT([.D211];3);MID([.D211];4;10))" office:value-type="string" office:string-value="254          " calcext:value-type="string">
            <text:p>254 <text:s text:c="9"/></text:p>
          </table:table-cell>
          <table:table-cell office:value-type="string" calcext:value-type="string">
            <text:p>254 <text:s text:c="11"/>PROGRAMAS DE INCUBADORAS DE EMPRESAS</text:p>
          </table:table-cell>
          <table:table-cell table:number-columns-repeated="5"/>
        </table:table-row>
        <table:table-row table:style-name="ro1">
          <table:table-cell table:formula="of:=LEFT([.D212];3)" office:value-type="string" office:string-value="254" calcext:value-type="string">
            <text:p>254</text:p>
          </table:table-cell>
          <table:table-cell table:formula="of:=CONCATENATE(LEFT([.D212];3);MID([.D212];5;10))" office:value-type="string" office:string-value="2541         " calcext:value-type="string">
            <text:p>2541 <text:s text:c="8"/></text:p>
          </table:table-cell>
          <table:table-cell table:formula="of:=CONCATENATE(LEFT([.D212];3);MID([.D212];4;10))" office:value-type="string" office:string-value="254.1        " calcext:value-type="string">
            <text:p>254.1 <text:s text:c="7"/></text:p>
          </table:table-cell>
          <table:table-cell office:value-type="string" calcext:value-type="string">
            <text:p>254.1 <text:s text:c="9"/>PROSPECÇÃO DE PROJETO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213];3)" office:value-type="string" office:string-value="254" calcext:value-type="string">
            <text:p>254</text:p>
          </table:table-cell>
          <table:table-cell table:formula="of:=CONCATENATE(LEFT([.D213];3);MID([.D213];5;10))" office:value-type="string" office:string-value="2542         " calcext:value-type="string">
            <text:p>2542 <text:s text:c="8"/></text:p>
          </table:table-cell>
          <table:table-cell table:formula="of:=CONCATENATE(LEFT([.D213];3);MID([.D213];4;10))" office:value-type="string" office:string-value="254.2        " calcext:value-type="string">
            <text:p>254.2 <text:s text:c="7"/></text:p>
          </table:table-cell>
          <table:table-cell office:value-type="string" calcext:value-type="string">
            <text:p>254.2 <text:s text:c="9"/>IMPLANTAÇÃO E ACOMPANHAMENTO DO PROGRAMA</text:p>
          </table:table-cell>
          <table:table-cell table:number-columns-repeated="5"/>
        </table:table-row>
        <table:table-row table:style-name="ro3">
          <table:table-cell table:formula="of:=LEFT([.D214];3)" office:value-type="string" office:string-value="254" calcext:value-type="string">
            <text:p>254</text:p>
          </table:table-cell>
          <table:table-cell table:formula="of:=CONCATENATE(LEFT([.D214];3);MID([.D214];5;10))" office:value-type="string" office:string-value="25421        " calcext:value-type="string">
            <text:p>25421 <text:s text:c="7"/></text:p>
          </table:table-cell>
          <table:table-cell table:formula="of:=CONCATENATE(LEFT([.D214];3);MID([.D214];4;10))" office:value-type="string" office:string-value="254.21       " calcext:value-type="string">
            <text:p>254.21 <text:s text:c="6"/></text:p>
          </table:table-cell>
          <table:table-cell office:value-type="string" calcext:value-type="string">
            <text:p>254.21 <text:s text:c="7"/>PROCESSO DE SELE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1">
          <table:table-cell table:formula="of:=LEFT([.D215];3)" office:value-type="string" office:string-value="254" calcext:value-type="string">
            <text:p>254</text:p>
          </table:table-cell>
          <table:table-cell table:formula="of:=CONCATENATE(LEFT([.D215];3);MID([.D215];5;10))" office:value-type="string" office:string-value="25422        " calcext:value-type="string">
            <text:p>25422 <text:s text:c="7"/></text:p>
          </table:table-cell>
          <table:table-cell table:formula="of:=CONCATENATE(LEFT([.D215];3);MID([.D215];4;10))" office:value-type="string" office:string-value="254.22       " calcext:value-type="string">
            <text:p>254.22 <text:s text:c="6"/></text:p>
          </table:table-cell>
          <table:table-cell office:value-type="string" calcext:value-type="string">
            <text:p>254.22 <text:s text:c="7"/>ADMISS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1">
          <table:table-cell table:formula="of:=LEFT([.D216];3)" office:value-type="string" office:string-value="254" calcext:value-type="string">
            <text:p>254</text:p>
          </table:table-cell>
          <table:table-cell table:formula="of:=CONCATENATE(LEFT([.D216];3);MID([.D216];5;10))" office:value-type="string" office:string-value="25423        " calcext:value-type="string">
            <text:p>25423 <text:s text:c="7"/></text:p>
          </table:table-cell>
          <table:table-cell table:formula="of:=CONCATENATE(LEFT([.D216];3);MID([.D216];4;10))" office:value-type="string" office:string-value="254.23       " calcext:value-type="string">
            <text:p>254.23 <text:s text:c="6"/></text:p>
          </table:table-cell>
          <table:table-cell office:value-type="string" calcext:value-type="string">
            <text:p>254.23 <text:s text:c="7"/>CAPACITAÇÃO E DESENVOLVIMENT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1">
          <table:table-cell table:formula="of:=LEFT([.D217];3)" office:value-type="string" office:string-value="254" calcext:value-type="string">
            <text:p>254</text:p>
          </table:table-cell>
          <table:table-cell table:formula="of:=CONCATENATE(LEFT([.D217];3);MID([.D217];5;10))" office:value-type="string" office:string-value="25424        " calcext:value-type="string">
            <text:p>25424 <text:s text:c="7"/></text:p>
          </table:table-cell>
          <table:table-cell table:formula="of:=CONCATENATE(LEFT([.D217];3);MID([.D217];4;10))" office:value-type="string" office:string-value="254.24       " calcext:value-type="string">
            <text:p>254.24 <text:s text:c="6"/></text:p>
          </table:table-cell>
          <table:table-cell office:value-type="string" calcext:value-type="string">
            <text:p>254.24 <text:s text:c="7"/>AVALIA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218];3)" office:value-type="string" office:string-value="260" calcext:value-type="string">
            <text:p>260</text:p>
          </table:table-cell>
          <table:table-cell table:formula="of:=CONCATENATE(LEFT([.D218];3);MID([.D218];5;10))" office:value-type="string" office:string-value="260          " calcext:value-type="string">
            <text:p>260 <text:s text:c="9"/></text:p>
          </table:table-cell>
          <table:table-cell table:formula="of:=CONCATENATE(LEFT([.D218];3);MID([.D218];4;10))" office:value-type="string" office:string-value="260          " calcext:value-type="string">
            <text:p>260 <text:s text:c="9"/></text:p>
          </table:table-cell>
          <table:table-cell office:value-type="string" calcext:value-type="string">
            <text:p>260 <text:s text:c="10"/>ÉTICA EM PESQUISA</text:p>
          </table:table-cell>
          <table:table-cell table:number-columns-repeated="5"/>
        </table:table-row>
        <table:table-row table:style-name="ro2">
          <table:table-cell table:formula="of:=LEFT([.D219];3)" office:value-type="string" office:string-value="261" calcext:value-type="string">
            <text:p>261</text:p>
          </table:table-cell>
          <table:table-cell table:formula="of:=CONCATENATE(LEFT([.D219];3);MID([.D219];5;10))" office:value-type="string" office:string-value="261          " calcext:value-type="string">
            <text:p>261 <text:s text:c="9"/></text:p>
          </table:table-cell>
          <table:table-cell table:formula="of:=CONCATENATE(LEFT([.D219];3);MID([.D219];4;10))" office:value-type="string" office:string-value="261          " calcext:value-type="string">
            <text:p>261 <text:s text:c="9"/></text:p>
          </table:table-cell>
          <table:table-cell office:value-type="string" calcext:value-type="string">
            <text:p>261 <text:s text:c="11"/>PESQUISA EM SERES HUMANOS</text:p>
          </table:table-cell>
          <table:table-cell table:number-columns-repeated="5"/>
        </table:table-row>
        <table:table-row table:style-name="ro13">
          <table:table-cell table:formula="of:=LEFT([.D220];3)" office:value-type="string" office:string-value="261" calcext:value-type="string">
            <text:p>261</text:p>
          </table:table-cell>
          <table:table-cell table:formula="of:=CONCATENATE(LEFT([.D220];3);MID([.D220];5;10))" office:value-type="string" office:string-value="2611         " calcext:value-type="string">
            <text:p>2611 <text:s text:c="8"/></text:p>
          </table:table-cell>
          <table:table-cell table:formula="of:=CONCATENATE(LEFT([.D220];3);MID([.D220];4;10))" office:value-type="string" office:string-value="261.1        " calcext:value-type="string">
            <text:p>261.1 <text:s text:c="7"/></text:p>
          </table:table-cell>
          <table:table-cell office:value-type="string" calcext:value-type="string">
            <text:p>261.1 <text:s text:c="8"/>COMITÊ DE ÉTIC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seres humanos que participam das pesquisas, deverão observar medidas especiais de segurança, conforme legislação em vigor.</text:p>
          </table:table-cell>
          <table:table-cell/>
        </table:table-row>
        <table:table-row table:style-name="ro10">
          <table:table-cell table:formula="of:=LEFT([.D221];3)" office:value-type="string" office:string-value="263" calcext:value-type="string">
            <text:p>263</text:p>
          </table:table-cell>
          <table:table-cell table:formula="of:=CONCATENATE(LEFT([.D221];3);MID([.D221];5;10))" office:value-type="string" office:string-value="2632         " calcext:value-type="string">
            <text:p>2632 <text:s text:c="8"/></text:p>
          </table:table-cell>
          <table:table-cell table:formula="of:=CONCATENATE(LEFT([.D221];3);MID([.D221];4;10))" office:value-type="string" office:string-value="263.2        " calcext:value-type="string">
            <text:p>263.2 <text:s text:c="7"/></text:p>
          </table:table-cell>
          <table:table-cell office:value-type="string" calcext:value-type="string">
            <text:p>263.2 <text:s text:c="8"/>REGISTRO DA PESQUIS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aos organismos geneticamente modificados e seus derivados, deverão observar medidas especiais de segurança, conforme legislação em vigor.</text:p>
          </table:table-cell>
          <table:table-cell/>
        </table:table-row>
        <table:table-row table:style-name="ro2">
          <table:table-cell table:formula="of:=LEFT([.D222];3)" office:value-type="string" office:string-value="290" calcext:value-type="string">
            <text:p>290</text:p>
          </table:table-cell>
          <table:table-cell table:formula="of:=CONCATENATE(LEFT([.D222];3);MID([.D222];5;10))" office:value-type="string" office:string-value="290          " calcext:value-type="string">
            <text:p>290 <text:s text:c="9"/></text:p>
          </table:table-cell>
          <table:table-cell table:formula="of:=CONCATENATE(LEFT([.D222];3);MID([.D222];4;10))" office:value-type="string" office:string-value="290          " calcext:value-type="string">
            <text:p>290 <text:s text:c="9"/></text:p>
          </table:table-cell>
          <table:table-cell office:value-type="string" calcext:value-type="string">
            <text:p>290 <text:s text:c="10"/>OUTROS ASSUNTOS REFERENTES À PESQUISA</text:p>
          </table:table-cell>
          <table:table-cell table:number-columns-repeated="5"/>
        </table:table-row>
        <table:table-row table:style-name="ro2">
          <table:table-cell table:formula="of:=LEFT([.D223];3)" office:value-type="string" office:string-value="300" calcext:value-type="string">
            <text:p>300</text:p>
          </table:table-cell>
          <table:table-cell table:formula="of:=CONCATENATE(LEFT([.D223];3);MID([.D223];5;10))" office:value-type="string" office:string-value="300          " calcext:value-type="string">
            <text:p>300 <text:s text:c="9"/></text:p>
          </table:table-cell>
          <table:table-cell table:formula="of:=CONCATENATE(LEFT([.D223];3);MID([.D223];4;10))" office:value-type="string" office:string-value="300          " calcext:value-type="string">
            <text:p>300 <text:s text:c="9"/></text:p>
          </table:table-cell>
          <table:table-cell office:value-type="string" calcext:value-type="string">
            <text:p>300 <text:s text:c="10"/>EXTENSÃO</text:p>
          </table:table-cell>
          <table:table-cell table:number-columns-repeated="5"/>
        </table:table-row>
        <table:table-row table:style-name="ro1">
          <table:table-cell table:formula="of:=LEFT([.D224];3)" office:value-type="string" office:string-value="310" calcext:value-type="string">
            <text:p>310</text:p>
          </table:table-cell>
          <table:table-cell table:formula="of:=CONCATENATE(LEFT([.D224];3);MID([.D224];5;10))" office:value-type="string" office:string-value="310          " calcext:value-type="string">
            <text:p>310 <text:s text:c="9"/></text:p>
          </table:table-cell>
          <table:table-cell table:formula="of:=CONCATENATE(LEFT([.D224];3);MID([.D224];4;10))" office:value-type="string" office:string-value="310          " calcext:value-type="string">
            <text:p>310 <text:s text:c="9"/></text:p>
          </table:table-cell>
          <table:table-cell office:value-type="string" calcext:value-type="string">
            <text:p>310 <text:s text:c="10"/>NORMATIZAÇÃO. REGULAMENTAÇÃO</text:p>
          </table:table-cell>
          <table:table-cell office:value-type="string" calcext:value-type="string">
            <text:p>Enquanto <text:s text:c="2"/>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225];3)" office:value-type="string" office:string-value="320" calcext:value-type="string">
            <text:p>320</text:p>
          </table:table-cell>
          <table:table-cell table:formula="of:=CONCATENATE(LEFT([.D225];3);MID([.D225];5;10))" office:value-type="string" office:string-value="320          " calcext:value-type="string">
            <text:p>320 <text:s text:c="9"/></text:p>
          </table:table-cell>
          <table:table-cell table:formula="of:=CONCATENATE(LEFT([.D225];3);MID([.D225];4;10))" office:value-type="string" office:string-value="320          " calcext:value-type="string">
            <text:p>320 <text:s text:c="9"/></text:p>
          </table:table-cell>
          <table:table-cell office:value-type="string" calcext:value-type="string">
            <text:p>320 <text:s text:c="10"/>PROGRAMAS DE EXTENSÃO</text:p>
          </table:table-cell>
          <table:table-cell table:number-columns-repeated="5"/>
        </table:table-row>
        <table:table-row table:style-name="ro1">
          <table:table-cell table:formula="of:=LEFT([.D226];3)" office:value-type="string" office:string-value="321" calcext:value-type="string">
            <text:p>321</text:p>
          </table:table-cell>
          <table:table-cell table:formula="of:=CONCATENATE(LEFT([.D226];3);MID([.D226];5;10))" office:value-type="string" office:string-value="321          " calcext:value-type="string">
            <text:p>321 <text:s text:c="9"/></text:p>
          </table:table-cell>
          <table:table-cell table:formula="of:=CONCATENATE(LEFT([.D226];3);MID([.D226];4;10))" office:value-type="string" office:string-value="321          " calcext:value-type="string">
            <text:p>321 <text:s text:c="9"/></text:p>
          </table:table-cell>
          <table:table-cell office:value-type="string" calcext:value-type="string">
            <text:p>321 <text:s text:c="10"/>PROPOSIÇÃO</text:p>
          </table:table-cell>
          <table:table-cell office:value-type="string" calcext:value-type="string">
            <text:p>Enquanto <text:s/>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5">
          <table:table-cell table:formula="of:=LEFT([.D227];3)" office:value-type="string" office:string-value="322" calcext:value-type="string">
            <text:p>322</text:p>
          </table:table-cell>
          <table:table-cell table:formula="of:=CONCATENATE(LEFT([.D227];3);MID([.D227];5;10))" office:value-type="string" office:string-value="322          " calcext:value-type="string">
            <text:p>322 <text:s text:c="9"/></text:p>
          </table:table-cell>
          <table:table-cell table:formula="of:=CONCATENATE(LEFT([.D227];3);MID([.D227];4;10))" office:value-type="string" office:string-value="322          " calcext:value-type="string">
            <text:p>322 <text:s text:c="9"/></text:p>
          </table:table-cell>
          <table:table-cell office:value-type="string" calcext:value-type="string">
            <text:p>322 <text:s text:c="11"/>AVALIAÇÃO. RESULTADOS</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28];3)" office:value-type="string" office:string-value="330" calcext:value-type="string">
            <text:p>330</text:p>
          </table:table-cell>
          <table:table-cell table:formula="of:=CONCATENATE(LEFT([.D228];3);MID([.D228];5;10))" office:value-type="string" office:string-value="330          " calcext:value-type="string">
            <text:p>330 <text:s text:c="9"/></text:p>
          </table:table-cell>
          <table:table-cell table:formula="of:=CONCATENATE(LEFT([.D228];3);MID([.D228];4;10))" office:value-type="string" office:string-value="330          " calcext:value-type="string">
            <text:p>330 <text:s text:c="9"/></text:p>
          </table:table-cell>
          <table:table-cell office:value-type="string" calcext:value-type="string">
            <text:p>330 <text:s text:c="11"/>PROJETOS DE EXTENSÃO</text:p>
          </table:table-cell>
          <table:table-cell table:number-columns-repeated="5"/>
        </table:table-row>
        <table:table-row table:style-name="ro1">
          <table:table-cell table:formula="of:=LEFT([.D229];3)" office:value-type="string" office:string-value="331" calcext:value-type="string">
            <text:p>331</text:p>
          </table:table-cell>
          <table:table-cell table:formula="of:=CONCATENATE(LEFT([.D229];3);MID([.D229];5;10))" office:value-type="string" office:string-value="331          " calcext:value-type="string">
            <text:p>331 <text:s text:c="9"/></text:p>
          </table:table-cell>
          <table:table-cell table:formula="of:=CONCATENATE(LEFT([.D229];3);MID([.D229];4;10))" office:value-type="string" office:string-value="331          " calcext:value-type="string">
            <text:p>331 <text:s text:c="9"/></text:p>
          </table:table-cell>
          <table:table-cell office:value-type="string" calcext:value-type="string">
            <text:p>33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3">
          <table:table-cell table:formula="of:=LEFT([.D230];3)" office:value-type="string" office:string-value="344" calcext:value-type="string">
            <text:p>344</text:p>
          </table:table-cell>
          <table:table-cell table:formula="of:=CONCATENATE(LEFT([.D230];3);MID([.D230];5;10))" office:value-type="string" office:string-value="344          " calcext:value-type="string">
            <text:p>344 <text:s text:c="9"/></text:p>
          </table:table-cell>
          <table:table-cell table:formula="of:=CONCATENATE(LEFT([.D230];3);MID([.D230];4;10))" office:value-type="string" office:string-value="344          " calcext:value-type="string">
            <text:p>344 <text:s text:c="9"/></text:p>
          </table:table-cell>
          <table:table-cell office:value-type="string" calcext:value-type="string">
            <text:p>344 <text:s text:c="11"/>FREQUÊNCIA</text:p>
          </table:table-cell>
          <table:table-cell office:value-type="string" calcext:value-type="string">
            <text:p>Até a conclusão </text:p>
            <text:p>do</text:p>
            <text:p>curso</text:p>
          </table:table-cell>
          <table:table-cell office:value-type="string" calcext:value-type="string">
            <text:p>1 ano</text:p>
          </table:table-cell>
          <table:table-cell office:value-type="string" calcext:value-type="string">
            <text:p><text:s text:c="3"/>Eliminação</text:p>
          </table:table-cell>
          <table:table-cell table:number-columns-repeated="2"/>
        </table:table-row>
        <table:table-row table:style-name="ro3">
          <table:table-cell table:formula="of:=LEFT([.D231];3)" office:value-type="string" office:string-value="345" calcext:value-type="string">
            <text:p>345</text:p>
          </table:table-cell>
          <table:table-cell table:formula="of:=CONCATENATE(LEFT([.D231];3);MID([.D231];5;10))" office:value-type="string" office:string-value="345          " calcext:value-type="string">
            <text:p>345 <text:s text:c="9"/></text:p>
          </table:table-cell>
          <table:table-cell table:formula="of:=CONCATENATE(LEFT([.D231];3);MID([.D231];4;10))" office:value-type="string" office:string-value="345          " calcext:value-type="string">
            <text:p>345 <text:s text:c="9"/></text:p>
          </table:table-cell>
          <table:table-cell office:value-type="string" calcext:value-type="string">
            <text:p>345 <text:s text:c="11"/>EMISSÃO DE CERTIFICAD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após 2 anos da emissão.</text:p>
          </table:table-cell>
          <table:table-cell/>
        </table:table-row>
        <table:table-row table:style-name="ro5">
          <table:table-cell table:formula="of:=LEFT([.D232];3)" office:value-type="string" office:string-value="346" calcext:value-type="string">
            <text:p>346</text:p>
          </table:table-cell>
          <table:table-cell table:formula="of:=CONCATENATE(LEFT([.D232];3);MID([.D232];5;10))" office:value-type="string" office:string-value="346          " calcext:value-type="string">
            <text:p>346 <text:s text:c="9"/></text:p>
          </table:table-cell>
          <table:table-cell table:formula="of:=CONCATENATE(LEFT([.D232];3);MID([.D232];4;10))" office:value-type="string" office:string-value="346          " calcext:value-type="string">
            <text:p>346 <text:s text:c="9"/></text:p>
          </table:table-cell>
          <table:table-cell office:value-type="string" calcext:value-type="string">
            <text:p>346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33];3)" office:value-type="string" office:string-value="350" calcext:value-type="string">
            <text:p>350</text:p>
          </table:table-cell>
          <table:table-cell table:formula="of:=CONCATENATE(LEFT([.D233];3);MID([.D233];5;10))" office:value-type="string" office:string-value="350          " calcext:value-type="string">
            <text:p>350 <text:s text:c="9"/></text:p>
          </table:table-cell>
          <table:table-cell table:formula="of:=CONCATENATE(LEFT([.D233];3);MID([.D233];4;10))" office:value-type="string" office:string-value="350          " calcext:value-type="string">
            <text:p>350 <text:s text:c="9"/></text:p>
          </table:table-cell>
          <table:table-cell office:value-type="string" calcext:value-type="string">
            <text:p>350 <text:s text:c="10"/>EVENTOS DE EXTENSÃO</text:p>
          </table:table-cell>
          <table:table-cell table:number-columns-repeated="5"/>
        </table:table-row>
        <table:table-row table:style-name="ro1">
          <table:table-cell table:formula="of:=LEFT([.D234];3)" office:value-type="string" office:string-value="351" calcext:value-type="string">
            <text:p>351</text:p>
          </table:table-cell>
          <table:table-cell table:formula="of:=CONCATENATE(LEFT([.D234];3);MID([.D234];5;10))" office:value-type="string" office:string-value="351          " calcext:value-type="string">
            <text:p>351 <text:s text:c="9"/></text:p>
          </table:table-cell>
          <table:table-cell table:formula="of:=CONCATENATE(LEFT([.D234];3);MID([.D234];4;10))" office:value-type="string" office:string-value="351          " calcext:value-type="string">
            <text:p>351 <text:s text:c="9"/></text:p>
          </table:table-cell>
          <table:table-cell office:value-type="string" calcext:value-type="string">
            <text:p>35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3">
          <table:table-cell table:formula="of:=LEFT([.D235];3)" office:value-type="string" office:string-value="352" calcext:value-type="string">
            <text:p>352</text:p>
          </table:table-cell>
          <table:table-cell table:formula="of:=CONCATENATE(LEFT([.D235];3);MID([.D235];5;10))" office:value-type="string" office:string-value="352          " calcext:value-type="string">
            <text:p>352 <text:s text:c="9"/></text:p>
          </table:table-cell>
          <table:table-cell table:formula="of:=CONCATENATE(LEFT([.D235];3);MID([.D235];4;10))" office:value-type="string" office:string-value="352          " calcext:value-type="string">
            <text:p>352 <text:s text:c="9"/></text:p>
          </table:table-cell>
          <table:table-cell office:value-type="string" calcext:value-type="string">
            <text:p>352 <text:s text:c="10"/>DIVULGA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Guardar apenas um exemplar do material de cada evento.</text:p>
          </table:table-cell>
          <table:table-cell/>
        </table:table-row>
        <table:table-row table:style-name="ro3">
          <table:table-cell table:formula="of:=LEFT([.D236];3)" office:value-type="string" office:string-value="353" calcext:value-type="string">
            <text:p>353</text:p>
          </table:table-cell>
          <table:table-cell table:formula="of:=CONCATENATE(LEFT([.D236];3);MID([.D236];5;10))" office:value-type="string" office:string-value="353          " calcext:value-type="string">
            <text:p>353 <text:s text:c="9"/></text:p>
          </table:table-cell>
          <table:table-cell table:formula="of:=CONCATENATE(LEFT([.D236];3);MID([.D236];4;10))" office:value-type="string" office:string-value="353          " calcext:value-type="string">
            <text:p>353 <text:s text:c="9"/></text:p>
          </table:table-cell>
          <table:table-cell office:value-type="string" calcext:value-type="string">
            <text:p>353 <text:s text:c="10"/>INSCRIÇÃO</text:p>
          </table:table-cell>
          <table:table-cell office:value-type="string" calcext:value-type="string">
            <text:p>Até a conclusão</text:p>
            <text:p> do</text:p>
            <text:p>evento</text:p>
          </table:table-cell>
          <table:table-cell office:value-type="string" calcext:value-type="string">
            <text:p>1 ano</text:p>
          </table:table-cell>
          <table:table-cell office:value-type="string" calcext:value-type="string">
            <text:p><text:s text:c="5"/>Eliminação</text:p>
          </table:table-cell>
          <table:table-cell table:number-columns-repeated="2"/>
        </table:table-row>
        <table:table-row table:style-name="ro3">
          <table:table-cell table:formula="of:=LEFT([.D237];3)" office:value-type="string" office:string-value="354" calcext:value-type="string">
            <text:p>354</text:p>
          </table:table-cell>
          <table:table-cell table:formula="of:=CONCATENATE(LEFT([.D237];3);MID([.D237];5;10))" office:value-type="string" office:string-value="354          " calcext:value-type="string">
            <text:p>354 <text:s text:c="9"/></text:p>
          </table:table-cell>
          <table:table-cell table:formula="of:=CONCATENATE(LEFT([.D237];3);MID([.D237];4;10))" office:value-type="string" office:string-value="354          " calcext:value-type="string">
            <text:p>354 <text:s text:c="9"/></text:p>
          </table:table-cell>
          <table:table-cell office:value-type="string" calcext:value-type="string">
            <text:p>354 <text:s text:c="10"/>FREQUÊNCIA</text:p>
          </table:table-cell>
          <table:table-cell office:value-type="string" calcext:value-type="string">
            <text:p>Até a conclusão </text:p>
            <text:p>do</text:p>
            <text:p>evento</text:p>
          </table:table-cell>
          <table:table-cell office:value-type="string" calcext:value-type="string">
            <text:p>1 ano</text:p>
          </table:table-cell>
          <table:table-cell office:value-type="string" calcext:value-type="string">
            <text:p><text:s text:c="4"/>Eliminação</text:p>
          </table:table-cell>
          <table:table-cell table:number-columns-repeated="2"/>
        </table:table-row>
        <table:table-row table:style-name="ro3">
          <table:table-cell table:formula="of:=LEFT([.D238];3)" office:value-type="string" office:string-value="355" calcext:value-type="string">
            <text:p>355</text:p>
          </table:table-cell>
          <table:table-cell table:formula="of:=CONCATENATE(LEFT([.D238];3);MID([.D238];5;10))" office:value-type="string" office:string-value="355          " calcext:value-type="string">
            <text:p>355 <text:s text:c="9"/></text:p>
          </table:table-cell>
          <table:table-cell table:formula="of:=CONCATENATE(LEFT([.D238];3);MID([.D238];4;10))" office:value-type="string" office:string-value="355          " calcext:value-type="string">
            <text:p>355 <text:s text:c="9"/></text:p>
          </table:table-cell>
          <table:table-cell office:value-type="string" calcext:value-type="string">
            <text:p>355 <text:s text:c="11"/>EMISSÃO DE CERTIFICADO</text:p>
          </table:table-cell>
          <table:table-cell office:value-type="string" calcext:value-type="string">
            <text:p><text:s text:c="5"/>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após 2 anos da emissão.</text:p>
          </table:table-cell>
          <table:table-cell/>
        </table:table-row>
        <table:table-row table:style-name="ro5">
          <table:table-cell table:formula="of:=LEFT([.D239];3)" office:value-type="string" office:string-value="356" calcext:value-type="string">
            <text:p>356</text:p>
          </table:table-cell>
          <table:table-cell table:formula="of:=CONCATENATE(LEFT([.D239];3);MID([.D239];5;10))" office:value-type="string" office:string-value="356          " calcext:value-type="string">
            <text:p>356 <text:s text:c="9"/></text:p>
          </table:table-cell>
          <table:table-cell table:formula="of:=CONCATENATE(LEFT([.D239];3);MID([.D239];4;10))" office:value-type="string" office:string-value="356          " calcext:value-type="string">
            <text:p>356 <text:s text:c="9"/></text:p>
          </table:table-cell>
          <table:table-cell office:value-type="string" calcext:value-type="string">
            <text:p>356 <text:s text:c="11"/>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40];3)" office:value-type="string" office:string-value="360" calcext:value-type="string">
            <text:p>360</text:p>
          </table:table-cell>
          <table:table-cell table:formula="of:=CONCATENATE(LEFT([.D240];3);MID([.D240];5;10))" office:value-type="string" office:string-value="360          " calcext:value-type="string">
            <text:p>360 <text:s text:c="9"/></text:p>
          </table:table-cell>
          <table:table-cell table:formula="of:=CONCATENATE(LEFT([.D240];3);MID([.D240];4;10))" office:value-type="string" office:string-value="360          " calcext:value-type="string">
            <text:p>360 <text:s text:c="9"/></text:p>
          </table:table-cell>
          <table:table-cell office:value-type="string" calcext:value-type="string">
            <text:p>360 <text:s text:c="11"/>PRESTAÇÃO DE SERVIÇO</text:p>
          </table:table-cell>
          <table:table-cell table:number-columns-repeated="5"/>
        </table:table-row>
        <table:table-row table:style-name="ro1">
          <table:table-cell table:formula="of:=LEFT([.D241];3)" office:value-type="string" office:string-value="361" calcext:value-type="string">
            <text:p>361</text:p>
          </table:table-cell>
          <table:table-cell table:formula="of:=CONCATENATE(LEFT([.D241];3);MID([.D241];5;10))" office:value-type="string" office:string-value="361          " calcext:value-type="string">
            <text:p>361 <text:s text:c="9"/></text:p>
          </table:table-cell>
          <table:table-cell table:formula="of:=CONCATENATE(LEFT([.D241];3);MID([.D241];4;10))" office:value-type="string" office:string-value="361          " calcext:value-type="string">
            <text:p>361 <text:s text:c="9"/></text:p>
          </table:table-cell>
          <table:table-cell office:value-type="string" calcext:value-type="string">
            <text:p>36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5">
          <table:table-cell table:formula="of:=LEFT([.D242];3)" office:value-type="string" office:string-value="362" calcext:value-type="string">
            <text:p>362</text:p>
          </table:table-cell>
          <table:table-cell table:formula="of:=CONCATENATE(LEFT([.D242];3);MID([.D242];5;10))" office:value-type="string" office:string-value="362          " calcext:value-type="string">
            <text:p>362 <text:s text:c="9"/></text:p>
          </table:table-cell>
          <table:table-cell table:formula="of:=CONCATENATE(LEFT([.D242];3);MID([.D242];4;10))" office:value-type="string" office:string-value="362          " calcext:value-type="string">
            <text:p>362 <text:s text:c="9"/></text:p>
          </table:table-cell>
          <table:table-cell office:value-type="string" calcext:value-type="string">
            <text:p>362 <text:s text:c="11"/>AVALIAÇÃO. RESULTADOS</text:p>
          </table:table-cell>
          <table:table-cell office:value-type="string" calcext:value-type="string">
            <text:p><text:s text:c="7"/>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43];3)" office:value-type="string" office:string-value="370" calcext:value-type="string">
            <text:p>370</text:p>
          </table:table-cell>
          <table:table-cell table:formula="of:=CONCATENATE(LEFT([.D243];3);MID([.D243];5;10))" office:value-type="string" office:string-value="370          " calcext:value-type="string">
            <text:p>370 <text:s text:c="9"/></text:p>
          </table:table-cell>
          <table:table-cell table:formula="of:=CONCATENATE(LEFT([.D243];3);MID([.D243];4;10))" office:value-type="string" office:string-value="370          " calcext:value-type="string">
            <text:p>370 <text:s text:c="9"/></text:p>
          </table:table-cell>
          <table:table-cell office:value-type="string" calcext:value-type="string">
            <text:p>370 <text:s text:c="11"/>DIFUSÃO E DIVULGAÇÃO DA PRODUÇÃO ACADÊMICA</text:p>
          </table:table-cell>
          <table:table-cell table:number-columns-repeated="5"/>
        </table:table-row>
        <table:table-row table:style-name="ro1">
          <table:table-cell table:formula="of:=LEFT([.D244];3)" office:value-type="string" office:string-value="371" calcext:value-type="string">
            <text:p>371</text:p>
          </table:table-cell>
          <table:table-cell table:formula="of:=CONCATENATE(LEFT([.D244];3);MID([.D244];5;10))" office:value-type="string" office:string-value="371          " calcext:value-type="string">
            <text:p>371 <text:s text:c="9"/></text:p>
          </table:table-cell>
          <table:table-cell table:formula="of:=CONCATENATE(LEFT([.D244];3);MID([.D244];4;10))" office:value-type="string" office:string-value="371          " calcext:value-type="string">
            <text:p>371 <text:s text:c="9"/></text:p>
          </table:table-cell>
          <table:table-cell office:value-type="string" calcext:value-type="string">
            <text:p>37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table-row>
        <table:table-row table:style-name="ro5">
          <table:table-cell table:formula="of:=LEFT([.D245];3)" office:value-type="string" office:string-value="372" calcext:value-type="string">
            <text:p>372</text:p>
          </table:table-cell>
          <table:table-cell table:formula="of:=CONCATENATE(LEFT([.D245];3);MID([.D245];5;10))" office:value-type="string" office:string-value="372          " calcext:value-type="string">
            <text:p>372 <text:s text:c="9"/></text:p>
          </table:table-cell>
          <table:table-cell table:formula="of:=CONCATENATE(LEFT([.D245];3);MID([.D245];4;10))" office:value-type="string" office:string-value="372          " calcext:value-type="string">
            <text:p>372 <text:s text:c="9"/></text:p>
          </table:table-cell>
          <table:table-cell office:value-type="string" calcext:value-type="string">
            <text:p>372 <text:s text:c="10"/>AVALIAÇÃO. RESULTADOS</text:p>
          </table:table-cell>
          <table:table-cell office:value-type="string" calcext:value-type="string">
            <text:p><text:s text:c="5"/>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46];3)" office:value-type="string" office:string-value="380" calcext:value-type="string">
            <text:p>380</text:p>
          </table:table-cell>
          <table:table-cell table:formula="of:=CONCATENATE(LEFT([.D246];3);MID([.D246];5;10))" office:value-type="string" office:string-value="380          " calcext:value-type="string">
            <text:p>380 <text:s text:c="9"/></text:p>
          </table:table-cell>
          <table:table-cell table:formula="of:=CONCATENATE(LEFT([.D246];3);MID([.D246];4;10))" office:value-type="string" office:string-value="380          " calcext:value-type="string">
            <text:p>380 <text:s text:c="9"/></text:p>
          </table:table-cell>
          <table:table-cell office:value-type="string" calcext:value-type="string">
            <text:p>380 <text:s text:c="10"/>PROGRAMA INSTITUCIONAL DE BOLSAS DE EXTENSÃO</text:p>
          </table:table-cell>
          <table:table-cell table:number-columns-repeated="5"/>
        </table:table-row>
        <table:table-row table:style-name="ro1">
          <table:table-cell table:formula="of:=LEFT([.D247];3)" office:value-type="string" office:string-value="381" calcext:value-type="string">
            <text:p>381</text:p>
          </table:table-cell>
          <table:table-cell table:formula="of:=CONCATENATE(LEFT([.D247];3);MID([.D247];5;10))" office:value-type="string" office:string-value="381          " calcext:value-type="string">
            <text:p>381 <text:s text:c="9"/></text:p>
          </table:table-cell>
          <table:table-cell table:formula="of:=CONCATENATE(LEFT([.D247];3);MID([.D247];4;10))" office:value-type="string" office:string-value="381          " calcext:value-type="string">
            <text:p>381 <text:s text:c="9"/></text:p>
          </table:table-cell>
          <table:table-cell office:value-type="string" calcext:value-type="string">
            <text:p>381 <text:s text:c="11"/>PROCESSO DE SELE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Permanente</text:p>
          </table:table-cell>
          <table:table-cell table:number-columns-repeated="2"/>
        </table:table-row>
        <table:table-row table:style-name="ro1">
          <table:table-cell table:formula="of:=LEFT([.D248];3)" office:value-type="string" office:string-value="382" calcext:value-type="string">
            <text:p>382</text:p>
          </table:table-cell>
          <table:table-cell table:formula="of:=CONCATENATE(LEFT([.D248];3);MID([.D248];5;10))" office:value-type="string" office:string-value="382          " calcext:value-type="string">
            <text:p>382 <text:s text:c="9"/></text:p>
          </table:table-cell>
          <table:table-cell table:formula="of:=CONCATENATE(LEFT([.D248];3);MID([.D248];4;10))" office:value-type="string" office:string-value="382          " calcext:value-type="string">
            <text:p>382 <text:s text:c="9"/></text:p>
          </table:table-cell>
          <table:table-cell office:value-type="string" calcext:value-type="string">
            <text:p>382           INSCRIÇÃO E SELEÇÃO DE BOLSISTAS</text:p>
            <text:p/>
          </table:table-cell>
          <table:table-cell office:value-type="string" calcext:value-type="string">
            <text:p><text:s text:c="7"/>3 <text:s/>anos</text:p>
          </table:table-cell>
          <table:table-cell office:value-type="string" calcext:value-type="string">
            <text:p>2 anos</text:p>
          </table:table-cell>
          <table:table-cell office:value-type="string" calcext:value-type="string">
            <text:p><text:s text:c="2"/>Eliminação</text:p>
          </table:table-cell>
          <table:table-cell table:number-columns-repeated="2"/>
        </table:table-row>
        <table:table-row table:style-name="ro2">
          <table:table-cell table:formula="of:=LEFT([.D249];3)" office:value-type="string" office:string-value="383" calcext:value-type="string">
            <text:p>383</text:p>
          </table:table-cell>
          <table:table-cell table:formula="of:=CONCATENATE(LEFT([.D249];3);MID([.D249];5;10))" office:value-type="string" office:string-value="383          " calcext:value-type="string">
            <text:p>383 <text:s text:c="9"/></text:p>
          </table:table-cell>
          <table:table-cell table:formula="of:=CONCATENATE(LEFT([.D249];3);MID([.D249];4;10))" office:value-type="string" office:string-value="383          " calcext:value-type="string">
            <text:p>383 <text:s text:c="9"/></text:p>
          </table:table-cell>
          <table:table-cell office:value-type="string" calcext:value-type="string">
            <text:p>383 <text:s text:c="12"/>FREQUÊNCIA DE BOLSISTAS</text:p>
          </table:table-cell>
          <table:table-cell office:value-type="string" calcext:value-type="string">
            <text:p><text:s text:c="7"/>5 <text:s/>anos</text:p>
          </table:table-cell>
          <table:table-cell office:value-type="string" calcext:value-type="string">
            <text:p>47 anos</text:p>
          </table:table-cell>
          <table:table-cell office:value-type="string" calcext:value-type="string">
            <text:p><text:s text:c="3"/>Eliminação</text:p>
          </table:table-cell>
          <table:table-cell table:number-columns-repeated="2"/>
        </table:table-row>
        <table:table-row table:style-name="ro5">
          <table:table-cell table:formula="of:=LEFT([.D250];3)" office:value-type="string" office:string-value="384" calcext:value-type="string">
            <text:p>384</text:p>
          </table:table-cell>
          <table:table-cell table:formula="of:=CONCATENATE(LEFT([.D250];3);MID([.D250];5;10))" office:value-type="string" office:string-value="384          " calcext:value-type="string">
            <text:p>384 <text:s text:c="9"/></text:p>
          </table:table-cell>
          <table:table-cell table:formula="of:=CONCATENATE(LEFT([.D250];3);MID([.D250];4;10))" office:value-type="string" office:string-value="384          " calcext:value-type="string">
            <text:p>384 <text:s text:c="9"/></text:p>
          </table:table-cell>
          <table:table-cell office:value-type="string" calcext:value-type="string">
            <text:p>384 <text:s text:c="11"/>AVALIAÇÃO. RESULTADOS</text:p>
          </table:table-cell>
          <table:table-cell office:value-type="string" calcext:value-type="string">
            <text:p><text:s text:c="6"/>3 <text:s/>anos</text:p>
          </table:table-cell>
          <table:table-cell office:value-type="string" calcext:value-type="string">
            <text:p>2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251];3)" office:value-type="string" office:string-value="390" calcext:value-type="string">
            <text:p>390</text:p>
          </table:table-cell>
          <table:table-cell table:formula="of:=CONCATENATE(LEFT([.D251];3);MID([.D251];5;10))" office:value-type="string" office:string-value="390          " calcext:value-type="string">
            <text:p>390 <text:s text:c="9"/></text:p>
          </table:table-cell>
          <table:table-cell table:formula="of:=CONCATENATE(LEFT([.D251];3);MID([.D251];4;10))" office:value-type="string" office:string-value="390          " calcext:value-type="string">
            <text:p>390 <text:s text:c="9"/></text:p>
          </table:table-cell>
          <table:table-cell office:value-type="string" calcext:value-type="string">
            <text:p>390 <text:s text:c="11"/>OUTROS ASSUNTOS REFERENTES À EXTENSÃO</text:p>
          </table:table-cell>
          <table:table-cell table:number-columns-repeated="5"/>
        </table:table-row>
        <table:table-row table:style-name="ro2">
          <table:table-cell table:formula="of:=LEFT([.D252];3)" office:value-type="string" office:string-value="400" calcext:value-type="string">
            <text:p>400</text:p>
          </table:table-cell>
          <table:table-cell table:formula="of:=CONCATENATE(LEFT([.D252];3);MID([.D252];5;10))" office:value-type="string" office:string-value="400          " calcext:value-type="string">
            <text:p>400 <text:s text:c="9"/></text:p>
          </table:table-cell>
          <table:table-cell table:formula="of:=CONCATENATE(LEFT([.D252];3);MID([.D252];4;10))" office:value-type="string" office:string-value="400          " calcext:value-type="string">
            <text:p>400 <text:s text:c="9"/></text:p>
          </table:table-cell>
          <table:table-cell office:value-type="string" calcext:value-type="string">
            <text:p>400 <text:s text:c="11"/>EDUCAÇÃO BÁSICA E PROFISSIONAL</text:p>
          </table:table-cell>
          <table:table-cell table:number-columns-repeated="5"/>
        </table:table-row>
        <table:table-row table:style-name="ro1">
          <table:table-cell table:formula="of:=LEFT([.D253];3)" office:value-type="string" office:string-value="410" calcext:value-type="string">
            <text:p>410</text:p>
          </table:table-cell>
          <table:table-cell table:formula="of:=CONCATENATE(LEFT([.D253];3);MID([.D253];5;10))" office:value-type="string" office:string-value="410          " calcext:value-type="string">
            <text:p>410 <text:s text:c="9"/></text:p>
          </table:table-cell>
          <table:table-cell table:formula="of:=CONCATENATE(LEFT([.D253];3);MID([.D253];4;10))" office:value-type="string" office:string-value="410          " calcext:value-type="string">
            <text:p>410 <text:s text:c="9"/></text:p>
          </table:table-cell>
          <table:table-cell office:value-type="string" calcext:value-type="string">
            <text:p>410 <text:s text:c="11"/>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254];3)" office:value-type="string" office:string-value="420" calcext:value-type="string">
            <text:p>420</text:p>
          </table:table-cell>
          <table:table-cell table:formula="of:=CONCATENATE(LEFT([.D254];3);MID([.D254];5;10))" office:value-type="string" office:string-value="420          " calcext:value-type="string">
            <text:p>420 <text:s text:c="9"/></text:p>
          </table:table-cell>
          <table:table-cell table:formula="of:=CONCATENATE(LEFT([.D254];3);MID([.D254];4;10))" office:value-type="string" office:string-value="420          " calcext:value-type="string">
            <text:p>420 <text:s text:c="9"/></text:p>
          </table:table-cell>
          <table:table-cell office:value-type="string" calcext:value-type="string">
            <text:p>420 <text:s text:c="11"/>EDUCAÇÃO INFANTIL: CRECHES E PRÉ-ESCOLAR</text:p>
          </table:table-cell>
          <table:table-cell table:number-columns-repeated="5"/>
        </table:table-row>
        <table:table-row table:style-name="ro2">
          <table:table-cell table:formula="of:=LEFT([.D255];3)" office:value-type="string" office:string-value="421" calcext:value-type="string">
            <text:p>421</text:p>
          </table:table-cell>
          <table:table-cell table:formula="of:=CONCATENATE(LEFT([.D255];3);MID([.D255];5;10))" office:value-type="string" office:string-value="421          " calcext:value-type="string">
            <text:p>421 <text:s text:c="9"/></text:p>
          </table:table-cell>
          <table:table-cell table:formula="of:=CONCATENATE(LEFT([.D255];3);MID([.D255];4;10))" office:value-type="string" office:string-value="421          " calcext:value-type="string">
            <text:p>421 <text:s text:c="9"/></text:p>
          </table:table-cell>
          <table:table-cell office:value-type="string" calcext:value-type="string">
            <text:p>421 <text:s text:c="11"/>CONCEPÇÃO, ORGANIZAÇÃO E FUNCIONAMENTO DA EDUCAÇÃO INFANTIL</text:p>
          </table:table-cell>
          <table:table-cell table:number-columns-repeated="5"/>
        </table:table-row>
        <table:table-row table:style-name="ro1">
          <table:table-cell table:formula="of:=LEFT([.D256];3)" office:value-type="string" office:string-value="421" calcext:value-type="string">
            <text:p>421</text:p>
          </table:table-cell>
          <table:table-cell table:formula="of:=CONCATENATE(LEFT([.D256];3);MID([.D256];5;10))" office:value-type="string" office:string-value="4211         " calcext:value-type="string">
            <text:p>4211 <text:s text:c="8"/></text:p>
          </table:table-cell>
          <table:table-cell table:formula="of:=CONCATENATE(LEFT([.D256];3);MID([.D256];4;10))" office:value-type="string" office:string-value="421.1        " calcext:value-type="string">
            <text:p>421.1 <text:s text:c="7"/></text:p>
          </table:table-cell>
          <table:table-cell office:value-type="string" calcext:value-type="string">
            <text:p>42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257];3)" office:value-type="string" office:string-value="421" calcext:value-type="string">
            <text:p>421</text:p>
          </table:table-cell>
          <table:table-cell table:formula="of:=CONCATENATE(LEFT([.D257];3);MID([.D257];5;10))" office:value-type="string" office:string-value="4212         " calcext:value-type="string">
            <text:p>4212 <text:s text:c="8"/></text:p>
          </table:table-cell>
          <table:table-cell table:formula="of:=CONCATENATE(LEFT([.D257];3);MID([.D257];4;10))" office:value-type="string" office:string-value="421.2        " calcext:value-type="string">
            <text:p>421.2 <text:s text:c="7"/></text:p>
          </table:table-cell>
          <table:table-cell office:value-type="string" calcext:value-type="string">
            <text:p>421.2 <text:s text:c="8"/>AUTORIZAÇÃO PARA FUNCIONAMENTO</text:p>
          </table:table-cell>
          <table:table-cell office:value-type="string" calcext:value-type="string">
            <text:p>Até a homologação</text:p>
            <text:p>do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1">
          <table:table-cell table:formula="of:=LEFT([.D258];3)" office:value-type="string" office:string-value="422" calcext:value-type="string">
            <text:p>422</text:p>
          </table:table-cell>
          <table:table-cell table:formula="of:=CONCATENATE(LEFT([.D258];3);MID([.D258];5;10))" office:value-type="string" office:string-value="422          " calcext:value-type="string">
            <text:p>422 <text:s text:c="9"/></text:p>
          </table:table-cell>
          <table:table-cell table:formula="of:=CONCATENATE(LEFT([.D258];3);MID([.D258];4;10))" office:value-type="string" office:string-value="422          " calcext:value-type="string">
            <text:p>422 <text:s text:c="9"/></text:p>
          </table:table-cell>
          <table:table-cell office:value-type="string" calcext:value-type="string">
            <text:p>422 <text:s text:c="11"/>PLANEJAMENTO E ORGANIZAÇÃO DAS ATIVIDADES PEDAGÓGICA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259];3)" office:value-type="string" office:string-value="423" calcext:value-type="string">
            <text:p>423</text:p>
          </table:table-cell>
          <table:table-cell table:formula="of:=CONCATENATE(LEFT([.D259];3);MID([.D259];5;10))" office:value-type="string" office:string-value="423          " calcext:value-type="string">
            <text:p>423 <text:s text:c="9"/></text:p>
          </table:table-cell>
          <table:table-cell table:formula="of:=CONCATENATE(LEFT([.D259];3);MID([.D259];4;10))" office:value-type="string" office:string-value="423          " calcext:value-type="string">
            <text:p>423 <text:s text:c="9"/></text:p>
          </table:table-cell>
          <table:table-cell office:value-type="string" calcext:value-type="string">
            <text:p>423 <text:s text:c="11"/>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0">
          <table:table-cell table:formula="of:=LEFT([.D260];3)" office:value-type="string" office:string-value="424" calcext:value-type="string">
            <text:p>424</text:p>
          </table:table-cell>
          <table:table-cell table:formula="of:=CONCATENATE(LEFT([.D260];3);MID([.D260];5;10))" office:value-type="string" office:string-value="424          " calcext:value-type="string">
            <text:p>424 <text:s text:c="9"/></text:p>
          </table:table-cell>
          <table:table-cell table:formula="of:=CONCATENATE(LEFT([.D260];3);MID([.D260];4;10))" office:value-type="string" office:string-value="424          " calcext:value-type="string">
            <text:p>424 <text:s text:c="9"/></text:p>
          </table:table-cell>
          <table:table-cell office:value-type="string" calcext:value-type="string">
            <text:p>424 <text:s text:c="11"/>REUNIÃO DE PROFESSORES</text:p>
          </table:table-cell>
          <table:table-cell office:value-type="string" calcext:value-type="string">
            <text:p><text:s text:c="4"/>5 <text:s/>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table-row>
        <table:table-row table:style-name="ro2">
          <table:table-cell table:formula="of:=LEFT([.D261];3)" office:value-type="string" office:string-value="425" calcext:value-type="string">
            <text:p>425</text:p>
          </table:table-cell>
          <table:table-cell table:formula="of:=CONCATENATE(LEFT([.D261];3);MID([.D261];5;10))" office:value-type="string" office:string-value="425          " calcext:value-type="string">
            <text:p>425 <text:s text:c="9"/></text:p>
          </table:table-cell>
          <table:table-cell table:formula="of:=CONCATENATE(LEFT([.D261];3);MID([.D261];4;10))" office:value-type="string" office:string-value="425          " calcext:value-type="string">
            <text:p>425 <text:s text:c="9"/></text:p>
          </table:table-cell>
          <table:table-cell office:value-type="string" calcext:value-type="string">
            <text:p>425 <text:s text:c="11"/>VIDA ESCOLAR DOS ALUNOS DA EDUCAÇÃO INFANTIL</text:p>
          </table:table-cell>
          <table:table-cell table:number-columns-repeated="5"/>
        </table:table-row>
        <table:table-row table:style-name="ro2">
          <table:table-cell table:formula="of:=LEFT([.D262];3)" office:value-type="string" office:string-value="425" calcext:value-type="string">
            <text:p>425</text:p>
          </table:table-cell>
          <table:table-cell table:formula="of:=CONCATENATE(LEFT([.D262];3);MID([.D262];5;10))" office:value-type="string" office:string-value="4251         " calcext:value-type="string">
            <text:p>4251 <text:s text:c="8"/></text:p>
          </table:table-cell>
          <table:table-cell table:formula="of:=CONCATENATE(LEFT([.D262];3);MID([.D262];4;10))" office:value-type="string" office:string-value="425.1        " calcext:value-type="string">
            <text:p>425.1 <text:s text:c="7"/></text:p>
          </table:table-cell>
          <table:table-cell office:value-type="string" calcext:value-type="string">
            <text:p>425.1 <text:s text:c="9"/>INGRESSO</text:p>
          </table:table-cell>
          <table:table-cell table:number-columns-repeated="5"/>
        </table:table-row>
        <table:table-row table:style-name="ro3">
          <table:table-cell table:formula="of:=LEFT([.D263];3)" office:value-type="string" office:string-value="425" calcext:value-type="string">
            <text:p>425</text:p>
          </table:table-cell>
          <table:table-cell table:formula="of:=CONCATENATE(LEFT([.D263];3);MID([.D263];5;10))" office:value-type="string" office:string-value="42511        " calcext:value-type="string">
            <text:p>42511 <text:s text:c="7"/></text:p>
          </table:table-cell>
          <table:table-cell table:formula="of:=CONCATENATE(LEFT([.D263];3);MID([.D263];4;10))" office:value-type="string" office:string-value="425.11       " calcext:value-type="string">
            <text:p>425.11 <text:s text:c="6"/></text:p>
          </table:table-cell>
          <table:table-cell office:value-type="string" calcext:value-type="string">
            <text:p>425.11 <text:s text:c="7"/>PROCESSO DE SELEÇÃO</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Eliminação</text:p>
          </table:table-cell>
          <table:table-cell table:number-columns-repeated="2"/>
        </table:table-row>
        <table:table-row table:style-name="ro3">
          <table:table-cell table:formula="of:=LEFT([.D264];3)" office:value-type="string" office:string-value="425" calcext:value-type="string">
            <text:p>425</text:p>
          </table:table-cell>
          <table:table-cell table:formula="of:=CONCATENATE(LEFT([.D264];3);MID([.D264];5;10))" office:value-type="string" office:string-value="425111       " calcext:value-type="string">
            <text:p>425111 <text:s text:c="6"/></text:p>
          </table:table-cell>
          <table:table-cell table:formula="of:=CONCATENATE(LEFT([.D264];3);MID([.D264];4;10))" office:value-type="string" office:string-value="425.111      " calcext:value-type="string">
            <text:p>425.111 <text:s text:c="5"/></text:p>
          </table:table-cell>
          <table:table-cell office:value-type="string" calcext:value-type="string">
            <text:p>425.111 <text:s text:c="6"/>EDITAL. RESULTADO FINAL</text:p>
          </table:table-cell>
          <table:table-cell office:value-type="string" calcext:value-type="string">
            <text:p>Até a homologação</text:p>
            <text:p>do</text:p>
            <text:p>event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1">
          <table:table-cell table:formula="of:=LEFT([.D265];3)" office:value-type="string" office:string-value="425" calcext:value-type="string">
            <text:p>425</text:p>
          </table:table-cell>
          <table:table-cell table:formula="of:=CONCATENATE(LEFT([.D265];3);MID([.D265];5;10))" office:value-type="string" office:string-value="42512        " calcext:value-type="string">
            <text:p>42512 <text:s text:c="7"/></text:p>
          </table:table-cell>
          <table:table-cell table:formula="of:=CONCATENATE(LEFT([.D265];3);MID([.D265];4;10))" office:value-type="string" office:string-value="425.12       " calcext:value-type="string">
            <text:p>425.12 <text:s text:c="6"/></text:p>
          </table:table-cell>
          <table:table-cell office:value-type="string" calcext:value-type="string">
            <text:p>425.12 <text:s text:c="8"/>MANDADO JUDICIAL</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266];3)" office:value-type="string" office:string-value="425" calcext:value-type="string">
            <text:p>425</text:p>
          </table:table-cell>
          <table:table-cell table:formula="of:=CONCATENATE(LEFT([.D266];3);MID([.D266];5;10))" office:value-type="string" office:string-value="4252         " calcext:value-type="string">
            <text:p>4252 <text:s text:c="8"/></text:p>
          </table:table-cell>
          <table:table-cell table:formula="of:=CONCATENATE(LEFT([.D266];3);MID([.D266];4;10))" office:value-type="string" office:string-value="425.2        " calcext:value-type="string">
            <text:p>425.2 <text:s text:c="7"/></text:p>
          </table:table-cell>
          <table:table-cell office:value-type="string" calcext:value-type="string">
            <text:p>425.2 <text:s text:c="9"/>REGISTRO ESCOLAR</text:p>
          </table:table-cell>
          <table:table-cell table:number-columns-repeated="5"/>
        </table:table-row>
        <table:table-row table:style-name="ro3">
          <table:table-cell table:formula="of:=LEFT([.D267];3)" office:value-type="string" office:string-value="425" calcext:value-type="string">
            <text:p>425</text:p>
          </table:table-cell>
          <table:table-cell table:formula="of:=CONCATENATE(LEFT([.D267];3);MID([.D267];5;10))" office:value-type="string" office:string-value="42521        " calcext:value-type="string">
            <text:p>42521 <text:s text:c="7"/></text:p>
          </table:table-cell>
          <table:table-cell table:formula="of:=CONCATENATE(LEFT([.D267];3);MID([.D267];4;10))" office:value-type="string" office:string-value="425.21       " calcext:value-type="string">
            <text:p>425.21 <text:s text:c="6"/></text:p>
          </table:table-cell>
          <table:table-cell office:value-type="string" calcext:value-type="string">
            <text:p>42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table:number-columns-repeated="2"/>
        </table:table-row>
        <table:table-row table:style-name="ro1">
          <table:table-cell table:formula="of:=LEFT([.D268];3)" office:value-type="string" office:string-value="425" calcext:value-type="string">
            <text:p>425</text:p>
          </table:table-cell>
          <table:table-cell table:formula="of:=CONCATENATE(LEFT([.D268];3);MID([.D268];5;10))" office:value-type="string" office:string-value="4259         " calcext:value-type="string">
            <text:p>4259 <text:s text:c="8"/></text:p>
          </table:table-cell>
          <table:table-cell table:formula="of:=CONCATENATE(LEFT([.D268];3);MID([.D268];4;10))" office:value-type="string" office:string-value="425.9        " calcext:value-type="string">
            <text:p>425.9 <text:s text:c="7"/></text:p>
          </table:table-cell>
          <table:table-cell office:value-type="string" calcext:value-type="string">
            <text:p>425.9 <text:s text:c="8"/>OUTROS ASSUNTOS REFERENTES À VIDA ESCOLAR DOS ALUNOS DA EDUCAÇÃO INFANTIL</text:p>
          </table:table-cell>
          <table:table-cell table:number-columns-repeated="5"/>
        </table:table-row>
        <table:table-row table:style-name="ro2">
          <table:table-cell table:formula="of:=LEFT([.D269];3)" office:value-type="string" office:string-value="425" calcext:value-type="string">
            <text:p>425</text:p>
          </table:table-cell>
          <table:table-cell table:formula="of:=CONCATENATE(LEFT([.D269];3);MID([.D269];5;10))" office:value-type="string" office:string-value="42591        " calcext:value-type="string">
            <text:p>42591 <text:s text:c="7"/></text:p>
          </table:table-cell>
          <table:table-cell table:formula="of:=CONCATENATE(LEFT([.D269];3);MID([.D269];4;10))" office:value-type="string" office:string-value="425.91       " calcext:value-type="string">
            <text:p>425.91 <text:s text:c="6"/></text:p>
          </table:table-cell>
          <table:table-cell office:value-type="string" calcext:value-type="string">
            <text:p>425.91 <text:s text:c="8"/>FORMATURA</text:p>
          </table:table-cell>
          <table:table-cell office:value-type="string" calcext:value-type="string">
            <text:p><text:s text:c="5"/>5 anos</text:p>
          </table:table-cell>
          <table:table-cell office:value-type="string" calcext:value-type="string">
            <text:p>-</text:p>
          </table:table-cell>
          <table:table-cell office:value-type="string" calcext:value-type="string">
            <text:p>Eliminação</text:p>
          </table:table-cell>
          <table:table-cell table:number-columns-repeated="2"/>
        </table:table-row>
        <table:table-row table:style-name="ro2">
          <table:table-cell table:formula="of:=LEFT([.D270];3)" office:value-type="string" office:string-value="430" calcext:value-type="string">
            <text:p>430</text:p>
          </table:table-cell>
          <table:table-cell table:formula="of:=CONCATENATE(LEFT([.D270];3);MID([.D270];5;10))" office:value-type="string" office:string-value="430          " calcext:value-type="string">
            <text:p>430 <text:s text:c="9"/></text:p>
          </table:table-cell>
          <table:table-cell table:formula="of:=CONCATENATE(LEFT([.D270];3);MID([.D270];4;10))" office:value-type="string" office:string-value="430          " calcext:value-type="string">
            <text:p>430 <text:s text:c="9"/></text:p>
          </table:table-cell>
          <table:table-cell office:value-type="string" calcext:value-type="string">
            <text:p>430 <text:s text:c="10"/>ENSINO FUNDAMENTAL (INCLUSIVE EDUCAÇÃO DE JOVENS E ADULTOS)</text:p>
          </table:table-cell>
          <table:table-cell table:number-columns-repeated="5"/>
        </table:table-row>
        <table:table-row table:style-name="ro2">
          <table:table-cell table:formula="of:=LEFT([.D271];3)" office:value-type="string" office:string-value="431" calcext:value-type="string">
            <text:p>431</text:p>
          </table:table-cell>
          <table:table-cell table:formula="of:=CONCATENATE(LEFT([.D271];3);MID([.D271];5;10))" office:value-type="string" office:string-value="431          " calcext:value-type="string">
            <text:p>431 <text:s text:c="9"/></text:p>
          </table:table-cell>
          <table:table-cell table:formula="of:=CONCATENATE(LEFT([.D271];3);MID([.D271];4;10))" office:value-type="string" office:string-value="431          " calcext:value-type="string">
            <text:p>431 <text:s text:c="9"/></text:p>
          </table:table-cell>
          <table:table-cell office:value-type="string" calcext:value-type="string">
            <text:p>431 <text:s text:c="10"/>CONCEPÇÃO, ORGANIZAÇÃO E FUNCIONAMENTO DO ENSINO FUNDAMENTAL</text:p>
          </table:table-cell>
          <table:table-cell table:number-columns-repeated="5"/>
        </table:table-row>
        <table:table-row table:style-name="ro1">
          <table:table-cell table:formula="of:=LEFT([.D272];3)" office:value-type="string" office:string-value="431" calcext:value-type="string">
            <text:p>431</text:p>
          </table:table-cell>
          <table:table-cell table:formula="of:=CONCATENATE(LEFT([.D272];3);MID([.D272];5;10))" office:value-type="string" office:string-value="4311         " calcext:value-type="string">
            <text:p>4311 <text:s text:c="8"/></text:p>
          </table:table-cell>
          <table:table-cell table:formula="of:=CONCATENATE(LEFT([.D272];3);MID([.D272];4;10))" office:value-type="string" office:string-value="431.1        " calcext:value-type="string">
            <text:p>431.1 <text:s text:c="7"/></text:p>
          </table:table-cell>
          <table:table-cell office:value-type="string" calcext:value-type="string">
            <text:p>431.1 <text:s text:c="9"/>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273];3)" office:value-type="string" office:string-value="431" calcext:value-type="string">
            <text:p>431</text:p>
          </table:table-cell>
          <table:table-cell table:formula="of:=CONCATENATE(LEFT([.D273];3);MID([.D273];5;10))" office:value-type="string" office:string-value="4312         " calcext:value-type="string">
            <text:p>4312 <text:s text:c="8"/></text:p>
          </table:table-cell>
          <table:table-cell table:formula="of:=CONCATENATE(LEFT([.D273];3);MID([.D273];4;10))" office:value-type="string" office:string-value="431.2        " calcext:value-type="string">
            <text:p>431.2 <text:s text:c="7"/></text:p>
          </table:table-cell>
          <table:table-cell office:value-type="string" calcext:value-type="string">
            <text:p>431.2 <text:s text:c="8"/>AUTORIZAÇÃO PARA FUNCIONAMENTO</text:p>
          </table:table-cell>
          <table:table-cell office:value-type="string" calcext:value-type="string">
            <text:p>Até a homologação</text:p>
            <text:p>do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274];3)" office:value-type="string" office:string-value="432" calcext:value-type="string">
            <text:p>432</text:p>
          </table:table-cell>
          <table:table-cell table:formula="of:=CONCATENATE(LEFT([.D274];3);MID([.D274];5;10))" office:value-type="string" office:string-value="432          " calcext:value-type="string">
            <text:p>432 <text:s text:c="9"/></text:p>
          </table:table-cell>
          <table:table-cell table:formula="of:=CONCATENATE(LEFT([.D274];3);MID([.D274];4;10))" office:value-type="string" office:string-value="432          " calcext:value-type="string">
            <text:p>432 <text:s text:c="9"/></text:p>
          </table:table-cell>
          <table:table-cell office:value-type="string" calcext:value-type="string">
            <text:p>432 <text:s text:c="10"/>PLANEJAMENTO E ORGANIZAÇÃO CURRICULAR</text:p>
          </table:table-cell>
          <table:table-cell table:number-columns-repeated="5"/>
        </table:table-row>
        <table:table-row table:style-name="ro1">
          <table:table-cell table:formula="of:=LEFT([.D275];3)" office:value-type="string" office:string-value="432" calcext:value-type="string">
            <text:p>432</text:p>
          </table:table-cell>
          <table:table-cell table:formula="of:=CONCATENATE(LEFT([.D275];3);MID([.D275];5;10))" office:value-type="string" office:string-value="4321         " calcext:value-type="string">
            <text:p>4321 <text:s text:c="8"/></text:p>
          </table:table-cell>
          <table:table-cell table:formula="of:=CONCATENATE(LEFT([.D275];3);MID([.D275];4;10))" office:value-type="string" office:string-value="432.1        " calcext:value-type="string">
            <text:p>432.1 <text:s text:c="7"/></text:p>
          </table:table-cell>
          <table:table-cell office:value-type="string" calcext:value-type="string">
            <text:p>432.1 <text:s text:c="8"/>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276];3)" office:value-type="string" office:string-value="432" calcext:value-type="string">
            <text:p>432</text:p>
          </table:table-cell>
          <table:table-cell table:formula="of:=CONCATENATE(LEFT([.D276];3);MID([.D276];5;10))" office:value-type="string" office:string-value="4322         " calcext:value-type="string">
            <text:p>4322 <text:s text:c="8"/></text:p>
          </table:table-cell>
          <table:table-cell table:formula="of:=CONCATENATE(LEFT([.D276];3);MID([.D276];4;10))" office:value-type="string" office:string-value="432.2        " calcext:value-type="string">
            <text:p>432.2 <text:s text:c="7"/></text:p>
          </table:table-cell>
          <table:table-cell office:value-type="string" calcext:value-type="string">
            <text:p>432.2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277];3)" office:value-type="string" office:string-value="433" calcext:value-type="string">
            <text:p>433</text:p>
          </table:table-cell>
          <table:table-cell table:formula="of:=CONCATENATE(LEFT([.D277];3);MID([.D277];5;10))" office:value-type="string" office:string-value="433          " calcext:value-type="string">
            <text:p>433 <text:s text:c="9"/></text:p>
          </table:table-cell>
          <table:table-cell table:formula="of:=CONCATENATE(LEFT([.D277];3);MID([.D277];4;10))" office:value-type="string" office:string-value="433          " calcext:value-type="string">
            <text:p>433 <text:s text:c="9"/></text:p>
          </table:table-cell>
          <table:table-cell office:value-type="string" calcext:value-type="string">
            <text:p>433 <text:s text:c="10"/>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0">
          <table:table-cell table:formula="of:=LEFT([.D278];3)" office:value-type="string" office:string-value="434" calcext:value-type="string">
            <text:p>434</text:p>
          </table:table-cell>
          <table:table-cell table:formula="of:=CONCATENATE(LEFT([.D278];3);MID([.D278];5;10))" office:value-type="string" office:string-value="434          " calcext:value-type="string">
            <text:p>434 <text:s text:c="9"/></text:p>
          </table:table-cell>
          <table:table-cell table:formula="of:=CONCATENATE(LEFT([.D278];3);MID([.D278];4;10))" office:value-type="string" office:string-value="434          " calcext:value-type="string">
            <text:p>434 <text:s text:c="9"/></text:p>
          </table:table-cell>
          <table:table-cell office:value-type="string" calcext:value-type="string">
            <text:p>434 <text:s text:c="10"/>CONSELHOS DE CLASSE</text:p>
          </table:table-cell>
          <table:table-cell office:value-type="string" calcext:value-type="string">
            <text:p><text:s text:c="6"/>5 <text:s/>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table-row>
        <table:table-row table:style-name="ro2">
          <table:table-cell table:formula="of:=LEFT([.D279];3)" office:value-type="string" office:string-value="435" calcext:value-type="string">
            <text:p>435</text:p>
          </table:table-cell>
          <table:table-cell table:formula="of:=CONCATENATE(LEFT([.D279];3);MID([.D279];5;10))" office:value-type="string" office:string-value="435          " calcext:value-type="string">
            <text:p>435 <text:s text:c="9"/></text:p>
          </table:table-cell>
          <table:table-cell table:formula="of:=CONCATENATE(LEFT([.D279];3);MID([.D279];4;10))" office:value-type="string" office:string-value="435          " calcext:value-type="string">
            <text:p>435 <text:s text:c="9"/></text:p>
          </table:table-cell>
          <table:table-cell office:value-type="string" calcext:value-type="string">
            <text:p>435 <text:s text:c="10"/>VIDA ESCOLAR DOS ALUNOS DO ENSINO FUNDAMENTAL</text:p>
          </table:table-cell>
          <table:table-cell table:number-columns-repeated="5"/>
        </table:table-row>
        <table:table-row table:style-name="ro2">
          <table:table-cell table:formula="of:=LEFT([.D280];3)" office:value-type="string" office:string-value="435" calcext:value-type="string">
            <text:p>435</text:p>
          </table:table-cell>
          <table:table-cell table:formula="of:=CONCATENATE(LEFT([.D280];3);MID([.D280];5;10))" office:value-type="string" office:string-value="4351         " calcext:value-type="string">
            <text:p>4351 <text:s text:c="8"/></text:p>
          </table:table-cell>
          <table:table-cell table:formula="of:=CONCATENATE(LEFT([.D280];3);MID([.D280];4;10))" office:value-type="string" office:string-value="435.1        " calcext:value-type="string">
            <text:p>435.1 <text:s text:c="7"/></text:p>
          </table:table-cell>
          <table:table-cell office:value-type="string" calcext:value-type="string">
            <text:p>435.1 <text:s text:c="8"/>INGRESSO</text:p>
          </table:table-cell>
          <table:table-cell table:number-columns-repeated="5"/>
        </table:table-row>
        <table:table-row table:style-name="ro2">
          <table:table-cell table:formula="of:=LEFT([.D281];3)" office:value-type="string" office:string-value="435" calcext:value-type="string">
            <text:p>435</text:p>
          </table:table-cell>
          <table:table-cell table:formula="of:=CONCATENATE(LEFT([.D281];3);MID([.D281];5;10))" office:value-type="string" office:string-value="43511        " calcext:value-type="string">
            <text:p>43511 <text:s text:c="7"/></text:p>
          </table:table-cell>
          <table:table-cell table:formula="of:=CONCATENATE(LEFT([.D281];3);MID([.D281];4;10))" office:value-type="string" office:string-value="435.11       " calcext:value-type="string">
            <text:p>435.11 <text:s text:c="6"/></text:p>
          </table:table-cell>
          <table:table-cell office:value-type="string" calcext:value-type="string">
            <text:p>435.11 <text:s text:c="7"/>PROCESSO DE SELEÇÃO</text:p>
          </table:table-cell>
          <table:table-cell table:number-columns-repeated="5"/>
        </table:table-row>
        <table:table-row table:style-name="ro1">
          <table:table-cell table:formula="of:=LEFT([.D282];3)" office:value-type="string" office:string-value="435" calcext:value-type="string">
            <text:p>435</text:p>
          </table:table-cell>
          <table:table-cell table:formula="of:=CONCATENATE(LEFT([.D282];3);MID([.D282];5;10))" office:value-type="string" office:string-value="435111       " calcext:value-type="string">
            <text:p>435111 <text:s text:c="6"/></text:p>
          </table:table-cell>
          <table:table-cell table:formula="of:=CONCATENATE(LEFT([.D282];3);MID([.D282];4;10))" office:value-type="string" office:string-value="435.111      " calcext:value-type="string">
            <text:p>435.111 <text:s text:c="5"/></text:p>
          </table:table-cell>
          <table:table-cell office:value-type="string" calcext:value-type="string">
            <text:p>435.111 <text:s text:c="6"/>PLANEJAMENTO. ORIENTAÇÕES</text:p>
          </table:table-cell>
          <table:table-cell office:value-type="string" calcext:value-type="string">
            <text:p>Até a homologação do <text:s text:c="23"/>evento </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283];3)" office:value-type="string" office:string-value="435" calcext:value-type="string">
            <text:p>435</text:p>
          </table:table-cell>
          <table:table-cell table:formula="of:=CONCATENATE(LEFT([.D283];3);MID([.D283];5;10))" office:value-type="string" office:string-value="435112       " calcext:value-type="string">
            <text:p>435112 <text:s text:c="6"/></text:p>
          </table:table-cell>
          <table:table-cell table:formula="of:=CONCATENATE(LEFT([.D283];3);MID([.D283];4;10))" office:value-type="string" office:string-value="435.112      " calcext:value-type="string">
            <text:p>435.112 <text:s text:c="5"/></text:p>
          </table:table-cell>
          <table:table-cell office:value-type="string" calcext:value-type="string">
            <text:p>435.112 <text:s text:c="6"/>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3"/>Eliminação</text:p>
          </table:table-cell>
          <table:table-cell table:number-columns-repeated="2"/>
        </table:table-row>
        <table:table-row table:style-name="ro3">
          <table:table-cell table:formula="of:=LEFT([.D284];3)" office:value-type="string" office:string-value="435" calcext:value-type="string">
            <text:p>435</text:p>
          </table:table-cell>
          <table:table-cell table:formula="of:=CONCATENATE(LEFT([.D284];3);MID([.D284];5;10))" office:value-type="string" office:string-value="435113       " calcext:value-type="string">
            <text:p>435113 <text:s text:c="6"/></text:p>
          </table:table-cell>
          <table:table-cell table:formula="of:=CONCATENATE(LEFT([.D284];3);MID([.D284];4;10))" office:value-type="string" office:string-value="435.113      " calcext:value-type="string">
            <text:p>435.113 <text:s text:c="5"/></text:p>
          </table:table-cell>
          <table:table-cell office:value-type="string" calcext:value-type="string">
            <text:p>435.113 <text:s text:c="7"/>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2"/>Eliminação</text:p>
          </table:table-cell>
          <table:table-cell table:number-columns-repeated="2"/>
        </table:table-row>
        <table:table-row table:style-name="ro3">
          <table:table-cell table:formula="of:=LEFT([.D285];3)" office:value-type="string" office:string-value="435" calcext:value-type="string">
            <text:p>435</text:p>
          </table:table-cell>
          <table:table-cell table:formula="of:=CONCATENATE(LEFT([.D285];3);MID([.D285];5;10))" office:value-type="string" office:string-value="435114       " calcext:value-type="string">
            <text:p>435114 <text:s text:c="6"/></text:p>
          </table:table-cell>
          <table:table-cell table:formula="of:=CONCATENATE(LEFT([.D285];3);MID([.D285];4;10))" office:value-type="string" office:string-value="435.114      " calcext:value-type="string">
            <text:p>435.114 <text:s text:c="5"/></text:p>
          </table:table-cell>
          <table:table-cell office:value-type="string" calcext:value-type="string">
            <text:p>435.114 <text:s text:c="7"/>CORRE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Eliminação</text:p>
          </table:table-cell>
          <table:table-cell table:number-columns-repeated="2"/>
        </table:table-row>
        <table:table-row table:style-name="ro3">
          <table:table-cell table:formula="of:=LEFT([.D286];3)" office:value-type="string" office:string-value="435" calcext:value-type="string">
            <text:p>435</text:p>
          </table:table-cell>
          <table:table-cell table:formula="of:=CONCATENATE(LEFT([.D286];3);MID([.D286];5;10))" office:value-type="string" office:string-value="435115       " calcext:value-type="string">
            <text:p>435115 <text:s text:c="6"/></text:p>
          </table:table-cell>
          <table:table-cell table:formula="of:=CONCATENATE(LEFT([.D286];3);MID([.D286];4;10))" office:value-type="string" office:string-value="435.115      " calcext:value-type="string">
            <text:p>435.115 <text:s text:c="5"/></text:p>
          </table:table-cell>
          <table:table-cell office:value-type="string" calcext:value-type="string">
            <text:p>435.115 <text:s text:c="6"/>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   Permanente</text:p>
          </table:table-cell>
          <table:table-cell table:number-columns-repeated="2"/>
        </table:table-row>
        <table:table-row table:style-name="ro3">
          <table:table-cell table:formula="of:=LEFT([.D287];3)" office:value-type="string" office:string-value="435" calcext:value-type="string">
            <text:p>435</text:p>
          </table:table-cell>
          <table:table-cell table:formula="of:=CONCATENATE(LEFT([.D287];3);MID([.D287];5;10))" office:value-type="string" office:string-value="435116       " calcext:value-type="string">
            <text:p>435116 <text:s text:c="6"/></text:p>
          </table:table-cell>
          <table:table-cell table:formula="of:=CONCATENATE(LEFT([.D287];3);MID([.D287];4;10))" office:value-type="string" office:string-value="435.116      " calcext:value-type="string">
            <text:p>435.116 <text:s text:c="5"/></text:p>
          </table:table-cell>
          <table:table-cell office:value-type="string" calcext:value-type="string">
            <text:p>435.116 <text:s text:c="7"/>RESULTAD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  Permanente</text:p>
          </table:table-cell>
          <table:table-cell table:number-columns-repeated="2"/>
        </table:table-row>
        <table:table-row table:style-name="ro3">
          <table:table-cell table:formula="of:=LEFT([.D288];3)" office:value-type="string" office:string-value="435" calcext:value-type="string">
            <text:p>435</text:p>
          </table:table-cell>
          <table:table-cell table:formula="of:=CONCATENATE(LEFT([.D288];3);MID([.D288];5;10))" office:value-type="string" office:string-value="43512        " calcext:value-type="string">
            <text:p>43512 <text:s text:c="7"/></text:p>
          </table:table-cell>
          <table:table-cell table:formula="of:=CONCATENATE(LEFT([.D288];3);MID([.D288];4;10))" office:value-type="string" office:string-value="435.12       " calcext:value-type="string">
            <text:p>435.12 <text:s text:c="6"/></text:p>
          </table:table-cell>
          <table:table-cell office:value-type="string" calcext:value-type="string">
            <text:p>435.12 <text:s text:c="8"/>TRANSFERÊNCI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Eliminar os documentos após 2 anos do indeferimento.</text:p>
          </table:table-cell>
          <table:table-cell/>
        </table:table-row>
        <table:table-row table:style-name="ro1">
          <table:table-cell table:formula="of:=LEFT([.D289];3)" office:value-type="string" office:string-value="435" calcext:value-type="string">
            <text:p>435</text:p>
          </table:table-cell>
          <table:table-cell table:formula="of:=CONCATENATE(LEFT([.D289];3);MID([.D289];5;10))" office:value-type="string" office:string-value="43513        " calcext:value-type="string">
            <text:p>43513 <text:s text:c="7"/></text:p>
          </table:table-cell>
          <table:table-cell table:formula="of:=CONCATENATE(LEFT([.D289];3);MID([.D289];4;10))" office:value-type="string" office:string-value="435.13       " calcext:value-type="string">
            <text:p>435.13 <text:s text:c="6"/></text:p>
          </table:table-cell>
          <table:table-cell office:value-type="string" calcext:value-type="string">
            <text:p>435.13 <text:s text:c="7"/>MANDADO JUDICIAL</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  Permanente</text:p>
          </table:table-cell>
          <table:table-cell table:number-columns-repeated="2"/>
        </table:table-row>
        <table:table-row table:style-name="ro2">
          <table:table-cell table:formula="of:=LEFT([.D290];3)" office:value-type="string" office:string-value="435" calcext:value-type="string">
            <text:p>435</text:p>
          </table:table-cell>
          <table:table-cell table:formula="of:=CONCATENATE(LEFT([.D290];3);MID([.D290];5;10))" office:value-type="string" office:string-value="4352         " calcext:value-type="string">
            <text:p>4352 <text:s text:c="8"/></text:p>
          </table:table-cell>
          <table:table-cell table:formula="of:=CONCATENATE(LEFT([.D290];3);MID([.D290];4;10))" office:value-type="string" office:string-value="435.2        " calcext:value-type="string">
            <text:p>435.2 <text:s text:c="7"/></text:p>
          </table:table-cell>
          <table:table-cell office:value-type="string" calcext:value-type="string">
            <text:p>435.2 <text:s text:c="8"/>REGISTRO ESCOLAR</text:p>
          </table:table-cell>
          <table:table-cell table:number-columns-repeated="5"/>
        </table:table-row>
        <table:table-row table:style-name="ro3">
          <table:table-cell table:formula="of:=LEFT([.D291];3)" office:value-type="string" office:string-value="435" calcext:value-type="string">
            <text:p>435</text:p>
          </table:table-cell>
          <table:table-cell table:formula="of:=CONCATENATE(LEFT([.D291];3);MID([.D291];5;10))" office:value-type="string" office:string-value="43521        " calcext:value-type="string">
            <text:p>43521 <text:s text:c="7"/></text:p>
          </table:table-cell>
          <table:table-cell table:formula="of:=CONCATENATE(LEFT([.D291];3);MID([.D291];4;10))" office:value-type="string" office:string-value="435.21       " calcext:value-type="string">
            <text:p>435.21 <text:s text:c="6"/></text:p>
          </table:table-cell>
          <table:table-cell office:value-type="string" calcext:value-type="string">
            <text:p>43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table-row>
        <table:table-row table:style-name="ro1">
          <table:table-cell table:formula="of:=LEFT([.D292];3)" office:value-type="string" office:string-value="435" calcext:value-type="string">
            <text:p>435</text:p>
          </table:table-cell>
          <table:table-cell table:formula="of:=CONCATENATE(LEFT([.D292];3);MID([.D292];5;10))" office:value-type="string" office:string-value="435211       " calcext:value-type="string">
            <text:p>435211 <text:s text:c="6"/></text:p>
          </table:table-cell>
          <table:table-cell table:formula="of:=CONCATENATE(LEFT([.D292];3);MID([.D292];4;10))" office:value-type="string" office:string-value="435.211      " calcext:value-type="string">
            <text:p>435.211 <text:s text:c="5"/></text:p>
          </table:table-cell>
          <table:table-cell office:value-type="string" calcext:value-type="string">
            <text:p>435.211       CANCELAMENTO DE MATRÍCULA: POR DESISTÊNCIA</text:p>
            <text:p>(VOLUNTÁRIA) OU POR JUBILAÇÃO (COMPULSÓRIA)</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Eliminação</text:p>
          </table:table-cell>
          <table:table-cell table:number-columns-repeated="2"/>
        </table:table-row>
        <table:table-row table:style-name="ro2">
          <table:table-cell table:formula="of:=LEFT([.D293];3)" office:value-type="string" office:string-value="435" calcext:value-type="string">
            <text:p>435</text:p>
          </table:table-cell>
          <table:table-cell table:formula="of:=CONCATENATE(LEFT([.D293];3);MID([.D293];5;10))" office:value-type="string" office:string-value="4353         " calcext:value-type="string">
            <text:p>4353 <text:s text:c="8"/></text:p>
          </table:table-cell>
          <table:table-cell table:formula="of:=CONCATENATE(LEFT([.D293];3);MID([.D293];4;10))" office:value-type="string" office:string-value="435.3        " calcext:value-type="string">
            <text:p>435.3 <text:s text:c="7"/></text:p>
          </table:table-cell>
          <table:table-cell office:value-type="string" calcext:value-type="string">
            <text:p>435.3 <text:s text:c="8"/>AVALIAÇÃO ESCOLAR</text:p>
          </table:table-cell>
          <table:table-cell table:number-columns-repeated="5"/>
        </table:table-row>
        <table:table-row table:style-name="ro3">
          <table:table-cell table:formula="of:=LEFT([.D294];3)" office:value-type="string" office:string-value="435" calcext:value-type="string">
            <text:p>435</text:p>
          </table:table-cell>
          <table:table-cell table:formula="of:=CONCATENATE(LEFT([.D294];3);MID([.D294];5;10))" office:value-type="string" office:string-value="43531        " calcext:value-type="string">
            <text:p>43531 <text:s text:c="7"/></text:p>
          </table:table-cell>
          <table:table-cell table:formula="of:=CONCATENATE(LEFT([.D294];3);MID([.D294];4;10))" office:value-type="string" office:string-value="435.31       " calcext:value-type="string">
            <text:p>435.31 <text:s text:c="6"/></text:p>
          </table:table-cell>
          <table:table-cell office:value-type="string" calcext:value-type="string">
            <text:p>435.31 <text:s text:c="7"/>PROVAS. EXAMES. TRABALH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table-row>
        <table:table-row table:style-name="ro1">
          <table:table-cell table:formula="of:=LEFT([.D295];3)" office:value-type="string" office:string-value="435" calcext:value-type="string">
            <text:p>435</text:p>
          </table:table-cell>
          <table:table-cell table:formula="of:=CONCATENATE(LEFT([.D295];3);MID([.D295];5;10))" office:value-type="string" office:string-value="43532        " calcext:value-type="string">
            <text:p>43532 <text:s text:c="7"/></text:p>
          </table:table-cell>
          <table:table-cell table:formula="of:=CONCATENATE(LEFT([.D295];3);MID([.D295];4;10))" office:value-type="string" office:string-value="435.32       " calcext:value-type="string">
            <text:p>435.32 <text:s text:c="6"/></text:p>
          </table:table-cell>
          <table:table-cell office:value-type="string" calcext:value-type="string">
            <text:p>435.32 <text:s text:c="7"/>REGISTRO DE CONTEÚDO PROGRAMÁTICO MINISTRADO, RENDIMENTO E FREQUÊNCIA</text:p>
          </table:table-cell>
          <table:table-cell office:value-type="string" calcext:value-type="string">
            <text:p><text:s text:c="5"/>10 anos</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2">
          <table:table-cell table:formula="of:=LEFT([.D296];3)" office:value-type="string" office:string-value="435" calcext:value-type="string">
            <text:p>435</text:p>
          </table:table-cell>
          <table:table-cell table:formula="of:=CONCATENATE(LEFT([.D296];3);MID([.D296];5;10))" office:value-type="string" office:string-value="4354         " calcext:value-type="string">
            <text:p>4354 <text:s text:c="8"/></text:p>
          </table:table-cell>
          <table:table-cell table:formula="of:=CONCATENATE(LEFT([.D296];3);MID([.D296];4;10))" office:value-type="string" office:string-value="435.4        " calcext:value-type="string">
            <text:p>435.4 <text:s text:c="7"/></text:p>
          </table:table-cell>
          <table:table-cell office:value-type="string" calcext:value-type="string">
            <text:p>435.4 <text:s text:c="8"/>DOCUMENTAÇÃO ESCOLAR</text:p>
          </table:table-cell>
          <table:table-cell table:number-columns-repeated="5"/>
        </table:table-row>
        <table:table-row table:style-name="ro6">
          <table:table-cell table:formula="of:=LEFT([.D297];3)" office:value-type="string" office:string-value="435" calcext:value-type="string">
            <text:p>435</text:p>
          </table:table-cell>
          <table:table-cell table:formula="of:=CONCATENATE(LEFT([.D297];3);MID([.D297];5;10))" office:value-type="string" office:string-value="43541        " calcext:value-type="string">
            <text:p>43541 <text:s text:c="7"/></text:p>
          </table:table-cell>
          <table:table-cell table:formula="of:=CONCATENATE(LEFT([.D297];3);MID([.D297];4;10))" office:value-type="string" office:string-value="435.41       " calcext:value-type="string">
            <text:p>435.41 <text:s text:c="6"/></text:p>
          </table:table-cell>
          <table:table-cell office:value-type="string" calcext:value-type="string">
            <text:p>435.41 <text:s text:c="7"/>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table-row>
        <table:table-row table:style-name="ro3">
          <table:table-cell table:formula="of:=LEFT([.D298];3)" office:value-type="string" office:string-value="435" calcext:value-type="string">
            <text:p>435</text:p>
          </table:table-cell>
          <table:table-cell table:formula="of:=CONCATENATE(LEFT([.D298];3);MID([.D298];5;10))" office:value-type="string" office:string-value="43542        " calcext:value-type="string">
            <text:p>43542 <text:s text:c="7"/></text:p>
          </table:table-cell>
          <table:table-cell table:formula="of:=CONCATENATE(LEFT([.D298];3);MID([.D298];4;10))" office:value-type="string" office:string-value="435.42       " calcext:value-type="string">
            <text:p>435.42 <text:s text:c="6"/></text:p>
          </table:table-cell>
          <table:table-cell office:value-type="string" calcext:value-type="string">
            <text:p>435.42 <text:s text:c="7"/>EMISSÃO DE CERTIFICAD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2 anos após a emissão.</text:p>
          </table:table-cell>
          <table:table-cell/>
        </table:table-row>
        <table:table-row table:style-name="ro3">
          <table:table-cell table:formula="of:=LEFT([.D299];3)" office:value-type="string" office:string-value="435" calcext:value-type="string">
            <text:p>435</text:p>
          </table:table-cell>
          <table:table-cell table:formula="of:=CONCATENATE(LEFT([.D299];3);MID([.D299];5;10))" office:value-type="string" office:string-value="43543        " calcext:value-type="string">
            <text:p>43543 <text:s text:c="7"/></text:p>
          </table:table-cell>
          <table:table-cell table:formula="of:=CONCATENATE(LEFT([.D299];3);MID([.D299];4;10))" office:value-type="string" office:string-value="435.43       " calcext:value-type="string">
            <text:p>435.43 <text:s text:c="6"/></text:p>
          </table:table-cell>
          <table:table-cell office:value-type="string" calcext:value-type="string">
            <text:p>43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3"/>Eliminação</text:p>
          </table:table-cell>
          <table:table-cell office:value-type="string" calcext:value-type="string">
            <text:p>*O prazo total de guarda dos documentos é de 100 anos.</text:p>
          </table:table-cell>
          <table:table-cell/>
        </table:table-row>
        <table:table-row table:style-name="ro3">
          <table:table-cell table:formula="of:=LEFT([.D300];3)" office:value-type="string" office:string-value="435" calcext:value-type="string">
            <text:p>435</text:p>
          </table:table-cell>
          <table:table-cell table:formula="of:=CONCATENATE(LEFT([.D300];3);MID([.D300];5;10))" office:value-type="string" office:string-value="4355         " calcext:value-type="string">
            <text:p>4355 <text:s text:c="8"/></text:p>
          </table:table-cell>
          <table:table-cell table:formula="of:=CONCATENATE(LEFT([.D300];3);MID([.D300];4;10))" office:value-type="string" office:string-value="435.5        " calcext:value-type="string">
            <text:p>435.5 <text:s text:c="7"/></text:p>
          </table:table-cell>
          <table:table-cell office:value-type="string" calcext:value-type="string">
            <text:p>435.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10">
          <table:table-cell table:formula="of:=LEFT([.D301];3)" office:value-type="string" office:string-value="435" calcext:value-type="string">
            <text:p>435</text:p>
          </table:table-cell>
          <table:table-cell table:formula="of:=CONCATENATE(LEFT([.D301];3);MID([.D301];5;10))" office:value-type="string" office:string-value="4356         " calcext:value-type="string">
            <text:p>4356 <text:s text:c="8"/></text:p>
          </table:table-cell>
          <table:table-cell table:formula="of:=CONCATENATE(LEFT([.D301];3);MID([.D301];4;10))" office:value-type="string" office:string-value="435.6        " calcext:value-type="string">
            <text:p>435.6 <text:s text:c="7"/></text:p>
          </table:table-cell>
          <table:table-cell office:value-type="string" calcext:value-type="string">
            <text:p>435.6         REGIME DISCIPLINAR DOS ALUNOS: PENALIDADES</text:p>
            <text:p>(ADVERTÊNCIA OU REPREENSÃO, SUSPENSÃO E EXPULSÃO)</text:p>
          </table:table-cell>
          <table:table-cell office:value-type="string" calcext:value-type="string">
            <text:p>Até a conclusão do</text:p>
            <text:p>       caso </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1">
          <table:table-cell table:formula="of:=LEFT([.D302];3)" office:value-type="string" office:string-value="435" calcext:value-type="string">
            <text:p>435</text:p>
          </table:table-cell>
          <table:table-cell table:formula="of:=CONCATENATE(LEFT([.D302];3);MID([.D302];5;10))" office:value-type="string" office:string-value="4359         " calcext:value-type="string">
            <text:p>4359 <text:s text:c="8"/></text:p>
          </table:table-cell>
          <table:table-cell table:formula="of:=CONCATENATE(LEFT([.D302];3);MID([.D302];4;10))" office:value-type="string" office:string-value="435.9        " calcext:value-type="string">
            <text:p>435.9 <text:s text:c="7"/></text:p>
          </table:table-cell>
          <table:table-cell office:value-type="string" calcext:value-type="string">
            <text:p>435.9 <text:s text:c="8"/>OUTROS ASSUNTOS REFERENTES À VIDA ESCOLAR DOS ALUNOS DO ENSINO FUNDAMENTAL</text:p>
          </table:table-cell>
          <table:table-cell table:number-columns-repeated="5"/>
        </table:table-row>
        <table:table-row table:style-name="ro2">
          <table:table-cell table:formula="of:=LEFT([.D303];3)" office:value-type="string" office:string-value="435" calcext:value-type="string">
            <text:p>435</text:p>
          </table:table-cell>
          <table:table-cell table:formula="of:=CONCATENATE(LEFT([.D303];3);MID([.D303];5;10))" office:value-type="string" office:string-value="43591        " calcext:value-type="string">
            <text:p>43591 <text:s text:c="7"/></text:p>
          </table:table-cell>
          <table:table-cell table:formula="of:=CONCATENATE(LEFT([.D303];3);MID([.D303];4;10))" office:value-type="string" office:string-value="435.91       " calcext:value-type="string">
            <text:p>435.91 <text:s text:c="6"/></text:p>
          </table:table-cell>
          <table:table-cell office:value-type="string" calcext:value-type="string">
            <text:p>435.91 <text:s text:c="7"/>FORMATURA</text:p>
          </table:table-cell>
          <table:table-cell office:value-type="string" calcext:value-type="string">
            <text:p><text:s text:c="7"/>5 <text:s/>anos</text:p>
          </table:table-cell>
          <table:table-cell office:value-type="string" calcext:value-type="string">
            <text:p>-</text:p>
          </table:table-cell>
          <table:table-cell office:value-type="string" calcext:value-type="string">
            <text:p><text:s text:c="4"/>Eliminação</text:p>
          </table:table-cell>
          <table:table-cell table:number-columns-repeated="2"/>
        </table:table-row>
        <table:table-row table:style-name="ro2">
          <table:table-cell table:formula="of:=LEFT([.D304];3)" office:value-type="string" office:string-value="440" calcext:value-type="string">
            <text:p>440</text:p>
          </table:table-cell>
          <table:table-cell table:formula="of:=CONCATENATE(LEFT([.D304];3);MID([.D304];5;10))" office:value-type="string" office:string-value="440          " calcext:value-type="string">
            <text:p>440 <text:s text:c="9"/></text:p>
          </table:table-cell>
          <table:table-cell table:formula="of:=CONCATENATE(LEFT([.D304];3);MID([.D304];4;10))" office:value-type="string" office:string-value="440          " calcext:value-type="string">
            <text:p>440 <text:s text:c="9"/></text:p>
          </table:table-cell>
          <table:table-cell office:value-type="string" calcext:value-type="string">
            <text:p>440 <text:s text:c="10"/>ENSINO MÉDIO (INCLUSIVE EDUCAÇÃO DE JOVENS E ADULTOS)</text:p>
          </table:table-cell>
          <table:table-cell table:number-columns-repeated="5"/>
        </table:table-row>
        <table:table-row table:style-name="ro2">
          <table:table-cell table:formula="of:=LEFT([.D305];3)" office:value-type="string" office:string-value="441" calcext:value-type="string">
            <text:p>441</text:p>
          </table:table-cell>
          <table:table-cell table:formula="of:=CONCATENATE(LEFT([.D305];3);MID([.D305];5;10))" office:value-type="string" office:string-value="441          " calcext:value-type="string">
            <text:p>441 <text:s text:c="9"/></text:p>
          </table:table-cell>
          <table:table-cell table:formula="of:=CONCATENATE(LEFT([.D305];3);MID([.D305];4;10))" office:value-type="string" office:string-value="441          " calcext:value-type="string">
            <text:p>441 <text:s text:c="9"/></text:p>
          </table:table-cell>
          <table:table-cell office:value-type="string" calcext:value-type="string">
            <text:p>441 <text:s text:c="10"/>CONCEPÇÃO, ORGANIZAÇÃO E FUNCIONAMENTO DO ENSINO MÉDIO</text:p>
          </table:table-cell>
          <table:table-cell table:number-columns-repeated="5"/>
        </table:table-row>
        <table:table-row table:style-name="ro1">
          <table:table-cell table:formula="of:=LEFT([.D306];3)" office:value-type="string" office:string-value="441" calcext:value-type="string">
            <text:p>441</text:p>
          </table:table-cell>
          <table:table-cell table:formula="of:=CONCATENATE(LEFT([.D306];3);MID([.D306];5;10))" office:value-type="string" office:string-value="4411         " calcext:value-type="string">
            <text:p>4411 <text:s text:c="8"/></text:p>
          </table:table-cell>
          <table:table-cell table:formula="of:=CONCATENATE(LEFT([.D306];3);MID([.D306];4;10))" office:value-type="string" office:string-value="441.1        " calcext:value-type="string">
            <text:p>441.1 <text:s text:c="7"/></text:p>
          </table:table-cell>
          <table:table-cell office:value-type="string" calcext:value-type="string">
            <text:p>44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07];3)" office:value-type="string" office:string-value="441" calcext:value-type="string">
            <text:p>441</text:p>
          </table:table-cell>
          <table:table-cell table:formula="of:=CONCATENATE(LEFT([.D307];3);MID([.D307];5;10))" office:value-type="string" office:string-value="4412         " calcext:value-type="string">
            <text:p>4412 <text:s text:c="8"/></text:p>
          </table:table-cell>
          <table:table-cell table:formula="of:=CONCATENATE(LEFT([.D307];3);MID([.D307];4;10))" office:value-type="string" office:string-value="441.2        " calcext:value-type="string">
            <text:p>441.2 <text:s text:c="7"/></text:p>
          </table:table-cell>
          <table:table-cell office:value-type="string" calcext:value-type="string">
            <text:p>441.2 <text:s text:c="9"/>AUTORIZAÇÃO PARA FUNCIONAMENTO</text:p>
          </table:table-cell>
          <table:table-cell office:value-type="string" calcext:value-type="string">
            <text:p>Até a homologação</text:p>
            <text:p>      do ato</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2">
          <table:table-cell table:formula="of:=LEFT([.D308];3)" office:value-type="string" office:string-value="442" calcext:value-type="string">
            <text:p>442</text:p>
          </table:table-cell>
          <table:table-cell table:formula="of:=CONCATENATE(LEFT([.D308];3);MID([.D308];5;10))" office:value-type="string" office:string-value="442          " calcext:value-type="string">
            <text:p>442 <text:s text:c="9"/></text:p>
          </table:table-cell>
          <table:table-cell table:formula="of:=CONCATENATE(LEFT([.D308];3);MID([.D308];4;10))" office:value-type="string" office:string-value="442          " calcext:value-type="string">
            <text:p>442 <text:s text:c="9"/></text:p>
          </table:table-cell>
          <table:table-cell office:value-type="string" calcext:value-type="string">
            <text:p>442 <text:s text:c="10"/>PLANEJAMENTO E ORGANIZAÇÃO CURRICULAR</text:p>
          </table:table-cell>
          <table:table-cell table:number-columns-repeated="5"/>
        </table:table-row>
        <table:table-row table:style-name="ro2">
          <table:table-cell table:formula="of:=LEFT([.D309];3)">
            <text:p/>
          </table:table-cell>
          <table:table-cell table:formula="of:=CONCATENATE(LEFT([.D309];3);MID([.D309];5;10))">
            <text:p/>
          </table:table-cell>
          <table:table-cell table:formula="of:=CONCATENATE(LEFT([.D309];3);MID([.D309];4;10))">
            <text:p/>
          </table:table-cell>
          <table:table-cell table:number-columns-repeated="6"/>
        </table:table-row>
        <table:table-row table:style-name="ro1">
          <table:table-cell table:formula="of:=LEFT([.D310];3)" office:value-type="string" office:string-value="442" calcext:value-type="string">
            <text:p>442</text:p>
          </table:table-cell>
          <table:table-cell table:formula="of:=CONCATENATE(LEFT([.D310];3);MID([.D310];5;10))" office:value-type="string" office:string-value="4421         " calcext:value-type="string">
            <text:p>4421 <text:s text:c="8"/></text:p>
          </table:table-cell>
          <table:table-cell table:formula="of:=CONCATENATE(LEFT([.D310];3);MID([.D310];4;10))" office:value-type="string" office:string-value="442.1        " calcext:value-type="string">
            <text:p>442.1 <text:s text:c="7"/></text:p>
          </table:table-cell>
          <table:table-cell office:value-type="string" calcext:value-type="string">
            <text:p>442.1 <text:s text:c="8"/>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11];3)" office:value-type="string" office:string-value="442" calcext:value-type="string">
            <text:p>442</text:p>
          </table:table-cell>
          <table:table-cell table:formula="of:=CONCATENATE(LEFT([.D311];3);MID([.D311];5;10))" office:value-type="string" office:string-value="4422         " calcext:value-type="string">
            <text:p>4422 <text:s text:c="8"/></text:p>
          </table:table-cell>
          <table:table-cell table:formula="of:=CONCATENATE(LEFT([.D311];3);MID([.D311];4;10))" office:value-type="string" office:string-value="442.2        " calcext:value-type="string">
            <text:p>442.2 <text:s text:c="7"/></text:p>
          </table:table-cell>
          <table:table-cell office:value-type="string" calcext:value-type="string">
            <text:p>442.2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12];3)" office:value-type="string" office:string-value="443" calcext:value-type="string">
            <text:p>443</text:p>
          </table:table-cell>
          <table:table-cell table:formula="of:=CONCATENATE(LEFT([.D312];3);MID([.D312];5;10))" office:value-type="string" office:string-value="443          " calcext:value-type="string">
            <text:p>443 <text:s text:c="9"/></text:p>
          </table:table-cell>
          <table:table-cell table:formula="of:=CONCATENATE(LEFT([.D312];3);MID([.D312];4;10))" office:value-type="string" office:string-value="443          " calcext:value-type="string">
            <text:p>443 <text:s text:c="9"/></text:p>
          </table:table-cell>
          <table:table-cell office:value-type="string" calcext:value-type="string">
            <text:p>443 <text:s text:c="11"/>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0">
          <table:table-cell table:formula="of:=LEFT([.D313];3)" office:value-type="string" office:string-value="444" calcext:value-type="string">
            <text:p>444</text:p>
          </table:table-cell>
          <table:table-cell table:formula="of:=CONCATENATE(LEFT([.D313];3);MID([.D313];5;10))" office:value-type="string" office:string-value="444          " calcext:value-type="string">
            <text:p>444 <text:s text:c="9"/></text:p>
          </table:table-cell>
          <table:table-cell table:formula="of:=CONCATENATE(LEFT([.D313];3);MID([.D313];4;10))" office:value-type="string" office:string-value="444          " calcext:value-type="string">
            <text:p>444 <text:s text:c="9"/></text:p>
          </table:table-cell>
          <table:table-cell office:value-type="string" calcext:value-type="string">
            <text:p>444 <text:s text:c="10"/>CONSELHOS DE CLASSE</text:p>
          </table:table-cell>
          <table:table-cell office:value-type="string" calcext:value-type="string">
            <text:p><text:s text:c="5"/>5 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text:p>
            <text:p>conforme legislação em vigor.</text:p>
          </table:table-cell>
          <table:table-cell/>
        </table:table-row>
        <table:table-row table:style-name="ro2">
          <table:table-cell table:formula="of:=LEFT([.D314];3)" office:value-type="string" office:string-value="445" calcext:value-type="string">
            <text:p>445</text:p>
          </table:table-cell>
          <table:table-cell table:formula="of:=CONCATENATE(LEFT([.D314];3);MID([.D314];5;10))" office:value-type="string" office:string-value="445          " calcext:value-type="string">
            <text:p>445 <text:s text:c="9"/></text:p>
          </table:table-cell>
          <table:table-cell table:formula="of:=CONCATENATE(LEFT([.D314];3);MID([.D314];4;10))" office:value-type="string" office:string-value="445          " calcext:value-type="string">
            <text:p>445 <text:s text:c="9"/></text:p>
          </table:table-cell>
          <table:table-cell office:value-type="string" calcext:value-type="string">
            <text:p>445 <text:s text:c="10"/>VIDA ESCOLAR DOS ALUNOS DO ENSINO MÉDIO</text:p>
          </table:table-cell>
          <table:table-cell table:number-columns-repeated="5"/>
        </table:table-row>
        <table:table-row table:style-name="ro2">
          <table:table-cell table:formula="of:=LEFT([.D315];3)" office:value-type="string" office:string-value="445" calcext:value-type="string">
            <text:p>445</text:p>
          </table:table-cell>
          <table:table-cell table:formula="of:=CONCATENATE(LEFT([.D315];3);MID([.D315];5;10))" office:value-type="string" office:string-value="4451         " calcext:value-type="string">
            <text:p>4451 <text:s text:c="8"/></text:p>
          </table:table-cell>
          <table:table-cell table:formula="of:=CONCATENATE(LEFT([.D315];3);MID([.D315];4;10))" office:value-type="string" office:string-value="445.1        " calcext:value-type="string">
            <text:p>445.1 <text:s text:c="7"/></text:p>
          </table:table-cell>
          <table:table-cell office:value-type="string" calcext:value-type="string">
            <text:p>445.1 <text:s text:c="8"/>INGRESSO</text:p>
          </table:table-cell>
          <table:table-cell table:number-columns-repeated="5"/>
        </table:table-row>
        <table:table-row table:style-name="ro2">
          <table:table-cell table:formula="of:=LEFT([.D316];3)" office:value-type="string" office:string-value="445" calcext:value-type="string">
            <text:p>445</text:p>
          </table:table-cell>
          <table:table-cell table:formula="of:=CONCATENATE(LEFT([.D316];3);MID([.D316];5;10))" office:value-type="string" office:string-value="44511        " calcext:value-type="string">
            <text:p>44511 <text:s text:c="7"/></text:p>
          </table:table-cell>
          <table:table-cell table:formula="of:=CONCATENATE(LEFT([.D316];3);MID([.D316];4;10))" office:value-type="string" office:string-value="445.11       " calcext:value-type="string">
            <text:p>445.11 <text:s text:c="6"/></text:p>
          </table:table-cell>
          <table:table-cell office:value-type="string" calcext:value-type="string">
            <text:p>445.11 <text:s text:c="7"/>PROCESSO DE SELEÇÃO</text:p>
          </table:table-cell>
          <table:table-cell table:number-columns-repeated="5"/>
        </table:table-row>
        <table:table-row table:style-name="ro1">
          <table:table-cell table:formula="of:=LEFT([.D317];3)" office:value-type="string" office:string-value="445" calcext:value-type="string">
            <text:p>445</text:p>
          </table:table-cell>
          <table:table-cell table:formula="of:=CONCATENATE(LEFT([.D317];3);MID([.D317];5;10))" office:value-type="string" office:string-value="445111       " calcext:value-type="string">
            <text:p>445111 <text:s text:c="6"/></text:p>
          </table:table-cell>
          <table:table-cell table:formula="of:=CONCATENATE(LEFT([.D317];3);MID([.D317];4;10))" office:value-type="string" office:string-value="445.111      " calcext:value-type="string">
            <text:p>445.111 <text:s text:c="5"/></text:p>
          </table:table-cell>
          <table:table-cell office:value-type="string" calcext:value-type="string">
            <text:p>445.111 <text:s text:c="6"/>PLANEJAMENTO. ORIENTAÇÕES</text:p>
          </table:table-cell>
          <table:table-cell office:value-type="string" calcext:value-type="string">
            <text:p>Até a homologação</text:p>
            <text:p>   do                    event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318];3)" office:value-type="string" office:string-value="445" calcext:value-type="string">
            <text:p>445</text:p>
          </table:table-cell>
          <table:table-cell table:formula="of:=CONCATENATE(LEFT([.D318];3);MID([.D318];5;10))" office:value-type="string" office:string-value="445112       " calcext:value-type="string">
            <text:p>445112 <text:s text:c="6"/></text:p>
          </table:table-cell>
          <table:table-cell table:formula="of:=CONCATENATE(LEFT([.D318];3);MID([.D318];4;10))" office:value-type="string" office:string-value="445.112      " calcext:value-type="string">
            <text:p>445.112 <text:s text:c="5"/></text:p>
          </table:table-cell>
          <table:table-cell office:value-type="string" calcext:value-type="string">
            <text:p>445.112 <text:s text:c="6"/>INSCRIÇÕES</text:p>
          </table:table-cell>
          <table:table-cell office:value-type="string" calcext:value-type="string">
            <text:p>Até a homologação</text:p>
            <text:p>   do               evento *</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table-row>
        <table:table-row table:style-name="ro3">
          <table:table-cell table:formula="of:=LEFT([.D319];3)" office:value-type="string" office:string-value="445" calcext:value-type="string">
            <text:p>445</text:p>
          </table:table-cell>
          <table:table-cell table:formula="of:=CONCATENATE(LEFT([.D319];3);MID([.D319];5;10))" office:value-type="string" office:string-value="445113       " calcext:value-type="string">
            <text:p>445113 <text:s text:c="6"/></text:p>
          </table:table-cell>
          <table:table-cell table:formula="of:=CONCATENATE(LEFT([.D319];3);MID([.D319];4;10))" office:value-type="string" office:string-value="445.113      " calcext:value-type="string">
            <text:p>445.113 <text:s text:c="5"/></text:p>
          </table:table-cell>
          <table:table-cell office:value-type="string" calcext:value-type="string">
            <text:p>445.113 <text:s text:c="6"/>CONTROLE DE APLICAÇÃO DE PROVAS</text:p>
          </table:table-cell>
          <table:table-cell office:value-type="string" calcext:value-type="string">
            <text:p>Até a homologação</text:p>
            <text:p>       do            evento*   </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table-row>
        <table:table-row table:style-name="ro3">
          <table:table-cell table:formula="of:=LEFT([.D320];3)" office:value-type="string" office:string-value="445" calcext:value-type="string">
            <text:p>445</text:p>
          </table:table-cell>
          <table:table-cell table:formula="of:=CONCATENATE(LEFT([.D320];3);MID([.D320];5;10))" office:value-type="string" office:string-value="445114       " calcext:value-type="string">
            <text:p>445114 <text:s text:c="6"/></text:p>
          </table:table-cell>
          <table:table-cell table:formula="of:=CONCATENATE(LEFT([.D320];3);MID([.D320];4;10))" office:value-type="string" office:string-value="445.114      " calcext:value-type="string">
            <text:p>445.114 <text:s text:c="5"/></text:p>
          </table:table-cell>
          <table:table-cell office:value-type="string" calcext:value-type="string">
            <text:p>445.114 <text:s text:c="7"/>CORREÇÃO DE PROVAS</text:p>
          </table:table-cell>
          <table:table-cell office:value-type="string" calcext:value-type="string">
            <text:p>Até a homologação</text:p>
            <text:p>do</text:p>
            <text:p>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text:p>
            <text:p>ação judicial.</text:p>
          </table:table-cell>
          <table:table-cell/>
        </table:table-row>
        <table:table-row table:style-name="ro4">
          <table:table-cell table:formula="of:=LEFT([.D321];3)" office:value-type="string" office:string-value="445" calcext:value-type="string">
            <text:p>445</text:p>
          </table:table-cell>
          <table:table-cell table:formula="of:=CONCATENATE(LEFT([.D321];3);MID([.D321];5;10))" office:value-type="string" office:string-value="445115       " calcext:value-type="string">
            <text:p>445115 <text:s text:c="6"/></text:p>
          </table:table-cell>
          <table:table-cell table:formula="of:=CONCATENATE(LEFT([.D321];3);MID([.D321];4;10))" office:value-type="string" office:string-value="445.115      " calcext:value-type="string">
            <text:p>445.115 <text:s text:c="5"/></text:p>
          </table:table-cell>
          <table:table-cell office:value-type="string" calcext:value-type="string">
            <text:p>445.115 <text:s text:c="6"/>RECURS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table-row>
        <table:table-row table:style-name="ro3">
          <table:table-cell table:formula="of:=LEFT([.D322];3)" office:value-type="string" office:string-value="445" calcext:value-type="string">
            <text:p>445</text:p>
          </table:table-cell>
          <table:table-cell table:formula="of:=CONCATENATE(LEFT([.D322];3);MID([.D322];5;10))" office:value-type="string" office:string-value="445116       " calcext:value-type="string">
            <text:p>445116 <text:s text:c="6"/></text:p>
          </table:table-cell>
          <table:table-cell table:formula="of:=CONCATENATE(LEFT([.D322];3);MID([.D322];4;10))" office:value-type="string" office:string-value="445.116      " calcext:value-type="string">
            <text:p>445.116 <text:s text:c="5"/></text:p>
          </table:table-cell>
          <table:table-cell office:value-type="string" calcext:value-type="string">
            <text:p>445.116 <text:s text:c="6"/>RESULTADOS</text:p>
          </table:table-cell>
          <table:table-cell office:value-type="string" calcext:value-type="string">
            <text:p>Até a homologação</text:p>
            <text:p>  do   evento*</text:p>
          </table:table-cell>
          <table:table-cell office:value-type="string" calcext:value-type="string">
            <text:p>1 ano</text:p>
          </table:table-cell>
          <table:table-cell office:value-type="string" calcext:value-type="string">
            <text:p>Guarda</text:p>
            <text:p>  Permanente</text:p>
          </table:table-cell>
          <table:table-cell office:value-type="string" calcext:value-type="string">
            <text:p>*Aguardar o término da ação, no caso de ação judicial.</text:p>
          </table:table-cell>
          <table:table-cell/>
        </table:table-row>
        <table:table-row table:style-name="ro2">
          <table:table-cell table:formula="of:=LEFT([.D323];3)" office:value-type="string" office:string-value="445" calcext:value-type="string">
            <text:p>445</text:p>
          </table:table-cell>
          <table:table-cell table:formula="of:=CONCATENATE(LEFT([.D323];3);MID([.D323];5;10))" office:value-type="string" office:string-value="44512        " calcext:value-type="string">
            <text:p>44512 <text:s text:c="7"/></text:p>
          </table:table-cell>
          <table:table-cell table:formula="of:=CONCATENATE(LEFT([.D323];3);MID([.D323];4;10))" office:value-type="string" office:string-value="445.12       " calcext:value-type="string">
            <text:p>445.12 <text:s text:c="6"/></text:p>
          </table:table-cell>
          <table:table-cell office:value-type="string" calcext:value-type="string">
            <text:p>445.12 <text:s text:c="7"/>TRANSFERÊNCIA</text:p>
          </table:table-cell>
          <table:table-cell table:number-columns-repeated="5"/>
        </table:table-row>
        <table:table-row table:style-name="ro3">
          <table:table-cell table:formula="of:=LEFT([.D324];3)" office:value-type="string" office:string-value="445" calcext:value-type="string">
            <text:p>445</text:p>
          </table:table-cell>
          <table:table-cell table:formula="of:=CONCATENATE(LEFT([.D324];3);MID([.D324];5;10))" office:value-type="string" office:string-value="44519        " calcext:value-type="string">
            <text:p>44519 <text:s text:c="7"/></text:p>
          </table:table-cell>
          <table:table-cell table:formula="of:=CONCATENATE(LEFT([.D324];3);MID([.D324];4;10))" office:value-type="string" office:string-value="445.19       " calcext:value-type="string">
            <text:p>445.19 <text:s text:c="6"/></text:p>
          </table:table-cell>
          <table:table-cell office:value-type="string" calcext:value-type="string">
            <text:p>445.19        OUTRAS FORMAS DE INGRESSO MANDADO JUDICIAL</text:p>
            <text:p>REINTEGRAÇÃO</text:p>
          </table:table-cell>
          <table:table-cell office:value-type="string" calcext:value-type="string">
            <text:p><text:s text:c="6"/>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325];3)" office:value-type="string" office:string-value="445" calcext:value-type="string">
            <text:p>445</text:p>
          </table:table-cell>
          <table:table-cell table:formula="of:=CONCATENATE(LEFT([.D325];3);MID([.D325];5;10))" office:value-type="string" office:string-value="4452         " calcext:value-type="string">
            <text:p>4452 <text:s text:c="8"/></text:p>
          </table:table-cell>
          <table:table-cell table:formula="of:=CONCATENATE(LEFT([.D325];3);MID([.D325];4;10))" office:value-type="string" office:string-value="445.2        " calcext:value-type="string">
            <text:p>445.2 <text:s text:c="7"/></text:p>
          </table:table-cell>
          <table:table-cell office:value-type="string" calcext:value-type="string">
            <text:p>445.2 <text:s text:c="8"/>REGISTRO ESCOLAR</text:p>
          </table:table-cell>
          <table:table-cell table:number-columns-repeated="5"/>
        </table:table-row>
        <table:table-row table:style-name="ro3">
          <table:table-cell table:formula="of:=LEFT([.D326];3)" office:value-type="string" office:string-value="445" calcext:value-type="string">
            <text:p>445</text:p>
          </table:table-cell>
          <table:table-cell table:formula="of:=CONCATENATE(LEFT([.D326];3);MID([.D326];5;10))" office:value-type="string" office:string-value="44521        " calcext:value-type="string">
            <text:p>44521 <text:s text:c="7"/></text:p>
          </table:table-cell>
          <table:table-cell table:formula="of:=CONCATENATE(LEFT([.D326];3);MID([.D326];4;10))" office:value-type="string" office:string-value="445.21       " calcext:value-type="string">
            <text:p>445.21 <text:s text:c="6"/></text:p>
          </table:table-cell>
          <table:table-cell office:value-type="string" calcext:value-type="string">
            <text:p>44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table-row>
        <table:table-row table:style-name="ro1">
          <table:table-cell table:formula="of:=LEFT([.D327];3)" office:value-type="string" office:string-value="445" calcext:value-type="string">
            <text:p>445</text:p>
          </table:table-cell>
          <table:table-cell table:formula="of:=CONCATENATE(LEFT([.D327];3);MID([.D327];5;10))" office:value-type="string" office:string-value="445211       " calcext:value-type="string">
            <text:p>445211 <text:s text:c="6"/></text:p>
          </table:table-cell>
          <table:table-cell table:formula="of:=CONCATENATE(LEFT([.D327];3);MID([.D327];4;10))" office:value-type="string" office:string-value="445.211      " calcext:value-type="string">
            <text:p>445.211 <text:s text:c="5"/></text:p>
          </table:table-cell>
          <table:table-cell office:value-type="string" calcext:value-type="string">
            <text:p>445.211       CANCELAMENTO DE MATRÍCULA: POR DESISTÊNCIA</text:p>
            <text:p>(VOLUNTÁRIA) OU POR JUBILAÇÃO (COMPULSÓRIA)</text:p>
          </table:table-cell>
          <table:table-cell office:value-type="string" calcext:value-type="string">
            <text:p><text:s text:c="6"/>5 anos</text:p>
          </table:table-cell>
          <table:table-cell office:value-type="string" calcext:value-type="string">
            <text:p>25 anos</text:p>
          </table:table-cell>
          <table:table-cell office:value-type="string" calcext:value-type="string">
            <text:p><text:s text:c="3"/>Eliminação</text:p>
          </table:table-cell>
          <table:table-cell table:number-columns-repeated="2"/>
        </table:table-row>
        <table:table-row table:style-name="ro2">
          <table:table-cell table:formula="of:=LEFT([.D328];3)" office:value-type="string" office:string-value="445" calcext:value-type="string">
            <text:p>445</text:p>
          </table:table-cell>
          <table:table-cell table:formula="of:=CONCATENATE(LEFT([.D328];3);MID([.D328];5;10))" office:value-type="string" office:string-value="4453         " calcext:value-type="string">
            <text:p>4453 <text:s text:c="8"/></text:p>
          </table:table-cell>
          <table:table-cell table:formula="of:=CONCATENATE(LEFT([.D328];3);MID([.D328];4;10))" office:value-type="string" office:string-value="445.3        " calcext:value-type="string">
            <text:p>445.3 <text:s text:c="7"/></text:p>
          </table:table-cell>
          <table:table-cell office:value-type="string" calcext:value-type="string">
            <text:p>445.3 <text:s text:c="8"/>AVALIAÇÃO ESCOLAR</text:p>
          </table:table-cell>
          <table:table-cell table:number-columns-repeated="5"/>
        </table:table-row>
        <table:table-row table:style-name="ro3">
          <table:table-cell table:formula="of:=LEFT([.D329];3)" office:value-type="string" office:string-value="445" calcext:value-type="string">
            <text:p>445</text:p>
          </table:table-cell>
          <table:table-cell table:formula="of:=CONCATENATE(LEFT([.D329];3);MID([.D329];5;10))" office:value-type="string" office:string-value="44531        " calcext:value-type="string">
            <text:p>44531 <text:s text:c="7"/></text:p>
          </table:table-cell>
          <table:table-cell table:formula="of:=CONCATENATE(LEFT([.D329];3);MID([.D329];4;10))" office:value-type="string" office:string-value="445.31       " calcext:value-type="string">
            <text:p>445.31 <text:s text:c="6"/></text:p>
          </table:table-cell>
          <table:table-cell office:value-type="string" calcext:value-type="string">
            <text:p>445.31 <text:s text:c="7"/>PROVAS. EXAMES. TRABALHOS</text:p>
          </table:table-cell>
          <table:table-cell office:value-type="string" calcext:value-type="string">
            <text:p> Devolução</text:p>
            <text:p>ao aluno após os registros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table-row>
        <table:table-row table:style-name="ro1">
          <table:table-cell table:formula="of:=LEFT([.D330];3)" office:value-type="string" office:string-value="445" calcext:value-type="string">
            <text:p>445</text:p>
          </table:table-cell>
          <table:table-cell table:formula="of:=CONCATENATE(LEFT([.D330];3);MID([.D330];5;10))" office:value-type="string" office:string-value="44532        " calcext:value-type="string">
            <text:p>44532 <text:s text:c="7"/></text:p>
          </table:table-cell>
          <table:table-cell table:formula="of:=CONCATENATE(LEFT([.D330];3);MID([.D330];4;10))" office:value-type="string" office:string-value="445.32       " calcext:value-type="string">
            <text:p>445.32 <text:s text:c="6"/></text:p>
          </table:table-cell>
          <table:table-cell office:value-type="string" calcext:value-type="string">
            <text:p>445.32        REGISTRO DE CONTEÚDO PROGRAMÁTICO MINISTRADO,</text:p>
            <text:p>RENDIMENTO E FREQUÊNCIA</text:p>
          </table:table-cell>
          <table:table-cell office:value-type="string" calcext:value-type="string">
            <text:p><text:s text:c="4"/>10 anos</text:p>
          </table:table-cell>
          <table:table-cell office:value-type="string" calcext:value-type="string">
            <text:p>10 anos</text:p>
          </table:table-cell>
          <table:table-cell office:value-type="string" calcext:value-type="string">
            <text:p><text:s text:c="3"/>Eliminação</text:p>
          </table:table-cell>
          <table:table-cell table:number-columns-repeated="2"/>
        </table:table-row>
        <table:table-row table:style-name="ro2">
          <table:table-cell table:formula="of:=LEFT([.D331];3)" office:value-type="string" office:string-value="445" calcext:value-type="string">
            <text:p>445</text:p>
          </table:table-cell>
          <table:table-cell table:formula="of:=CONCATENATE(LEFT([.D331];3);MID([.D331];5;10))" office:value-type="string" office:string-value="4454         " calcext:value-type="string">
            <text:p>4454 <text:s text:c="8"/></text:p>
          </table:table-cell>
          <table:table-cell table:formula="of:=CONCATENATE(LEFT([.D331];3);MID([.D331];4;10))" office:value-type="string" office:string-value="445.4        " calcext:value-type="string">
            <text:p>445.4 <text:s text:c="7"/></text:p>
          </table:table-cell>
          <table:table-cell office:value-type="string" calcext:value-type="string">
            <text:p>445.4 <text:s text:c="8"/>DOCUMENTAÇÃO ESCOLAR</text:p>
          </table:table-cell>
          <table:table-cell table:number-columns-repeated="5"/>
        </table:table-row>
        <table:table-row table:style-name="ro6">
          <table:table-cell table:formula="of:=LEFT([.D332];3)" office:value-type="string" office:string-value="445" calcext:value-type="string">
            <text:p>445</text:p>
          </table:table-cell>
          <table:table-cell table:formula="of:=CONCATENATE(LEFT([.D332];3);MID([.D332];5;10))" office:value-type="string" office:string-value="44541        " calcext:value-type="string">
            <text:p>44541 <text:s text:c="7"/></text:p>
          </table:table-cell>
          <table:table-cell table:formula="of:=CONCATENATE(LEFT([.D332];3);MID([.D332];4;10))" office:value-type="string" office:string-value="445.41       " calcext:value-type="string">
            <text:p>445.41 <text:s text:c="6"/></text:p>
          </table:table-cell>
          <table:table-cell office:value-type="string" calcext:value-type="string">
            <text:p>445.41 <text:s text:c="7"/>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 Guarda</text:p>
            <text:p>Permanente</text:p>
          </table:table-cell>
          <table:table-cell office:value-type="string" calcext:value-type="string">
            <text:p>Eliminar as versões parciais, cujas informações encontram-se recapituladas na versão integral do histórico escolar.</text:p>
          </table:table-cell>
          <table:table-cell/>
        </table:table-row>
        <table:table-row table:style-name="ro2">
          <table:table-cell table:formula="of:=LEFT([.D333];3)" office:value-type="string" office:string-value="445" calcext:value-type="string">
            <text:p>445</text:p>
          </table:table-cell>
          <table:table-cell table:formula="of:=CONCATENATE(LEFT([.D333];3);MID([.D333];5;10))" office:value-type="string" office:string-value="44542        " calcext:value-type="string">
            <text:p>44542 <text:s text:c="7"/></text:p>
          </table:table-cell>
          <table:table-cell table:formula="of:=CONCATENATE(LEFT([.D333];3);MID([.D333];4;10))" office:value-type="string" office:string-value="445.42       " calcext:value-type="string">
            <text:p>445.42 <text:s text:c="6"/></text:p>
          </table:table-cell>
          <table:table-cell office:value-type="string" calcext:value-type="string">
            <text:p>445.42 <text:s text:c="7"/>EMISSÃO DE CERTIFICADO</text:p>
          </table:table-cell>
          <table:table-cell table:number-columns-repeated="5"/>
        </table:table-row>
        <table:table-row table:style-name="ro8">
          <table:table-cell table:formula="of:=LEFT([.D334];3)" office:value-type="string" office:string-value="445" calcext:value-type="string">
            <text:p>445</text:p>
          </table:table-cell>
          <table:table-cell table:formula="of:=CONCATENATE(LEFT([.D334];3);MID([.D334];5;10))" office:value-type="string" office:string-value="445421       " calcext:value-type="string">
            <text:p>445421 <text:s text:c="6"/></text:p>
          </table:table-cell>
          <table:table-cell table:formula="of:=CONCATENATE(LEFT([.D334];3);MID([.D334];4;10))" office:value-type="string" office:string-value="445.421      " calcext:value-type="string">
            <text:p>445.421 <text:s text:c="5"/></text:p>
          </table:table-cell>
          <table:table-cell office:value-type="string" calcext:value-type="string">
            <text:p>445.421 <text:s text:c="6"/>EXPEDI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No caso das instituições de ensino que utilizam os assentamentos individuais para formação do processo de registro de certificados, utilizar os prazos e a destinação dos assentamentos</text:p>
            <text:p>individuais.</text:p>
          </table:table-cell>
          <table:table-cell/>
        </table:table-row>
        <table:table-row table:style-name="ro3">
          <table:table-cell table:formula="of:=LEFT([.D335];3)" office:value-type="string" office:string-value="445" calcext:value-type="string">
            <text:p>445</text:p>
          </table:table-cell>
          <table:table-cell table:formula="of:=CONCATENATE(LEFT([.D335];3);MID([.D335];5;10))" office:value-type="string" office:string-value="445422       " calcext:value-type="string">
            <text:p>445422 <text:s text:c="6"/></text:p>
          </table:table-cell>
          <table:table-cell table:formula="of:=CONCATENATE(LEFT([.D335];3);MID([.D335];4;10))" office:value-type="string" office:string-value="445.422      " calcext:value-type="string">
            <text:p>445.422 <text:s text:c="5"/></text:p>
          </table:table-cell>
          <table:table-cell office:value-type="string" calcext:value-type="string">
            <text:p>445.422 <text:s text:c="6"/>REGISTR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 Guarda</text:p>
            <text:p>    Permanente</text:p>
          </table:table-cell>
          <table:table-cell office:value-type="string" calcext:value-type="string">
            <text:p>Eliminar os certificados não entregues 2 anos após a emissão.</text:p>
          </table:table-cell>
          <table:table-cell/>
        </table:table-row>
        <table:table-row table:style-name="ro3">
          <table:table-cell table:formula="of:=LEFT([.D336];3)" office:value-type="string" office:string-value="445" calcext:value-type="string">
            <text:p>445</text:p>
          </table:table-cell>
          <table:table-cell table:formula="of:=CONCATENATE(LEFT([.D336];3);MID([.D336];5;10))" office:value-type="string" office:string-value="44543        " calcext:value-type="string">
            <text:p>44543 <text:s text:c="7"/></text:p>
          </table:table-cell>
          <table:table-cell table:formula="of:=CONCATENATE(LEFT([.D336];3);MID([.D336];4;10))" office:value-type="string" office:string-value="445.43       " calcext:value-type="string">
            <text:p>445.43 <text:s text:c="6"/></text:p>
          </table:table-cell>
          <table:table-cell office:value-type="string" calcext:value-type="string">
            <text:p>44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4"/>Eliminação</text:p>
          </table:table-cell>
          <table:table-cell office:value-type="string" calcext:value-type="string">
            <text:p>*O prazo total de guarda dos documentos é de 100 anos.</text:p>
          </table:table-cell>
          <table:table-cell/>
        </table:table-row>
        <table:table-row table:style-name="ro3">
          <table:table-cell table:formula="of:=LEFT([.D337];3)" office:value-type="string" office:string-value="445" calcext:value-type="string">
            <text:p>445</text:p>
          </table:table-cell>
          <table:table-cell table:formula="of:=CONCATENATE(LEFT([.D337];3);MID([.D337];5;10))" office:value-type="string" office:string-value="4455         " calcext:value-type="string">
            <text:p>4455 <text:s text:c="8"/></text:p>
          </table:table-cell>
          <table:table-cell table:formula="of:=CONCATENATE(LEFT([.D337];3);MID([.D337];4;10))" office:value-type="string" office:string-value="445.5        " calcext:value-type="string">
            <text:p>445.5 <text:s text:c="7"/></text:p>
          </table:table-cell>
          <table:table-cell office:value-type="string" calcext:value-type="string">
            <text:p>445.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3"/>Eliminação</text:p>
          </table:table-cell>
          <table:table-cell table:number-columns-repeated="2"/>
        </table:table-row>
        <table:table-row table:style-name="ro3">
          <table:table-cell table:formula="of:=LEFT([.D338];3)" office:value-type="string" office:string-value="445" calcext:value-type="string">
            <text:p>445</text:p>
          </table:table-cell>
          <table:table-cell table:formula="of:=CONCATENATE(LEFT([.D338];3);MID([.D338];5;10))" office:value-type="string" office:string-value="4456         " calcext:value-type="string">
            <text:p>4456 <text:s text:c="8"/></text:p>
          </table:table-cell>
          <table:table-cell table:formula="of:=CONCATENATE(LEFT([.D338];3);MID([.D338];4;10))" office:value-type="string" office:string-value="445.6        " calcext:value-type="string">
            <text:p>445.6 <text:s text:c="7"/></text:p>
          </table:table-cell>
          <table:table-cell office:value-type="string" calcext:value-type="string">
            <text:p>445.6 <text:s text:c="8"/>MONITORIAS. ESTÁGIOS NÃO OBRIGATÓRIOS</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 text:c="2"/>Eliminação</text:p>
          </table:table-cell>
          <table:table-cell table:number-columns-repeated="2"/>
        </table:table-row>
        <table:table-row table:style-name="ro10">
          <table:table-cell table:formula="of:=LEFT([.D339];3)" office:value-type="string" office:string-value="445" calcext:value-type="string">
            <text:p>445</text:p>
          </table:table-cell>
          <table:table-cell table:formula="of:=CONCATENATE(LEFT([.D339];3);MID([.D339];5;10))" office:value-type="string" office:string-value="4457         " calcext:value-type="string">
            <text:p>4457 <text:s text:c="8"/></text:p>
          </table:table-cell>
          <table:table-cell table:formula="of:=CONCATENATE(LEFT([.D339];3);MID([.D339];4;10))" office:value-type="string" office:string-value="445.7        " calcext:value-type="string">
            <text:p>445.7 <text:s text:c="7"/></text:p>
          </table:table-cell>
          <table:table-cell office:value-type="string" calcext:value-type="string">
            <text:p>445.7         REGIME DISCIPLINAR DOS ALUNOS: PENALIDADES</text:p>
            <text:p>(ADVERTÊNCIA OU REPREENSÃO, SUSPENSÃO EXPULSÃO)</text:p>
          </table:table-cell>
          <table:table-cell office:value-type="string" calcext:value-type="string">
            <text:p>Até a conclusão do</text:p>
            <text:p>        caso</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1">
          <table:table-cell table:formula="of:=LEFT([.D340];3)" office:value-type="string" office:string-value="445" calcext:value-type="string">
            <text:p>445</text:p>
          </table:table-cell>
          <table:table-cell table:formula="of:=CONCATENATE(LEFT([.D340];3);MID([.D340];5;10))" office:value-type="string" office:string-value="4459         " calcext:value-type="string">
            <text:p>4459 <text:s text:c="8"/></text:p>
          </table:table-cell>
          <table:table-cell table:formula="of:=CONCATENATE(LEFT([.D340];3);MID([.D340];4;10))" office:value-type="string" office:string-value="445.9        " calcext:value-type="string">
            <text:p>445.9 <text:s text:c="7"/></text:p>
          </table:table-cell>
          <table:table-cell office:value-type="string" calcext:value-type="string">
            <text:p>445.9 <text:s text:c="8"/>OUTROS ASSUNTOS REFERENTES À VIDA ESCOLAR DOS ALUNOS DO ENSINO MÉDIO</text:p>
          </table:table-cell>
          <table:table-cell table:number-columns-repeated="5"/>
        </table:table-row>
        <table:table-row table:style-name="ro2">
          <table:table-cell table:formula="of:=LEFT([.D341];3)" office:value-type="string" office:string-value="445" calcext:value-type="string">
            <text:p>445</text:p>
          </table:table-cell>
          <table:table-cell table:formula="of:=CONCATENATE(LEFT([.D341];3);MID([.D341];5;10))" office:value-type="string" office:string-value="44591        " calcext:value-type="string">
            <text:p>44591 <text:s text:c="7"/></text:p>
          </table:table-cell>
          <table:table-cell table:formula="of:=CONCATENATE(LEFT([.D341];3);MID([.D341];4;10))" office:value-type="string" office:string-value="445.91       " calcext:value-type="string">
            <text:p>445.91 <text:s text:c="6"/></text:p>
          </table:table-cell>
          <table:table-cell office:value-type="string" calcext:value-type="string">
            <text:p>445.91 <text:s text:c="7"/>FORMATURA</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text:s text:c="2"/>Eliminação</text:p>
          </table:table-cell>
          <table:table-cell table:number-columns-repeated="2"/>
        </table:table-row>
        <table:table-row table:style-name="ro2">
          <table:table-cell table:formula="of:=LEFT([.D342];3)" office:value-type="string" office:string-value="450" calcext:value-type="string">
            <text:p>450</text:p>
          </table:table-cell>
          <table:table-cell table:formula="of:=CONCATENATE(LEFT([.D342];3);MID([.D342];5;10))" office:value-type="string" office:string-value="450          " calcext:value-type="string">
            <text:p>450 <text:s text:c="9"/></text:p>
          </table:table-cell>
          <table:table-cell table:formula="of:=CONCATENATE(LEFT([.D342];3);MID([.D342];4;10))" office:value-type="string" office:string-value="450          " calcext:value-type="string">
            <text:p>450 <text:s text:c="9"/></text:p>
          </table:table-cell>
          <table:table-cell office:value-type="string" calcext:value-type="string">
            <text:p>450 <text:s text:c="11"/>ENSINO TÉCNICO</text:p>
          </table:table-cell>
          <table:table-cell table:number-columns-repeated="5"/>
        </table:table-row>
        <table:table-row table:style-name="ro2">
          <table:table-cell table:formula="of:=LEFT([.D343];3)" office:value-type="string" office:string-value="451" calcext:value-type="string">
            <text:p>451</text:p>
          </table:table-cell>
          <table:table-cell table:formula="of:=CONCATENATE(LEFT([.D343];3);MID([.D343];5;10))" office:value-type="string" office:string-value="451          " calcext:value-type="string">
            <text:p>451 <text:s text:c="9"/></text:p>
          </table:table-cell>
          <table:table-cell table:formula="of:=CONCATENATE(LEFT([.D343];3);MID([.D343];4;10))" office:value-type="string" office:string-value="451          " calcext:value-type="string">
            <text:p>451 <text:s text:c="9"/></text:p>
          </table:table-cell>
          <table:table-cell office:value-type="string" calcext:value-type="string">
            <text:p>451 <text:s text:c="10"/>CONCEPÇÃO, ORGANIZAÇÃO E FUNCIONAMENTO DO ENSINO TÉCNICO</text:p>
          </table:table-cell>
          <table:table-cell table:number-columns-repeated="5"/>
        </table:table-row>
        <table:table-row table:style-name="ro1">
          <table:table-cell table:formula="of:=LEFT([.D344];3)" office:value-type="string" office:string-value="451" calcext:value-type="string">
            <text:p>451</text:p>
          </table:table-cell>
          <table:table-cell table:formula="of:=CONCATENATE(LEFT([.D344];3);MID([.D344];5;10))" office:value-type="string" office:string-value="4511         " calcext:value-type="string">
            <text:p>4511 <text:s text:c="8"/></text:p>
          </table:table-cell>
          <table:table-cell table:formula="of:=CONCATENATE(LEFT([.D344];3);MID([.D344];4;10))" office:value-type="string" office:string-value="451.1        " calcext:value-type="string">
            <text:p>451.1 <text:s text:c="7"/></text:p>
          </table:table-cell>
          <table:table-cell office:value-type="string" calcext:value-type="string">
            <text:p>45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345];3)">
            <text:p/>
          </table:table-cell>
          <table:table-cell table:formula="of:=CONCATENATE(LEFT([.D345];3);MID([.D345];5;10))">
            <text:p/>
          </table:table-cell>
          <table:table-cell table:formula="of:=CONCATENATE(LEFT([.D345];3);MID([.D345];4;10))">
            <text:p/>
          </table:table-cell>
          <table:table-cell table:number-columns-repeated="6"/>
        </table:table-row>
        <table:table-row table:style-name="ro1">
          <table:table-cell table:formula="of:=LEFT([.D346];3)" office:value-type="string" office:string-value="451" calcext:value-type="string">
            <text:p>451</text:p>
          </table:table-cell>
          <table:table-cell table:formula="of:=CONCATENATE(LEFT([.D346];3);MID([.D346];5;10))" office:value-type="string" office:string-value="4512         " calcext:value-type="string">
            <text:p>4512 <text:s text:c="8"/></text:p>
          </table:table-cell>
          <table:table-cell table:formula="of:=CONCATENATE(LEFT([.D346];3);MID([.D346];4;10))" office:value-type="string" office:string-value="451.2        " calcext:value-type="string">
            <text:p>451.2 <text:s text:c="7"/></text:p>
          </table:table-cell>
          <table:table-cell office:value-type="string" calcext:value-type="string">
            <text:p>451.2         CRIAÇÃO E RECONHECIMENTO DE CURSO. AUTORIZAÇÃO</text:p>
            <text:p>PARA FUNCIONAMENTO</text:p>
          </table:table-cell>
          <table:table-cell office:value-type="string" calcext:value-type="string">
            <text:p>Até a homologação <text:s text:c="3"/>do ato</text:p>
          </table:table-cell>
          <table:table-cell office:value-type="string" calcext:value-type="string">
            <text:p>5 <text:s/>anos</text:p>
          </table:table-cell>
          <table:table-cell office:value-type="string" calcext:value-type="string">
            <text:p>Guarda</text:p>
            <text:p>Permanente</text:p>
          </table:table-cell>
          <table:table-cell table:number-columns-repeated="2"/>
        </table:table-row>
        <table:table-row table:style-name="ro2">
          <table:table-cell table:formula="of:=LEFT([.D347];3)" office:value-type="string" office:string-value="452" calcext:value-type="string">
            <text:p>452</text:p>
          </table:table-cell>
          <table:table-cell table:formula="of:=CONCATENATE(LEFT([.D347];3);MID([.D347];5;10))" office:value-type="string" office:string-value="452          " calcext:value-type="string">
            <text:p>452 <text:s text:c="9"/></text:p>
          </table:table-cell>
          <table:table-cell table:formula="of:=CONCATENATE(LEFT([.D347];3);MID([.D347];4;10))" office:value-type="string" office:string-value="452          " calcext:value-type="string">
            <text:p>452 <text:s text:c="9"/></text:p>
          </table:table-cell>
          <table:table-cell office:value-type="string" calcext:value-type="string">
            <text:p>452 <text:s text:c="10"/>PLANEJAMENTO E ORGANIZAÇÃO CURRICULAR</text:p>
          </table:table-cell>
          <table:table-cell table:number-columns-repeated="5"/>
        </table:table-row>
        <table:table-row table:style-name="ro1">
          <table:table-cell table:formula="of:=LEFT([.D348];3)" office:value-type="string" office:string-value="452" calcext:value-type="string">
            <text:p>452</text:p>
          </table:table-cell>
          <table:table-cell table:formula="of:=CONCATENATE(LEFT([.D348];3);MID([.D348];5;10))" office:value-type="string" office:string-value="4521         " calcext:value-type="string">
            <text:p>4521 <text:s text:c="8"/></text:p>
          </table:table-cell>
          <table:table-cell table:formula="of:=CONCATENATE(LEFT([.D348];3);MID([.D348];4;10))" office:value-type="string" office:string-value="452.1        " calcext:value-type="string">
            <text:p>452.1 <text:s text:c="7"/></text:p>
          </table:table-cell>
          <table:table-cell office:value-type="string" calcext:value-type="string">
            <text:p>452.1         ESTRUTURA DO CURRÍCULO (GRADE OU MATRIZ</text:p>
            <text:p>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49];3)" office:value-type="string" office:string-value="452" calcext:value-type="string">
            <text:p>452</text:p>
          </table:table-cell>
          <table:table-cell table:formula="of:=CONCATENATE(LEFT([.D349];3);MID([.D349];5;10))" office:value-type="string" office:string-value="4522         " calcext:value-type="string">
            <text:p>4522 <text:s text:c="8"/></text:p>
          </table:table-cell>
          <table:table-cell table:formula="of:=CONCATENATE(LEFT([.D349];3);MID([.D349];4;10))" office:value-type="string" office:string-value="452.2        " calcext:value-type="string">
            <text:p>452.2 <text:s text:c="7"/></text:p>
          </table:table-cell>
          <table:table-cell office:value-type="string" calcext:value-type="string">
            <text:p>45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50];3)" office:value-type="string" office:string-value="452" calcext:value-type="string">
            <text:p>452</text:p>
          </table:table-cell>
          <table:table-cell table:formula="of:=CONCATENATE(LEFT([.D350];3);MID([.D350];5;10))" office:value-type="string" office:string-value="4523         " calcext:value-type="string">
            <text:p>4523 <text:s text:c="8"/></text:p>
          </table:table-cell>
          <table:table-cell table:formula="of:=CONCATENATE(LEFT([.D350];3);MID([.D350];4;10))" office:value-type="string" office:string-value="452.3        " calcext:value-type="string">
            <text:p>452.3 <text:s text:c="7"/></text:p>
          </table:table-cell>
          <table:table-cell office:value-type="string" calcext:value-type="string">
            <text:p>452.3 <text:s text:c="9"/>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351];3)" office:value-type="string" office:string-value="452" calcext:value-type="string">
            <text:p>452</text:p>
          </table:table-cell>
          <table:table-cell table:formula="of:=CONCATENATE(LEFT([.D351];3);MID([.D351];5;10))" office:value-type="string" office:string-value="45231        " calcext:value-type="string">
            <text:p>45231 <text:s text:c="7"/></text:p>
          </table:table-cell>
          <table:table-cell table:formula="of:=CONCATENATE(LEFT([.D351];3);MID([.D351];4;10))" office:value-type="string" office:string-value="452.31       " calcext:value-type="string">
            <text:p>452.31 <text:s text:c="6"/></text:p>
          </table:table-cell>
          <table:table-cell office:value-type="string" calcext:value-type="string">
            <text:p>452.31 <text:s text:c="8"/>OFERTA DE DISCIPLINAS</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table:number-columns-repeated="2"/>
        </table:table-row>
        <table:table-row table:style-name="ro3">
          <table:table-cell table:formula="of:=LEFT([.D352];3)" office:value-type="string" office:string-value="452" calcext:value-type="string">
            <text:p>452</text:p>
          </table:table-cell>
          <table:table-cell table:formula="of:=CONCATENATE(LEFT([.D352];3);MID([.D352];5;10))" office:value-type="string" office:string-value="45232        " calcext:value-type="string">
            <text:p>45232 <text:s text:c="7"/></text:p>
          </table:table-cell>
          <table:table-cell table:formula="of:=CONCATENATE(LEFT([.D352];3);MID([.D352];4;10))" office:value-type="string" office:string-value="452.32       " calcext:value-type="string">
            <text:p>452.32 <text:s text:c="6"/></text:p>
          </table:table-cell>
          <table:table-cell office:value-type="string" calcext:value-type="string">
            <text:p>452.32 <text:s text:c="7"/>ESTÁGIOS OBRIGATÓRIOS</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 text:c="3"/>Eliminação</text:p>
          </table:table-cell>
          <table:table-cell table:number-columns-repeated="2"/>
        </table:table-row>
        <table:table-row table:style-name="ro1">
          <table:table-cell table:formula="of:=LEFT([.D353];3)" office:value-type="string" office:string-value="453" calcext:value-type="string">
            <text:p>453</text:p>
          </table:table-cell>
          <table:table-cell table:formula="of:=CONCATENATE(LEFT([.D353];3);MID([.D353];5;10))" office:value-type="string" office:string-value="453          " calcext:value-type="string">
            <text:p>453 <text:s text:c="9"/></text:p>
          </table:table-cell>
          <table:table-cell table:formula="of:=CONCATENATE(LEFT([.D353];3);MID([.D353];4;10))" office:value-type="string" office:string-value="453          " calcext:value-type="string">
            <text:p>453 <text:s text:c="9"/></text:p>
          </table:table-cell>
          <table:table-cell office:value-type="string" calcext:value-type="string">
            <text:p>453 <text:s text:c="10"/>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0">
          <table:table-cell table:formula="of:=LEFT([.D354];3)" office:value-type="string" office:string-value="454" calcext:value-type="string">
            <text:p>454</text:p>
          </table:table-cell>
          <table:table-cell table:formula="of:=CONCATENATE(LEFT([.D354];3);MID([.D354];5;10))" office:value-type="string" office:string-value="454          " calcext:value-type="string">
            <text:p>454 <text:s text:c="9"/></text:p>
          </table:table-cell>
          <table:table-cell table:formula="of:=CONCATENATE(LEFT([.D354];3);MID([.D354];4;10))" office:value-type="string" office:string-value="454          " calcext:value-type="string">
            <text:p>454 <text:s text:c="9"/></text:p>
          </table:table-cell>
          <table:table-cell office:value-type="string" calcext:value-type="string">
            <text:p>454 <text:s text:c="10"/>CONSELHOS DE CLASSE</text:p>
          </table:table-cell>
          <table:table-cell office:value-type="string" calcext:value-type="string">
            <text:p><text:s text:c="5"/>5 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2">
          <table:table-cell table:formula="of:=LEFT([.D355];3)" office:value-type="string" office:string-value="455" calcext:value-type="string">
            <text:p>455</text:p>
          </table:table-cell>
          <table:table-cell table:formula="of:=CONCATENATE(LEFT([.D355];3);MID([.D355];5;10))" office:value-type="string" office:string-value="455          " calcext:value-type="string">
            <text:p>455 <text:s text:c="9"/></text:p>
          </table:table-cell>
          <table:table-cell table:formula="of:=CONCATENATE(LEFT([.D355];3);MID([.D355];4;10))" office:value-type="string" office:string-value="455          " calcext:value-type="string">
            <text:p>455 <text:s text:c="9"/></text:p>
          </table:table-cell>
          <table:table-cell office:value-type="string" calcext:value-type="string">
            <text:p>455 <text:s text:c="10"/>COLAÇÃO DE GRAU. FORMATURA</text:p>
          </table:table-cell>
          <table:table-cell office:value-type="string" calcext:value-type="string">
            <text:p><text:s text:c="5"/>5 anos</text:p>
          </table:table-cell>
          <table:table-cell office:value-type="string" calcext:value-type="string">
            <text:p>-</text:p>
          </table:table-cell>
          <table:table-cell office:value-type="string" calcext:value-type="string">
            <text:p><text:s text:c="2"/>Eliminação</text:p>
          </table:table-cell>
          <table:table-cell table:number-columns-repeated="2"/>
        </table:table-row>
        <table:table-row table:style-name="ro1">
          <table:table-cell table:formula="of:=LEFT([.D356];3)" office:value-type="string" office:string-value="455" calcext:value-type="string">
            <text:p>455</text:p>
          </table:table-cell>
          <table:table-cell table:formula="of:=CONCATENATE(LEFT([.D356];3);MID([.D356];5;10))" office:value-type="string" office:string-value="4551         " calcext:value-type="string">
            <text:p>4551 <text:s text:c="8"/></text:p>
          </table:table-cell>
          <table:table-cell table:formula="of:=CONCATENATE(LEFT([.D356];3);MID([.D356];4;10))" office:value-type="string" office:string-value="455.1        " calcext:value-type="string">
            <text:p>455.1 <text:s text:c="7"/></text:p>
          </table:table-cell>
          <table:table-cell office:value-type="string" calcext:value-type="string">
            <text:p>455.1 <text:s text:c="8"/>TERMO OU ATA DE COLAÇÃO DE GRAU</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2">
          <table:table-cell table:formula="of:=LEFT([.D357];3)" office:value-type="string" office:string-value="456" calcext:value-type="string">
            <text:p>456</text:p>
          </table:table-cell>
          <table:table-cell table:formula="of:=CONCATENATE(LEFT([.D357];3);MID([.D357];5;10))" office:value-type="string" office:string-value="456          " calcext:value-type="string">
            <text:p>456 <text:s text:c="9"/></text:p>
          </table:table-cell>
          <table:table-cell table:formula="of:=CONCATENATE(LEFT([.D357];3);MID([.D357];4;10))" office:value-type="string" office:string-value="456          " calcext:value-type="string">
            <text:p>456 <text:s text:c="9"/></text:p>
          </table:table-cell>
          <table:table-cell office:value-type="string" calcext:value-type="string">
            <text:p>456 <text:s text:c="10"/>VIDA ESCOLAR DOS ALUNOS DO ENSINO TÉCNICO</text:p>
          </table:table-cell>
          <table:table-cell table:number-columns-repeated="5"/>
        </table:table-row>
        <table:table-row table:style-name="ro2">
          <table:table-cell table:formula="of:=LEFT([.D358];3)" office:value-type="string" office:string-value="456" calcext:value-type="string">
            <text:p>456</text:p>
          </table:table-cell>
          <table:table-cell table:formula="of:=CONCATENATE(LEFT([.D358];3);MID([.D358];5;10))" office:value-type="string" office:string-value="4561         " calcext:value-type="string">
            <text:p>4561 <text:s text:c="8"/></text:p>
          </table:table-cell>
          <table:table-cell table:formula="of:=CONCATENATE(LEFT([.D358];3);MID([.D358];4;10))" office:value-type="string" office:string-value="456.1        " calcext:value-type="string">
            <text:p>456.1 <text:s text:c="7"/></text:p>
          </table:table-cell>
          <table:table-cell office:value-type="string" calcext:value-type="string">
            <text:p>456.1 <text:s text:c="8"/>INGRESSO</text:p>
          </table:table-cell>
          <table:table-cell table:number-columns-repeated="5"/>
        </table:table-row>
        <table:table-row table:style-name="ro2">
          <table:table-cell table:formula="of:=LEFT([.D359];3)" office:value-type="string" office:string-value="456" calcext:value-type="string">
            <text:p>456</text:p>
          </table:table-cell>
          <table:table-cell table:formula="of:=CONCATENATE(LEFT([.D359];3);MID([.D359];5;10))" office:value-type="string" office:string-value="45611        " calcext:value-type="string">
            <text:p>45611 <text:s text:c="7"/></text:p>
          </table:table-cell>
          <table:table-cell table:formula="of:=CONCATENATE(LEFT([.D359];3);MID([.D359];4;10))" office:value-type="string" office:string-value="456.11       " calcext:value-type="string">
            <text:p>456.11 <text:s text:c="6"/></text:p>
          </table:table-cell>
          <table:table-cell office:value-type="string" calcext:value-type="string">
            <text:p>456.11 <text:s text:c="7"/>PROCESSO DE SELEÇÃO</text:p>
          </table:table-cell>
          <table:table-cell table:number-columns-repeated="5"/>
        </table:table-row>
        <table:table-row table:style-name="ro3">
          <table:table-cell table:formula="of:=LEFT([.D360];3)" office:value-type="string" office:string-value="456" calcext:value-type="string">
            <text:p>456</text:p>
          </table:table-cell>
          <table:table-cell table:formula="of:=CONCATENATE(LEFT([.D360];3);MID([.D360];5;10))" office:value-type="string" office:string-value="456111       " calcext:value-type="string">
            <text:p>456111 <text:s text:c="6"/></text:p>
          </table:table-cell>
          <table:table-cell table:formula="of:=CONCATENATE(LEFT([.D360];3);MID([.D360];4;10))" office:value-type="string" office:string-value="456.111      " calcext:value-type="string">
            <text:p>456.111 <text:s text:c="5"/></text:p>
          </table:table-cell>
          <table:table-cell office:value-type="string" calcext:value-type="string">
            <text:p>456.111 <text:s text:c="6"/>PLANEJAMENTO. ORIENTAÇÕES</text:p>
          </table:table-cell>
          <table:table-cell office:value-type="string" calcext:value-type="string">
            <text:p>Até a homologação</text:p>
            <text:p>  do</text:p>
            <text:p>      evento</text:p>
          </table:table-cell>
          <table:table-cell office:value-type="string" calcext:value-type="string">
            <text:p>1 ano</text:p>
          </table:table-cell>
          <table:table-cell office:value-type="string" calcext:value-type="string">
            <text:p>Guarda</text:p>
            <text:p>Permanente</text:p>
          </table:table-cell>
          <table:table-cell table:number-columns-repeated="2"/>
        </table:table-row>
        <table:table-row table:style-name="ro3">
          <table:table-cell table:formula="of:=LEFT([.D361];3)" office:value-type="string" office:string-value="456" calcext:value-type="string">
            <text:p>456</text:p>
          </table:table-cell>
          <table:table-cell table:formula="of:=CONCATENATE(LEFT([.D361];3);MID([.D361];5;10))" office:value-type="string" office:string-value="456112       " calcext:value-type="string">
            <text:p>456112 <text:s text:c="6"/></text:p>
          </table:table-cell>
          <table:table-cell table:formula="of:=CONCATENATE(LEFT([.D361];3);MID([.D361];4;10))" office:value-type="string" office:string-value="456.112      " calcext:value-type="string">
            <text:p>456.112 <text:s text:c="5"/></text:p>
          </table:table-cell>
          <table:table-cell office:value-type="string" calcext:value-type="string">
            <text:p>456.112 <text:s text:c="6"/>INSCRIÇÕES</text:p>
          </table:table-cell>
          <table:table-cell office:value-type="string" calcext:value-type="string">
            <text:p>Até a homologação</text:p>
            <text:p>do          evento *</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table-row>
        <table:table-row table:style-name="ro2">
          <table:table-cell table:formula="of:=LEFT([.D362];3)">
            <text:p/>
          </table:table-cell>
          <table:table-cell table:formula="of:=CONCATENATE(LEFT([.D362];3);MID([.D362];5;10))">
            <text:p/>
          </table:table-cell>
          <table:table-cell table:formula="of:=CONCATENATE(LEFT([.D362];3);MID([.D362];4;10))">
            <text:p/>
          </table:table-cell>
          <table:table-cell table:number-columns-repeated="6"/>
        </table:table-row>
        <table:table-row table:style-name="ro3">
          <table:table-cell table:formula="of:=LEFT([.D363];3)" office:value-type="string" office:string-value="456" calcext:value-type="string">
            <text:p>456</text:p>
          </table:table-cell>
          <table:table-cell table:formula="of:=CONCATENATE(LEFT([.D363];3);MID([.D363];5;10))" office:value-type="string" office:string-value="456113       " calcext:value-type="string">
            <text:p>456113 <text:s text:c="6"/></text:p>
          </table:table-cell>
          <table:table-cell table:formula="of:=CONCATENATE(LEFT([.D363];3);MID([.D363];4;10))" office:value-type="string" office:string-value="456.113      " calcext:value-type="string">
            <text:p>456.113 <text:s text:c="5"/></text:p>
          </table:table-cell>
          <table:table-cell office:value-type="string" calcext:value-type="string">
            <text:p>456.113 <text:s text:c="6"/>CONTROLE DE APLICAÇÃO DE PROVAS</text:p>
          </table:table-cell>
          <table:table-cell office:value-type="string" calcext:value-type="string">
            <text:p>Até a homologação</text:p>
            <text:p>do                evento*</text:p>
          </table:table-cell>
          <table:table-cell office:value-type="string" calcext:value-type="string">
            <text:p>1 ano</text:p>
          </table:table-cell>
          <table:table-cell office:value-type="string" calcext:value-type="string">
            <text:p><text:s text:c="2"/>Eliminação</text:p>
          </table:table-cell>
          <table:table-cell office:value-type="string" calcext:value-type="string">
            <text:p>*Aguardar o término da ação, no caso de ação judicial.</text:p>
          </table:table-cell>
          <table:table-cell/>
        </table:table-row>
        <table:table-row table:style-name="ro3">
          <table:table-cell table:formula="of:=LEFT([.D364];3)" office:value-type="string" office:string-value="456" calcext:value-type="string">
            <text:p>456</text:p>
          </table:table-cell>
          <table:table-cell table:formula="of:=CONCATENATE(LEFT([.D364];3);MID([.D364];5;10))" office:value-type="string" office:string-value="456114       " calcext:value-type="string">
            <text:p>456114 <text:s text:c="6"/></text:p>
          </table:table-cell>
          <table:table-cell table:formula="of:=CONCATENATE(LEFT([.D364];3);MID([.D364];4;10))" office:value-type="string" office:string-value="456.114      " calcext:value-type="string">
            <text:p>456.114 <text:s text:c="5"/></text:p>
          </table:table-cell>
          <table:table-cell office:value-type="string" calcext:value-type="string">
            <text:p>456.114 <text:s text:c="6"/>CORREÇÃO DE PROVA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table-row>
        <table:table-row table:style-name="ro4">
          <table:table-cell table:formula="of:=LEFT([.D365];3)" office:value-type="string" office:string-value="456" calcext:value-type="string">
            <text:p>456</text:p>
          </table:table-cell>
          <table:table-cell table:formula="of:=CONCATENATE(LEFT([.D365];3);MID([.D365];5;10))" office:value-type="string" office:string-value="456115       " calcext:value-type="string">
            <text:p>456115 <text:s text:c="6"/></text:p>
          </table:table-cell>
          <table:table-cell table:formula="of:=CONCATENATE(LEFT([.D365];3);MID([.D365];4;10))" office:value-type="string" office:string-value="456.115      " calcext:value-type="string">
            <text:p>456.115 <text:s text:c="5"/></text:p>
          </table:table-cell>
          <table:table-cell office:value-type="string" calcext:value-type="string">
            <text:p>456.115 <text:s text:c="6"/>RECURS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table-row>
        <table:table-row table:style-name="ro3">
          <table:table-cell table:formula="of:=LEFT([.D366];3)" office:value-type="string" office:string-value="456" calcext:value-type="string">
            <text:p>456</text:p>
          </table:table-cell>
          <table:table-cell table:formula="of:=CONCATENATE(LEFT([.D366];3);MID([.D366];5;10))" office:value-type="string" office:string-value="456116       " calcext:value-type="string">
            <text:p>456116 <text:s text:c="6"/></text:p>
          </table:table-cell>
          <table:table-cell table:formula="of:=CONCATENATE(LEFT([.D366];3);MID([.D366];4;10))" office:value-type="string" office:string-value="456.116      " calcext:value-type="string">
            <text:p>456.116 <text:s text:c="5"/></text:p>
          </table:table-cell>
          <table:table-cell office:value-type="string" calcext:value-type="string">
            <text:p>456.116 <text:s text:c="6"/>RESULTAD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table-row>
        <table:table-row table:style-name="ro2">
          <table:table-cell table:formula="of:=LEFT([.D367];3)" office:value-type="string" office:string-value="456" calcext:value-type="string">
            <text:p>456</text:p>
          </table:table-cell>
          <table:table-cell table:formula="of:=CONCATENATE(LEFT([.D367];3);MID([.D367];5;10))" office:value-type="string" office:string-value="45612        " calcext:value-type="string">
            <text:p>45612 <text:s text:c="7"/></text:p>
          </table:table-cell>
          <table:table-cell table:formula="of:=CONCATENATE(LEFT([.D367];3);MID([.D367];4;10))" office:value-type="string" office:string-value="456.12       " calcext:value-type="string">
            <text:p>456.12 <text:s text:c="6"/></text:p>
          </table:table-cell>
          <table:table-cell office:value-type="string" calcext:value-type="string">
            <text:p>456.12 <text:s text:c="7"/>TRANSFERÊNCIA</text:p>
          </table:table-cell>
          <table:table-cell table:number-columns-repeated="5"/>
        </table:table-row>
        <table:table-row table:style-name="ro3">
          <table:table-cell table:formula="of:=LEFT([.D368];3)" office:value-type="string" office:string-value="456" calcext:value-type="string">
            <text:p>456</text:p>
          </table:table-cell>
          <table:table-cell table:formula="of:=CONCATENATE(LEFT([.D368];3);MID([.D368];5;10))" office:value-type="string" office:string-value="456121       " calcext:value-type="string">
            <text:p>456121 <text:s text:c="6"/></text:p>
          </table:table-cell>
          <table:table-cell table:formula="of:=CONCATENATE(LEFT([.D368];3);MID([.D368];4;10))" office:value-type="string" office:string-value="456.121      " calcext:value-type="string">
            <text:p>456.121 <text:s text:c="5"/></text:p>
          </table:table-cell>
          <table:table-cell office:value-type="string" calcext:value-type="string">
            <text:p>456.121 <text:s text:c="6"/>TRANSFERÊNCIA VOLUNTÁRIA OU FACULTATIVA</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1">
          <table:table-cell table:formula="of:=LEFT([.D369];3)" office:value-type="string" office:string-value="456" calcext:value-type="string">
            <text:p>456</text:p>
          </table:table-cell>
          <table:table-cell table:formula="of:=CONCATENATE(LEFT([.D369];3);MID([.D369];5;10))" office:value-type="string" office:string-value="456122       " calcext:value-type="string">
            <text:p>456122 <text:s text:c="6"/></text:p>
          </table:table-cell>
          <table:table-cell table:formula="of:=CONCATENATE(LEFT([.D369];3);MID([.D369];4;10))" office:value-type="string" office:string-value="456.122      " calcext:value-type="string">
            <text:p>456.122 <text:s text:c="5"/></text:p>
          </table:table-cell>
          <table:table-cell office:value-type="string" calcext:value-type="string">
            <text:p>456.122 <text:s text:c="6"/>TRANSFERÊNCIA EX OFFICIO</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3">
          <table:table-cell table:formula="of:=LEFT([.D370];3)" office:value-type="string" office:string-value="456" calcext:value-type="string">
            <text:p>456</text:p>
          </table:table-cell>
          <table:table-cell table:formula="of:=CONCATENATE(LEFT([.D370];3);MID([.D370];5;10))" office:value-type="string" office:string-value="45619        " calcext:value-type="string">
            <text:p>45619 <text:s text:c="7"/></text:p>
          </table:table-cell>
          <table:table-cell table:formula="of:=CONCATENATE(LEFT([.D370];3);MID([.D370];4;10))" office:value-type="string" office:string-value="456.19       " calcext:value-type="string">
            <text:p>456.19 <text:s text:c="6"/></text:p>
          </table:table-cell>
          <table:table-cell office:value-type="string" calcext:value-type="string">
            <text:p>456.19         OUTRAS FORMAS DE INGRESSO MANDADO JUDICIAL</text:p>
            <text:p>REINTEGRAÇÃO</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table-row>
        <table:table-row table:style-name="ro2">
          <table:table-cell table:formula="of:=LEFT([.D371];3)" office:value-type="string" office:string-value="456" calcext:value-type="string">
            <text:p>456</text:p>
          </table:table-cell>
          <table:table-cell table:formula="of:=CONCATENATE(LEFT([.D371];3);MID([.D371];5;10))" office:value-type="string" office:string-value="4562         " calcext:value-type="string">
            <text:p>4562 <text:s text:c="8"/></text:p>
          </table:table-cell>
          <table:table-cell table:formula="of:=CONCATENATE(LEFT([.D371];3);MID([.D371];4;10))" office:value-type="string" office:string-value="456.2        " calcext:value-type="string">
            <text:p>456.2 <text:s text:c="7"/></text:p>
          </table:table-cell>
          <table:table-cell office:value-type="string" calcext:value-type="string">
            <text:p>456.2 <text:s text:c="8"/>REGISTRO ESCOLAR</text:p>
          </table:table-cell>
          <table:table-cell table:number-columns-repeated="5"/>
        </table:table-row>
        <table:table-row table:style-name="ro3">
          <table:table-cell table:formula="of:=LEFT([.D372];3)" office:value-type="string" office:string-value="456" calcext:value-type="string">
            <text:p>456</text:p>
          </table:table-cell>
          <table:table-cell table:formula="of:=CONCATENATE(LEFT([.D372];3);MID([.D372];5;10))" office:value-type="string" office:string-value="45621        " calcext:value-type="string">
            <text:p>45621 <text:s text:c="7"/></text:p>
          </table:table-cell>
          <table:table-cell table:formula="of:=CONCATENATE(LEFT([.D372];3);MID([.D372];4;10))" office:value-type="string" office:string-value="456.21       " calcext:value-type="string">
            <text:p>456.21 <text:s text:c="6"/></text:p>
          </table:table-cell>
          <table:table-cell office:value-type="string" calcext:value-type="string">
            <text:p>456.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table-row>
        <table:table-row table:style-name="ro1">
          <table:table-cell table:formula="of:=LEFT([.D373];3)" office:value-type="string" office:string-value="456" calcext:value-type="string">
            <text:p>456</text:p>
          </table:table-cell>
          <table:table-cell table:formula="of:=CONCATENATE(LEFT([.D373];3);MID([.D373];5;10))" office:value-type="string" office:string-value="456211       " calcext:value-type="string">
            <text:p>456211 <text:s text:c="6"/></text:p>
          </table:table-cell>
          <table:table-cell table:formula="of:=CONCATENATE(LEFT([.D373];3);MID([.D373];4;10))" office:value-type="string" office:string-value="456.211      " calcext:value-type="string">
            <text:p>456.211 <text:s text:c="5"/></text:p>
          </table:table-cell>
          <table:table-cell office:value-type="string" calcext:value-type="string">
            <text:p>456.211       CANCELAMENTO DE MATRÍCULA: POR DESISTÊNCIA</text:p>
            <text:p>(VOLUNTÁRIA) OU POR JUBILAÇÃO (COMPULSÓRIA)</text:p>
          </table:table-cell>
          <table:table-cell office:value-type="string" calcext:value-type="string">
            <text:p><text:s text:c="6"/>5 anos</text:p>
          </table:table-cell>
          <table:table-cell office:value-type="string" calcext:value-type="string">
            <text:p>25 anos</text:p>
          </table:table-cell>
          <table:table-cell office:value-type="string" calcext:value-type="string">
            <text:p><text:s text:c="2"/>Eliminação</text:p>
          </table:table-cell>
          <table:table-cell table:number-columns-repeated="2"/>
        </table:table-row>
        <table:table-row table:style-name="ro3">
          <table:table-cell table:formula="of:=LEFT([.D374];3)" office:value-type="string" office:string-value="456" calcext:value-type="string">
            <text:p>456</text:p>
          </table:table-cell>
          <table:table-cell table:formula="of:=CONCATENATE(LEFT([.D374];3);MID([.D374];5;10))" office:value-type="string" office:string-value="45622        " calcext:value-type="string">
            <text:p>45622 <text:s text:c="7"/></text:p>
          </table:table-cell>
          <table:table-cell table:formula="of:=CONCATENATE(LEFT([.D374];3);MID([.D374];4;10))" office:value-type="string" office:string-value="456.22       " calcext:value-type="string">
            <text:p>456.22 <text:s text:c="6"/></text:p>
          </table:table-cell>
          <table:table-cell office:value-type="string" calcext:value-type="string">
            <text:p>456.22        ISENÇÃO DE DISCIPLINAS. DISPENSA DE DISCIPLINAS.</text:p>
            <text:p>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table-row>
        <table:table-row table:style-name="ro3">
          <table:table-cell table:formula="of:=LEFT([.D375];3)" office:value-type="string" office:string-value="456" calcext:value-type="string">
            <text:p>456</text:p>
          </table:table-cell>
          <table:table-cell table:formula="of:=CONCATENATE(LEFT([.D375];3);MID([.D375];5;10))" office:value-type="string" office:string-value="45623        " calcext:value-type="string">
            <text:p>45623 <text:s text:c="7"/></text:p>
          </table:table-cell>
          <table:table-cell table:formula="of:=CONCATENATE(LEFT([.D375];3);MID([.D375];4;10))" office:value-type="string" office:string-value="456.23       " calcext:value-type="string">
            <text:p>456.23 <text:s text:c="6"/></text:p>
          </table:table-cell>
          <table:table-cell office:value-type="string" calcext:value-type="string">
            <text:p>456.23 <text:s text:c="7"/>TRANCAMENT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number-columns-repeated="2"/>
        </table:table-row>
        <table:table-row table:style-name="ro2">
          <table:table-cell table:formula="of:=LEFT([.D376];3)" office:value-type="string" office:string-value="456" calcext:value-type="string">
            <text:p>456</text:p>
          </table:table-cell>
          <table:table-cell table:formula="of:=CONCATENATE(LEFT([.D376];3);MID([.D376];5;10))" office:value-type="string" office:string-value="4563         " calcext:value-type="string">
            <text:p>4563 <text:s text:c="8"/></text:p>
          </table:table-cell>
          <table:table-cell table:formula="of:=CONCATENATE(LEFT([.D376];3);MID([.D376];4;10))" office:value-type="string" office:string-value="456.3        " calcext:value-type="string">
            <text:p>456.3 <text:s text:c="7"/></text:p>
          </table:table-cell>
          <table:table-cell office:value-type="string" calcext:value-type="string">
            <text:p>456.3 <text:s text:c="8"/>AVALIAÇÃO ESCOLAR</text:p>
          </table:table-cell>
          <table:table-cell table:number-columns-repeated="5"/>
        </table:table-row>
        <table:table-row table:style-name="ro3">
          <table:table-cell table:formula="of:=LEFT([.D377];3)" office:value-type="string" office:string-value="456" calcext:value-type="string">
            <text:p>456</text:p>
          </table:table-cell>
          <table:table-cell table:formula="of:=CONCATENATE(LEFT([.D377];3);MID([.D377];5;10))" office:value-type="string" office:string-value="45631        " calcext:value-type="string">
            <text:p>45631 <text:s text:c="7"/></text:p>
          </table:table-cell>
          <table:table-cell table:formula="of:=CONCATENATE(LEFT([.D377];3);MID([.D377];4;10))" office:value-type="string" office:string-value="456.31       " calcext:value-type="string">
            <text:p>456.31 <text:s text:c="6"/></text:p>
          </table:table-cell>
          <table:table-cell office:value-type="string" calcext:value-type="string">
            <text:p>456.31        PROVAS. EXAMES. TRABALHOS. RELATÓRIOS DE</text:p>
            <text:p>ESTÁGI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table-row>
        <table:table-row table:style-name="ro1">
          <table:table-cell table:formula="of:=LEFT([.D378];3)" office:value-type="string" office:string-value="456" calcext:value-type="string">
            <text:p>456</text:p>
          </table:table-cell>
          <table:table-cell table:formula="of:=CONCATENATE(LEFT([.D378];3);MID([.D378];5;10))" office:value-type="string" office:string-value="45632        " calcext:value-type="string">
            <text:p>45632 <text:s text:c="7"/></text:p>
          </table:table-cell>
          <table:table-cell table:formula="of:=CONCATENATE(LEFT([.D378];3);MID([.D378];4;10))" office:value-type="string" office:string-value="456.32       " calcext:value-type="string">
            <text:p>456.32 <text:s text:c="6"/></text:p>
          </table:table-cell>
          <table:table-cell office:value-type="string" calcext:value-type="string">
            <text:p>456.32         REGISTRO DE CONTEÚDO PROGRAMÁTICO MINISTRADO,</text:p>
            <text:p>RENDIMENTO E FREQUÊNCIA</text:p>
          </table:table-cell>
          <table:table-cell office:value-type="string" calcext:value-type="string">
            <text:p><text:s text:c="4"/>10 anos</text:p>
          </table:table-cell>
          <table:table-cell office:value-type="string" calcext:value-type="string">
            <text:p>10 anos</text:p>
          </table:table-cell>
          <table:table-cell office:value-type="string" calcext:value-type="string">
            <text:p><text:s text:c="3"/>Eliminação</text:p>
          </table:table-cell>
          <table:table-cell table:number-columns-repeated="2"/>
        </table:table-row>
        <table:table-row table:style-name="ro2">
          <table:table-cell table:formula="of:=LEFT([.D379];3)" office:value-type="string" office:string-value="456" calcext:value-type="string">
            <text:p>456</text:p>
          </table:table-cell>
          <table:table-cell table:formula="of:=CONCATENATE(LEFT([.D379];3);MID([.D379];5;10))" office:value-type="string" office:string-value="4564         " calcext:value-type="string">
            <text:p>4564 <text:s text:c="8"/></text:p>
          </table:table-cell>
          <table:table-cell table:formula="of:=CONCATENATE(LEFT([.D379];3);MID([.D379];4;10))" office:value-type="string" office:string-value="456.4        " calcext:value-type="string">
            <text:p>456.4 <text:s text:c="7"/></text:p>
          </table:table-cell>
          <table:table-cell office:value-type="string" calcext:value-type="string">
            <text:p>456.4 <text:s text:c="9"/>DOCUMENTAÇÃO ESCOLAR</text:p>
          </table:table-cell>
          <table:table-cell table:number-columns-repeated="5"/>
        </table:table-row>
        <table:table-row table:style-name="ro2">
          <table:table-cell table:formula="of:=LEFT([.D380];3)">
            <text:p/>
          </table:table-cell>
          <table:table-cell table:formula="of:=CONCATENATE(LEFT([.D380];3);MID([.D380];5;10))">
            <text:p/>
          </table:table-cell>
          <table:table-cell table:formula="of:=CONCATENATE(LEFT([.D380];3);MID([.D380];4;10))">
            <text:p/>
          </table:table-cell>
          <table:table-cell table:number-columns-repeated="6"/>
        </table:table-row>
        <table:table-row table:style-name="ro6">
          <table:table-cell table:formula="of:=LEFT([.D381];3)" office:value-type="string" office:string-value="456" calcext:value-type="string">
            <text:p>456</text:p>
          </table:table-cell>
          <table:table-cell table:formula="of:=CONCATENATE(LEFT([.D381];3);MID([.D381];5;10))" office:value-type="string" office:string-value="45641        " calcext:value-type="string">
            <text:p>45641 <text:s text:c="7"/></text:p>
          </table:table-cell>
          <table:table-cell table:formula="of:=CONCATENATE(LEFT([.D381];3);MID([.D381];4;10))" office:value-type="string" office:string-value="456.41       " calcext:value-type="string">
            <text:p>456.41 <text:s text:c="6"/></text:p>
          </table:table-cell>
          <table:table-cell office:value-type="string" calcext:value-type="string">
            <text:p>456.41 <text:s text:c="8"/>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table-row>
        <table:table-row table:style-name="ro2">
          <table:table-cell table:formula="of:=LEFT([.D382];3)" office:value-type="string" office:string-value="456" calcext:value-type="string">
            <text:p>456</text:p>
          </table:table-cell>
          <table:table-cell table:formula="of:=CONCATENATE(LEFT([.D382];3);MID([.D382];5;10))" office:value-type="string" office:string-value="45642        " calcext:value-type="string">
            <text:p>45642 <text:s text:c="7"/></text:p>
          </table:table-cell>
          <table:table-cell table:formula="of:=CONCATENATE(LEFT([.D382];3);MID([.D382];4;10))" office:value-type="string" office:string-value="456.42       " calcext:value-type="string">
            <text:p>456.42 <text:s text:c="6"/></text:p>
          </table:table-cell>
          <table:table-cell office:value-type="string" calcext:value-type="string">
            <text:p>456.42 <text:s text:c="8"/>EMISSÃO DE DIPLOMA</text:p>
          </table:table-cell>
          <table:table-cell table:number-columns-repeated="5"/>
        </table:table-row>
        <table:table-row table:style-name="ro14">
          <table:table-cell table:formula="of:=LEFT([.D383];3)" office:value-type="string" office:string-value="456" calcext:value-type="string">
            <text:p>456</text:p>
          </table:table-cell>
          <table:table-cell table:formula="of:=CONCATENATE(LEFT([.D383];3);MID([.D383];5;10))" office:value-type="string" office:string-value="456421       " calcext:value-type="string">
            <text:p>456421 <text:s text:c="6"/></text:p>
          </table:table-cell>
          <table:table-cell table:formula="of:=CONCATENATE(LEFT([.D383];3);MID([.D383];4;10))" office:value-type="string" office:string-value="456.421      " calcext:value-type="string">
            <text:p>456.421 <text:s text:c="5"/></text:p>
          </table:table-cell>
          <table:table-cell office:value-type="string" calcext:value-type="string">
            <text:p>456.421 <text:s text:c="7"/>EXPEDI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No caso das instituições de ensino que utilizam os assentamentos individuais para formação do processo de registro de diplomas, utilizar os prazos e a</text:p>
            <text:p>destinação dos assentamentos individuais, conforme legislação em vigor.</text:p>
          </table:table-cell>
          <table:table-cell/>
        </table:table-row>
        <table:table-row table:style-name="ro3">
          <table:table-cell table:formula="of:=LEFT([.D384];3)" office:value-type="string" office:string-value="456" calcext:value-type="string">
            <text:p>456</text:p>
          </table:table-cell>
          <table:table-cell table:formula="of:=CONCATENATE(LEFT([.D384];3);MID([.D384];5;10))" office:value-type="string" office:string-value="456422       " calcext:value-type="string">
            <text:p>456422 <text:s text:c="6"/></text:p>
          </table:table-cell>
          <table:table-cell table:formula="of:=CONCATENATE(LEFT([.D384];3);MID([.D384];4;10))" office:value-type="string" office:string-value="456.422      " calcext:value-type="string">
            <text:p>456.422 <text:s text:c="5"/></text:p>
          </table:table-cell>
          <table:table-cell office:value-type="string" calcext:value-type="string">
            <text:p>456.422 <text:s text:c="8"/>REGISTR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diplomas não entregues 2 anos após a emissão.</text:p>
          </table:table-cell>
          <table:table-cell/>
        </table:table-row>
        <table:table-row table:style-name="ro2">
          <table:table-cell table:formula="of:=LEFT([.D385];3)" office:value-type="string" office:string-value="456" calcext:value-type="string">
            <text:p>456</text:p>
          </table:table-cell>
          <table:table-cell table:formula="of:=CONCATENATE(LEFT([.D385];3);MID([.D385];5;10))" office:value-type="string" office:string-value="456423       " calcext:value-type="string">
            <text:p>456423 <text:s text:c="6"/></text:p>
          </table:table-cell>
          <table:table-cell table:formula="of:=CONCATENATE(LEFT([.D385];3);MID([.D385];4;10))" office:value-type="string" office:string-value="456.423      " calcext:value-type="string">
            <text:p>456.423 <text:s text:c="5"/></text:p>
          </table:table-cell>
          <table:table-cell office:value-type="string" calcext:value-type="string">
            <text:p>456.423 <text:s text:c="7"/>VERIFICAÇÃO DE AUTENTICIDADE</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Eliminação</text:p>
          </table:table-cell>
          <table:table-cell table:number-columns-repeated="2"/>
        </table:table-row>
        <table:table-row table:style-name="ro3">
          <table:table-cell table:formula="of:=LEFT([.D386];3)" office:value-type="string" office:string-value="456" calcext:value-type="string">
            <text:p>456</text:p>
          </table:table-cell>
          <table:table-cell table:formula="of:=CONCATENATE(LEFT([.D386];3);MID([.D386];5;10))" office:value-type="string" office:string-value="45643        " calcext:value-type="string">
            <text:p>45643 <text:s text:c="7"/></text:p>
          </table:table-cell>
          <table:table-cell table:formula="of:=CONCATENATE(LEFT([.D386];3);MID([.D386];4;10))" office:value-type="string" office:string-value="456.43       " calcext:value-type="string">
            <text:p>456.43 <text:s text:c="6"/></text:p>
          </table:table-cell>
          <table:table-cell office:value-type="string" calcext:value-type="string">
            <text:p>456.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O prazo total de guarda dos documentos é de 100 anos.</text:p>
          </table:table-cell>
          <table:table-cell/>
        </table:table-row>
        <table:table-row table:style-name="ro3">
          <table:table-cell table:formula="of:=LEFT([.D387];3)" office:value-type="string" office:string-value="456" calcext:value-type="string">
            <text:p>456</text:p>
          </table:table-cell>
          <table:table-cell table:formula="of:=CONCATENATE(LEFT([.D387];3);MID([.D387];5;10))" office:value-type="string" office:string-value="4565         " calcext:value-type="string">
            <text:p>4565 <text:s text:c="8"/></text:p>
          </table:table-cell>
          <table:table-cell table:formula="of:=CONCATENATE(LEFT([.D387];3);MID([.D387];4;10))" office:value-type="string" office:string-value="456.5        " calcext:value-type="string">
            <text:p>456.5 <text:s text:c="7"/></text:p>
          </table:table-cell>
          <table:table-cell office:value-type="string" calcext:value-type="string">
            <text:p>456.5 <text:s text:c="10"/>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number-columns-repeated="2"/>
        </table:table-row>
        <table:table-row table:style-name="ro3">
          <table:table-cell table:formula="of:=LEFT([.D388];3)" office:value-type="string" office:string-value="456" calcext:value-type="string">
            <text:p>456</text:p>
          </table:table-cell>
          <table:table-cell table:formula="of:=CONCATENATE(LEFT([.D388];3);MID([.D388];5;10))" office:value-type="string" office:string-value="4566         " calcext:value-type="string">
            <text:p>4566 <text:s text:c="8"/></text:p>
          </table:table-cell>
          <table:table-cell table:formula="of:=CONCATENATE(LEFT([.D388];3);MID([.D388];4;10))" office:value-type="string" office:string-value="456.6        " calcext:value-type="string">
            <text:p>456.6 <text:s text:c="7"/></text:p>
          </table:table-cell>
          <table:table-cell office:value-type="string" calcext:value-type="string">
            <text:p>456.6          MONITORIAS. ESTÁGIOS NÃO OBRIGATÓRIOS. PROGRAMAS</text:p>
            <text:p>DE INICIAÇÃO TECNOLÓGICA</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Eliminação</text:p>
          </table:table-cell>
          <table:table-cell table:number-columns-repeated="2"/>
        </table:table-row>
        <table:table-row table:style-name="ro10">
          <table:table-cell table:formula="of:=LEFT([.D389];3)" office:value-type="string" office:string-value="456" calcext:value-type="string">
            <text:p>456</text:p>
          </table:table-cell>
          <table:table-cell table:formula="of:=CONCATENATE(LEFT([.D389];3);MID([.D389];5;10))" office:value-type="string" office:string-value="4567         " calcext:value-type="string">
            <text:p>4567 <text:s text:c="8"/></text:p>
          </table:table-cell>
          <table:table-cell table:formula="of:=CONCATENATE(LEFT([.D389];3);MID([.D389];4;10))" office:value-type="string" office:string-value="456.7        " calcext:value-type="string">
            <text:p>456.7 <text:s text:c="7"/></text:p>
          </table:table-cell>
          <table:table-cell office:value-type="string" calcext:value-type="string">
            <text:p>456.7 <text:s text:c="8"/>REGIME DISCIPLINAR DOS ALUNOS: PENALIDADES (ADVERTÊNCIA OU REPREENSÃO, SUSPENSÃO E EXPULSÃO</text:p>
          </table:table-cell>
          <table:table-cell office:value-type="string" calcext:value-type="string">
            <text:p>Até a conclusão do caso</text:p>
          </table:table-cell>
          <table:table-cell office:value-type="string" calcext:value-type="string">
            <text:p>15 anos</text:p>
          </table:table-cell>
          <table:table-cell office:value-type="string" calcext:value-type="string">
            <text:p>             Guarda </text:p>
            <text:p>          Permanente</text:p>
            <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table-row>
        <table:table-row table:style-name="ro2">
          <table:table-cell table:formula="of:=LEFT([.D390];3)" office:value-type="string" office:string-value="490" calcext:value-type="string">
            <text:p>490</text:p>
          </table:table-cell>
          <table:table-cell table:formula="of:=CONCATENATE(LEFT([.D390];3);MID([.D390];5;10))" office:value-type="string" office:string-value="490          " calcext:value-type="string">
            <text:p>490 <text:s text:c="9"/></text:p>
          </table:table-cell>
          <table:table-cell table:formula="of:=CONCATENATE(LEFT([.D390];3);MID([.D390];4;10))" office:value-type="string" office:string-value="490          " calcext:value-type="string">
            <text:p>490 <text:s text:c="9"/></text:p>
          </table:table-cell>
          <table:table-cell office:value-type="string" calcext:value-type="string">
            <text:p>490 <text:s text:c="11"/>OUTROS ASSUNTOS REFERENTES À EDUCAÇÃO BÁSICA E PROFISSIONAL</text:p>
          </table:table-cell>
          <table:table-cell table:number-columns-repeated="5"/>
        </table:table-row>
        <table:table-row table:style-name="ro2">
          <table:table-cell table:formula="of:=LEFT([.D391];3)" office:value-type="string" office:string-value="500" calcext:value-type="string">
            <text:p>500</text:p>
          </table:table-cell>
          <table:table-cell table:formula="of:=CONCATENATE(LEFT([.D391];3);MID([.D391];5;10))" office:value-type="string" office:string-value="500          " calcext:value-type="string">
            <text:p>500 <text:s text:c="9"/></text:p>
          </table:table-cell>
          <table:table-cell table:formula="of:=CONCATENATE(LEFT([.D391];3);MID([.D391];4;10))" office:value-type="string" office:string-value="500          " calcext:value-type="string">
            <text:p>500 <text:s text:c="9"/></text:p>
          </table:table-cell>
          <table:table-cell office:value-type="string" calcext:value-type="string">
            <text:p>500 <text:s text:c="11"/>ASSISTÊNCIA ESTUDANTIL</text:p>
          </table:table-cell>
          <table:table-cell table:number-columns-repeated="5"/>
        </table:table-row>
        <table:table-row table:style-name="ro1">
          <table:table-cell table:formula="of:=LEFT([.D392];3)" office:value-type="string" office:string-value="510" calcext:value-type="string">
            <text:p>510</text:p>
          </table:table-cell>
          <table:table-cell table:formula="of:=CONCATENATE(LEFT([.D392];3);MID([.D392];5;10))" office:value-type="string" office:string-value="510          " calcext:value-type="string">
            <text:p>510 <text:s text:c="9"/></text:p>
          </table:table-cell>
          <table:table-cell table:formula="of:=CONCATENATE(LEFT([.D392];3);MID([.D392];4;10))" office:value-type="string" office:string-value="510          " calcext:value-type="string">
            <text:p>510 <text:s text:c="9"/></text:p>
          </table:table-cell>
          <table:table-cell office:value-type="string" calcext:value-type="string">
            <text:p>510 <text:s text:c="11"/>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number-columns-repeated="2"/>
        </table:table-row>
        <table:table-row table:style-name="ro1">
          <table:table-cell table:formula="of:=LEFT([.D393];3)" office:value-type="string" office:string-value="520" calcext:value-type="string">
            <text:p>520</text:p>
          </table:table-cell>
          <table:table-cell table:formula="of:=CONCATENATE(LEFT([.D393];3);MID([.D393];5;10))" office:value-type="string" office:string-value="520          " calcext:value-type="string">
            <text:p>520 <text:s text:c="9"/></text:p>
          </table:table-cell>
          <table:table-cell table:formula="of:=CONCATENATE(LEFT([.D393];3);MID([.D393];4;10))" office:value-type="string" office:string-value="520          " calcext:value-type="string">
            <text:p>520 <text:s text:c="9"/></text:p>
          </table:table-cell>
          <table:table-cell office:value-type="string" calcext:value-type="string">
            <text:p>520 <text:s text:c="11"/>PROGRAMAS, CONVÊNIOS E PROJETOS DE CONCESSÃO DE BENEFÍCIOS E AUXÍLIOS AOS ALUNOS</text:p>
          </table:table-cell>
          <table:table-cell table:number-columns-repeated="5"/>
        </table:table-row>
        <table:table-row table:style-name="ro2">
          <table:table-cell table:formula="of:=LEFT([.D394];3)" office:value-type="string" office:string-value="521" calcext:value-type="string">
            <text:p>521</text:p>
          </table:table-cell>
          <table:table-cell table:formula="of:=CONCATENATE(LEFT([.D394];3);MID([.D394];5;10))" office:value-type="string" office:string-value="521          " calcext:value-type="string">
            <text:p>521 <text:s text:c="9"/></text:p>
          </table:table-cell>
          <table:table-cell table:formula="of:=CONCATENATE(LEFT([.D394];3);MID([.D394];4;10))" office:value-type="string" office:string-value="521          " calcext:value-type="string">
            <text:p>521 <text:s text:c="9"/></text:p>
          </table:table-cell>
          <table:table-cell office:value-type="string" calcext:value-type="string">
            <text:p>521 <text:s text:c="11"/>MORADIA ESTUDANTIL. MORADIA UNIVERSITÁRIA</text:p>
          </table:table-cell>
          <table:table-cell table:number-columns-repeated="5"/>
        </table:table-row>
        <table:table-row table:style-name="ro1">
          <table:table-cell table:formula="of:=LEFT([.D395];3)" office:value-type="string" office:string-value="521" calcext:value-type="string">
            <text:p>521</text:p>
          </table:table-cell>
          <table:table-cell table:formula="of:=CONCATENATE(LEFT([.D395];3);MID([.D395];5;10))" office:value-type="string" office:string-value="5211         " calcext:value-type="string">
            <text:p>5211 <text:s text:c="8"/></text:p>
          </table:table-cell>
          <table:table-cell table:formula="of:=CONCATENATE(LEFT([.D395];3);MID([.D395];4;10))" office:value-type="string" office:string-value="521.1        " calcext:value-type="string">
            <text:p>521.1 <text:s text:c="7"/></text:p>
          </table:table-cell>
          <table:table-cell office:value-type="string" calcext:value-type="string">
            <text:p>521.1 <text:s text:c="9"/>PUBLICAÇÃO. DIVULGAÇÃO</text:p>
          </table:table-cell>
          <table:table-cell office:value-type="string" calcext:value-type="string">
            <text:p><text:s text:c="3"/>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396];3)" office:value-type="string" office:string-value="521" calcext:value-type="string">
            <text:p>521</text:p>
          </table:table-cell>
          <table:table-cell table:formula="of:=CONCATENATE(LEFT([.D396];3);MID([.D396];5;10))" office:value-type="string" office:string-value="5212         " calcext:value-type="string">
            <text:p>5212 <text:s text:c="8"/></text:p>
          </table:table-cell>
          <table:table-cell table:formula="of:=CONCATENATE(LEFT([.D396];3);MID([.D396];4;10))" office:value-type="string" office:string-value="521.2        " calcext:value-type="string">
            <text:p>521.2 <text:s text:c="7"/></text:p>
          </table:table-cell>
          <table:table-cell office:value-type="string" calcext:value-type="string">
            <text:p>521.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5">
          <table:table-cell table:formula="of:=LEFT([.D397];3)" office:value-type="string" office:string-value="521" calcext:value-type="string">
            <text:p>521</text:p>
          </table:table-cell>
          <table:table-cell table:formula="of:=CONCATENATE(LEFT([.D397];3);MID([.D397];5;10))" office:value-type="string" office:string-value="5213         " calcext:value-type="string">
            <text:p>5213 <text:s text:c="8"/></text:p>
          </table:table-cell>
          <table:table-cell table:formula="of:=CONCATENATE(LEFT([.D397];3);MID([.D397];4;10))" office:value-type="string" office:string-value="521.3        " calcext:value-type="string">
            <text:p>521.3 <text:s text:c="7"/></text:p>
          </table:table-cell>
          <table:table-cell office:value-type="string" calcext:value-type="string">
            <text:p>521.3 <text:s text:c="9"/>AVALIAÇÃO</text:p>
          </table:table-cell>
          <table:table-cell office:value-type="string" calcext:value-type="string">
            <text:p><text:s text:c="4"/>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398];3)">
            <text:p/>
          </table:table-cell>
          <table:table-cell table:formula="of:=CONCATENATE(LEFT([.D398];3);MID([.D398];5;10))">
            <text:p/>
          </table:table-cell>
          <table:table-cell table:formula="of:=CONCATENATE(LEFT([.D398];3);MID([.D398];4;10))">
            <text:p/>
          </table:table-cell>
          <table:table-cell table:number-columns-repeated="6"/>
        </table:table-row>
        <table:table-row table:style-name="ro2">
          <table:table-cell table:formula="of:=LEFT([.D399];3)" office:value-type="string" office:string-value="522" calcext:value-type="string">
            <text:p>522</text:p>
          </table:table-cell>
          <table:table-cell table:formula="of:=CONCATENATE(LEFT([.D399];3);MID([.D399];5;10))" office:value-type="string" office:string-value="522          " calcext:value-type="string">
            <text:p>522 <text:s text:c="9"/></text:p>
          </table:table-cell>
          <table:table-cell table:formula="of:=CONCATENATE(LEFT([.D399];3);MID([.D399];4;10))" office:value-type="string" office:string-value="522          " calcext:value-type="string">
            <text:p>522 <text:s text:c="9"/></text:p>
          </table:table-cell>
          <table:table-cell office:value-type="string" calcext:value-type="string">
            <text:p>522 <text:s text:c="11"/>ALIMENTAÇÃO</text:p>
          </table:table-cell>
          <table:table-cell table:number-columns-repeated="5"/>
        </table:table-row>
        <table:table-row table:style-name="ro1">
          <table:table-cell table:formula="of:=LEFT([.D400];3)" office:value-type="string" office:string-value="522" calcext:value-type="string">
            <text:p>522</text:p>
          </table:table-cell>
          <table:table-cell table:formula="of:=CONCATENATE(LEFT([.D400];3);MID([.D400];5;10))" office:value-type="string" office:string-value="5221         " calcext:value-type="string">
            <text:p>5221 <text:s text:c="8"/></text:p>
          </table:table-cell>
          <table:table-cell table:formula="of:=CONCATENATE(LEFT([.D400];3);MID([.D400];4;10))" office:value-type="string" office:string-value="522.1        " calcext:value-type="string">
            <text:p>522.1 <text:s text:c="7"/></text:p>
          </table:table-cell>
          <table:table-cell office:value-type="string" calcext:value-type="string">
            <text:p>522.1 <text:s text:c="8"/>PUBLICAÇÃO. DIVULGAÇÃO</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01];3)" office:value-type="string" office:string-value="522" calcext:value-type="string">
            <text:p>522</text:p>
          </table:table-cell>
          <table:table-cell table:formula="of:=CONCATENATE(LEFT([.D401];3);MID([.D401];5;10))" office:value-type="string" office:string-value="5222         " calcext:value-type="string">
            <text:p>5222 <text:s text:c="8"/></text:p>
          </table:table-cell>
          <table:table-cell table:formula="of:=CONCATENATE(LEFT([.D401];3);MID([.D401];4;10))" office:value-type="string" office:string-value="522.2        " calcext:value-type="string">
            <text:p>522.2 <text:s text:c="7"/></text:p>
          </table:table-cell>
          <table:table-cell office:value-type="string" calcext:value-type="string">
            <text:p>522.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5">
          <table:table-cell table:formula="of:=LEFT([.D402];3)" office:value-type="string" office:string-value="522" calcext:value-type="string">
            <text:p>522</text:p>
          </table:table-cell>
          <table:table-cell table:formula="of:=CONCATENATE(LEFT([.D402];3);MID([.D402];5;10))" office:value-type="string" office:string-value="5223         " calcext:value-type="string">
            <text:p>5223 <text:s text:c="8"/></text:p>
          </table:table-cell>
          <table:table-cell table:formula="of:=CONCATENATE(LEFT([.D402];3);MID([.D402];4;10))" office:value-type="string" office:string-value="522.3        " calcext:value-type="string">
            <text:p>522.3 <text:s text:c="7"/></text:p>
          </table:table-cell>
          <table:table-cell office:value-type="string" calcext:value-type="string">
            <text:p>522.3 <text:s text:c="8"/>AVALIAÇÃO</text:p>
          </table:table-cell>
          <table:table-cell office:value-type="string" calcext:value-type="string">
            <text:p><text:s/>5 <text:s/>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403];3)" office:value-type="string" office:string-value="523" calcext:value-type="string">
            <text:p>523</text:p>
          </table:table-cell>
          <table:table-cell table:formula="of:=CONCATENATE(LEFT([.D403];3);MID([.D403];5;10))" office:value-type="string" office:string-value="523          " calcext:value-type="string">
            <text:p>523 <text:s text:c="9"/></text:p>
          </table:table-cell>
          <table:table-cell table:formula="of:=CONCATENATE(LEFT([.D403];3);MID([.D403];4;10))" office:value-type="string" office:string-value="523          " calcext:value-type="string">
            <text:p>523 <text:s text:c="9"/></text:p>
          </table:table-cell>
          <table:table-cell office:value-type="string" calcext:value-type="string">
            <text:p>523 <text:s text:c="11"/>TRANSPORTE</text:p>
          </table:table-cell>
          <table:table-cell table:number-columns-repeated="5"/>
        </table:table-row>
        <table:table-row table:style-name="ro1">
          <table:table-cell table:formula="of:=LEFT([.D404];3)" office:value-type="string" office:string-value="523" calcext:value-type="string">
            <text:p>523</text:p>
          </table:table-cell>
          <table:table-cell table:formula="of:=CONCATENATE(LEFT([.D404];3);MID([.D404];5;10))" office:value-type="string" office:string-value="5231         " calcext:value-type="string">
            <text:p>5231 <text:s text:c="8"/></text:p>
          </table:table-cell>
          <table:table-cell table:formula="of:=CONCATENATE(LEFT([.D404];3);MID([.D404];4;10))" office:value-type="string" office:string-value="523.1        " calcext:value-type="string">
            <text:p>523.1 <text:s text:c="7"/></text:p>
          </table:table-cell>
          <table:table-cell office:value-type="string" calcext:value-type="string">
            <text:p>523.1 <text:s text:c="9"/>PUBLICAÇÃO. DIVULG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05];3)" office:value-type="string" office:string-value="523" calcext:value-type="string">
            <text:p>523</text:p>
          </table:table-cell>
          <table:table-cell table:formula="of:=CONCATENATE(LEFT([.D405];3);MID([.D405];5;10))" office:value-type="string" office:string-value="5232         " calcext:value-type="string">
            <text:p>5232 <text:s text:c="8"/></text:p>
          </table:table-cell>
          <table:table-cell table:formula="of:=CONCATENATE(LEFT([.D405];3);MID([.D405];4;10))" office:value-type="string" office:string-value="523.2        " calcext:value-type="string">
            <text:p>523.2 <text:s text:c="7"/></text:p>
          </table:table-cell>
          <table:table-cell office:value-type="string" calcext:value-type="string">
            <text:p>523.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3"/>Eliminação</text:p>
          </table:table-cell>
          <table:table-cell table:number-columns-repeated="2"/>
        </table:table-row>
        <table:table-row table:style-name="ro5">
          <table:table-cell table:formula="of:=LEFT([.D406];3)" office:value-type="string" office:string-value="523" calcext:value-type="string">
            <text:p>523</text:p>
          </table:table-cell>
          <table:table-cell table:formula="of:=CONCATENATE(LEFT([.D406];3);MID([.D406];5;10))" office:value-type="string" office:string-value="5233         " calcext:value-type="string">
            <text:p>5233 <text:s text:c="8"/></text:p>
          </table:table-cell>
          <table:table-cell table:formula="of:=CONCATENATE(LEFT([.D406];3);MID([.D406];4;10))" office:value-type="string" office:string-value="523.3        " calcext:value-type="string">
            <text:p>523.3 <text:s text:c="7"/></text:p>
          </table:table-cell>
          <table:table-cell office:value-type="string" calcext:value-type="string">
            <text:p>523.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informações encontram-se recapituladas nos relatórios finais.</text:p>
          </table:table-cell>
          <table:table-cell/>
        </table:table-row>
        <table:table-row table:style-name="ro2">
          <table:table-cell table:formula="of:=LEFT([.D407];3)" office:value-type="string" office:string-value="524" calcext:value-type="string">
            <text:p>524</text:p>
          </table:table-cell>
          <table:table-cell table:formula="of:=CONCATENATE(LEFT([.D407];3);MID([.D407];5;10))" office:value-type="string" office:string-value="524          " calcext:value-type="string">
            <text:p>524 <text:s text:c="9"/></text:p>
          </table:table-cell>
          <table:table-cell table:formula="of:=CONCATENATE(LEFT([.D407];3);MID([.D407];4;10))" office:value-type="string" office:string-value="524          " calcext:value-type="string">
            <text:p>524 <text:s text:c="9"/></text:p>
          </table:table-cell>
          <table:table-cell office:value-type="string" calcext:value-type="string">
            <text:p>524 <text:s text:c="11"/>ASSISTÊNCIA À SAÚDE FÍSICA E MENTAL (INCLUSIVE REDE <text:s text:c="3"/>CONVENIADA)</text:p>
          </table:table-cell>
          <table:table-cell table:number-columns-repeated="5"/>
        </table:table-row>
        <table:table-row table:style-name="ro1">
          <table:table-cell table:formula="of:=LEFT([.D408];3)" office:value-type="string" office:string-value="524" calcext:value-type="string">
            <text:p>524</text:p>
          </table:table-cell>
          <table:table-cell table:formula="of:=CONCATENATE(LEFT([.D408];3);MID([.D408];5;10))" office:value-type="string" office:string-value="5241         " calcext:value-type="string">
            <text:p>5241 <text:s text:c="8"/></text:p>
          </table:table-cell>
          <table:table-cell table:formula="of:=CONCATENATE(LEFT([.D408];3);MID([.D408];4;10))" office:value-type="string" office:string-value="524.1        " calcext:value-type="string">
            <text:p>524.1 <text:s text:c="7"/></text:p>
          </table:table-cell>
          <table:table-cell office:value-type="string" calcext:value-type="string">
            <text:p>524.1 <text:s text:c="9"/>PUBLICAÇÃO. DIVULGAÇÃ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09];3)" office:value-type="string" office:string-value="524" calcext:value-type="string">
            <text:p>524</text:p>
          </table:table-cell>
          <table:table-cell table:formula="of:=CONCATENATE(LEFT([.D409];3);MID([.D409];5;10))" office:value-type="string" office:string-value="5242         " calcext:value-type="string">
            <text:p>5242 <text:s text:c="8"/></text:p>
          </table:table-cell>
          <table:table-cell table:formula="of:=CONCATENATE(LEFT([.D409];3);MID([.D409];4;10))" office:value-type="string" office:string-value="524.2        " calcext:value-type="string">
            <text:p>524.2 <text:s text:c="7"/></text:p>
          </table:table-cell>
          <table:table-cell office:value-type="string" calcext:value-type="string">
            <text:p>524.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5"/>Eliminação</text:p>
          </table:table-cell>
          <table:table-cell table:number-columns-repeated="2"/>
        </table:table-row>
        <table:table-row table:style-name="ro5">
          <table:table-cell table:formula="of:=LEFT([.D410];3)" office:value-type="string" office:string-value="524" calcext:value-type="string">
            <text:p>524</text:p>
          </table:table-cell>
          <table:table-cell table:formula="of:=CONCATENATE(LEFT([.D410];3);MID([.D410];5;10))" office:value-type="string" office:string-value="5243         " calcext:value-type="string">
            <text:p>5243 <text:s text:c="8"/></text:p>
          </table:table-cell>
          <table:table-cell table:formula="of:=CONCATENATE(LEFT([.D410];3);MID([.D410];4;10))" office:value-type="string" office:string-value="524.3        " calcext:value-type="string">
            <text:p>524.3 <text:s text:c="7"/></text:p>
          </table:table-cell>
          <table:table-cell office:value-type="string" calcext:value-type="string">
            <text:p>524.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i nformações encontram-se recapituladas nos relatórios finais.</text:p>
          </table:table-cell>
          <table:table-cell/>
        </table:table-row>
        <table:table-row table:style-name="ro2">
          <table:table-cell table:formula="of:=LEFT([.D411];3)" office:value-type="string" office:string-value="525" calcext:value-type="string">
            <text:p>525</text:p>
          </table:table-cell>
          <table:table-cell table:formula="of:=CONCATENATE(LEFT([.D411];3);MID([.D411];5;10))" office:value-type="string" office:string-value="525          " calcext:value-type="string">
            <text:p>525 <text:s text:c="9"/></text:p>
          </table:table-cell>
          <table:table-cell table:formula="of:=CONCATENATE(LEFT([.D411];3);MID([.D411];4;10))" office:value-type="string" office:string-value="525          " calcext:value-type="string">
            <text:p>525 <text:s text:c="9"/></text:p>
          </table:table-cell>
          <table:table-cell office:value-type="string" calcext:value-type="string">
            <text:p>525 <text:s text:c="11"/>INCLUSÃO SÓCIO EDUCACIONAL E DIGITAL</text:p>
          </table:table-cell>
          <table:table-cell table:number-columns-repeated="5"/>
        </table:table-row>
        <table:table-row table:style-name="ro1">
          <table:table-cell table:formula="of:=LEFT([.D412];3)" office:value-type="string" office:string-value="525" calcext:value-type="string">
            <text:p>525</text:p>
          </table:table-cell>
          <table:table-cell table:formula="of:=CONCATENATE(LEFT([.D412];3);MID([.D412];5;10))" office:value-type="string" office:string-value="5251         " calcext:value-type="string">
            <text:p>5251 <text:s text:c="8"/></text:p>
          </table:table-cell>
          <table:table-cell table:formula="of:=CONCATENATE(LEFT([.D412];3);MID([.D412];4;10))" office:value-type="string" office:string-value="525.1        " calcext:value-type="string">
            <text:p>525.1 <text:s text:c="7"/></text:p>
          </table:table-cell>
          <table:table-cell office:value-type="string" calcext:value-type="string">
            <text:p>525.1 <text:s text:c="13"/>PUBLICAÇÃO. DIVULG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13];3)" office:value-type="string" office:string-value="525" calcext:value-type="string">
            <text:p>525</text:p>
          </table:table-cell>
          <table:table-cell table:formula="of:=CONCATENATE(LEFT([.D413];3);MID([.D413];5;10))" office:value-type="string" office:string-value="5252         " calcext:value-type="string">
            <text:p>5252 <text:s text:c="8"/></text:p>
          </table:table-cell>
          <table:table-cell table:formula="of:=CONCATENATE(LEFT([.D413];3);MID([.D413];4;10))" office:value-type="string" office:string-value="525.2        " calcext:value-type="string">
            <text:p>525.2 <text:s text:c="7"/></text:p>
          </table:table-cell>
          <table:table-cell office:value-type="string" calcext:value-type="string">
            <text:p>525.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5"/>Eliminação</text:p>
          </table:table-cell>
          <table:table-cell table:number-columns-repeated="2"/>
        </table:table-row>
        <table:table-row table:style-name="ro2">
          <table:table-cell table:formula="of:=LEFT([.D414];3)">
            <text:p/>
          </table:table-cell>
          <table:table-cell table:formula="of:=CONCATENATE(LEFT([.D414];3);MID([.D414];5;10))">
            <text:p/>
          </table:table-cell>
          <table:table-cell table:formula="of:=CONCATENATE(LEFT([.D414];3);MID([.D414];4;10))">
            <text:p/>
          </table:table-cell>
          <table:table-cell table:number-columns-repeated="6"/>
        </table:table-row>
        <table:table-row table:style-name="ro5">
          <table:table-cell table:formula="of:=LEFT([.D415];3)" office:value-type="string" office:string-value="525" calcext:value-type="string">
            <text:p>525</text:p>
          </table:table-cell>
          <table:table-cell table:formula="of:=CONCATENATE(LEFT([.D415];3);MID([.D415];5;10))" office:value-type="string" office:string-value="5253         " calcext:value-type="string">
            <text:p>5253 <text:s text:c="8"/></text:p>
          </table:table-cell>
          <table:table-cell table:formula="of:=CONCATENATE(LEFT([.D415];3);MID([.D415];4;10))" office:value-type="string" office:string-value="525.3        " calcext:value-type="string">
            <text:p>525.3 <text:s text:c="7"/></text:p>
          </table:table-cell>
          <table:table-cell office:value-type="string" calcext:value-type="string">
            <text:p>525.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416];3)" office:value-type="string" office:string-value="526" calcext:value-type="string">
            <text:p>526</text:p>
          </table:table-cell>
          <table:table-cell table:formula="of:=CONCATENATE(LEFT([.D416];3);MID([.D416];5;10))" office:value-type="string" office:string-value="526          " calcext:value-type="string">
            <text:p>526 <text:s text:c="9"/></text:p>
          </table:table-cell>
          <table:table-cell table:formula="of:=CONCATENATE(LEFT([.D416];3);MID([.D416];4;10))" office:value-type="string" office:string-value="526          " calcext:value-type="string">
            <text:p>526 <text:s text:c="9"/></text:p>
          </table:table-cell>
          <table:table-cell office:value-type="string" calcext:value-type="string">
            <text:p>526 <text:s text:c="12"/>CULTURA. ESPORTE</text:p>
          </table:table-cell>
          <table:table-cell table:number-columns-repeated="5"/>
        </table:table-row>
        <table:table-row table:style-name="ro1">
          <table:table-cell table:formula="of:=LEFT([.D417];3)" office:value-type="string" office:string-value="526" calcext:value-type="string">
            <text:p>526</text:p>
          </table:table-cell>
          <table:table-cell table:formula="of:=CONCATENATE(LEFT([.D417];3);MID([.D417];5;10))" office:value-type="string" office:string-value="5261         " calcext:value-type="string">
            <text:p>5261 <text:s text:c="8"/></text:p>
          </table:table-cell>
          <table:table-cell table:formula="of:=CONCATENATE(LEFT([.D417];3);MID([.D417];4;10))" office:value-type="string" office:string-value="526.1        " calcext:value-type="string">
            <text:p>526.1 <text:s text:c="7"/></text:p>
          </table:table-cell>
          <table:table-cell office:value-type="string" calcext:value-type="string">
            <text:p>526.1 <text:s text:c="10"/>PUBLICAÇÃO. DIVULG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18];3)" office:value-type="string" office:string-value="526" calcext:value-type="string">
            <text:p>526</text:p>
          </table:table-cell>
          <table:table-cell table:formula="of:=CONCATENATE(LEFT([.D418];3);MID([.D418];5;10))" office:value-type="string" office:string-value="5262         " calcext:value-type="string">
            <text:p>5262 <text:s text:c="8"/></text:p>
          </table:table-cell>
          <table:table-cell table:formula="of:=CONCATENATE(LEFT([.D418];3);MID([.D418];4;10))" office:value-type="string" office:string-value="526.2        " calcext:value-type="string">
            <text:p>526.2 <text:s text:c="7"/></text:p>
          </table:table-cell>
          <table:table-cell office:value-type="string" calcext:value-type="string">
            <text:p>526.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5">
          <table:table-cell table:formula="of:=LEFT([.D419];3)" office:value-type="string" office:string-value="526" calcext:value-type="string">
            <text:p>526</text:p>
          </table:table-cell>
          <table:table-cell table:formula="of:=CONCATENATE(LEFT([.D419];3);MID([.D419];5;10))" office:value-type="string" office:string-value="5263         " calcext:value-type="string">
            <text:p>5263 <text:s text:c="8"/></text:p>
          </table:table-cell>
          <table:table-cell table:formula="of:=CONCATENATE(LEFT([.D419];3);MID([.D419];4;10))" office:value-type="string" office:string-value="526.3        " calcext:value-type="string">
            <text:p>526.3 <text:s text:c="7"/></text:p>
          </table:table-cell>
          <table:table-cell office:value-type="string" calcext:value-type="string">
            <text:p>526.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420];3)" office:value-type="string" office:string-value="527" calcext:value-type="string">
            <text:p>527</text:p>
          </table:table-cell>
          <table:table-cell table:formula="of:=CONCATENATE(LEFT([.D420];3);MID([.D420];5;10))" office:value-type="string" office:string-value="527          " calcext:value-type="string">
            <text:p>527 <text:s text:c="9"/></text:p>
          </table:table-cell>
          <table:table-cell table:formula="of:=CONCATENATE(LEFT([.D420];3);MID([.D420];4;10))" office:value-type="string" office:string-value="527          " calcext:value-type="string">
            <text:p>527 <text:s text:c="9"/></text:p>
          </table:table-cell>
          <table:table-cell office:value-type="string" calcext:value-type="string">
            <text:p>527 <text:s text:c="11"/>CRECHE</text:p>
          </table:table-cell>
          <table:table-cell table:number-columns-repeated="5"/>
        </table:table-row>
        <table:table-row table:style-name="ro1">
          <table:table-cell table:formula="of:=LEFT([.D421];3)" office:value-type="string" office:string-value="527" calcext:value-type="string">
            <text:p>527</text:p>
          </table:table-cell>
          <table:table-cell table:formula="of:=CONCATENATE(LEFT([.D421];3);MID([.D421];5;10))" office:value-type="string" office:string-value="5271         " calcext:value-type="string">
            <text:p>5271 <text:s text:c="8"/></text:p>
          </table:table-cell>
          <table:table-cell table:formula="of:=CONCATENATE(LEFT([.D421];3);MID([.D421];4;10))" office:value-type="string" office:string-value="527.1        " calcext:value-type="string">
            <text:p>527.1 <text:s text:c="7"/></text:p>
          </table:table-cell>
          <table:table-cell office:value-type="string" calcext:value-type="string">
            <text:p>527.1 <text:s text:c="9"/>PUBLICAÇÃO. DIVULGAÇÃO</text:p>
          </table:table-cell>
          <table:table-cell office:value-type="string" calcext:value-type="string">
            <text:p><text:s text:c="4"/>5 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22];3)" office:value-type="string" office:string-value="527" calcext:value-type="string">
            <text:p>527</text:p>
          </table:table-cell>
          <table:table-cell table:formula="of:=CONCATENATE(LEFT([.D422];3);MID([.D422];5;10))" office:value-type="string" office:string-value="5272         " calcext:value-type="string">
            <text:p>5272 <text:s text:c="8"/></text:p>
          </table:table-cell>
          <table:table-cell table:formula="of:=CONCATENATE(LEFT([.D422];3);MID([.D422];4;10))" office:value-type="string" office:string-value="527.2        " calcext:value-type="string">
            <text:p>527.2 <text:s text:c="7"/></text:p>
          </table:table-cell>
          <table:table-cell office:value-type="string" calcext:value-type="string">
            <text:p>527.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number-columns-repeated="2"/>
        </table:table-row>
        <table:table-row table:style-name="ro5">
          <table:table-cell table:formula="of:=LEFT([.D423];3)" office:value-type="string" office:string-value="527" calcext:value-type="string">
            <text:p>527</text:p>
          </table:table-cell>
          <table:table-cell table:formula="of:=CONCATENATE(LEFT([.D423];3);MID([.D423];5;10))" office:value-type="string" office:string-value="5273         " calcext:value-type="string">
            <text:p>5273 <text:s text:c="8"/></text:p>
          </table:table-cell>
          <table:table-cell table:formula="of:=CONCATENATE(LEFT([.D423];3);MID([.D423];4;10))" office:value-type="string" office:string-value="527.3        " calcext:value-type="string">
            <text:p>527.3 <text:s text:c="7"/></text:p>
          </table:table-cell>
          <table:table-cell office:value-type="string" calcext:value-type="string">
            <text:p>527.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424];3)" office:value-type="string" office:string-value="528" calcext:value-type="string">
            <text:p>528</text:p>
          </table:table-cell>
          <table:table-cell table:formula="of:=CONCATENATE(LEFT([.D424];3);MID([.D424];5;10))" office:value-type="string" office:string-value="528          " calcext:value-type="string">
            <text:p>528 <text:s text:c="9"/></text:p>
          </table:table-cell>
          <table:table-cell table:formula="of:=CONCATENATE(LEFT([.D424];3);MID([.D424];4;10))" office:value-type="string" office:string-value="528          " calcext:value-type="string">
            <text:p>528 <text:s text:c="9"/></text:p>
          </table:table-cell>
          <table:table-cell office:value-type="string" calcext:value-type="string">
            <text:p>528 <text:s text:c="10"/>APOIO PEDAGÓGICO</text:p>
          </table:table-cell>
          <table:table-cell table:number-columns-repeated="5"/>
        </table:table-row>
        <table:table-row table:style-name="ro1">
          <table:table-cell table:formula="of:=LEFT([.D425];3)" office:value-type="string" office:string-value="528" calcext:value-type="string">
            <text:p>528</text:p>
          </table:table-cell>
          <table:table-cell table:formula="of:=CONCATENATE(LEFT([.D425];3);MID([.D425];5;10))" office:value-type="string" office:string-value="5281         " calcext:value-type="string">
            <text:p>5281 <text:s text:c="8"/></text:p>
          </table:table-cell>
          <table:table-cell table:formula="of:=CONCATENATE(LEFT([.D425];3);MID([.D425];4;10))" office:value-type="string" office:string-value="528.1        " calcext:value-type="string">
            <text:p>528.1 <text:s text:c="7"/></text:p>
          </table:table-cell>
          <table:table-cell office:value-type="string" calcext:value-type="string">
            <text:p>528.1 <text:s text:c="9"/>PUBLICAÇÃO. DIVULG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text:p>
            <text:p>Permanente</text:p>
          </table:table-cell>
          <table:table-cell table:number-columns-repeated="2"/>
        </table:table-row>
        <table:table-row table:style-name="ro3">
          <table:table-cell table:formula="of:=LEFT([.D426];3)" office:value-type="string" office:string-value="528" calcext:value-type="string">
            <text:p>528</text:p>
          </table:table-cell>
          <table:table-cell table:formula="of:=CONCATENATE(LEFT([.D426];3);MID([.D426];5;10))" office:value-type="string" office:string-value="5282         " calcext:value-type="string">
            <text:p>5282 <text:s text:c="8"/></text:p>
          </table:table-cell>
          <table:table-cell table:formula="of:=CONCATENATE(LEFT([.D426];3);MID([.D426];4;10))" office:value-type="string" office:string-value="528.2        " calcext:value-type="string">
            <text:p>528.2 <text:s text:c="7"/></text:p>
          </table:table-cell>
          <table:table-cell office:value-type="string" calcext:value-type="string">
            <text:p>528.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number-columns-repeated="2"/>
        </table:table-row>
        <table:table-row table:style-name="ro5">
          <table:table-cell table:formula="of:=LEFT([.D427];3)" office:value-type="string" office:string-value="528" calcext:value-type="string">
            <text:p>528</text:p>
          </table:table-cell>
          <table:table-cell table:formula="of:=CONCATENATE(LEFT([.D427];3);MID([.D427];5;10))" office:value-type="string" office:string-value="5283         " calcext:value-type="string">
            <text:p>5283 <text:s text:c="8"/></text:p>
          </table:table-cell>
          <table:table-cell table:formula="of:=CONCATENATE(LEFT([.D427];3);MID([.D427];4;10))" office:value-type="string" office:string-value="528.3        " calcext:value-type="string">
            <text:p>528.3 <text:s text:c="7"/></text:p>
          </table:table-cell>
          <table:table-cell office:value-type="string" calcext:value-type="string">
            <text:p>528.3 <text:s text:c="8"/>AVALI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1">
          <table:table-cell table:formula="of:=LEFT([.D428];3)" office:value-type="string" office:string-value="529" calcext:value-type="string">
            <text:p>529</text:p>
          </table:table-cell>
          <table:table-cell table:formula="of:=CONCATENATE(LEFT([.D428];3);MID([.D428];5;10))" office:value-type="string" office:string-value="529          " calcext:value-type="string">
            <text:p>529 <text:s text:c="9"/></text:p>
          </table:table-cell>
          <table:table-cell table:formula="of:=CONCATENATE(LEFT([.D428];3);MID([.D428];4;10))" office:value-type="string" office:string-value="529          " calcext:value-type="string">
            <text:p>529 <text:s text:c="9"/></text:p>
          </table:table-cell>
          <table:table-cell office:value-type="string" calcext:value-type="string">
            <text:p>529 <text:s text:c="10"/>OUTROS ASSUNTOS REFERENTES A PROGRAMAS, CONVÊNIOS E PROJETOS DE CONCESSÃO DE BENEFÍCIOS E AUXÍLIOS AOS ALUNOS</text:p>
          </table:table-cell>
          <table:table-cell table:number-columns-repeated="5"/>
        </table:table-row>
        <table:table-row table:style-name="ro3">
          <table:table-cell table:formula="of:=LEFT([.D429];3)" office:value-type="string" office:string-value="529" calcext:value-type="string">
            <text:p>529</text:p>
          </table:table-cell>
          <table:table-cell table:formula="of:=CONCATENATE(LEFT([.D429];3);MID([.D429];5;10))" office:value-type="string" office:string-value="5291         " calcext:value-type="string">
            <text:p>5291 <text:s text:c="8"/></text:p>
          </table:table-cell>
          <table:table-cell table:formula="of:=CONCATENATE(LEFT([.D429];3);MID([.D429];4;10))" office:value-type="string" office:string-value="529.1        " calcext:value-type="string">
            <text:p>529.1 <text:s text:c="7"/></text:p>
          </table:table-cell>
          <table:table-cell office:value-type="string" calcext:value-type="string">
            <text:p>529.1          ATENDIMENTO AOS PORTADORES DE NECESSIDADES</text:p>
            <text:p>ESPECIAI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   Permanente</text:p>
          </table:table-cell>
          <table:table-cell table:number-columns-repeated="2"/>
        </table:table-row>
        <table:table-row table:style-name="ro3">
          <table:table-cell table:formula="of:=LEFT([.D430];3)" office:value-type="string" office:string-value="529" calcext:value-type="string">
            <text:p>529</text:p>
          </table:table-cell>
          <table:table-cell table:formula="of:=CONCATENATE(LEFT([.D430];3);MID([.D430];5;10))" office:value-type="string" office:string-value="5292         " calcext:value-type="string">
            <text:p>5292 <text:s text:c="8"/></text:p>
          </table:table-cell>
          <table:table-cell table:formula="of:=CONCATENATE(LEFT([.D430];3);MID([.D430];4;10))" office:value-type="string" office:string-value="529.2        " calcext:value-type="string">
            <text:p>529.2 <text:s text:c="7"/></text:p>
          </table:table-cell>
          <table:table-cell office:value-type="string" calcext:value-type="string">
            <text:p>529.2 <text:s text:c="12"/>AUXÍLIO PARA PARTICIPAÇÃO E REALIZAÇÃO DE EVENTOS</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number-columns-repeated="2"/>
        </table:table-row>
        <table:table-row table:style-name="ro3">
          <table:table-cell table:formula="of:=LEFT([.D431];3)" office:value-type="string" office:string-value="529" calcext:value-type="string">
            <text:p>529</text:p>
          </table:table-cell>
          <table:table-cell table:formula="of:=CONCATENATE(LEFT([.D431];3);MID([.D431];5;10))" office:value-type="string" office:string-value="5293         " calcext:value-type="string">
            <text:p>5293 <text:s text:c="8"/></text:p>
          </table:table-cell>
          <table:table-cell table:formula="of:=CONCATENATE(LEFT([.D431];3);MID([.D431];4;10))" office:value-type="string" office:string-value="529.3        " calcext:value-type="string">
            <text:p>529.3 <text:s text:c="7"/></text:p>
          </table:table-cell>
          <table:table-cell office:value-type="string" calcext:value-type="string">
            <text:p>529.3 <text:s text:c="9"/>ISENÇÃO DE TAXAS ACADÊMICAS</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number-columns-repeated="2"/>
        </table:table-row>
        <table:table-row table:style-name="ro2">
          <table:table-cell table:formula="of:=LEFT([.D432];3)">
            <text:p/>
          </table:table-cell>
          <table:table-cell table:formula="of:=CONCATENATE(LEFT([.D432];3);MID([.D432];5;10))">
            <text:p/>
          </table:table-cell>
          <table:table-cell table:formula="of:=CONCATENATE(LEFT([.D432];3);MID([.D432];4;10))">
            <text:p/>
          </table:table-cell>
          <table:table-cell table:number-columns-repeated="6"/>
        </table:table-row>
        <table:table-row table:style-name="ro3">
          <table:table-cell table:formula="of:=LEFT([.D433];3)" office:value-type="string" office:string-value="529" calcext:value-type="string">
            <text:p>529</text:p>
          </table:table-cell>
          <table:table-cell table:formula="of:=CONCATENATE(LEFT([.D433];3);MID([.D433];5;10))" office:value-type="string" office:string-value="5294         " calcext:value-type="string">
            <text:p>5294 <text:s text:c="8"/></text:p>
          </table:table-cell>
          <table:table-cell table:formula="of:=CONCATENATE(LEFT([.D433];3);MID([.D433];4;10))" office:value-type="string" office:string-value="529.4        " calcext:value-type="string">
            <text:p>529.4 <text:s text:c="7"/></text:p>
          </table:table-cell>
          <table:table-cell office:value-type="string" calcext:value-type="string">
            <text:p>529.4 <text:s text:c="9"/>CONCESSÃO DE MATERIAL DIDÁTIC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2">
          <table:table-cell table:formula="of:=LEFT([.D434];3)" office:value-type="string" office:string-value="529" calcext:value-type="string">
            <text:p>529</text:p>
          </table:table-cell>
          <table:table-cell table:formula="of:=CONCATENATE(LEFT([.D434];3);MID([.D434];5;10))" office:value-type="string" office:string-value="5295         " calcext:value-type="string">
            <text:p>5295 <text:s text:c="8"/></text:p>
          </table:table-cell>
          <table:table-cell table:formula="of:=CONCATENATE(LEFT([.D434];3);MID([.D434];4;10))" office:value-type="string" office:string-value="529.5        " calcext:value-type="string">
            <text:p>529.5 <text:s text:c="7"/></text:p>
          </table:table-cell>
          <table:table-cell office:value-type="string" calcext:value-type="string">
            <text:p>529.5 <text:s text:c="8"/>BOLSA AUXÍLIO</text:p>
          </table:table-cell>
          <table:table-cell table:number-columns-repeated="5"/>
        </table:table-row>
        <table:table-row table:style-name="ro1">
          <table:table-cell table:formula="of:=LEFT([.D435];3)" office:value-type="string" office:string-value="529" calcext:value-type="string">
            <text:p>529</text:p>
          </table:table-cell>
          <table:table-cell table:formula="of:=CONCATENATE(LEFT([.D435];3);MID([.D435];5;10))" office:value-type="string" office:string-value="52951        " calcext:value-type="string">
            <text:p>52951 <text:s text:c="7"/></text:p>
          </table:table-cell>
          <table:table-cell table:formula="of:=CONCATENATE(LEFT([.D435];3);MID([.D435];4;10))" office:value-type="string" office:string-value="529.51       " calcext:value-type="string">
            <text:p>529.51 <text:s text:c="6"/></text:p>
          </table:table-cell>
          <table:table-cell office:value-type="string" calcext:value-type="string">
            <text:p>529.51 <text:s text:c="8"/>PUBLICAÇÃO. DIVULGAÇÃ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number-columns-repeated="2"/>
        </table:table-row>
        <table:table-row table:style-name="ro3">
          <table:table-cell table:formula="of:=LEFT([.D436];3)" office:value-type="string" office:string-value="529" calcext:value-type="string">
            <text:p>529</text:p>
          </table:table-cell>
          <table:table-cell table:formula="of:=CONCATENATE(LEFT([.D436];3);MID([.D436];5;10))" office:value-type="string" office:string-value="52952        " calcext:value-type="string">
            <text:p>52952 <text:s text:c="7"/></text:p>
          </table:table-cell>
          <table:table-cell table:formula="of:=CONCATENATE(LEFT([.D436];3);MID([.D436];4;10))" office:value-type="string" office:string-value="529.52       " calcext:value-type="string">
            <text:p>529.52 <text:s text:c="6"/></text:p>
          </table:table-cell>
          <table:table-cell office:value-type="string" calcext:value-type="string">
            <text:p>529.5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number-columns-repeated="2"/>
        </table:table-row>
        <table:table-row table:style-name="ro5">
          <table:table-cell table:formula="of:=LEFT([.D437];3)" office:value-type="string" office:string-value="529" calcext:value-type="string">
            <text:p>529</text:p>
          </table:table-cell>
          <table:table-cell table:formula="of:=CONCATENATE(LEFT([.D437];3);MID([.D437];5;10))" office:value-type="string" office:string-value="52953        " calcext:value-type="string">
            <text:p>52953 <text:s text:c="7"/></text:p>
          </table:table-cell>
          <table:table-cell table:formula="of:=CONCATENATE(LEFT([.D437];3);MID([.D437];4;10))" office:value-type="string" office:string-value="529.53       " calcext:value-type="string">
            <text:p>529.53 <text:s text:c="6"/></text:p>
          </table:table-cell>
          <table:table-cell office:value-type="string" calcext:value-type="string">
            <text:p>529.53 <text:s text:c="8"/>AVALIAÇÃO</text:p>
          </table:table-cell>
          <table:table-cell office:value-type="string" calcext:value-type="string">
            <text:p><text:s text:c="7"/>5 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table-row>
        <table:table-row table:style-name="ro2">
          <table:table-cell table:formula="of:=LEFT([.D438];3)" office:value-type="string" office:string-value="590" calcext:value-type="string">
            <text:p>590</text:p>
          </table:table-cell>
          <table:table-cell table:formula="of:=CONCATENATE(LEFT([.D438];3);MID([.D438];5;10))" office:value-type="string" office:string-value="590          " calcext:value-type="string">
            <text:p>590 <text:s text:c="9"/></text:p>
          </table:table-cell>
          <table:table-cell table:formula="of:=CONCATENATE(LEFT([.D438];3);MID([.D438];4;10))" office:value-type="string" office:string-value="590          " calcext:value-type="string">
            <text:p>590 <text:s text:c="9"/></text:p>
          </table:table-cell>
          <table:table-cell office:value-type="string" calcext:value-type="string">
            <text:p>590 <text:s text:c="10"/>OUTROS ASSUNTOS REFERENTES À ASSISTÊNCIA ESTUDANTIL</text:p>
          </table:table-cell>
          <table:table-cell table:number-columns-repeated="5"/>
        </table:table-row>
        <table:table-row table:style-name="ro2">
          <table:table-cell table:formula="of:=LEFT([.D439];3)" office:value-type="string" office:string-value="900" calcext:value-type="string">
            <text:p>900</text:p>
          </table:table-cell>
          <table:table-cell table:formula="of:=CONCATENATE(LEFT([.D439];3);MID([.D439];5;10))" office:value-type="string" office:string-value="900          " calcext:value-type="string">
            <text:p>900 <text:s text:c="9"/></text:p>
          </table:table-cell>
          <table:table-cell table:formula="of:=CONCATENATE(LEFT([.D439];3);MID([.D439];4;10))" office:value-type="string" office:string-value="900          " calcext:value-type="string">
            <text:p>900 <text:s text:c="9"/></text:p>
          </table:table-cell>
          <table:table-cell office:value-type="string" calcext:value-type="string">
            <text:p>900 <text:s text:c="10"/>ASSUNTOS DIVERSOS</text:p>
          </table:table-cell>
          <table:table-cell table:number-columns-repeated="5"/>
        </table:table-row>
        <table:table-row table:style-name="ro1">
          <table:table-cell table:formula="of:=LEFT([.D440];3)" office:value-type="string" office:string-value="910" calcext:value-type="string">
            <text:p>910</text:p>
          </table:table-cell>
          <table:table-cell table:formula="of:=CONCATENATE(LEFT([.D440];3);MID([.D440];5;10))" office:value-type="string" office:string-value="910A         " calcext:value-type="string">
            <text:p>910A <text:s text:c="8"/></text:p>
          </table:table-cell>
          <table:table-cell table:formula="of:=CONCATENATE(LEFT([.D440];3);MID([.D440];4;10))" office:value-type="string" office:string-value="910 A        " calcext:value-type="string">
            <text:p>910 A <text:s text:c="7"/></text:p>
          </table:table-cell>
          <table:table-cell office:value-type="string" calcext:value-type="string">
            <text:p>910 A <text:s text:c="26"/>SOLENIDADES. COMEMORAÇÕES. <text:s text:c="2"/>HOMENAGENS</text:p>
          </table:table-cell>
          <table:table-cell office:value-type="string" calcext:value-type="string">
            <text:p/>
            <text:p>1 ano</text:p>
          </table:table-cell>
          <table:table-cell/>
          <table:table-cell office:value-type="string" calcext:value-type="string">
            <text:p/>
            <text:p>Eliminação</text:p>
          </table:table-cell>
          <table:table-cell table:number-columns-repeated="2"/>
        </table:table-row>
        <table:table-row table:style-name="ro3">
          <table:table-cell table:formula="of:=LEFT([.D441];3)" office:value-type="string" office:string-value="910" calcext:value-type="string">
            <text:p>910</text:p>
          </table:table-cell>
          <table:table-cell table:formula="of:=CONCATENATE(LEFT([.D441];3);MID([.D441];5;10))" office:value-type="string" office:string-value="910B         " calcext:value-type="string">
            <text:p>910B <text:s text:c="8"/></text:p>
          </table:table-cell>
          <table:table-cell table:formula="of:=CONCATENATE(LEFT([.D441];3);MID([.D441];4;10))" office:value-type="string" office:string-value="910 B        " calcext:value-type="string">
            <text:p>910 B <text:s text:c="7"/></text:p>
          </table:table-cell>
          <table:table-cell office:value-type="string" calcext:value-type="string">
            <text:p>910 B <text:s text:c="12"/>PLANEJAMENTO, PROGRAMAÇÃO, DISCURSOS, <text:s/>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number-columns-repeated="2"/>
        </table:table-row>
        <table:table-row table:style-name="ro6">
          <table:table-cell table:formula="of:=LEFT([.D442];3)" office:value-type="string" office:string-value="920" calcext:value-type="string">
            <text:p>920</text:p>
          </table:table-cell>
          <table:table-cell table:formula="of:=CONCATENATE(LEFT([.D442];3);MID([.D442];5;10))" office:value-type="string" office:string-value="920A         " calcext:value-type="string">
            <text:p>920A <text:s text:c="8"/></text:p>
          </table:table-cell>
          <table:table-cell table:formula="of:=CONCATENATE(LEFT([.D442];3);MID([.D442];4;10))" office:value-type="string" office:string-value="920 A        " calcext:value-type="string">
            <text:p>920 A <text:s text:c="7"/></text:p>
          </table:table-cell>
          <table:table-cell office:value-type="string" calcext:value-type="string">
            <text:p>920 A             CONGRESSOS. CONFERÊNCIAS. SEMINÁRIOS.</text:p>
            <text:p>                 SIMPÓSIOS. ENCONTROS. CONVENÇÕES.</text:p>
            <text:p/>
            <text:p>                 CICLOS DE  PALESTRAS.</text:p>
            <text:p>                  MESAS REDONDAS</text:p>
          </table:table-cell>
          <table:table-cell office:value-type="string" calcext:value-type="string">
            <text:p/>
            <text:p/>
            <text:p/>
            <text:p/>
            <text:p>1 ano</text:p>
          </table:table-cell>
          <table:table-cell/>
          <table:table-cell office:value-type="string" calcext:value-type="string">
            <text:p/>
            <text:p/>
            <text:p/>
            <text:p/>
            <text:p>Eliminação</text:p>
          </table:table-cell>
          <table:table-cell table:number-columns-repeated="2"/>
        </table:table-row>
        <table:table-row table:style-name="ro3">
          <table:table-cell table:formula="of:=LEFT([.D443];3)" office:value-type="string" office:string-value="920" calcext:value-type="string">
            <text:p>920</text:p>
          </table:table-cell>
          <table:table-cell table:formula="of:=CONCATENATE(LEFT([.D443];3);MID([.D443];5;10))" office:value-type="string" office:string-value="920B         " calcext:value-type="string">
            <text:p>920B <text:s text:c="8"/></text:p>
          </table:table-cell>
          <table:table-cell table:formula="of:=CONCATENATE(LEFT([.D443];3);MID([.D443];4;10))" office:value-type="string" office:string-value="920 B        " calcext:value-type="string">
            <text:p>920 B <text:s text:c="7"/></text:p>
          </table:table-cell>
          <table:table-cell office:value-type="string" calcext:value-type="string">
            <text:p>920 B <text:s text:c="12"/>PLANEJAMENTO, PROGRAMAÇÃO, DISCURSOS, <text:s text:c="2"/>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number-columns-repeated="2"/>
        </table:table-row>
        <table:table-row table:style-name="ro1">
          <table:table-cell table:formula="of:=LEFT([.D444];3)" office:value-type="string" office:string-value="930" calcext:value-type="string">
            <text:p>930</text:p>
          </table:table-cell>
          <table:table-cell table:formula="of:=CONCATENATE(LEFT([.D444];3);MID([.D444];5;10))" office:value-type="string" office:string-value="930A         " calcext:value-type="string">
            <text:p>930A <text:s text:c="8"/></text:p>
          </table:table-cell>
          <table:table-cell table:formula="of:=CONCATENATE(LEFT([.D444];3);MID([.D444];4;10))" office:value-type="string" office:string-value="930 A        " calcext:value-type="string">
            <text:p>930 A <text:s text:c="7"/></text:p>
          </table:table-cell>
          <table:table-cell office:value-type="string" calcext:value-type="string">
            <text:p>930 A <text:s text:c="10"/>FEIRAS. SALÕES. EXPOSIÇÕES. <text:s/>MOSTRAS. FESTAS</text:p>
          </table:table-cell>
          <table:table-cell office:value-type="string" calcext:value-type="string">
            <text:p/>
            <text:p>1 ano</text:p>
          </table:table-cell>
          <table:table-cell/>
          <table:table-cell office:value-type="string" calcext:value-type="string">
            <text:p/>
            <text:p>Eliminação</text:p>
          </table:table-cell>
          <table:table-cell table:number-columns-repeated="2"/>
        </table:table-row>
        <table:table-row table:style-name="ro3">
          <table:table-cell table:formula="of:=LEFT([.D445];3)" office:value-type="string" office:string-value="930" calcext:value-type="string">
            <text:p>930</text:p>
          </table:table-cell>
          <table:table-cell table:formula="of:=CONCATENATE(LEFT([.D445];3);MID([.D445];5;10))" office:value-type="string" office:string-value="930B         " calcext:value-type="string">
            <text:p>930B <text:s text:c="8"/></text:p>
          </table:table-cell>
          <table:table-cell table:formula="of:=CONCATENATE(LEFT([.D445];3);MID([.D445];4;10))" office:value-type="string" office:string-value="930 B        " calcext:value-type="string">
            <text:p>930 B <text:s text:c="7"/></text:p>
          </table:table-cell>
          <table:table-cell office:value-type="string" calcext:value-type="string">
            <text:p>930 B <text:s text:c="12"/>PLANEJAMENTO, <text:s/>PROGRAMAÇÃO, DISCURSOS, 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number-columns-repeated="2"/>
        </table:table-row>
        <table:table-row table:style-name="ro2">
          <table:table-cell table:formula="of:=LEFT([.D446];3)" office:value-type="string" office:string-value="930" calcext:value-type="string">
            <text:p>930</text:p>
          </table:table-cell>
          <table:table-cell table:formula="of:=CONCATENATE(LEFT([.D446];3);MID([.D446];5;10))" office:value-type="string" office:string-value="930C         " calcext:value-type="string">
            <text:p>930C <text:s text:c="8"/></text:p>
          </table:table-cell>
          <table:table-cell table:formula="of:=CONCATENATE(LEFT([.D446];3);MID([.D446];4;10))" office:value-type="string" office:string-value="930 C        " calcext:value-type="string">
            <text:p>930 C <text:s text:c="7"/></text:p>
          </table:table-cell>
          <table:table-cell office:value-type="string" calcext:value-type="string">
            <text:p>930 C <text:s text:c="12"/>CONCURSOS</text:p>
          </table:table-cell>
          <table:table-cell office:value-type="string" calcext:value-type="string">
            <text:p>1 ano</text:p>
          </table:table-cell>
          <table:table-cell/>
          <table:table-cell office:value-type="string" calcext:value-type="string">
            <text:p><text:s text:c="15"/>Eliminação</text:p>
          </table:table-cell>
          <table:table-cell table:number-columns-repeated="2"/>
        </table:table-row>
        <table:table-row table:style-name="ro3">
          <table:table-cell table:formula="of:=LEFT([.D447];3)" office:value-type="string" office:string-value="930" calcext:value-type="string">
            <text:p>930</text:p>
          </table:table-cell>
          <table:table-cell table:formula="of:=CONCATENATE(LEFT([.D447];3);MID([.D447];5;10))" office:value-type="string" office:string-value="930D         " calcext:value-type="string">
            <text:p>930D <text:s text:c="8"/></text:p>
          </table:table-cell>
          <table:table-cell table:formula="of:=CONCATENATE(LEFT([.D447];3);MID([.D447];4;10))" office:value-type="string" office:string-value="930 D        " calcext:value-type="string">
            <text:p>930 D <text:s text:c="7"/></text:p>
          </table:table-cell>
          <table:table-cell office:value-type="string" calcext:value-type="string">
            <text:p>930 D <text:s text:c="16"/>PLANEJAMENTO, NORMAS, EDITAIS, HABILITAÇÃO DOS CANDIDATOS, JULGAMENTO DA <text:s/>BANCA, <text:s/>TRABALHOS CONCORRENTES, PREMIAÇÃO E RECURSOS</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office:value-type="string" calcext:value-type="string">
            <text:p>As normas deverão permanecer em fase corrente enquanto vigoram.</text:p>
          </table:table-cell>
          <table:table-cell/>
        </table:table-row>
        <table:table-row table:style-name="ro2">
          <table:table-cell table:formula="of:=LEFT([.D448];3)" office:value-type="string" office:string-value="940" calcext:value-type="string">
            <text:p>940</text:p>
          </table:table-cell>
          <table:table-cell table:formula="of:=CONCATENATE(LEFT([.D448];3);MID([.D448];5;10))" office:value-type="string" office:string-value="940          " calcext:value-type="string">
            <text:p>940 <text:s text:c="9"/></text:p>
          </table:table-cell>
          <table:table-cell table:formula="of:=CONCATENATE(LEFT([.D448];3);MID([.D448];4;10))" office:value-type="string" office:string-value="940          " calcext:value-type="string">
            <text:p>940 <text:s text:c="9"/></text:p>
          </table:table-cell>
          <table:table-cell office:value-type="string" calcext:value-type="string">
            <text:p>940 <text:s text:c="11"/>VISITAS E VISITANTES</text:p>
          </table:table-cell>
          <table:table-cell office:value-type="string" calcext:value-type="string">
            <text:p>1 ano</text:p>
          </table:table-cell>
          <table:table-cell/>
          <table:table-cell office:value-type="string" calcext:value-type="string">
            <text:p><text:s text:c="16"/>Eliminação</text:p>
          </table:table-cell>
          <table:table-cell table:number-columns-repeated="2"/>
        </table:table-row>
        <table:table-row table:style-name="ro2">
          <table:table-cell table:formula="of:=LEFT([.D449];3)" office:value-type="string" office:string-value="990" calcext:value-type="string">
            <text:p>990</text:p>
          </table:table-cell>
          <table:table-cell table:formula="of:=CONCATENATE(LEFT([.D449];3);MID([.D449];5;10))" office:value-type="string" office:string-value="990          " calcext:value-type="string">
            <text:p>990 <text:s text:c="9"/></text:p>
          </table:table-cell>
          <table:table-cell table:formula="of:=CONCATENATE(LEFT([.D449];3);MID([.D449];4;10))" office:value-type="string" office:string-value="990          " calcext:value-type="string">
            <text:p>990 <text:s text:c="9"/></text:p>
          </table:table-cell>
          <table:table-cell office:value-type="string" calcext:value-type="string">
            <text:p>990 <text:s text:c="10"/>ASSUNTOS TRANSITÓRIOS</text:p>
          </table:table-cell>
          <table:table-cell table:number-columns-repeated="5"/>
        </table:table-row>
        <table:table-row table:style-name="ro2">
          <table:table-cell table:formula="of:=LEFT([.D450];3)" office:value-type="string" office:string-value="991" calcext:value-type="string">
            <text:p>991</text:p>
          </table:table-cell>
          <table:table-cell table:formula="of:=CONCATENATE(LEFT([.D450];3);MID([.D450];5;10))" office:value-type="string" office:string-value="991          " calcext:value-type="string">
            <text:p>991 <text:s text:c="9"/></text:p>
          </table:table-cell>
          <table:table-cell table:formula="of:=CONCATENATE(LEFT([.D450];3);MID([.D450];4;10))" office:value-type="string" office:string-value="991          " calcext:value-type="string">
            <text:p>991 <text:s text:c="9"/></text:p>
          </table:table-cell>
          <table:table-cell office:value-type="string" calcext:value-type="string">
            <text:p>991 <text:s text:c="11"/>APRESENTAÇÃO. RECOMENDAÇÃO</text:p>
          </table:table-cell>
          <table:table-cell office:value-type="string" calcext:value-type="string">
            <text:p>1 ano</text:p>
          </table:table-cell>
          <table:table-cell/>
          <table:table-cell office:value-type="string" calcext:value-type="string">
            <text:p>Eliminação</text:p>
          </table:table-cell>
          <table:table-cell table:number-columns-repeated="2"/>
        </table:table-row>
        <table:table-row table:style-name="ro2">
          <table:table-cell table:formula="of:=LEFT([.D451];3)" office:value-type="string" office:string-value="992" calcext:value-type="string">
            <text:p>992</text:p>
          </table:table-cell>
          <table:table-cell table:formula="of:=CONCATENATE(LEFT([.D451];3);MID([.D451];5;10))" office:value-type="string" office:string-value="992          " calcext:value-type="string">
            <text:p>992 <text:s text:c="9"/></text:p>
          </table:table-cell>
          <table:table-cell table:formula="of:=CONCATENATE(LEFT([.D451];3);MID([.D451];4;10))" office:value-type="string" office:string-value="992          " calcext:value-type="string">
            <text:p>992 <text:s text:c="9"/></text:p>
          </table:table-cell>
          <table:table-cell office:value-type="string" calcext:value-type="string">
            <text:p>992 <text:s text:c="11"/>COMUNICADOS E INFORMES</text:p>
          </table:table-cell>
          <table:table-cell office:value-type="string" calcext:value-type="string">
            <text:p>1 ano</text:p>
          </table:table-cell>
          <table:table-cell/>
          <table:table-cell office:value-type="string" calcext:value-type="string">
            <text:p>Eliminação</text:p>
          </table:table-cell>
          <table:table-cell table:number-columns-repeated="2"/>
        </table:table-row>
        <table:table-row table:style-name="ro1">
          <table:table-cell table:formula="of:=LEFT([.D452];3)" office:value-type="string" office:string-value="993" calcext:value-type="string">
            <text:p>993</text:p>
          </table:table-cell>
          <table:table-cell table:formula="of:=CONCATENATE(LEFT([.D452];3);MID([.D452];5;10))" office:value-type="string" office:string-value="993          " calcext:value-type="string">
            <text:p>993 <text:s text:c="9"/></text:p>
          </table:table-cell>
          <table:table-cell table:formula="of:=CONCATENATE(LEFT([.D452];3);MID([.D452];4;10))" office:value-type="string" office:string-value="993          " calcext:value-type="string">
            <text:p>993 <text:s text:c="9"/></text:p>
          </table:table-cell>
          <table:table-cell office:value-type="string" calcext:value-type="string">
            <text:p>993            AGRADECIMENTOS. CONVITES. FELICITAÇÕES.</text:p>
            <text:p>                                PÊSAMES</text:p>
          </table:table-cell>
          <table:table-cell office:value-type="string" calcext:value-type="string">
            <text:p/>
            <text:p>1 ano</text:p>
          </table:table-cell>
          <table:table-cell/>
          <table:table-cell office:value-type="string" calcext:value-type="string">
            <text:p/>
            <text:p>Eliminação</text:p>
          </table:table-cell>
          <table:table-cell table:number-columns-repeated="2"/>
        </table:table-row>
        <table:table-row table:style-name="ro2">
          <table:table-cell table:formula="of:=LEFT([.D453];3)" office:value-type="string" office:string-value="994" calcext:value-type="string">
            <text:p>994</text:p>
          </table:table-cell>
          <table:table-cell table:formula="of:=CONCATENATE(LEFT([.D453];3);MID([.D453];5;10))" office:value-type="string" office:string-value="994          " calcext:value-type="string">
            <text:p>994 <text:s text:c="9"/></text:p>
          </table:table-cell>
          <table:table-cell table:formula="of:=CONCATENATE(LEFT([.D453];3);MID([.D453];4;10))" office:value-type="string" office:string-value="994          " calcext:value-type="string">
            <text:p>994 <text:s text:c="9"/></text:p>
          </table:table-cell>
          <table:table-cell office:value-type="string" calcext:value-type="string">
            <text:p>994 <text:s text:c="11"/>PROTESTOS. REIVINDICAÇÕES. SUGESTÕES</text:p>
          </table:table-cell>
          <table:table-cell office:value-type="string" calcext:value-type="string">
            <text:p>1 ano</text:p>
          </table:table-cell>
          <table:table-cell/>
          <table:table-cell office:value-type="string" calcext:value-type="string">
            <text:p>Eliminação</text:p>
          </table:table-cell>
          <table:table-cell table:number-columns-repeated="2"/>
        </table:table-row>
        <table:table-row table:style-name="ro1">
          <table:table-cell table:formula="of:=LEFT([.D454];3)" office:value-type="string" office:string-value="995" calcext:value-type="string">
            <text:p>995</text:p>
          </table:table-cell>
          <table:table-cell table:formula="of:=CONCATENATE(LEFT([.D454];3);MID([.D454];5;10))" office:value-type="string" office:string-value="995          " calcext:value-type="string">
            <text:p>995 <text:s text:c="9"/></text:p>
          </table:table-cell>
          <table:table-cell table:formula="of:=CONCATENATE(LEFT([.D454];3);MID([.D454];4;10))" office:value-type="string" office:string-value="995          " calcext:value-type="string">
            <text:p>995 <text:s text:c="9"/></text:p>
          </table:table-cell>
          <table:table-cell office:value-type="string" calcext:value-type="string">
            <text:p>995 <text:s text:c="16"/>PEDIDOS, OFERECIMENTOS E INFORMAÇÕES DIVERSAS</text:p>
          </table:table-cell>
          <table:table-cell office:value-type="string" calcext:value-type="string">
            <text:p/>
            <text:p>1 ano</text:p>
          </table:table-cell>
          <table:table-cell/>
          <table:table-cell office:value-type="string" calcext:value-type="string">
            <text:p/>
            <text:p>Eliminação</text:p>
          </table:table-cell>
          <table:table-cell table:number-columns-repeated="2"/>
        </table:table-row>
        <table:table-row table:style-name="ro1">
          <table:table-cell table:formula="of:=LEFT([.D455];3)" office:value-type="string" office:string-value="996" calcext:value-type="string">
            <text:p>996</text:p>
          </table:table-cell>
          <table:table-cell table:formula="of:=CONCATENATE(LEFT([.D455];3);MID([.D455];5;10))" office:value-type="string" office:string-value="996          " calcext:value-type="string">
            <text:p>996 <text:s text:c="9"/></text:p>
          </table:table-cell>
          <table:table-cell table:formula="of:=CONCATENATE(LEFT([.D455];3);MID([.D455];4;10))" office:value-type="string" office:string-value="996          " calcext:value-type="string">
            <text:p>996 <text:s text:c="9"/></text:p>
          </table:table-cell>
          <table:table-cell office:value-type="string" calcext:value-type="string">
            <text:p>996 <text:s text:c="14"/>ASSOCIAÇÕES: CULTURAIS, DE AMIGOS E DE SERVIDORES</text:p>
          </table:table-cell>
          <table:table-cell office:value-type="string" calcext:value-type="string">
            <text:p/>
            <text:p>1ano</text:p>
          </table:table-cell>
          <table:table-cell/>
          <table:table-cell office:value-type="string" calcext:value-type="string">
            <text:p/>
            <text:p>Eliminação</text:p>
          </table:table-cell>
          <table:table-cell table:number-columns-repeated="2"/>
        </table:table-row>
        <table:table-row table:style-name="ro15">
          <table:table-cell table:style-name="ce2" office:value-type="float" office:value="0" calcext:value-type="float">
            <text:p>0</text:p>
          </table:table-cell>
          <table:table-cell table:style-name="ce5" office:value-type="string" calcext:value-type="string">
            <text:p>000</text:p>
          </table:table-cell>
          <table:table-cell table:formula="of:=CONCATENATE(LEFT([.D456];3);MID([.D456];4;10))" office:value-type="string" office:string-value="000   ADMINIS" calcext:value-type="string">
            <text:p>000 <text:s text:c="2"/>ADMINIS</text:p>
          </table:table-cell>
          <table:table-cell table:style-name="ce8" office:value-type="string" calcext:value-type="string">
            <text:p>000 <text:s text:c="2"/>ADMINISTRAÇÃO GERAL</text:p>
          </table:table-cell>
          <table:table-cell table:style-name="ce25"/>
          <table:table-cell table:style-name="ce36"/>
          <table:table-cell table:style-name="ce44" table:number-columns-repeated="2"/>
          <table:table-cell/>
        </table:table-row>
        <table:table-row table:style-name="ro2">
          <table:table-cell table:formula="of:=LEFT([.D457];3)" office:value-type="string" office:string-value="001" calcext:value-type="string">
            <text:p>001</text:p>
          </table:table-cell>
          <table:table-cell table:formula="of:=CONCATENATE(LEFT([.D457];3);MID([.D457];5;10))" office:value-type="string" office:string-value="001          " calcext:value-type="string">
            <text:p>001 <text:s text:c="9"/></text:p>
          </table:table-cell>
          <table:table-cell table:formula="of:=CONCATENATE(LEFT([.D457];3);MID([.D457];4;10))" office:value-type="string" office:string-value="001          " calcext:value-type="string">
            <text:p>001 <text:s text:c="9"/></text:p>
          </table:table-cell>
          <table:table-cell table:style-name="ce9" office:value-type="string" calcext:value-type="string">
            <text:p>001              MODERNIZAÇÃO E REFORMA ADMINISTRATIVA<text:span text:style-name="T1">PROJETOS, ESTUDOS E NORMAS</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45" office:value-type="string" calcext:value-type="string">
            <text:p>Guarda permanente</text:p>
          </table:table-cell>
          <table:table-cell table:style-name="ce58"/>
          <table:table-cell/>
        </table:table-row>
        <table:table-row table:style-name="ro2">
          <table:table-cell table:formula="of:=LEFT([.D458];3)" office:value-type="string" office:string-value="002" calcext:value-type="string">
            <text:p>002</text:p>
          </table:table-cell>
          <table:table-cell table:formula="of:=CONCATENATE(LEFT([.D458];3);MID([.D458];5;10))" office:value-type="string" office:string-value="002          " calcext:value-type="string">
            <text:p>002 <text:s text:c="9"/></text:p>
          </table:table-cell>
          <table:table-cell table:formula="of:=CONCATENATE(LEFT([.D458];3);MID([.D458];4;10))" office:value-type="string" office:string-value="002          " calcext:value-type="string">
            <text:p>002 <text:s text:c="9"/></text:p>
          </table:table-cell>
          <table:table-cell table:style-name="ce9" office:value-type="string" calcext:value-type="string">
            <text:p>002 <text:s text:c="13"/>PLANOS, PROGRAMAS E PROJETOS DE TRABALHO</text:p>
          </table:table-cell>
          <table:table-cell table:style-name="ce26" office:value-type="string" calcext:value-type="string">
            <text:p>5 anos</text:p>
          </table:table-cell>
          <table:table-cell table:style-name="ce37" office:value-type="string" calcext:value-type="string">
            <text:p>9 anos</text:p>
          </table:table-cell>
          <table:table-cell table:style-name="ce37" office:value-type="string" calcext:value-type="string">
            <text:p>Guarda permanente</text:p>
          </table:table-cell>
          <table:table-cell table:style-name="ce58"/>
          <table:table-cell/>
        </table:table-row>
        <table:table-row table:style-name="ro16">
          <table:table-cell table:formula="of:=LEFT([.D459];3)" office:value-type="string" office:string-value="003" calcext:value-type="string">
            <text:p>003</text:p>
          </table:table-cell>
          <table:table-cell table:formula="of:=CONCATENATE(LEFT([.D459];3);MID([.D459];5;10))" office:value-type="string" office:string-value="003          " calcext:value-type="string">
            <text:p>003 <text:s text:c="9"/></text:p>
          </table:table-cell>
          <table:table-cell table:formula="of:=CONCATENATE(LEFT([.D459];3);MID([.D459];4;10))" office:value-type="string" office:string-value="003          " calcext:value-type="string">
            <text:p>003 <text:s text:c="9"/></text:p>
          </table:table-cell>
          <table:table-cell table:style-name="ce9" office:value-type="string" calcext:value-type="string">
            <text:p>003 <text:s text:c="13"/>RELATÓRIOS DE ATIVIDADES</text:p>
          </table:table-cell>
          <table:table-cell table:style-name="ce26" office:value-type="string" calcext:value-type="string">
            <text:p>5 anos</text:p>
          </table:table-cell>
          <table:table-cell table:style-name="ce37" office:value-type="string" calcext:value-type="string">
            <text:p>9 anos</text:p>
          </table:table-cell>
          <table:table-cell table:style-name="ce37" office:value-type="string" calcext:value-type="string">
            <text:p>Guarda permanente</text:p>
          </table:table-cell>
          <table:table-cell table:style-name="ce37" office:value-type="string" calcext:value-type="string">
            <text:p>São <text:s/>passíveis <text:s/>de <text:s/>eliminação <text:s/>os <text:s/>relatórios <text:s/>cujas informações encontram-se recapituladas em outros.</text:p>
          </table:table-cell>
          <table:table-cell/>
        </table:table-row>
        <table:table-row table:style-name="ro1">
          <table:table-cell table:formula="of:=LEFT([.D460];3)" office:value-type="string" office:string-value="004" calcext:value-type="string">
            <text:p>004</text:p>
          </table:table-cell>
          <table:table-cell table:formula="of:=CONCATENATE(LEFT([.D460];3);MID([.D460];5;10))" office:value-type="string" office:string-value="004          " calcext:value-type="string">
            <text:p>004 <text:s text:c="9"/></text:p>
          </table:table-cell>
          <table:table-cell table:formula="of:=CONCATENATE(LEFT([.D460];3);MID([.D460];4;10))" office:value-type="string" office:string-value="004          " calcext:value-type="string">
            <text:p>004 <text:s text:c="9"/></text:p>
          </table:table-cell>
          <table:table-cell table:style-name="ce9" office:value-type="string" calcext:value-type="string">
            <text:p>004              ACORDOS. AJUSTES. CONTRATOS.</text:p>
            <text:p>CONVÊNIOS</text:p>
          </table:table-cell>
          <table:table-cell table:style-name="ce26" office:value-type="string" calcext:value-type="string">
            <text:p>Enquanto vigora</text:p>
          </table:table-cell>
          <table:table-cell table:style-name="ce37" office:value-type="string" calcext:value-type="string">
            <text:p>10 anos</text:p>
          </table:table-cell>
          <table:table-cell table:style-name="ce37" office:value-type="string" calcext:value-type="string">
            <text:p>Guarda permanente</text:p>
          </table:table-cell>
          <table:table-cell table:style-name="ce58"/>
          <table:table-cell/>
        </table:table-row>
        <table:table-row table:style-name="ro17">
          <table:table-cell table:formula="of:=LEFT([.D461];3)" office:value-type="string" office:string-value="010" calcext:value-type="string">
            <text:p>010</text:p>
          </table:table-cell>
          <table:table-cell table:formula="of:=CONCATENATE(LEFT([.D461];3);MID([.D461];5;10))" office:value-type="string" office:string-value="010          " calcext:value-type="string">
            <text:p>010 <text:s text:c="9"/></text:p>
          </table:table-cell>
          <table:table-cell table:formula="of:=CONCATENATE(LEFT([.D461];3);MID([.D461];4;10))" office:value-type="string" office:string-value="010          " calcext:value-type="string">
            <text:p>010 <text:s text:c="9"/></text:p>
          </table:table-cell>
          <table:table-cell table:style-name="ce10" office:value-type="string" calcext:value-type="string">
            <text:p>010           ORGANIZAÇÃO   E FUNCIONAMENTO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462];3)" office:value-type="string" office:string-value="010" calcext:value-type="string">
            <text:p>010</text:p>
          </table:table-cell>
          <table:table-cell table:formula="of:=CONCATENATE(LEFT([.D462];3);MID([.D462];5;10))" office:value-type="string" office:string-value="0101         " calcext:value-type="string">
            <text:p>0101 <text:s text:c="8"/></text:p>
          </table:table-cell>
          <table:table-cell table:formula="of:=CONCATENATE(LEFT([.D462];3);MID([.D462];4;10))" office:value-type="string" office:string-value="010.1        " calcext:value-type="string">
            <text:p>010.1 <text:s text:c="7"/></text:p>
          </table:table-cell>
          <table:table-cell table:style-name="ce9" office:value-type="string" calcext:value-type="string">
            <text:p>010.1 <text:s text:c="11"/>REGISTRO NOS ÓRGÃOS COMPETENTES</text:p>
          </table:table-cell>
          <table:table-cell table:style-name="ce26" office:value-type="string" calcext:value-type="string">
            <text:p>Enquanto vigora</text:p>
          </table:table-cell>
          <table:table-cell table:style-name="ce38"/>
          <table:table-cell table:style-name="ce37" office:value-type="string" calcext:value-type="string">
            <text:p>Eliminação</text:p>
          </table:table-cell>
          <table:table-cell table:style-name="ce58"/>
          <table:table-cell/>
        </table:table-row>
        <table:table-row table:style-name="ro14">
          <table:table-cell table:formula="of:=LEFT([.D463];3)" office:value-type="string" office:string-value="010" calcext:value-type="string">
            <text:p>010</text:p>
          </table:table-cell>
          <table:table-cell table:formula="of:=CONCATENATE(LEFT([.D463];3);MID([.D463];5;10))" office:value-type="string" office:string-value="0102         " calcext:value-type="string">
            <text:p>0102 <text:s text:c="8"/></text:p>
          </table:table-cell>
          <table:table-cell table:formula="of:=CONCATENATE(LEFT([.D463];3);MID([.D463];4;10))" office:value-type="string" office:string-value="010.2        " calcext:value-type="string">
            <text:p>010.2 <text:s text:c="7"/></text:p>
          </table:table-cell>
          <table:table-cell table:style-name="ce9" office:value-type="string" calcext:value-type="string">
            <text:p>010.2 <text:s text:c="11"/>REGIMENTOS. REGULAMENTOS. ESTATUTOS. ORGANOGRAMAS. ESTRUTURAS</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Os originais dos atos publicados integrarão os arquivos dos gabinetes do presidente da República, governadores <text:s/>e prefeitos, cuja temporalidade <text:s/>será definida <text:s/>quando <text:s/>da <text:s/>elaboração <text:s/>de <text:s/>tabela específica para suas atividades-fim.</text:p>
          </table:table-cell>
          <table:table-cell/>
        </table:table-row>
        <table:table-row table:style-name="ro2">
          <table:table-cell table:formula="of:=LEFT([.D464];3)" office:value-type="string" office:string-value="010" calcext:value-type="string">
            <text:p>010</text:p>
          </table:table-cell>
          <table:table-cell table:formula="of:=CONCATENATE(LEFT([.D464];3);MID([.D464];5;10))" office:value-type="string" office:string-value="0103         " calcext:value-type="string">
            <text:p>0103 <text:s text:c="8"/></text:p>
          </table:table-cell>
          <table:table-cell table:formula="of:=CONCATENATE(LEFT([.D464];3);MID([.D464];4;10))" office:value-type="string" office:string-value="010.3        " calcext:value-type="string">
            <text:p>010.3 <text:s text:c="7"/></text:p>
          </table:table-cell>
          <table:table-cell table:style-name="ce9" office:value-type="string" calcext:value-type="string">
            <text:p>010.3 <text:s text:c="11"/>AUDIÊNCIAS. DESPACHOS. REUNIÕE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65];3)" office:value-type="string" office:string-value="011" calcext:value-type="string">
            <text:p>011</text:p>
          </table:table-cell>
          <table:table-cell table:formula="of:=CONCATENATE(LEFT([.D465];3);MID([.D465];5;10))" office:value-type="string" office:string-value="011          " calcext:value-type="string">
            <text:p>011 <text:s text:c="9"/></text:p>
          </table:table-cell>
          <table:table-cell table:formula="of:=CONCATENATE(LEFT([.D465];3);MID([.D465];4;10))" office:value-type="string" office:string-value="011          " calcext:value-type="string">
            <text:p>011 <text:s text:c="9"/></text:p>
          </table:table-cell>
          <table:table-cell table:style-name="ce9" office:value-type="string" calcext:value-type="string">
            <text:p>011 <text:s text:c="10"/>COMISSÕES. CONSELHOS. GRUPOS DE TRABALHO. JUNTAS. COMITÊS</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style-name="ce3" office:value-type="float" office:value="11" calcext:value-type="float">
            <text:p>11</text:p>
          </table:table-cell>
          <table:table-cell table:style-name="ce3" office:value-type="float" office:value="111" calcext:value-type="float">
            <text:p>111</text:p>
          </table:table-cell>
          <table:table-cell table:formula="of:=CONCATENATE(LEFT([.D466];3);MID([.D466];4;10))" office:value-type="string" office:string-value="ATOS DE CRIAÇ" calcext:value-type="string">
            <text:p>ATOS DE CRIAÇ</text:p>
          </table:table-cell>
          <table:table-cell table:style-name="ce11" office:value-type="string" calcext:value-type="string">
            <text:p>ATOS DE CRIAÇÃO, ATAS, RELATÓRIOS</text:p>
          </table:table-cell>
          <table:table-cell table:style-name="ce26" office:value-type="string" calcext:value-type="string">
            <text:p>4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467];3)" office:value-type="string" office:string-value="012" calcext:value-type="string">
            <text:p>012</text:p>
          </table:table-cell>
          <table:table-cell table:formula="of:=CONCATENATE(LEFT([.D467];3);MID([.D467];5;10))" office:value-type="string" office:string-value="012          " calcext:value-type="string">
            <text:p>012 <text:s text:c="9"/></text:p>
          </table:table-cell>
          <table:table-cell table:formula="of:=CONCATENATE(LEFT([.D467];3);MID([.D467];4;10))" office:value-type="string" office:string-value="012          " calcext:value-type="string">
            <text:p>012 <text:s text:c="9"/></text:p>
          </table:table-cell>
          <table:table-cell table:style-name="ce12" office:value-type="string" calcext:value-type="string">
            <text:p>012 <text:s text:c="10"/>COMUNICAÇÃO SOCIAL</text:p>
          </table:table-cell>
          <table:table-cell table:style-name="ce25"/>
          <table:table-cell table:style-name="ce36"/>
          <table:table-cell table:style-name="ce44" table:number-columns-repeated="2"/>
          <table:table-cell/>
        </table:table-row>
        <table:table-row table:style-name="ro2">
          <table:table-cell table:formula="of:=LEFT([.D468];3)" office:value-type="string" office:string-value="012" calcext:value-type="string">
            <text:p>012</text:p>
          </table:table-cell>
          <table:table-cell table:formula="of:=CONCATENATE(LEFT([.D468];3);MID([.D468];5;10))" office:value-type="string" office:string-value="0121         " calcext:value-type="string">
            <text:p>0121 <text:s text:c="8"/></text:p>
          </table:table-cell>
          <table:table-cell table:formula="of:=CONCATENATE(LEFT([.D468];3);MID([.D468];4;10))" office:value-type="string" office:string-value="012.1        " calcext:value-type="string">
            <text:p>012.1 <text:s text:c="7"/></text:p>
          </table:table-cell>
          <table:table-cell table:style-name="ce9" office:value-type="string" calcext:value-type="string">
            <text:p>012.1 <text:s text:c="11"/>RELAÇÕES COM A IMPRENSA</text:p>
          </table:table-cell>
          <table:table-cell table:style-name="ce26" office:value-type="string" calcext:value-type="string">
            <text:p>1 ano</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69];3)" office:value-type="string" office:string-value="012" calcext:value-type="string">
            <text:p>012</text:p>
          </table:table-cell>
          <table:table-cell table:formula="of:=CONCATENATE(LEFT([.D469];3);MID([.D469];5;10))" office:value-type="string" office:string-value="01211        " calcext:value-type="string">
            <text:p>01211 <text:s text:c="7"/></text:p>
          </table:table-cell>
          <table:table-cell table:formula="of:=CONCATENATE(LEFT([.D469];3);MID([.D469];4;10))" office:value-type="string" office:string-value="012.11       " calcext:value-type="string">
            <text:p>012.11 <text:s text:c="6"/></text:p>
          </table:table-cell>
          <table:table-cell table:style-name="ce9" office:value-type="string" calcext:value-type="string">
            <text:p>012.11 <text:s text:c="14"/>CREDENCIAMENTO DE JORNALISTAS</text:p>
          </table:table-cell>
          <table:table-cell table:style-name="ce26" office:value-type="string" calcext:value-type="string">
            <text:p>Enquanto vigora</text:p>
          </table:table-cell>
          <table:table-cell table:style-name="ce38"/>
          <table:table-cell table:style-name="ce37" office:value-type="string" calcext:value-type="string">
            <text:p>Eliminação</text:p>
          </table:table-cell>
          <table:table-cell table:style-name="ce58"/>
          <table:table-cell/>
        </table:table-row>
        <table:table-row table:style-name="ro5">
          <table:table-cell table:formula="of:=LEFT([.D470];3)" office:value-type="string" office:string-value="012" calcext:value-type="string">
            <text:p>012</text:p>
          </table:table-cell>
          <table:table-cell table:formula="of:=CONCATENATE(LEFT([.D470];3);MID([.D470];5;10))" office:value-type="string" office:string-value="01212        " calcext:value-type="string">
            <text:p>01212 <text:s text:c="7"/></text:p>
          </table:table-cell>
          <table:table-cell table:formula="of:=CONCATENATE(LEFT([.D470];3);MID([.D470];4;10))" office:value-type="string" office:string-value="012.12       " calcext:value-type="string">
            <text:p>012.12 <text:s text:c="6"/></text:p>
          </table:table-cell>
          <table:table-cell table:style-name="ce9" office:value-type="string" calcext:value-type="string">
            <text:p>012.12               ENTREVISTAS. NOTICIÁRIOS.</text:p>
            <text:p>REPORTAGENS. EDITORIAI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Os <text:s text:c="3"/>documentos <text:s text:c="3"/>cujas <text:s text:c="2"/>informações <text:s text:c="2"/>reflitam <text:s text:c="2"/>a política do órgão são de guarda permanente.</text:p>
          </table:table-cell>
          <table:table-cell/>
        </table:table-row>
        <table:table-row table:style-name="ro2">
          <table:table-cell table:formula="of:=LEFT([.D471];3)" office:value-type="string" office:string-value="012" calcext:value-type="string">
            <text:p>012</text:p>
          </table:table-cell>
          <table:table-cell table:formula="of:=CONCATENATE(LEFT([.D471];3);MID([.D471];5;10))" office:value-type="string" office:string-value="0122         " calcext:value-type="string">
            <text:p>0122 <text:s text:c="8"/></text:p>
          </table:table-cell>
          <table:table-cell table:formula="of:=CONCATENATE(LEFT([.D471];3);MID([.D471];4;10))" office:value-type="string" office:string-value="012.2        " calcext:value-type="string">
            <text:p>012.2 <text:s text:c="7"/></text:p>
          </table:table-cell>
          <table:table-cell table:style-name="ce9" office:value-type="string" calcext:value-type="string">
            <text:p>012.2 <text:s text:c="11"/>DIVULGAÇÃO INTERNA</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
          <table:table-cell table:formula="of:=LEFT([.D472];3)" office:value-type="string" office:string-value="012" calcext:value-type="string">
            <text:p>012</text:p>
          </table:table-cell>
          <table:table-cell table:formula="of:=CONCATENATE(LEFT([.D472];3);MID([.D472];5;10))" office:value-type="string" office:string-value="0123         " calcext:value-type="string">
            <text:p>0123 <text:s text:c="8"/></text:p>
          </table:table-cell>
          <table:table-cell table:formula="of:=CONCATENATE(LEFT([.D472];3);MID([.D472];4;10))" office:value-type="string" office:string-value="012.3        " calcext:value-type="string">
            <text:p>012.3 <text:s text:c="7"/></text:p>
          </table:table-cell>
          <table:table-cell table:style-name="ce9" office:value-type="string" calcext:value-type="string">
            <text:p>012.3            CAMPANHAS INSTITUCIONAIS.</text:p>
            <text:p>PUBLICIDADE</text:p>
          </table:table-cell>
          <table:table-cell table:style-name="ce26" office:value-type="string" calcext:value-type="string">
            <text:p>4 anos</text:p>
          </table:table-cell>
          <table:table-cell table:style-name="ce37" office:value-type="string" calcext:value-type="string">
            <text:p>10 anos</text:p>
          </table:table-cell>
          <table:table-cell table:style-name="ce45" office:value-type="string" calcext:value-type="string">
            <text:p>Guarda permanente</text:p>
          </table:table-cell>
          <table:table-cell table:style-name="ce58"/>
          <table:table-cell/>
        </table:table-row>
        <table:table-row table:style-name="ro5">
          <table:table-cell table:formula="of:=LEFT([.D473];3)" office:value-type="string" office:string-value="019" calcext:value-type="string">
            <text:p>019</text:p>
          </table:table-cell>
          <table:table-cell table:formula="of:=CONCATENATE(LEFT([.D473];3);MID([.D473];5;10))" office:value-type="string" office:string-value="019          " calcext:value-type="string">
            <text:p>019 <text:s text:c="9"/></text:p>
          </table:table-cell>
          <table:table-cell table:formula="of:=CONCATENATE(LEFT([.D473];3);MID([.D473];4;10))" office:value-type="string" office:string-value="019          " calcext:value-type="string">
            <text:p>019 <text:s text:c="9"/></text:p>
          </table:table-cell>
          <table:table-cell table:style-name="ce13" office:value-type="string" calcext:value-type="string">
            <text:p>019 <text:s text:c="10"/>OUTROS ASSUNTOS REFERENTES <text:s/>À ORGANIZAÇÃO E FUNCIONAMENTO</text:p>
          </table:table-cell>
          <table:table-cell table:style-name="ce27"/>
          <table:table-cell table:style-name="ce40" table:number-columns-repeated="2"/>
          <table:table-cell table:style-name="ce37" office:value-type="string" calcext:value-type="string">
            <text:p>Este grupo será desenvolvido pelo órgão de acordo com a necessidade, bem <text:s/>como <text:s/>a temporalidade <text:s/>e destinação.</text:p>
          </table:table-cell>
          <table:table-cell/>
        </table:table-row>
        <table:table-row table:style-name="ro2">
          <table:table-cell table:formula="of:=LEFT([.D474];3)" office:value-type="string" office:string-value="019" calcext:value-type="string">
            <text:p>019</text:p>
          </table:table-cell>
          <table:table-cell table:formula="of:=CONCATENATE(LEFT([.D474];3);MID([.D474];5;10))" office:value-type="string" office:string-value="01901        " calcext:value-type="string">
            <text:p>01901 <text:s text:c="7"/></text:p>
          </table:table-cell>
          <table:table-cell table:formula="of:=CONCATENATE(LEFT([.D474];3);MID([.D474];4;10))" office:value-type="string" office:string-value="019.01       " calcext:value-type="string">
            <text:p>019.01 <text:s text:c="6"/></text:p>
          </table:table-cell>
          <table:table-cell table:style-name="ce9" office:value-type="string" calcext:value-type="string">
            <text:p>019.01 <text:s text:c="11"/>INFORMAÇÕES SOBRE O ÓRGÃ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75];3)" office:value-type="string" office:string-value="020" calcext:value-type="string">
            <text:p>020</text:p>
          </table:table-cell>
          <table:table-cell table:formula="of:=CONCATENATE(LEFT([.D475];3);MID([.D475];5;10))" office:value-type="string" office:string-value="020          " calcext:value-type="string">
            <text:p>020 <text:s text:c="9"/></text:p>
          </table:table-cell>
          <table:table-cell table:formula="of:=CONCATENATE(LEFT([.D475];3);MID([.D475];4;10))" office:value-type="string" office:string-value="020          " calcext:value-type="string">
            <text:p>020 <text:s text:c="9"/></text:p>
          </table:table-cell>
          <table:table-cell table:style-name="ce12" office:value-type="string" calcext:value-type="string">
            <text:p>020 <text:s text:c="10"/>PESSOAL</text:p>
          </table:table-cell>
          <table:table-cell table:style-name="ce25"/>
          <table:table-cell table:style-name="ce36"/>
          <table:table-cell table:style-name="ce44" table:number-columns-repeated="2"/>
          <table:table-cell/>
        </table:table-row>
        <table:table-row table:style-name="ro6">
          <table:table-cell table:formula="of:=LEFT([.D476];3)" office:value-type="string" office:string-value="020" calcext:value-type="string">
            <text:p>020</text:p>
          </table:table-cell>
          <table:table-cell table:formula="of:=CONCATENATE(LEFT([.D476];3);MID([.D476];5;10))" office:value-type="string" office:string-value="0201         " calcext:value-type="string">
            <text:p>0201 <text:s text:c="8"/></text:p>
          </table:table-cell>
          <table:table-cell table:formula="of:=CONCATENATE(LEFT([.D476];3);MID([.D476];4;10))" office:value-type="string" office:string-value="020.1        " calcext:value-type="string">
            <text:p>020.1 <text:s text:c="7"/></text:p>
          </table:table-cell>
          <table:table-cell table:style-name="ce9" office:value-type="string" calcext:value-type="string">
            <text:p>020.1           LEGISLAÇÃO <text:span text:style-name="T1">NORMAS, REGULAMENTAÇÕES, DIRETRIZES, ESTATUTOS, REGULAMENTOS, PROCEDI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É <text:s/>opcional <text:s/>a <text:s/>reprodução <text:s/>dos <text:s/>documentos previamente ao recolhimento, para que o órgão permaneça <text:s/>com cópias para consulta.</text:p>
          </table:table-cell>
          <table:table-cell/>
        </table:table-row>
        <table:table-row table:style-name="ro2">
          <table:table-cell table:style-name="ce4" table:formula="of:=LEFT([.D477];3)" office:value-type="string" office:string-value="020" calcext:value-type="string">
            <text:p>020</text:p>
          </table:table-cell>
          <table:table-cell table:style-name="ce4" table:formula="of:=CONCATENATE(LEFT([.D477];3);MID([.D477];5;10))" office:value-type="string" office:string-value="02011        " calcext:value-type="string">
            <text:p>02011 <text:s text:c="7"/></text:p>
          </table:table-cell>
          <table:table-cell table:formula="of:=CONCATENATE(LEFT([.D477];3);MID([.D477];4;10))" office:value-type="string" office:string-value="020.11       " calcext:value-type="string">
            <text:p>020.11 <text:s text:c="6"/></text:p>
          </table:table-cell>
          <table:table-cell table:style-name="ce14" office:value-type="string" calcext:value-type="string">
            <text:p>020.11 <text:s text:c="9"/>BOLETINS <text:s text:c="3"/>ADMINISTRATIVO, <text:s text:c="3"/>DE <text:s text:c="3"/>PESSOAL E <text:s text:c="3"/>DE SERVIÇO</text:p>
          </table:table-cell>
          <table:table-cell table:style-name="ce28" office:value-type="string" calcext:value-type="string">
            <text:p>10 anos</text:p>
          </table:table-cell>
          <table:table-cell table:style-name="ce41" office:value-type="string" calcext:value-type="string">
            <text:p>10 anos</text:p>
          </table:table-cell>
          <table:table-cell table:style-name="ce41" office:value-type="string" calcext:value-type="string">
            <text:p>Guarda permanente</text:p>
          </table:table-cell>
          <table:table-cell table:style-name="ce59"/>
          <table:table-cell/>
        </table:table-row>
        <table:table-row table:style-name="ro18">
          <table:table-cell table:formula="of:=LEFT([.D478];3)" office:value-type="string" office:string-value="020" calcext:value-type="string">
            <text:p>020</text:p>
          </table:table-cell>
          <table:table-cell table:formula="of:=CONCATENATE(LEFT([.D478];3);MID([.D478];5;10))" office:value-type="string" office:string-value="0202         " calcext:value-type="string">
            <text:p>0202 <text:s text:c="8"/></text:p>
          </table:table-cell>
          <table:table-cell table:formula="of:=CONCATENATE(LEFT([.D478];3);MID([.D478];4;10))" office:value-type="string" office:string-value="020.2        " calcext:value-type="string">
            <text:p>020.2 <text:s text:c="7"/></text:p>
          </table:table-cell>
          <table:table-cell table:style-name="ce9" office:value-type="string" calcext:value-type="string">
            <text:p>020.2           IDENTIFICAÇÃO FUNCIONAL<text:span text:style-name="T1">(INCLUSIVE CARTEIRA, CARTÃO, CRACHÁ, CREDENCIAL  E PASSAPORTE DIPLOMÁTICO)</text:span></text:p>
          </table:table-cell>
          <table:table-cell table:style-name="ce26" office:value-type="string" calcext:value-type="string">
            <text:p>Enquanto o servidor permanecer</text:p>
          </table:table-cell>
          <table:table-cell table:style-name="ce38"/>
          <table:table-cell table:style-name="ce37" office:value-type="string" calcext:value-type="string">
            <text:p>Eliminação</text:p>
          </table:table-cell>
          <table:table-cell table:style-name="ce58"/>
          <table:table-cell/>
        </table:table-row>
        <table:table-row table:style-name="ro1">
          <table:table-cell table:formula="of:=LEFT([.D479];3)" office:value-type="string" office:string-value="020" calcext:value-type="string">
            <text:p>020</text:p>
          </table:table-cell>
          <table:table-cell table:formula="of:=CONCATENATE(LEFT([.D479];3);MID([.D479];5;10))" office:value-type="string" office:string-value="0203         " calcext:value-type="string">
            <text:p>0203 <text:s text:c="8"/></text:p>
          </table:table-cell>
          <table:table-cell table:formula="of:=CONCATENATE(LEFT([.D479];3);MID([.D479];4;10))" office:value-type="string" office:string-value="020.3        " calcext:value-type="string">
            <text:p>020.3 <text:s text:c="7"/></text:p>
          </table:table-cell>
          <table:table-cell table:style-name="ce9" office:value-type="string" calcext:value-type="string">
            <text:p>020.3 <text:s text:c="10"/>OBRIGAÇÕES TRABALHISTAS E ESTATUTÁRIAS. RELAÇÕES <text:s/>COM ÓRGÃOS NORMATIZADORES <text:s/>DA ADMINISTRAÇÃO PÚBLICA. LEI DOS 2/3. RAIS</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8">
          <table:table-cell table:formula="of:=LEFT([.D480];3)" office:value-type="string" office:string-value="020" calcext:value-type="string">
            <text:p>020</text:p>
          </table:table-cell>
          <table:table-cell table:formula="of:=CONCATENATE(LEFT([.D480];3);MID([.D480];5;10))" office:value-type="string" office:string-value="02031        " calcext:value-type="string">
            <text:p>02031 <text:s text:c="7"/></text:p>
          </table:table-cell>
          <table:table-cell table:formula="of:=CONCATENATE(LEFT([.D480];3);MID([.D480];4;10))" office:value-type="string" office:string-value="020.31       " calcext:value-type="string">
            <text:p>020.31 <text:s text:c="6"/></text:p>
          </table:table-cell>
          <table:table-cell table:style-name="ce9" office:value-type="string" calcext:value-type="string">
            <text:p>020.31 <text:s text:c="9"/>RELAÇÕES COM OS CONSELHOS PROFISSIONAI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Os documentos <text:s/>cujas informações possam <text:s/>originar contenciosos <text:s/>administrativos ou judiciais serão classificados nos assuntos <text:s/>correspondentes <text:s/>ao seu conteúdo, cujos prazos e destinação estão estabelecidos nesta tabela.</text:p>
          </table:table-cell>
          <table:table-cell/>
        </table:table-row>
        <table:table-row table:style-name="ro2">
          <table:table-cell table:formula="of:=LEFT([.D481];3)" office:value-type="string" office:string-value="020" calcext:value-type="string">
            <text:p>020</text:p>
          </table:table-cell>
          <table:table-cell table:formula="of:=CONCATENATE(LEFT([.D481];3);MID([.D481];5;10))" office:value-type="string" office:string-value="0204         " calcext:value-type="string">
            <text:p>0204 <text:s text:c="8"/></text:p>
          </table:table-cell>
          <table:table-cell table:formula="of:=CONCATENATE(LEFT([.D481];3);MID([.D481];4;10))" office:value-type="string" office:string-value="020.4        " calcext:value-type="string">
            <text:p>020.4 <text:s text:c="7"/></text:p>
          </table:table-cell>
          <table:table-cell table:style-name="ce9" office:value-type="string" calcext:value-type="string">
            <text:p>020.4 <text:s text:c="10"/>SINDICATOS. ACORDOS. DISSÍDIOS</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11">
          <table:table-cell table:formula="of:=LEFT([.D482];3)" office:value-type="string" office:string-value="020" calcext:value-type="string">
            <text:p>020</text:p>
          </table:table-cell>
          <table:table-cell table:formula="of:=CONCATENATE(LEFT([.D482];3);MID([.D482];5;10))" office:value-type="string" office:string-value="0205         " calcext:value-type="string">
            <text:p>0205 <text:s text:c="8"/></text:p>
          </table:table-cell>
          <table:table-cell table:formula="of:=CONCATENATE(LEFT([.D482];3);MID([.D482];4;10))" office:value-type="string" office:string-value="020.5        " calcext:value-type="string">
            <text:p>020.5 <text:s text:c="7"/></text:p>
          </table:table-cell>
          <table:table-cell table:style-name="ce15" office:value-type="string" calcext:value-type="string">
            <text:p>020.5 <text:s text:c="10"/>ASSENTAMENTOS INDIVIDUAIS. CADASTRO</text:p>
          </table:table-cell>
          <table:table-cell table:style-name="ce26" office:value-type="string" calcext:value-type="string">
            <text:p>Enquanto o servidor permanecer</text:p>
          </table:table-cell>
          <table:table-cell table:style-name="ce42" office:value-type="string" calcext:value-type="string">
            <text:p></text:p>
          </table:table-cell>
          <table:table-cell table:style-name="ce37" office:value-type="string" calcext:value-type="string">
            <text:p>Eliminação</text:p>
          </table:table-cell>
          <table:table-cell table:style-name="ce42" office:value-type="string" calcext:value-type="string">
            <text:p><text:span text:style-name="T14">O prazo total de guarda dos documentos  é de</text:span></text:p>
            <text:p><text:span text:style-name="T14">100 anos, independente do suporte. Serão transferidos ao arquivo intermediário após  a saída do servidor do órgão.</text:span></text:p>
          </table:table-cell>
          <table:table-cell/>
        </table:table-row>
        <table:table-row table:style-name="ro2">
          <table:table-cell table:formula="of:=LEFT([.D483];3)" office:value-type="string" office:string-value="021" calcext:value-type="string">
            <text:p>021</text:p>
          </table:table-cell>
          <table:table-cell table:formula="of:=CONCATENATE(LEFT([.D483];3);MID([.D483];5;10))" office:value-type="string" office:string-value="021          " calcext:value-type="string">
            <text:p>021 <text:s text:c="9"/></text:p>
          </table:table-cell>
          <table:table-cell table:formula="of:=CONCATENATE(LEFT([.D483];3);MID([.D483];4;10))" office:value-type="string" office:string-value="021          " calcext:value-type="string">
            <text:p>021 <text:s text:c="9"/></text:p>
          </table:table-cell>
          <table:table-cell table:style-name="ce13" office:value-type="string" calcext:value-type="string">
            <text:p>021 <text:s text:c="10"/>RECRUTAMENTO E SELEÇÃO</text:p>
          </table:table-cell>
          <table:table-cell table:style-name="ce27"/>
          <table:table-cell table:style-name="ce43"/>
          <table:table-cell table:style-name="ce40"/>
          <table:table-cell table:style-name="ce58"/>
          <table:table-cell/>
        </table:table-row>
        <table:table-row table:style-name="ro2">
          <table:table-cell table:formula="of:=LEFT([.D484];3)" office:value-type="string" office:string-value="021" calcext:value-type="string">
            <text:p>021</text:p>
          </table:table-cell>
          <table:table-cell table:formula="of:=CONCATENATE(LEFT([.D484];3);MID([.D484];5;10))" office:value-type="string" office:string-value="0211         " calcext:value-type="string">
            <text:p>0211 <text:s text:c="8"/></text:p>
          </table:table-cell>
          <table:table-cell table:formula="of:=CONCATENATE(LEFT([.D484];3);MID([.D484];4;10))" office:value-type="string" office:string-value="021.1        " calcext:value-type="string">
            <text:p>021.1 <text:s text:c="7"/></text:p>
          </table:table-cell>
          <table:table-cell table:style-name="ce9" office:value-type="string" calcext:value-type="string">
            <text:p>021.1 <text:s text:c="8"/>CANDIDATOS <text:s/>A CARGO E EMPREGO PÚBLICOS: INSCRIÇÃO E CURRICULUM VITAE</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8">
          <table:table-cell table:formula="of:=LEFT([.D485];3)" office:value-type="string" office:string-value="021" calcext:value-type="string">
            <text:p>021</text:p>
          </table:table-cell>
          <table:table-cell table:formula="of:=CONCATENATE(LEFT([.D485];3);MID([.D485];5;10))" office:value-type="string" office:string-value="0212         " calcext:value-type="string">
            <text:p>0212 <text:s text:c="8"/></text:p>
          </table:table-cell>
          <table:table-cell table:formula="of:=CONCATENATE(LEFT([.D485];3);MID([.D485];4;10))" office:value-type="string" office:string-value="021.2        " calcext:value-type="string">
            <text:p>021.2 <text:s text:c="7"/></text:p>
          </table:table-cell>
          <table:table-cell table:style-name="ce9" office:value-type="string" calcext:value-type="string">
            <text:p>021.2          EXAMES DE SELEÇÃO<text:span text:style-name="T1">(CONCURSOS PÚBLICOS) PROVAS E TÍTULOS, TESTES PSICOTÉCNICOS  E EXAMES MÉDICOS</text:span></text:p>
          </table:table-cell>
          <table:table-cell table:style-name="ce26" office:value-type="string" calcext:value-type="string">
            <text:p>6 anos</text:p>
          </table:table-cell>
          <table:table-cell table:style-name="ce38"/>
          <table:table-cell table:style-name="ce37" office:value-type="string" calcext:value-type="string">
            <text:p>Eliminação</text:p>
          </table:table-cell>
          <table:table-cell table:style-name="ce58"/>
          <table:table-cell/>
        </table:table-row>
        <table:table-row table:style-name="ro4">
          <table:table-cell table:formula="of:=LEFT([.D486];3)" office:value-type="string" office:string-value="021" calcext:value-type="string">
            <text:p>021</text:p>
          </table:table-cell>
          <table:table-cell table:formula="of:=CONCATENATE(LEFT([.D486];3);MID([.D486];5;10))" office:value-type="string" office:string-value="02122        " calcext:value-type="string">
            <text:p>02122 <text:s text:c="7"/></text:p>
          </table:table-cell>
          <table:table-cell table:formula="of:=CONCATENATE(LEFT([.D486];3);MID([.D486];4;10))" office:value-type="string" office:string-value="021.22       " calcext:value-type="string">
            <text:p>021.22 <text:s text:c="6"/></text:p>
          </table:table-cell>
          <table:table-cell table:style-name="ce11" office:value-type="string" calcext:value-type="string">
            <text:p>021.22 <text:s text:c="11"/>CONSTITUIÇÃO DE BANCAS EXAMINADORAS, EDITAIS, EXEMPLARES ÚNICOS DE PROVAS, GABARITOS, RESULTADOS E RECURSOS</text:p>
          </table:table-cell>
          <table:table-cell table:style-name="ce26" office:value-type="string" calcext:value-type="string">
            <text:p>6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É <text:s/>opcional <text:s/>a seleção <text:s/>por amostragem <text:s/>das provas dos <text:s text:c="2"/>candidatos, <text:s text:c="2"/>segundo <text:s text:c="2"/>critérios <text:s/>estabelecidos pela Comissão Permanente de Avaliação.</text:p>
          </table:table-cell>
          <table:table-cell/>
        </table:table-row>
        <table:table-row table:style-name="ro2">
          <table:table-cell table:formula="of:=LEFT([.D487];3)" office:value-type="string" office:string-value="022" calcext:value-type="string">
            <text:p>022</text:p>
          </table:table-cell>
          <table:table-cell table:formula="of:=CONCATENATE(LEFT([.D487];3);MID([.D487];5;10))" office:value-type="string" office:string-value="022          " calcext:value-type="string">
            <text:p>022 <text:s text:c="9"/></text:p>
          </table:table-cell>
          <table:table-cell table:formula="of:=CONCATENATE(LEFT([.D487];3);MID([.D487];4;10))" office:value-type="string" office:string-value="022          " calcext:value-type="string">
            <text:p>022 <text:s text:c="9"/></text:p>
          </table:table-cell>
          <table:table-cell table:style-name="ce12" office:value-type="string" calcext:value-type="string">
            <text:p>022 <text:s text:c="10"/>APERFEIÇOAMENTO E TREINAMENTO</text:p>
          </table:table-cell>
          <table:table-cell table:style-name="ce25"/>
          <table:table-cell table:style-name="ce36"/>
          <table:table-cell table:style-name="ce44" table:number-columns-repeated="2"/>
          <table:table-cell/>
        </table:table-row>
        <table:table-row table:style-name="ro2">
          <table:table-cell table:formula="of:=LEFT([.D488];3)" office:value-type="string" office:string-value="022" calcext:value-type="string">
            <text:p>022</text:p>
          </table:table-cell>
          <table:table-cell table:formula="of:=CONCATENATE(LEFT([.D488];3);MID([.D488];5;10))" office:value-type="string" office:string-value="0221         " calcext:value-type="string">
            <text:p>0221 <text:s text:c="8"/></text:p>
          </table:table-cell>
          <table:table-cell table:formula="of:=CONCATENATE(LEFT([.D488];3);MID([.D488];4;10))" office:value-type="string" office:string-value="022.1        " calcext:value-type="string">
            <text:p>022.1 <text:s text:c="7"/></text:p>
          </table:table-cell>
          <table:table-cell table:style-name="ce12" office:value-type="string" calcext:value-type="string">
            <text:p>022.1            CURSOS<text:span text:style-name="T1">(INCLUSIVE BOLSAS DE ESTUDO)</text:span></text:p>
          </table:table-cell>
          <table:table-cell table:style-name="ce25"/>
          <table:table-cell table:style-name="ce36"/>
          <table:table-cell table:style-name="ce44" table:number-columns-repeated="2"/>
          <table:table-cell/>
        </table:table-row>
        <table:table-row table:style-name="ro2">
          <table:table-cell table:formula="of:=LEFT([.D489];3)" office:value-type="string" office:string-value="022" calcext:value-type="string">
            <text:p>022</text:p>
          </table:table-cell>
          <table:table-cell table:formula="of:=CONCATENATE(LEFT([.D489];3);MID([.D489];5;10))" office:value-type="string" office:string-value="02211        " calcext:value-type="string">
            <text:p>02211 <text:s text:c="7"/></text:p>
          </table:table-cell>
          <table:table-cell table:formula="of:=CONCATENATE(LEFT([.D489];3);MID([.D489];4;10))" office:value-type="string" office:string-value="022.11       " calcext:value-type="string">
            <text:p>022.11 <text:s text:c="6"/></text:p>
          </table:table-cell>
          <table:table-cell table:style-name="ce9" office:value-type="string" calcext:value-type="string">
            <text:p>022.11 <text:s text:c="14"/>PROMOVIDOS PELA INSTITUIÇÃO</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19">
          <table:table-cell table:formula="of:=LEFT([.D490];3)" office:value-type="string" office:string-value="022" calcext:value-type="string">
            <text:p>022</text:p>
          </table:table-cell>
          <table:table-cell table:formula="of:=CONCATENATE(LEFT([.D490];3);MID([.D490];5;10))" office:value-type="string" office:string-value="022111       " calcext:value-type="string">
            <text:p>022111 <text:s text:c="6"/></text:p>
          </table:table-cell>
          <table:table-cell table:formula="of:=CONCATENATE(LEFT([.D490];3);MID([.D490];4;10))" office:value-type="string" office:string-value="022.111      " calcext:value-type="string">
            <text:p>022.111 <text:s text:c="5"/></text:p>
          </table:table-cell>
          <table:table-cell table:style-name="ce11" office:value-type="string" calcext:value-type="string">
            <text:p>022.111 <text:s text:c="9"/>PROPOSTAS, ESTUDOS, EDITAIS, PROGRAMAS, RELATÓRIOS FINAIS, EXEMPLARES ÚNICOS DE EXERCÍCIOS, RELAÇÃO DE PARTICIPANTES, AVALIAÇÃO E CONTROLE DE EXPEDIÇÃO DE CERTIFICADOS00</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4">
          <table:table-cell table:formula="of:=LEFT([.D491];3)" office:value-type="string" office:string-value="022" calcext:value-type="string">
            <text:p>022</text:p>
          </table:table-cell>
          <table:table-cell table:formula="of:=CONCATENATE(LEFT([.D491];3);MID([.D491];5;10))" office:value-type="string" office:string-value="02212        " calcext:value-type="string">
            <text:p>02212 <text:s text:c="7"/></text:p>
          </table:table-cell>
          <table:table-cell table:formula="of:=CONCATENATE(LEFT([.D491];3);MID([.D491];4;10))" office:value-type="string" office:string-value="022.12       " calcext:value-type="string">
            <text:p>022.12 <text:s text:c="6"/></text:p>
          </table:table-cell>
          <table:table-cell table:style-name="ce12" office:value-type="string" calcext:value-type="string">
            <text:p>022.12 <text:s text:c="14"/>PROMOVIDOS POR OUTRAS INSTITUIÇÕES</text:p>
          </table:table-cell>
          <table:table-cell table:style-name="ce25"/>
          <table:table-cell table:style-name="ce44" table:number-columns-repeated="2"/>
          <table:table-cell table:style-name="ce37" office:value-type="string" calcext:value-type="string">
            <text:p>Para os <text:s/>documentos <text:s/>comprobatórios <text:s/>de participação utilizar os prazos e <text:s/>a destinação <text:s/>dos assentamentos <text:s/>individuais 020.5.</text:p>
          </table:table-cell>
          <table:table-cell/>
        </table:table-row>
        <table:table-row table:style-name="ro2">
          <table:table-cell table:formula="of:=LEFT([.D492];3)" office:value-type="string" office:string-value="022" calcext:value-type="string">
            <text:p>022</text:p>
          </table:table-cell>
          <table:table-cell table:formula="of:=CONCATENATE(LEFT([.D492];3);MID([.D492];5;10))" office:value-type="string" office:string-value="022121       " calcext:value-type="string">
            <text:p>022121 <text:s text:c="6"/></text:p>
          </table:table-cell>
          <table:table-cell table:formula="of:=CONCATENATE(LEFT([.D492];3);MID([.D492];4;10))" office:value-type="string" office:string-value="022.121      " calcext:value-type="string">
            <text:p>022.121 <text:s text:c="5"/></text:p>
          </table:table-cell>
          <table:table-cell table:style-name="ce9" office:value-type="string" calcext:value-type="string">
            <text:p>022.121 <text:s text:c="16"/>NO BRASIL</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93];3)" office:value-type="string" office:string-value="022" calcext:value-type="string">
            <text:p>022</text:p>
          </table:table-cell>
          <table:table-cell table:formula="of:=CONCATENATE(LEFT([.D493];3);MID([.D493];5;10))" office:value-type="string" office:string-value="022122       " calcext:value-type="string">
            <text:p>022122 <text:s text:c="6"/></text:p>
          </table:table-cell>
          <table:table-cell table:formula="of:=CONCATENATE(LEFT([.D493];3);MID([.D493];4;10))" office:value-type="string" office:string-value="022.122      " calcext:value-type="string">
            <text:p>022.122 <text:s text:c="5"/></text:p>
          </table:table-cell>
          <table:table-cell table:style-name="ce9" office:value-type="string" calcext:value-type="string">
            <text:p>022.122 <text:s text:c="16"/>NO EXTERIOR</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94];3)" office:value-type="string" office:string-value="022" calcext:value-type="string">
            <text:p>022</text:p>
          </table:table-cell>
          <table:table-cell table:formula="of:=CONCATENATE(LEFT([.D494];3);MID([.D494];5;10))" office:value-type="string" office:string-value="0222         " calcext:value-type="string">
            <text:p>0222 <text:s text:c="8"/></text:p>
          </table:table-cell>
          <table:table-cell table:formula="of:=CONCATENATE(LEFT([.D494];3);MID([.D494];4;10))" office:value-type="string" office:string-value="022.2        " calcext:value-type="string">
            <text:p>022.2 <text:s text:c="7"/></text:p>
          </table:table-cell>
          <table:table-cell table:style-name="ce12" office:value-type="string" calcext:value-type="string">
            <text:p>022.2            ESTÁGIOS<text:span text:style-name="T1">(INCLUSIVE BOLSAS DE ESTÁGIO)</text:span></text:p>
          </table:table-cell>
          <table:table-cell table:style-name="ce25"/>
          <table:table-cell table:style-name="ce36"/>
          <table:table-cell table:style-name="ce44" table:number-columns-repeated="2"/>
          <table:table-cell/>
        </table:table-row>
        <table:table-row table:style-name="ro2">
          <table:table-cell table:formula="of:=LEFT([.D495];3)" office:value-type="string" office:string-value="022" calcext:value-type="string">
            <text:p>022</text:p>
          </table:table-cell>
          <table:table-cell table:formula="of:=CONCATENATE(LEFT([.D495];3);MID([.D495];5;10))" office:value-type="string" office:string-value="02221        " calcext:value-type="string">
            <text:p>02221 <text:s text:c="7"/></text:p>
          </table:table-cell>
          <table:table-cell table:formula="of:=CONCATENATE(LEFT([.D495];3);MID([.D495];4;10))" office:value-type="string" office:string-value="022.21       " calcext:value-type="string">
            <text:p>022.21 <text:s text:c="6"/></text:p>
          </table:table-cell>
          <table:table-cell table:style-name="ce9" office:value-type="string" calcext:value-type="string">
            <text:p>022.21 <text:s text:c="13"/>PROMOVIDOS PELA INSTITUIÇÃO</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19">
          <table:table-cell table:style-name="ce4" table:formula="of:=LEFT([.D496];3)" office:value-type="string" office:string-value="022" calcext:value-type="string">
            <text:p>022</text:p>
          </table:table-cell>
          <table:table-cell table:style-name="ce4" table:formula="of:=CONCATENATE(LEFT([.D496];3);MID([.D496];5;10))" office:value-type="string" office:string-value="022211       " calcext:value-type="string">
            <text:p>022211 <text:s text:c="6"/></text:p>
          </table:table-cell>
          <table:table-cell table:formula="of:=CONCATENATE(LEFT([.D496];3);MID([.D496];4;10))" office:value-type="string" office:string-value="022.211      " calcext:value-type="string">
            <text:p>022.211 <text:s text:c="5"/></text:p>
          </table:table-cell>
          <table:table-cell table:style-name="ce14" office:value-type="string" calcext:value-type="string">
            <text:p>022.211 <text:s text:c="10"/>ESTUDOS, PROPOSTAS, PROGRAMAS, RELATÓRIOS FINAIS, RELAÇÃO DE PARTICIPANTES, AVALIAÇÃO E DECLARAÇÃO DE COMPROVAÇÃO DE ESTÁGIO</text:p>
          </table:table-cell>
          <table:table-cell table:style-name="ce28" office:value-type="string" calcext:value-type="string">
            <text:p>5 anos</text:p>
          </table:table-cell>
          <table:table-cell table:style-name="ce41" office:value-type="string" calcext:value-type="string">
            <text:p>5 anos</text:p>
          </table:table-cell>
          <table:table-cell table:style-name="ce41" office:value-type="string" calcext:value-type="string">
            <text:p>Guarda permanente</text:p>
          </table:table-cell>
          <table:table-cell table:style-name="ce59"/>
          <table:table-cell/>
        </table:table-row>
        <table:table-row table:style-name="ro4">
          <table:table-cell table:formula="of:=LEFT([.D497];3)" office:value-type="string" office:string-value="022" calcext:value-type="string">
            <text:p>022</text:p>
          </table:table-cell>
          <table:table-cell table:formula="of:=CONCATENATE(LEFT([.D497];3);MID([.D497];5;10))" office:value-type="string" office:string-value="02222        " calcext:value-type="string">
            <text:p>02222 <text:s text:c="7"/></text:p>
          </table:table-cell>
          <table:table-cell table:formula="of:=CONCATENATE(LEFT([.D497];3);MID([.D497];4;10))" office:value-type="string" office:string-value="022.22       " calcext:value-type="string">
            <text:p>022.22 <text:s text:c="6"/></text:p>
          </table:table-cell>
          <table:table-cell table:style-name="ce13" office:value-type="string" calcext:value-type="string">
            <text:p>022.22 <text:s text:c="13"/>PROMOVIDOS POR OUTRAS INSTITUIÇÕES</text:p>
          </table:table-cell>
          <table:table-cell table:style-name="ce27"/>
          <table:table-cell table:style-name="ce40" table:number-columns-repeated="2"/>
          <table:table-cell table:style-name="ce37" office:value-type="string" calcext:value-type="string">
            <text:p>Para os <text:s/>documentos <text:s/>comprobatórios <text:s/>de participação utilizar os prazos e <text:s/>a destinação <text:s/>dos assentamentos <text:s/>individuais 020.5.</text:p>
          </table:table-cell>
          <table:table-cell/>
        </table:table-row>
        <table:table-row table:style-name="ro2">
          <table:table-cell table:formula="of:=LEFT([.D498];3)" office:value-type="string" office:string-value="022" calcext:value-type="string">
            <text:p>022</text:p>
          </table:table-cell>
          <table:table-cell table:formula="of:=CONCATENATE(LEFT([.D498];3);MID([.D498];5;10))" office:value-type="string" office:string-value="022221       " calcext:value-type="string">
            <text:p>022221 <text:s text:c="6"/></text:p>
          </table:table-cell>
          <table:table-cell table:formula="of:=CONCATENATE(LEFT([.D498];3);MID([.D498];4;10))" office:value-type="string" office:string-value="022.221      " calcext:value-type="string">
            <text:p>022.221 <text:s text:c="5"/></text:p>
          </table:table-cell>
          <table:table-cell table:style-name="ce9" office:value-type="string" calcext:value-type="string">
            <text:p>022.221 <text:s text:c="15"/>NO BRASIL</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499];3)" office:value-type="string" office:string-value="022" calcext:value-type="string">
            <text:p>022</text:p>
          </table:table-cell>
          <table:table-cell table:formula="of:=CONCATENATE(LEFT([.D499];3);MID([.D499];5;10))" office:value-type="string" office:string-value="022222       " calcext:value-type="string">
            <text:p>022222 <text:s text:c="6"/></text:p>
          </table:table-cell>
          <table:table-cell table:formula="of:=CONCATENATE(LEFT([.D499];3);MID([.D499];4;10))" office:value-type="string" office:string-value="022.222      " calcext:value-type="string">
            <text:p>022.222 <text:s text:c="5"/></text:p>
          </table:table-cell>
          <table:table-cell table:style-name="ce9" office:value-type="string" calcext:value-type="string">
            <text:p>022.222 <text:s text:c="15"/>NO EXTERIOR</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6">
          <table:table-cell table:formula="of:=LEFT([.D500];3)" office:value-type="string" office:string-value="022" calcext:value-type="string">
            <text:p>022</text:p>
          </table:table-cell>
          <table:table-cell table:formula="of:=CONCATENATE(LEFT([.D500];3);MID([.D500];5;10))" office:value-type="string" office:string-value="0229         " calcext:value-type="string">
            <text:p>0229 <text:s text:c="8"/></text:p>
          </table:table-cell>
          <table:table-cell table:formula="of:=CONCATENATE(LEFT([.D500];3);MID([.D500];4;10))" office:value-type="string" office:string-value="022.9        " calcext:value-type="string">
            <text:p>022.9 <text:s text:c="7"/></text:p>
          </table:table-cell>
          <table:table-cell table:style-name="ce9" office:value-type="string" calcext:value-type="string">
            <text:p>022.9 <text:s text:c="12"/>OUTROS ASSUNTOS REFERENTES A APERFEIÇOAMENTO E TREINAMENTO</text:p>
          </table:table-cell>
          <table:table-cell table:style-name="ce29"/>
          <table:table-cell table:style-name="ce45" table:number-columns-repeated="2"/>
          <table:table-cell table:style-name="ce37" office:value-type="string" calcext:value-type="string">
            <text:p>Este subgrupo será desenvolvido <text:s/>pelo órgão de acordo com a necessidade, bem como a temporalidade e destinação.</text:p>
          </table:table-cell>
          <table:table-cell/>
        </table:table-row>
        <table:table-row table:style-name="ro2">
          <table:table-cell table:formula="of:=LEFT([.D501];3)" office:value-type="string" office:string-value="023" calcext:value-type="string">
            <text:p>023</text:p>
          </table:table-cell>
          <table:table-cell table:formula="of:=CONCATENATE(LEFT([.D501];3);MID([.D501];5;10))" office:value-type="string" office:string-value="023          " calcext:value-type="string">
            <text:p>023 <text:s text:c="9"/></text:p>
          </table:table-cell>
          <table:table-cell table:formula="of:=CONCATENATE(LEFT([.D501];3);MID([.D501];4;10))" office:value-type="string" office:string-value="023          " calcext:value-type="string">
            <text:p>023 <text:s text:c="9"/></text:p>
          </table:table-cell>
          <table:table-cell table:style-name="ce12" office:value-type="string" calcext:value-type="string">
            <text:p>023           QUADROS<text:span text:style-name="T2">,</text:span><text:span text:style-name="T3">TABELAS E POLÍTICA DE PESSOAL</text:span></text:p>
          </table:table-cell>
          <table:table-cell table:style-name="ce25"/>
          <table:table-cell table:style-name="ce36"/>
          <table:table-cell table:style-name="ce44" table:number-columns-repeated="2"/>
          <table:table-cell/>
        </table:table-row>
        <table:table-row table:style-name="ro2">
          <table:table-cell table:formula="of:=LEFT([.D502];3)" office:value-type="string" office:string-value="023" calcext:value-type="string">
            <text:p>023</text:p>
          </table:table-cell>
          <table:table-cell table:formula="of:=CONCATENATE(LEFT([.D502];3);MID([.D502];5;10))" office:value-type="string" office:string-value="02301        " calcext:value-type="string">
            <text:p>02301 <text:s text:c="7"/></text:p>
          </table:table-cell>
          <table:table-cell table:formula="of:=CONCATENATE(LEFT([.D502];3);MID([.D502];4;10))" office:value-type="string" office:string-value="023.01       " calcext:value-type="string">
            <text:p>023.01 <text:s text:c="6"/></text:p>
          </table:table-cell>
          <table:table-cell table:style-name="ce9" office:value-type="string" calcext:value-type="string">
            <text:p>023.01 <text:s text:c="14"/>ESTUDOS E PREVISÃO DE PESSOAL</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1">
          <table:table-cell table:formula="of:=LEFT([.D503];3)" office:value-type="string" office:string-value="023" calcext:value-type="string">
            <text:p>023</text:p>
          </table:table-cell>
          <table:table-cell table:formula="of:=CONCATENATE(LEFT([.D503];3);MID([.D503];5;10))" office:value-type="string" office:string-value="02302        " calcext:value-type="string">
            <text:p>02302 <text:s text:c="7"/></text:p>
          </table:table-cell>
          <table:table-cell table:formula="of:=CONCATENATE(LEFT([.D503];3);MID([.D503];4;10))" office:value-type="string" office:string-value="023.02       " calcext:value-type="string">
            <text:p>023.02 <text:s text:c="6"/></text:p>
          </table:table-cell>
          <table:table-cell table:style-name="ce9" office:value-type="string" calcext:value-type="string">
            <text:p>023.02 <text:s text:c="14"/>CRIAÇÃO, CLASSIFICAÇÃO, TRANSFOR- MAÇÃO, TRANSPOSIÇÃO E REMUNE- RAÇÃO DE CARGOS E FUNÇÕES</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0">
          <table:table-cell table:formula="of:=LEFT([.D504];3)" office:value-type="string" office:string-value="023" calcext:value-type="string">
            <text:p>023</text:p>
          </table:table-cell>
          <table:table-cell table:formula="of:=CONCATENATE(LEFT([.D504];3);MID([.D504];5;10))" office:value-type="string" office:string-value="02303        " calcext:value-type="string">
            <text:p>02303 <text:s text:c="7"/></text:p>
          </table:table-cell>
          <table:table-cell table:formula="of:=CONCATENATE(LEFT([.D504];3);MID([.D504];4;10))" office:value-type="string" office:string-value="023.03       " calcext:value-type="string">
            <text:p>023.03 <text:s text:c="6"/></text:p>
          </table:table-cell>
          <table:table-cell table:style-name="ce9" office:value-type="string" calcext:value-type="string">
            <text:p>023.03               REESTRUTURAÇÕES E ALTERAÇÕES SALARIAIS <text:span text:style-name="T1">ASCENSÃO  E PROGRESSÃO FUNCIONAL AVALIAÇÃO DE DESEMPENHO ENQUADRAMENTO EQUIPARAÇÃO, REAJUSTE E REPOSIÇÃO SALARIAL PROMOÇÕES</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05];3)" office:value-type="string" office:string-value="023" calcext:value-type="string">
            <text:p>023</text:p>
          </table:table-cell>
          <table:table-cell table:formula="of:=CONCATENATE(LEFT([.D505];3);MID([.D505];5;10))" office:value-type="string" office:string-value="0231         " calcext:value-type="string">
            <text:p>0231 <text:s text:c="8"/></text:p>
          </table:table-cell>
          <table:table-cell table:formula="of:=CONCATENATE(LEFT([.D505];3);MID([.D505];4;10))" office:value-type="string" office:string-value="023.1        " calcext:value-type="string">
            <text:p>023.1 <text:s text:c="7"/></text:p>
          </table:table-cell>
          <table:table-cell table:style-name="ce12" office:value-type="string" calcext:value-type="string">
            <text:p>023.1 <text:s text:c="10"/>MOVIMENTAÇÃO DE PESSOAL</text:p>
          </table:table-cell>
          <table:table-cell table:style-name="ce25"/>
          <table:table-cell table:style-name="ce36"/>
          <table:table-cell table:style-name="ce44" table:number-columns-repeated="2"/>
          <table:table-cell/>
        </table:table-row>
        <table:table-row table:style-name="ro21">
          <table:table-cell table:formula="of:=LEFT([.D506];3)" office:value-type="string" office:string-value="023" calcext:value-type="string">
            <text:p>023</text:p>
          </table:table-cell>
          <table:table-cell table:formula="of:=CONCATENATE(LEFT([.D506];3);MID([.D506];5;10))" office:value-type="string" office:string-value="02311        " calcext:value-type="string">
            <text:p>02311 <text:s text:c="7"/></text:p>
          </table:table-cell>
          <table:table-cell table:formula="of:=CONCATENATE(LEFT([.D506];3);MID([.D506];4;10))" office:value-type="string" office:string-value="023.11       " calcext:value-type="string">
            <text:p>023.11 <text:s text:c="6"/></text:p>
          </table:table-cell>
          <table:table-cell table:style-name="ce15" office:value-type="string" calcext:value-type="string">
            <text:p>023.11                                              ADMISSÃO.</text:p>
            <text:p>APROVEITAMENTO. <text:span text:style-name="T4">CONTRATAÇÃO. NOMEAÇÃO. READMISSÃO. READAPTAÇÃO. RECONDUÇÃO. REINTEGRAÇÃO. REVERSÃO</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2">
          <table:table-cell table:formula="of:=LEFT([.D507];3)" office:value-type="string" office:string-value="023" calcext:value-type="string">
            <text:p>023</text:p>
          </table:table-cell>
          <table:table-cell table:formula="of:=CONCATENATE(LEFT([.D507];3);MID([.D507];5;10))" office:value-type="string" office:string-value="02312        " calcext:value-type="string">
            <text:p>02312 <text:s text:c="7"/></text:p>
          </table:table-cell>
          <table:table-cell table:formula="of:=CONCATENATE(LEFT([.D507];3);MID([.D507];4;10))" office:value-type="string" office:string-value="023.12       " calcext:value-type="string">
            <text:p>023.12 <text:s text:c="6"/></text:p>
          </table:table-cell>
          <table:table-cell table:style-name="ce16" office:value-type="string" calcext:value-type="string">
            <text:p>023.12            DEMISSÃO.  DISPENSA. EXONERAÇÃO. <text:span text:style-name="T4">RESCISÃO CONTRATUAL. FALECIMENTO</text:span></text:p>
          </table:table-cell>
          <table:table-cell table:style-name="ce30" office:value-type="string" calcext:value-type="string">
            <text:p>5 anos</text:p>
          </table:table-cell>
          <table:table-cell table:style-name="ce46" office:value-type="string" calcext:value-type="string">
            <text:p>47 anos</text:p>
          </table:table-cell>
          <table:table-cell table:style-name="ce46" office:value-type="string" calcext:value-type="string">
            <text:p>Eliminação</text:p>
          </table:table-cell>
          <table:table-cell table:style-name="ce55"/>
          <table:table-cell/>
        </table:table-row>
        <table:table-row table:style-name="ro2">
          <table:table-cell table:formula="of:=LEFT([.D508];3)" office:value-type="string" office:string-value="023" calcext:value-type="string">
            <text:p>023</text:p>
          </table:table-cell>
          <table:table-cell table:formula="of:=CONCATENATE(LEFT([.D508];3);MID([.D508];5;10))" office:value-type="string" office:string-value="02313        " calcext:value-type="string">
            <text:p>02313 <text:s text:c="7"/></text:p>
          </table:table-cell>
          <table:table-cell table:formula="of:=CONCATENATE(LEFT([.D508];3);MID([.D508];4;10))" office:value-type="string" office:string-value="023.13       " calcext:value-type="string">
            <text:p>023.13 <text:s text:c="6"/></text:p>
          </table:table-cell>
          <table:table-cell table:style-name="ce9" office:value-type="string" calcext:value-type="string">
            <text:p>023.13 <text:s text:c="15"/>LOTAÇÃO. REMOÇÃO. TRANSFERÊNCIA. 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509];3)" office:value-type="string" office:string-value="023" calcext:value-type="string">
            <text:p>023</text:p>
          </table:table-cell>
          <table:table-cell table:formula="of:=CONCATENATE(LEFT([.D509];3);MID([.D509];5;10))" office:value-type="string" office:string-value="02314        " calcext:value-type="string">
            <text:p>02314 <text:s text:c="7"/></text:p>
          </table:table-cell>
          <table:table-cell table:formula="of:=CONCATENATE(LEFT([.D509];3);MID([.D509];4;10))" office:value-type="string" office:string-value="023.14       " calcext:value-type="string">
            <text:p>023.14 <text:s text:c="6"/></text:p>
          </table:table-cell>
          <table:table-cell table:style-name="ce9" office:value-type="string" calcext:value-type="string">
            <text:p>023.14 <text:s text:c="14"/>DESIGNAÇÃO. DISPONIBILIDADE. REDISTRIBUIÇÃO. SUBSTITUIÇÃO</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10];3)" office:value-type="string" office:string-value="023" calcext:value-type="string">
            <text:p>023</text:p>
          </table:table-cell>
          <table:table-cell table:formula="of:=CONCATENATE(LEFT([.D510];3);MID([.D510];5;10))" office:value-type="string" office:string-value="02315        " calcext:value-type="string">
            <text:p>02315 <text:s text:c="7"/></text:p>
          </table:table-cell>
          <table:table-cell table:formula="of:=CONCATENATE(LEFT([.D510];3);MID([.D510];4;10))" office:value-type="string" office:string-value="023.15       " calcext:value-type="string">
            <text:p>023.15 <text:s text:c="6"/></text:p>
          </table:table-cell>
          <table:table-cell table:style-name="ce9" office:value-type="string" calcext:value-type="string">
            <text:p>023.15 <text:s text:c="14"/>REQUISIÇÃO. CESSÃO</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11];3)" office:value-type="string" office:string-value="024" calcext:value-type="string">
            <text:p>024</text:p>
          </table:table-cell>
          <table:table-cell table:formula="of:=CONCATENATE(LEFT([.D511];3);MID([.D511];5;10))" office:value-type="string" office:string-value="024          " calcext:value-type="string">
            <text:p>024 <text:s text:c="9"/></text:p>
          </table:table-cell>
          <table:table-cell table:formula="of:=CONCATENATE(LEFT([.D511];3);MID([.D511];4;10))" office:value-type="string" office:string-value="024          " calcext:value-type="string">
            <text:p>024 <text:s text:c="9"/></text:p>
          </table:table-cell>
          <table:table-cell table:style-name="ce12" office:value-type="string" calcext:value-type="string">
            <text:p>024 <text:s text:c="10"/>DIREITOS, OBRIGAÇÕES E VANTAGENS</text:p>
          </table:table-cell>
          <table:table-cell table:style-name="ce25"/>
          <table:table-cell table:style-name="ce36"/>
          <table:table-cell table:style-name="ce44" table:number-columns-repeated="2"/>
          <table:table-cell/>
        </table:table-row>
        <table:table-row table:style-name="ro2">
          <table:table-cell table:formula="of:=LEFT([.D512];3)" office:value-type="string" office:string-value="024" calcext:value-type="string">
            <text:p>024</text:p>
          </table:table-cell>
          <table:table-cell table:formula="of:=CONCATENATE(LEFT([.D512];3);MID([.D512];5;10))" office:value-type="string" office:string-value="0241         " calcext:value-type="string">
            <text:p>0241 <text:s text:c="8"/></text:p>
          </table:table-cell>
          <table:table-cell table:formula="of:=CONCATENATE(LEFT([.D512];3);MID([.D512];4;10))" office:value-type="string" office:string-value="024.1        " calcext:value-type="string">
            <text:p>024.1 <text:s text:c="7"/></text:p>
          </table:table-cell>
          <table:table-cell table:style-name="ce9" office:value-type="string" calcext:value-type="string">
            <text:p>024.1 <text:s text:c="11"/>FOLHAS DE PAGAMENTO. <text:s/>FICHAS FINAN- CEIRAS</text:p>
          </table:table-cell>
          <table:table-cell table:style-name="ce26" office:value-type="string" calcext:value-type="string">
            <text:p>5 anos</text:p>
          </table:table-cell>
          <table:table-cell table:style-name="ce37" office:value-type="string" calcext:value-type="string">
            <text:p>95 anos</text:p>
          </table:table-cell>
          <table:table-cell table:style-name="ce37" office:value-type="string" calcext:value-type="string">
            <text:p>Eliminação</text:p>
          </table:table-cell>
          <table:table-cell table:style-name="ce58"/>
          <table:table-cell/>
        </table:table-row>
        <table:table-row table:style-name="ro2">
          <table:table-cell table:formula="of:=LEFT([.D513];3)" office:value-type="string" office:string-value="024" calcext:value-type="string">
            <text:p>024</text:p>
          </table:table-cell>
          <table:table-cell table:formula="of:=CONCATENATE(LEFT([.D513];3);MID([.D513];5;10))" office:value-type="string" office:string-value="02411        " calcext:value-type="string">
            <text:p>02411 <text:s text:c="7"/></text:p>
          </table:table-cell>
          <table:table-cell table:formula="of:=CONCATENATE(LEFT([.D513];3);MID([.D513];4;10))" office:value-type="string" office:string-value="024.11       " calcext:value-type="string">
            <text:p>024.11 <text:s text:c="6"/></text:p>
          </table:table-cell>
          <table:table-cell table:style-name="ce9" office:value-type="string" calcext:value-type="string">
            <text:p>024.11               SALÁRIOS<text:span text:style-name="T5">,</text:span><text:span text:style-name="T3">VENCIMENTOS</text:span><text:span text:style-name="T6">,</text:span><text:span text:style-name="T3">PROVENTOS E REMUNERAÇÕES</text:span></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11">
          <table:table-cell table:formula="of:=LEFT([.D514];3)" office:value-type="string" office:string-value="024" calcext:value-type="string">
            <text:p>024</text:p>
          </table:table-cell>
          <table:table-cell table:formula="of:=CONCATENATE(LEFT([.D514];3);MID([.D514];5;10))" office:value-type="string" office:string-value="024111       " calcext:value-type="string">
            <text:p>024111 <text:s text:c="6"/></text:p>
          </table:table-cell>
          <table:table-cell table:formula="of:=CONCATENATE(LEFT([.D514];3);MID([.D514];4;10))" office:value-type="string" office:string-value="024.111      " calcext:value-type="string">
            <text:p>024.111 <text:s text:c="5"/></text:p>
          </table:table-cell>
          <table:table-cell table:style-name="ce9" office:value-type="string" calcext:value-type="string">
            <text:p>024.111 <text:s text:c="16"/>SALÁRIO-FAMÍLIA</text:p>
          </table:table-cell>
          <table:table-cell table:style-name="ce26" office:value-type="string" calcext:value-type="string">
            <text:p>5 anos</text:p>
          </table:table-cell>
          <table:table-cell table:style-name="ce37" office:value-type="string" calcext:value-type="string">
            <text:p>19 anos</text:p>
          </table:table-cell>
          <table:table-cell table:style-name="ce37" office:value-type="string" calcext:value-type="string">
            <text:p>Eliminação</text:p>
          </table:table-cell>
          <table:table-cell table:style-name="ce37" office:value-type="string" calcext:value-type="string">
            <text:p>Para <text:s/>os <text:s text:c="2"/>casos <text:s text:c="2"/>especiais <text:s text:c="2"/>previstos <text:s text:c="2"/>no <text:s text:c="2"/>Regime Jurídico Único, o <text:s/>prazo <text:s/>total de <text:s/>guarda <text:s/>para <text:s/>os documentos <text:s text:c="2"/>referentes <text:s text:c="2"/>à <text:s text:c="2"/>concessão <text:s text:c="2"/>de <text:s text:c="2"/>salário família será de 100 anos.</text:p>
          </table:table-cell>
          <table:table-cell/>
        </table:table-row>
        <table:table-row table:style-name="ro2">
          <table:table-cell table:formula="of:=LEFT([.D515];3)" office:value-type="string" office:string-value="024" calcext:value-type="string">
            <text:p>024</text:p>
          </table:table-cell>
          <table:table-cell table:formula="of:=CONCATENATE(LEFT([.D515];3);MID([.D515];5;10))" office:value-type="string" office:string-value="024112A      " calcext:value-type="string">
            <text:p>024112A <text:s text:c="5"/></text:p>
          </table:table-cell>
          <table:table-cell table:formula="of:=CONCATENATE(LEFT([.D515];3);MID([.D515];4;10))" office:value-type="string" office:string-value="024.112A     " calcext:value-type="string">
            <text:p>024.112A <text:s text:c="4"/></text:p>
          </table:table-cell>
          <table:table-cell table:style-name="ce9" office:value-type="string" calcext:value-type="string">
            <text:p>024.112A <text:s text:c="16"/>ABONO OU PROVENTO PROVISÓRIO</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1">
          <table:table-cell table:style-name="ce4" table:formula="of:=LEFT([.D516];3)" office:value-type="string" office:string-value="024" calcext:value-type="string">
            <text:p>024</text:p>
          </table:table-cell>
          <table:table-cell table:style-name="ce4" table:formula="of:=CONCATENATE(LEFT([.D516];3);MID([.D516];5;10))" office:value-type="string" office:string-value="024112B      " calcext:value-type="string">
            <text:p>024112B <text:s text:c="5"/></text:p>
          </table:table-cell>
          <table:table-cell table:formula="of:=CONCATENATE(LEFT([.D516];3);MID([.D516];4;10))" office:value-type="string" office:string-value="024.112B     " calcext:value-type="string">
            <text:p>024.112B <text:s text:c="4"/></text:p>
          </table:table-cell>
          <table:table-cell table:style-name="ce17" office:value-type="string" calcext:value-type="string">
            <text:p>024.112B <text:s text:c="27"/>ABONO DE PERMANÊNCIA EM SERVIÇO</text:p>
          </table:table-cell>
          <table:table-cell table:style-name="ce26" office:value-type="string" calcext:value-type="string">
            <text:p>Até a homologação da aposentadoria</text:p>
          </table:table-cell>
          <table:table-cell table:style-name="ce47"/>
          <table:table-cell table:style-name="ce41" office:value-type="string" calcext:value-type="string">
            <text:p>Eliminação</text:p>
          </table:table-cell>
          <table:table-cell table:style-name="ce59"/>
          <table:table-cell/>
        </table:table-row>
        <table:table-row table:style-name="ro2">
          <table:table-cell table:formula="of:=LEFT([.D517];3)" office:value-type="string" office:string-value="024" calcext:value-type="string">
            <text:p>024</text:p>
          </table:table-cell>
          <table:table-cell table:formula="of:=CONCATENATE(LEFT([.D517];3);MID([.D517];5;10))" office:value-type="string" office:string-value="024119       " calcext:value-type="string">
            <text:p>024119 <text:s text:c="6"/></text:p>
          </table:table-cell>
          <table:table-cell table:formula="of:=CONCATENATE(LEFT([.D517];3);MID([.D517];4;10))" office:value-type="string" office:string-value="024.119      " calcext:value-type="string">
            <text:p>024.119 <text:s text:c="5"/></text:p>
          </table:table-cell>
          <table:table-cell table:style-name="ce18" office:value-type="string" calcext:value-type="string">
            <text:p>024.119 <text:s text:c="16"/>OUTROS SALÁRIOS, VENCIMENTOS, PROVENTOS E REMUNERAÇÕES</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18];3)" office:value-type="string" office:string-value="024" calcext:value-type="string">
            <text:p>024</text:p>
          </table:table-cell>
          <table:table-cell table:formula="of:=CONCATENATE(LEFT([.D518];3);MID([.D518];5;10))" office:value-type="string" office:string-value="02412        " calcext:value-type="string">
            <text:p>02412 <text:s text:c="7"/></text:p>
          </table:table-cell>
          <table:table-cell table:formula="of:=CONCATENATE(LEFT([.D518];3);MID([.D518];4;10))" office:value-type="string" office:string-value="024.12       " calcext:value-type="string">
            <text:p>024.12 <text:s text:c="6"/></text:p>
          </table:table-cell>
          <table:table-cell table:style-name="ce12" office:value-type="string" calcext:value-type="string">
            <text:p>024.12               GRATIFICAÇÕES<text:span text:style-name="T1">(INCLUSIVE INCORPORAÇÕES)</text:span></text:p>
          </table:table-cell>
          <table:table-cell table:style-name="ce25"/>
          <table:table-cell table:style-name="ce36"/>
          <table:table-cell table:style-name="ce44" table:number-columns-repeated="2"/>
          <table:table-cell/>
        </table:table-row>
        <table:table-row table:style-name="ro2">
          <table:table-cell table:formula="of:=LEFT([.D519];3)" office:value-type="string" office:string-value="024" calcext:value-type="string">
            <text:p>024</text:p>
          </table:table-cell>
          <table:table-cell table:formula="of:=CONCATENATE(LEFT([.D519];3);MID([.D519];5;10))" office:value-type="string" office:string-value="024121       " calcext:value-type="string">
            <text:p>024121 <text:s text:c="6"/></text:p>
          </table:table-cell>
          <table:table-cell table:formula="of:=CONCATENATE(LEFT([.D519];3);MID([.D519];4;10))" office:value-type="string" office:string-value="024.121      " calcext:value-type="string">
            <text:p>024.121 <text:s text:c="5"/></text:p>
          </table:table-cell>
          <table:table-cell table:style-name="ce9" office:value-type="string" calcext:value-type="string">
            <text:p>024.121 <text:s text:c="17"/>DE FUNÇÃO</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0];3)" office:value-type="string" office:string-value="024" calcext:value-type="string">
            <text:p>024</text:p>
          </table:table-cell>
          <table:table-cell table:formula="of:=CONCATENATE(LEFT([.D520];3);MID([.D520];5;10))" office:value-type="string" office:string-value="024122       " calcext:value-type="string">
            <text:p>024122 <text:s text:c="6"/></text:p>
          </table:table-cell>
          <table:table-cell table:formula="of:=CONCATENATE(LEFT([.D520];3);MID([.D520];4;10))" office:value-type="string" office:string-value="024.122      " calcext:value-type="string">
            <text:p>024.122 <text:s text:c="5"/></text:p>
          </table:table-cell>
          <table:table-cell table:style-name="ce9" office:value-type="string" calcext:value-type="string">
            <text:p>024.122 <text:s text:c="17"/>JETONS</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21];3)" office:value-type="string" office:string-value="024" calcext:value-type="string">
            <text:p>024</text:p>
          </table:table-cell>
          <table:table-cell table:formula="of:=CONCATENATE(LEFT([.D521];3);MID([.D521];5;10))" office:value-type="string" office:string-value="024123       " calcext:value-type="string">
            <text:p>024123 <text:s text:c="6"/></text:p>
          </table:table-cell>
          <table:table-cell table:formula="of:=CONCATENATE(LEFT([.D521];3);MID([.D521];4;10))" office:value-type="string" office:string-value="024.123      " calcext:value-type="string">
            <text:p>024.123 <text:s text:c="5"/></text:p>
          </table:table-cell>
          <table:table-cell table:style-name="ce9" office:value-type="string" calcext:value-type="string">
            <text:p>024.123 <text:s text:c="17"/>CARGOS EM COMISSÃO</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2];3)" office:value-type="string" office:string-value="024" calcext:value-type="string">
            <text:p>024</text:p>
          </table:table-cell>
          <table:table-cell table:formula="of:=CONCATENATE(LEFT([.D522];3);MID([.D522];5;10))" office:value-type="string" office:string-value="024124       " calcext:value-type="string">
            <text:p>024124 <text:s text:c="6"/></text:p>
          </table:table-cell>
          <table:table-cell table:formula="of:=CONCATENATE(LEFT([.D522];3);MID([.D522];4;10))" office:value-type="string" office:string-value="024.124      " calcext:value-type="string">
            <text:p>024.124 <text:s text:c="5"/></text:p>
          </table:table-cell>
          <table:table-cell table:style-name="ce9" office:value-type="string" calcext:value-type="string">
            <text:p>024.124                  NATALINAS<text:span text:style-name="T1">(DÉCIMO TERCEIRO SALÁRIO)</text:span></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23];3)" office:value-type="string" office:string-value="024" calcext:value-type="string">
            <text:p>024</text:p>
          </table:table-cell>
          <table:table-cell table:formula="of:=CONCATENATE(LEFT([.D523];3);MID([.D523];5;10))" office:value-type="string" office:string-value="024129       " calcext:value-type="string">
            <text:p>024129 <text:s text:c="6"/></text:p>
          </table:table-cell>
          <table:table-cell table:formula="of:=CONCATENATE(LEFT([.D523];3);MID([.D523];4;10))" office:value-type="string" office:string-value="024.129      " calcext:value-type="string">
            <text:p>024.129 <text:s text:c="5"/></text:p>
          </table:table-cell>
          <table:table-cell table:style-name="ce9" office:value-type="string" calcext:value-type="string">
            <text:p>024.129 <text:s text:c="17"/>OUTRAS GRATIFICAÇÕES</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4];3)" office:value-type="string" office:string-value="024" calcext:value-type="string">
            <text:p>024</text:p>
          </table:table-cell>
          <table:table-cell table:formula="of:=CONCATENATE(LEFT([.D524];3);MID([.D524];5;10))" office:value-type="string" office:string-value="02413        " calcext:value-type="string">
            <text:p>02413 <text:s text:c="7"/></text:p>
          </table:table-cell>
          <table:table-cell table:formula="of:=CONCATENATE(LEFT([.D524];3);MID([.D524];4;10))" office:value-type="string" office:string-value="024.13       " calcext:value-type="string">
            <text:p>024.13 <text:s text:c="6"/></text:p>
          </table:table-cell>
          <table:table-cell table:style-name="ce12" office:value-type="string" calcext:value-type="string">
            <text:p>024.13 <text:s text:c="14"/>ADICIONAIS</text:p>
          </table:table-cell>
          <table:table-cell table:style-name="ce25"/>
          <table:table-cell table:style-name="ce36"/>
          <table:table-cell table:style-name="ce44" table:number-columns-repeated="2"/>
          <table:table-cell/>
        </table:table-row>
        <table:table-row table:style-name="ro2">
          <table:table-cell table:formula="of:=LEFT([.D525];3)" office:value-type="string" office:string-value="024" calcext:value-type="string">
            <text:p>024</text:p>
          </table:table-cell>
          <table:table-cell table:formula="of:=CONCATENATE(LEFT([.D525];3);MID([.D525];5;10))" office:value-type="string" office:string-value="024131       " calcext:value-type="string">
            <text:p>024131 <text:s text:c="6"/></text:p>
          </table:table-cell>
          <table:table-cell table:formula="of:=CONCATENATE(LEFT([.D525];3);MID([.D525];4;10))" office:value-type="string" office:string-value="024.131      " calcext:value-type="string">
            <text:p>024.131 <text:s text:c="5"/></text:p>
          </table:table-cell>
          <table:table-cell table:style-name="ce9" office:value-type="string" calcext:value-type="string">
            <text:p>024.131                  TEMPO DE SERVIÇO<text:span text:style-name="T1">(ANUÊNIOS, (BIÊNIOS  E QÜINQÜÊNIOS)</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6];3)" office:value-type="string" office:string-value="024" calcext:value-type="string">
            <text:p>024</text:p>
          </table:table-cell>
          <table:table-cell table:formula="of:=CONCATENATE(LEFT([.D526];3);MID([.D526];5;10))" office:value-type="string" office:string-value="024132       " calcext:value-type="string">
            <text:p>024132 <text:s text:c="6"/></text:p>
          </table:table-cell>
          <table:table-cell table:formula="of:=CONCATENATE(LEFT([.D526];3);MID([.D526];4;10))" office:value-type="string" office:string-value="024.132      " calcext:value-type="string">
            <text:p>024.132 <text:s text:c="5"/></text:p>
          </table:table-cell>
          <table:table-cell table:style-name="ce9" office:value-type="string" calcext:value-type="string">
            <text:p>024.132 <text:s text:c="19"/>NOTURNO</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7];3)" office:value-type="string" office:string-value="024" calcext:value-type="string">
            <text:p>024</text:p>
          </table:table-cell>
          <table:table-cell table:formula="of:=CONCATENATE(LEFT([.D527];3);MID([.D527];5;10))" office:value-type="string" office:string-value="024133       " calcext:value-type="string">
            <text:p>024133 <text:s text:c="6"/></text:p>
          </table:table-cell>
          <table:table-cell table:formula="of:=CONCATENATE(LEFT([.D527];3);MID([.D527];4;10))" office:value-type="string" office:string-value="024.133      " calcext:value-type="string">
            <text:p>024.133 <text:s text:c="5"/></text:p>
          </table:table-cell>
          <table:table-cell table:style-name="ce9" office:value-type="string" calcext:value-type="string">
            <text:p>024.133 <text:s text:c="17"/>PERICULOSIDADE</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8];3)" office:value-type="string" office:string-value="024" calcext:value-type="string">
            <text:p>024</text:p>
          </table:table-cell>
          <table:table-cell table:formula="of:=CONCATENATE(LEFT([.D528];3);MID([.D528];5;10))" office:value-type="string" office:string-value="024134       " calcext:value-type="string">
            <text:p>024134 <text:s text:c="6"/></text:p>
          </table:table-cell>
          <table:table-cell table:formula="of:=CONCATENATE(LEFT([.D528];3);MID([.D528];4;10))" office:value-type="string" office:string-value="024.134      " calcext:value-type="string">
            <text:p>024.134 <text:s text:c="5"/></text:p>
          </table:table-cell>
          <table:table-cell table:style-name="ce9" office:value-type="string" calcext:value-type="string">
            <text:p>024.134 <text:s text:c="17"/>INSALUBRIDADE</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29];3)" office:value-type="string" office:string-value="024" calcext:value-type="string">
            <text:p>024</text:p>
          </table:table-cell>
          <table:table-cell table:formula="of:=CONCATENATE(LEFT([.D529];3);MID([.D529];5;10))" office:value-type="string" office:string-value="024135       " calcext:value-type="string">
            <text:p>024135 <text:s text:c="6"/></text:p>
          </table:table-cell>
          <table:table-cell table:formula="of:=CONCATENATE(LEFT([.D529];3);MID([.D529];4;10))" office:value-type="string" office:string-value="024.135      " calcext:value-type="string">
            <text:p>024.135 <text:s text:c="5"/></text:p>
          </table:table-cell>
          <table:table-cell table:style-name="ce9" office:value-type="string" calcext:value-type="string">
            <text:p>024.135 <text:s text:c="17"/>ATIVIDADES PENOSAS</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30];3)" office:value-type="string" office:string-value="024" calcext:value-type="string">
            <text:p>024</text:p>
          </table:table-cell>
          <table:table-cell table:formula="of:=CONCATENATE(LEFT([.D530];3);MID([.D530];5;10))" office:value-type="string" office:string-value="024136       " calcext:value-type="string">
            <text:p>024136 <text:s text:c="6"/></text:p>
          </table:table-cell>
          <table:table-cell table:formula="of:=CONCATENATE(LEFT([.D530];3);MID([.D530];4;10))" office:value-type="string" office:string-value="024.136      " calcext:value-type="string">
            <text:p>024.136 <text:s text:c="5"/></text:p>
          </table:table-cell>
          <table:table-cell table:style-name="ce9" office:value-type="string" calcext:value-type="string">
            <text:p>024.136                  SERVIÇOS EXTRAORDINÁRIOS<text:span text:style-name="T1">(HORAS EXTRAS)</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31];3)" office:value-type="string" office:string-value="024" calcext:value-type="string">
            <text:p>024</text:p>
          </table:table-cell>
          <table:table-cell table:formula="of:=CONCATENATE(LEFT([.D531];3);MID([.D531];5;10))" office:value-type="string" office:string-value="024137       " calcext:value-type="string">
            <text:p>024137 <text:s text:c="6"/></text:p>
          </table:table-cell>
          <table:table-cell table:formula="of:=CONCATENATE(LEFT([.D531];3);MID([.D531];4;10))" office:value-type="string" office:string-value="024.137      " calcext:value-type="string">
            <text:p>024.137 <text:s text:c="5"/></text:p>
          </table:table-cell>
          <table:table-cell table:style-name="ce9" office:value-type="string" calcext:value-type="string">
            <text:p>024.137 <text:s text:c="17"/>FÉRIAS: ADICIONAL DE 1/3 <text:s/>E ABONO PECUNIÁRIO</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32];3)" office:value-type="string" office:string-value="024" calcext:value-type="string">
            <text:p>024</text:p>
          </table:table-cell>
          <table:table-cell table:formula="of:=CONCATENATE(LEFT([.D532];3);MID([.D532];5;10))" office:value-type="string" office:string-value="024139       " calcext:value-type="string">
            <text:p>024139 <text:s text:c="6"/></text:p>
          </table:table-cell>
          <table:table-cell table:formula="of:=CONCATENATE(LEFT([.D532];3);MID([.D532];4;10))" office:value-type="string" office:string-value="024.139      " calcext:value-type="string">
            <text:p>024.139 <text:s text:c="5"/></text:p>
          </table:table-cell>
          <table:table-cell table:style-name="ce9" office:value-type="string" calcext:value-type="string">
            <text:p>024.139 <text:s text:c="17"/>OUTROS ADICIONAIS</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33];3)" office:value-type="string" office:string-value="024" calcext:value-type="string">
            <text:p>024</text:p>
          </table:table-cell>
          <table:table-cell table:formula="of:=CONCATENATE(LEFT([.D533];3);MID([.D533];5;10))" office:value-type="string" office:string-value="02414        " calcext:value-type="string">
            <text:p>02414 <text:s text:c="7"/></text:p>
          </table:table-cell>
          <table:table-cell table:formula="of:=CONCATENATE(LEFT([.D533];3);MID([.D533];4;10))" office:value-type="string" office:string-value="024.14       " calcext:value-type="string">
            <text:p>024.14 <text:s text:c="6"/></text:p>
          </table:table-cell>
          <table:table-cell table:style-name="ce12" office:value-type="string" calcext:value-type="string">
            <text:p>024.14 <text:s text:c="14"/>DESCONTOS</text:p>
          </table:table-cell>
          <table:table-cell table:style-name="ce25"/>
          <table:table-cell table:style-name="ce36"/>
          <table:table-cell table:style-name="ce44" table:number-columns-repeated="2"/>
          <table:table-cell/>
        </table:table-row>
        <table:table-row table:style-name="ro2">
          <table:table-cell table:formula="of:=LEFT([.D534];3)" office:value-type="string" office:string-value="024" calcext:value-type="string">
            <text:p>024</text:p>
          </table:table-cell>
          <table:table-cell table:formula="of:=CONCATENATE(LEFT([.D534];3);MID([.D534];5;10))" office:value-type="string" office:string-value="024141       " calcext:value-type="string">
            <text:p>024141 <text:s text:c="6"/></text:p>
          </table:table-cell>
          <table:table-cell table:formula="of:=CONCATENATE(LEFT([.D534];3);MID([.D534];4;10))" office:value-type="string" office:string-value="024.141      " calcext:value-type="string">
            <text:p>024.141 <text:s text:c="5"/></text:p>
          </table:table-cell>
          <table:table-cell table:style-name="ce9" office:value-type="string" calcext:value-type="string">
            <text:p>024.141 <text:s text:c="13"/>CONTRIBUIÇÃO SINDICAL DO SERVIDOR</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35];3)" office:value-type="string" office:string-value="024" calcext:value-type="string">
            <text:p>024</text:p>
          </table:table-cell>
          <table:table-cell table:formula="of:=CONCATENATE(LEFT([.D535];3);MID([.D535];5;10))" office:value-type="string" office:string-value="024142       " calcext:value-type="string">
            <text:p>024142 <text:s text:c="6"/></text:p>
          </table:table-cell>
          <table:table-cell table:formula="of:=CONCATENATE(LEFT([.D535];3);MID([.D535];4;10))" office:value-type="string" office:string-value="024.142      " calcext:value-type="string">
            <text:p>024.142 <text:s text:c="5"/></text:p>
          </table:table-cell>
          <table:table-cell table:style-name="ce9" office:value-type="string" calcext:value-type="string">
            <text:p>024.142 <text:s text:c="13"/>CONTRIBUIÇÃO PARA O PLANO DE SEGURIDADE SOCIAL</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36];3)" office:value-type="string" office:string-value="024" calcext:value-type="string">
            <text:p>024</text:p>
          </table:table-cell>
          <table:table-cell table:formula="of:=CONCATENATE(LEFT([.D536];3);MID([.D536];5;10))" office:value-type="string" office:string-value="024143       " calcext:value-type="string">
            <text:p>024143 <text:s text:c="6"/></text:p>
          </table:table-cell>
          <table:table-cell table:formula="of:=CONCATENATE(LEFT([.D536];3);MID([.D536];4;10))" office:value-type="string" office:string-value="024.143      " calcext:value-type="string">
            <text:p>024.143 <text:s text:c="5"/></text:p>
          </table:table-cell>
          <table:table-cell table:style-name="ce9" office:value-type="string" calcext:value-type="string">
            <text:p>024.143 <text:s text:c="14"/>IMPOSTO DE RENDA RETIDO NA FONTE (IRRF)</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37];3)" office:value-type="string" office:string-value="024" calcext:value-type="string">
            <text:p>024</text:p>
          </table:table-cell>
          <table:table-cell table:formula="of:=CONCATENATE(LEFT([.D537];3);MID([.D537];5;10))" office:value-type="string" office:string-value="024144       " calcext:value-type="string">
            <text:p>024144 <text:s text:c="6"/></text:p>
          </table:table-cell>
          <table:table-cell table:formula="of:=CONCATENATE(LEFT([.D537];3);MID([.D537];4;10))" office:value-type="string" office:string-value="024.144      " calcext:value-type="string">
            <text:p>024.144 <text:s text:c="5"/></text:p>
          </table:table-cell>
          <table:table-cell table:style-name="ce9" office:value-type="string" calcext:value-type="string">
            <text:p>024.144 <text:s text:c="14"/>PENSÕES ALIMENTÍCIAS</text:p>
          </table:table-cell>
          <table:table-cell table:style-name="ce26" office:value-type="string" calcext:value-type="string">
            <text:p>5 anos</text:p>
          </table:table-cell>
          <table:table-cell table:style-name="ce39" office:value-type="string" calcext:value-type="string">
            <text:p>95 anos</text:p>
          </table:table-cell>
          <table:table-cell table:style-name="ce37" office:value-type="string" calcext:value-type="string">
            <text:p>Eliminação</text:p>
          </table:table-cell>
          <table:table-cell table:style-name="ce58"/>
          <table:table-cell/>
        </table:table-row>
        <table:table-row table:style-name="ro2">
          <table:table-cell table:formula="of:=LEFT([.D538];3)" office:value-type="string" office:string-value="024" calcext:value-type="string">
            <text:p>024</text:p>
          </table:table-cell>
          <table:table-cell table:formula="of:=CONCATENATE(LEFT([.D538];3);MID([.D538];5;10))" office:value-type="string" office:string-value="024145       " calcext:value-type="string">
            <text:p>024145 <text:s text:c="6"/></text:p>
          </table:table-cell>
          <table:table-cell table:formula="of:=CONCATENATE(LEFT([.D538];3);MID([.D538];4;10))" office:value-type="string" office:string-value="024.145      " calcext:value-type="string">
            <text:p>024.145 <text:s text:c="5"/></text:p>
          </table:table-cell>
          <table:table-cell table:style-name="ce9" office:value-type="string" calcext:value-type="string">
            <text:p>024.145 <text:s text:c="15"/>CONSIGNAÇÕES</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39];3)" office:value-type="string" office:string-value="024" calcext:value-type="string">
            <text:p>024</text:p>
          </table:table-cell>
          <table:table-cell table:formula="of:=CONCATENATE(LEFT([.D539];3);MID([.D539];5;10))" office:value-type="string" office:string-value="024149       " calcext:value-type="string">
            <text:p>024149 <text:s text:c="6"/></text:p>
          </table:table-cell>
          <table:table-cell table:formula="of:=CONCATENATE(LEFT([.D539];3);MID([.D539];4;10))" office:value-type="string" office:string-value="024.149      " calcext:value-type="string">
            <text:p>024.149 <text:s text:c="5"/></text:p>
          </table:table-cell>
          <table:table-cell table:style-name="ce9" office:value-type="string" calcext:value-type="string">
            <text:p>024.149 <text:s text:c="14"/>OUTROS DESCONTOS</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40];3)" office:value-type="string" office:string-value="024" calcext:value-type="string">
            <text:p>024</text:p>
          </table:table-cell>
          <table:table-cell table:formula="of:=CONCATENATE(LEFT([.D540];3);MID([.D540];5;10))" office:value-type="string" office:string-value="02415        " calcext:value-type="string">
            <text:p>02415 <text:s text:c="7"/></text:p>
          </table:table-cell>
          <table:table-cell table:formula="of:=CONCATENATE(LEFT([.D540];3);MID([.D540];4;10))" office:value-type="string" office:string-value="024.15       " calcext:value-type="string">
            <text:p>024.15 <text:s text:c="6"/></text:p>
          </table:table-cell>
          <table:table-cell table:style-name="ce12" office:value-type="string" calcext:value-type="string">
            <text:p>024.15 <text:s text:c="14"/>ENCARGOS PATRONAIS. RECOLHIMEN- TOS</text:p>
          </table:table-cell>
          <table:table-cell table:style-name="ce25"/>
          <table:table-cell table:style-name="ce36"/>
          <table:table-cell table:style-name="ce44" table:number-columns-repeated="2"/>
          <table:table-cell/>
        </table:table-row>
        <table:table-row table:style-name="ro1">
          <table:table-cell table:formula="of:=LEFT([.D541];3)" office:value-type="string" office:string-value="024" calcext:value-type="string">
            <text:p>024</text:p>
          </table:table-cell>
          <table:table-cell table:formula="of:=CONCATENATE(LEFT([.D541];3);MID([.D541];5;10))" office:value-type="string" office:string-value="024151       " calcext:value-type="string">
            <text:p>024151 <text:s text:c="6"/></text:p>
          </table:table-cell>
          <table:table-cell table:formula="of:=CONCATENATE(LEFT([.D541];3);MID([.D541];4;10))" office:value-type="string" office:string-value="024.151      " calcext:value-type="string">
            <text:p>024.151 <text:s text:c="5"/></text:p>
          </table:table-cell>
          <table:table-cell table:style-name="ce9" office:value-type="string" calcext:value-type="string">
            <text:p>024.151 <text:s text:c="16"/>PROGRAMA DE FORMAÇÃO DO PA- TRIMÔNIO DO SERVIDOR PÚBLICO (PASEP). PROGRAMA DE INTEGRA- ÇÃO SOCIAL (PIS)</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542];3)" office:value-type="string" office:string-value="024" calcext:value-type="string">
            <text:p>024</text:p>
          </table:table-cell>
          <table:table-cell table:formula="of:=CONCATENATE(LEFT([.D542];3);MID([.D542];5;10))" office:value-type="string" office:string-value="024152       " calcext:value-type="string">
            <text:p>024152 <text:s text:c="6"/></text:p>
          </table:table-cell>
          <table:table-cell table:formula="of:=CONCATENATE(LEFT([.D542];3);MID([.D542];4;10))" office:value-type="string" office:string-value="024.152      " calcext:value-type="string">
            <text:p>024.152 <text:s text:c="5"/></text:p>
          </table:table-cell>
          <table:table-cell table:style-name="ce9" office:value-type="string" calcext:value-type="string">
            <text:p>024.152 <text:s text:c="16"/>FUNDO DE GARANTIA POR TEMPO DE SERVIÇO (FGTS)</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43];3)" office:value-type="string" office:string-value="024" calcext:value-type="string">
            <text:p>024</text:p>
          </table:table-cell>
          <table:table-cell table:formula="of:=CONCATENATE(LEFT([.D543];3);MID([.D543];5;10))" office:value-type="string" office:string-value="024153       " calcext:value-type="string">
            <text:p>024153 <text:s text:c="6"/></text:p>
          </table:table-cell>
          <table:table-cell table:formula="of:=CONCATENATE(LEFT([.D543];3);MID([.D543];4;10))" office:value-type="string" office:string-value="024.153      " calcext:value-type="string">
            <text:p>024.153 <text:s text:c="5"/></text:p>
          </table:table-cell>
          <table:table-cell table:style-name="ce9" office:value-type="string" calcext:value-type="string">
            <text:p>024.153 <text:s text:c="16"/>CONTRIBUIÇÃO SINDICAL DO EMPREGADOR</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18">
          <table:table-cell table:formula="of:=LEFT([.D544];3)" office:value-type="string" office:string-value="024" calcext:value-type="string">
            <text:p>024</text:p>
          </table:table-cell>
          <table:table-cell table:formula="of:=CONCATENATE(LEFT([.D544];3);MID([.D544];5;10))" office:value-type="string" office:string-value="024154       " calcext:value-type="string">
            <text:p>024154 <text:s text:c="6"/></text:p>
          </table:table-cell>
          <table:table-cell table:formula="of:=CONCATENATE(LEFT([.D544];3);MID([.D544];4;10))" office:value-type="string" office:string-value="024.154      " calcext:value-type="string">
            <text:p>024.154 <text:s text:c="5"/></text:p>
          </table:table-cell>
          <table:table-cell table:style-name="ce9" office:value-type="string" calcext:value-type="string">
            <text:p>024.154                 CONTRIBUIÇÃO PARA O PLANO DE SEGURIDADE SOCIAL<text:span text:style-name="T1">(INCLUSIVE CONTRIBUIÇÕES ANTERIORES)</text:span></text:p>
          </table:table-cell>
          <table:table-cell table:style-name="ce26" office:value-type="string" calcext:value-type="string">
            <text:p>5 anos</text:p>
          </table:table-cell>
          <table:table-cell table:style-name="ce37" office:value-type="string" calcext:value-type="string">
            <text:p>95 anos</text:p>
          </table:table-cell>
          <table:table-cell table:style-name="ce37" office:value-type="string" calcext:value-type="string">
            <text:p>Eliminação</text:p>
          </table:table-cell>
          <table:table-cell table:style-name="ce58"/>
          <table:table-cell/>
        </table:table-row>
        <table:table-row table:style-name="ro2">
          <table:table-cell table:formula="of:=LEFT([.D545];3)" office:value-type="string" office:string-value="024" calcext:value-type="string">
            <text:p>024</text:p>
          </table:table-cell>
          <table:table-cell table:formula="of:=CONCATENATE(LEFT([.D545];3);MID([.D545];5;10))" office:value-type="string" office:string-value="024155       " calcext:value-type="string">
            <text:p>024155 <text:s text:c="6"/></text:p>
          </table:table-cell>
          <table:table-cell table:formula="of:=CONCATENATE(LEFT([.D545];3);MID([.D545];4;10))" office:value-type="string" office:string-value="024.155      " calcext:value-type="string">
            <text:p>024.155 <text:s text:c="5"/></text:p>
          </table:table-cell>
          <table:table-cell table:style-name="ce9" office:value-type="string" calcext:value-type="string">
            <text:p>024.155 <text:s text:c="16"/>SALÁRIO MATERNIDADE</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46];3)" office:value-type="string" office:string-value="024" calcext:value-type="string">
            <text:p>024</text:p>
          </table:table-cell>
          <table:table-cell table:formula="of:=CONCATENATE(LEFT([.D546];3);MID([.D546];5;10))" office:value-type="string" office:string-value="024156       " calcext:value-type="string">
            <text:p>024156 <text:s text:c="6"/></text:p>
          </table:table-cell>
          <table:table-cell table:formula="of:=CONCATENATE(LEFT([.D546];3);MID([.D546];4;10))" office:value-type="string" office:string-value="024.156      " calcext:value-type="string">
            <text:p>024.156 <text:s text:c="5"/></text:p>
          </table:table-cell>
          <table:table-cell table:style-name="ce9" office:value-type="string" calcext:value-type="string">
            <text:p>024.156 <text:s text:c="16"/>IMPOSTO DE RENDA</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47];3)" office:value-type="string" office:string-value="024" calcext:value-type="string">
            <text:p>024</text:p>
          </table:table-cell>
          <table:table-cell table:formula="of:=CONCATENATE(LEFT([.D547];3);MID([.D547];5;10))" office:value-type="string" office:string-value="0242         " calcext:value-type="string">
            <text:p>0242 <text:s text:c="8"/></text:p>
          </table:table-cell>
          <table:table-cell table:formula="of:=CONCATENATE(LEFT([.D547];3);MID([.D547];4;10))" office:value-type="string" office:string-value="024.2        " calcext:value-type="string">
            <text:p>024.2 <text:s text:c="7"/></text:p>
          </table:table-cell>
          <table:table-cell table:style-name="ce9" office:value-type="string" calcext:value-type="string">
            <text:p>024.2 <text:s text:c="11"/>FÉRIAS</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58"/>
          <table:table-cell/>
        </table:table-row>
        <table:table-row table:style-name="ro23">
          <table:table-cell table:formula="of:=LEFT([.D548];3)" office:value-type="string" office:string-value="024" calcext:value-type="string">
            <text:p>024</text:p>
          </table:table-cell>
          <table:table-cell table:formula="of:=CONCATENATE(LEFT([.D548];3);MID([.D548];5;10))" office:value-type="string" office:string-value="0243         " calcext:value-type="string">
            <text:p>0243 <text:s text:c="8"/></text:p>
          </table:table-cell>
          <table:table-cell table:formula="of:=CONCATENATE(LEFT([.D548];3);MID([.D548];4;10))" office:value-type="string" office:string-value="024.3        " calcext:value-type="string">
            <text:p>024.3 <text:s text:c="7"/></text:p>
          </table:table-cell>
          <table:table-cell table:style-name="ce9" office:value-type="string" calcext:value-type="string">
            <text:p>024.3          LICENÇAS <text:span text:style-name="T1">ACIDENTE EM SERVIÇO ADOTANTE</text:span></text:p>
            <text:p><text:span text:style-name="T1">AFASTAMENTO DO CÔNJUGE/COMPANHEIRO ATIVIDADE POLÍTICA, CAPACITAÇÃO PROFISSIONAL DESEMPENHO DE MANDATO CLASSISTA DOENÇA EM PESSOA DA FAMÍLIA GESTANTE, PATERNIDADE, PRÊMIO POR ASSIDUIDADE SERVIÇO MILITAR. TRATAMENTO  DE INTERESSES PARTICULARES TRATAMENTO  DE SAÚDE (INCLUSIVE PERÍCIA MÉDICA)</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4">
          <table:table-cell table:formula="of:=LEFT([.D549];3)" office:value-type="string" office:string-value="024" calcext:value-type="string">
            <text:p>024</text:p>
          </table:table-cell>
          <table:table-cell table:formula="of:=CONCATENATE(LEFT([.D549];3);MID([.D549];5;10))" office:value-type="string" office:string-value="0244         " calcext:value-type="string">
            <text:p>0244 <text:s text:c="8"/></text:p>
          </table:table-cell>
          <table:table-cell table:formula="of:=CONCATENATE(LEFT([.D549];3);MID([.D549];4;10))" office:value-type="string" office:string-value="024.4        " calcext:value-type="string">
            <text:p>024.4 <text:s text:c="7"/></text:p>
          </table:table-cell>
          <table:table-cell table:style-name="ce9" office:value-type="string" calcext:value-type="string">
            <text:p>024.4          AFASTAMENTOS <text:span text:style-name="T1">PARA DEPOR</text:span></text:p>
            <text:p><text:span text:style-name="T4">PARA EXERCER MANDATO ELETIVO PARA SERVIR AO TRIBUNAL REGIONAL ELEITORAL (TRE)PARA SERVIR COMO  JURADO</text:span></text:p>
            <text:p><text:span text:style-name="T1">SUSPENSÃO DE CONTRATO DE TRABALHO (CLT)</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50];3)" office:value-type="string" office:string-value="024" calcext:value-type="string">
            <text:p>024</text:p>
          </table:table-cell>
          <table:table-cell table:formula="of:=CONCATENATE(LEFT([.D550];3);MID([.D550];5;10))" office:value-type="string" office:string-value="0245         " calcext:value-type="string">
            <text:p>0245 <text:s text:c="8"/></text:p>
          </table:table-cell>
          <table:table-cell table:formula="of:=CONCATENATE(LEFT([.D550];3);MID([.D550];4;10))" office:value-type="string" office:string-value="024.5        " calcext:value-type="string">
            <text:p>024.5 <text:s text:c="7"/></text:p>
          </table:table-cell>
          <table:table-cell table:style-name="ce12" office:value-type="string" calcext:value-type="string">
            <text:p>024.5 <text:s text:c="9"/>REEMBOLSO DE DESPESAS</text:p>
          </table:table-cell>
          <table:table-cell table:style-name="ce25"/>
          <table:table-cell table:style-name="ce36"/>
          <table:table-cell table:style-name="ce44" table:number-columns-repeated="2"/>
          <table:table-cell/>
        </table:table-row>
        <table:table-row table:style-name="ro5">
          <table:table-cell table:formula="of:=LEFT([.D551];3)" office:value-type="string" office:string-value="024" calcext:value-type="string">
            <text:p>024</text:p>
          </table:table-cell>
          <table:table-cell table:formula="of:=CONCATENATE(LEFT([.D551];3);MID([.D551];5;10))" office:value-type="string" office:string-value="02451        " calcext:value-type="string">
            <text:p>02451 <text:s text:c="7"/></text:p>
          </table:table-cell>
          <table:table-cell table:formula="of:=CONCATENATE(LEFT([.D551];3);MID([.D551];4;10))" office:value-type="string" office:string-value="024.51       " calcext:value-type="string">
            <text:p>024.51 <text:s text:c="6"/></text:p>
          </table:table-cell>
          <table:table-cell table:style-name="ce9" office:value-type="string" calcext:value-type="string">
            <text:p>024.51 <text:s text:c="11"/>MUDANÇA DE DOMICÍLIO DE SERVIDORES</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552];3)" office:value-type="string" office:string-value="024" calcext:value-type="string">
            <text:p>024</text:p>
          </table:table-cell>
          <table:table-cell table:formula="of:=CONCATENATE(LEFT([.D552];3);MID([.D552];5;10))" office:value-type="string" office:string-value="02452        " calcext:value-type="string">
            <text:p>02452 <text:s text:c="7"/></text:p>
          </table:table-cell>
          <table:table-cell table:formula="of:=CONCATENATE(LEFT([.D552];3);MID([.D552];4;10))" office:value-type="string" office:string-value="024.52       " calcext:value-type="string">
            <text:p>024.52 <text:s text:c="6"/></text:p>
          </table:table-cell>
          <table:table-cell table:style-name="ce9" office:value-type="string" calcext:value-type="string">
            <text:p>024.52 <text:s text:c="11"/>LOCOMOÇÃO</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553];3)" office:value-type="string" office:string-value="024" calcext:value-type="string">
            <text:p>024</text:p>
          </table:table-cell>
          <table:table-cell table:formula="of:=CONCATENATE(LEFT([.D553];3);MID([.D553];5;10))" office:value-type="string" office:string-value="02459        " calcext:value-type="string">
            <text:p>02459 <text:s text:c="7"/></text:p>
          </table:table-cell>
          <table:table-cell table:formula="of:=CONCATENATE(LEFT([.D553];3);MID([.D553];4;10))" office:value-type="string" office:string-value="024.59       " calcext:value-type="string">
            <text:p>024.59 <text:s text:c="6"/></text:p>
          </table:table-cell>
          <table:table-cell table:style-name="ce9" office:value-type="string" calcext:value-type="string">
            <text:p>024.59 <text:s text:c="11"/>OUTROS REEMBOLSOS</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554];3)" office:value-type="string" office:string-value="024" calcext:value-type="string">
            <text:p>024</text:p>
          </table:table-cell>
          <table:table-cell table:formula="of:=CONCATENATE(LEFT([.D554];3);MID([.D554];5;10))" office:value-type="string" office:string-value="0249         " calcext:value-type="string">
            <text:p>0249 <text:s text:c="8"/></text:p>
          </table:table-cell>
          <table:table-cell table:formula="of:=CONCATENATE(LEFT([.D554];3);MID([.D554];4;10))" office:value-type="string" office:string-value="024.9        " calcext:value-type="string">
            <text:p>024.9 <text:s text:c="7"/></text:p>
          </table:table-cell>
          <table:table-cell table:style-name="ce12" office:value-type="string" calcext:value-type="string">
            <text:p>024.9 <text:s text:c="8"/>OUTROS DIREITOS, OBRIGAÇÕES <text:s/>E VANTAGENS</text:p>
          </table:table-cell>
          <table:table-cell table:style-name="ce25"/>
          <table:table-cell table:style-name="ce36"/>
          <table:table-cell table:style-name="ce44" table:number-columns-repeated="2"/>
          <table:table-cell/>
        </table:table-row>
        <table:table-row table:style-name="ro3">
          <table:table-cell table:formula="of:=LEFT([.D555];3)" office:value-type="string" office:string-value="024" calcext:value-type="string">
            <text:p>024</text:p>
          </table:table-cell>
          <table:table-cell table:formula="of:=CONCATENATE(LEFT([.D555];3);MID([.D555];5;10))" office:value-type="string" office:string-value="02491        " calcext:value-type="string">
            <text:p>02491 <text:s text:c="7"/></text:p>
          </table:table-cell>
          <table:table-cell table:formula="of:=CONCATENATE(LEFT([.D555];3);MID([.D555];4;10))" office:value-type="string" office:string-value="024.91       " calcext:value-type="string">
            <text:p>024.91 <text:s text:c="6"/></text:p>
          </table:table-cell>
          <table:table-cell table:style-name="ce9" office:value-type="string" calcext:value-type="string">
            <text:p>024.91             <text:span text:style-name="T7">CONCESSÕES </text:span><text:span text:style-name="T8">ALISTAMENTO ELEITORAL CASAMENTO (GALA) DOAÇÃO DE SANGUE FALECIMENTO DE FAMILIARES (NOJO) HORÁRIO ESPECIAL  PARA  SERVIDOR ESTUDANTE HORÁRIO  ESPECIAL  PARA  SERVIDOR  PORTADOR  DE DEFICIÊNCIA </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5">
          <table:table-cell table:formula="of:=LEFT([.D556];3)" office:value-type="string" office:string-value="024" calcext:value-type="string">
            <text:p>024</text:p>
          </table:table-cell>
          <table:table-cell table:formula="of:=CONCATENATE(LEFT([.D556];3);MID([.D556];5;10))" office:value-type="string" office:string-value="02492        " calcext:value-type="string">
            <text:p>02492 <text:s text:c="7"/></text:p>
          </table:table-cell>
          <table:table-cell table:formula="of:=CONCATENATE(LEFT([.D556];3);MID([.D556];4;10))" office:value-type="string" office:string-value="024.92       " calcext:value-type="string">
            <text:p>024.92 <text:s text:c="6"/></text:p>
          </table:table-cell>
          <table:table-cell table:style-name="ce9" office:value-type="string" calcext:value-type="string">
            <text:p>024.92            AUXÍLIOS <text:span text:style-name="T1">ALIMENTAÇÃO / REFEIÇÃO ASSISTÊNCIA PRÉ-ESCOLAR/CRECHE FARDAMENTO/UNIFORME. MORADIA. VALE-TRANSPORTE</text:span></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557];3)" office:value-type="string" office:string-value="025" calcext:value-type="string">
            <text:p>025</text:p>
          </table:table-cell>
          <table:table-cell table:formula="of:=CONCATENATE(LEFT([.D557];3);MID([.D557];5;10))" office:value-type="string" office:string-value="025          " calcext:value-type="string">
            <text:p>025 <text:s text:c="9"/></text:p>
          </table:table-cell>
          <table:table-cell table:formula="of:=CONCATENATE(LEFT([.D557];3);MID([.D557];4;10))" office:value-type="string" office:string-value="025          " calcext:value-type="string">
            <text:p>025 <text:s text:c="9"/></text:p>
          </table:table-cell>
          <table:table-cell table:style-name="ce12" office:value-type="string" calcext:value-type="string">
            <text:p>025 <text:s text:c="10"/>APURAÇÃO DE RESPONSABILIDADE E AÇÃO DISCIPLINAR</text:p>
          </table:table-cell>
          <table:table-cell table:style-name="ce25"/>
          <table:table-cell table:style-name="ce36"/>
          <table:table-cell table:style-name="ce44" table:number-columns-repeated="2"/>
          <table:table-cell/>
        </table:table-row>
        <table:table-row table:style-name="ro2">
          <table:table-cell table:formula="of:=LEFT([.D558];3)" office:value-type="string" office:string-value="025" calcext:value-type="string">
            <text:p>025</text:p>
          </table:table-cell>
          <table:table-cell table:formula="of:=CONCATENATE(LEFT([.D558];3);MID([.D558];5;10))" office:value-type="string" office:string-value="0251         " calcext:value-type="string">
            <text:p>0251 <text:s text:c="8"/></text:p>
          </table:table-cell>
          <table:table-cell table:formula="of:=CONCATENATE(LEFT([.D558];3);MID([.D558];4;10))" office:value-type="string" office:string-value="025.1        " calcext:value-type="string">
            <text:p>025.1 <text:s text:c="7"/></text:p>
          </table:table-cell>
          <table:table-cell table:style-name="ce12" office:value-type="string" calcext:value-type="string">
            <text:p>025.1 <text:s text:c="11"/>DENÚNCIAS. SINDICÂNCIAS. INQUÉRITOS</text:p>
          </table:table-cell>
          <table:table-cell table:style-name="ce25"/>
          <table:table-cell table:style-name="ce36"/>
          <table:table-cell table:style-name="ce44" table:number-columns-repeated="2"/>
          <table:table-cell/>
        </table:table-row>
        <table:table-row table:style-name="ro2">
          <table:table-cell table:formula="of:=LEFT([.D559];3)" office:value-type="string" office:string-value="025" calcext:value-type="string">
            <text:p>025</text:p>
          </table:table-cell>
          <table:table-cell table:formula="of:=CONCATENATE(LEFT([.D559];3);MID([.D559];5;10))" office:value-type="string" office:string-value="02511        " calcext:value-type="string">
            <text:p>02511 <text:s text:c="7"/></text:p>
          </table:table-cell>
          <table:table-cell table:formula="of:=CONCATENATE(LEFT([.D559];3);MID([.D559];4;10))" office:value-type="string" office:string-value="025.11       " calcext:value-type="string">
            <text:p>025.11 <text:s text:c="6"/></text:p>
          </table:table-cell>
          <table:table-cell table:style-name="ce9" office:value-type="string" calcext:value-type="string">
            <text:p>025.11 <text:s text:c="14"/>PROCESSOS DISCIPLINARES</text:p>
          </table:table-cell>
          <table:table-cell table:style-name="ce26" office:value-type="string" calcext:value-type="string">
            <text:p>5 anos</text:p>
          </table:table-cell>
          <table:table-cell table:style-name="ce39" office:value-type="string" calcext:value-type="string">
            <text:p>95 anos</text:p>
          </table:table-cell>
          <table:table-cell table:style-name="ce37" office:value-type="string" calcext:value-type="string">
            <text:p>Guarda permanente</text:p>
          </table:table-cell>
          <table:table-cell table:style-name="ce58"/>
          <table:table-cell/>
        </table:table-row>
        <table:table-row table:style-name="ro2">
          <table:table-cell table:formula="of:=LEFT([.D560];3)" office:value-type="string" office:string-value="025" calcext:value-type="string">
            <text:p>025</text:p>
          </table:table-cell>
          <table:table-cell table:formula="of:=CONCATENATE(LEFT([.D560];3);MID([.D560];5;10))" office:value-type="string" office:string-value="02512        " calcext:value-type="string">
            <text:p>02512 <text:s text:c="7"/></text:p>
          </table:table-cell>
          <table:table-cell table:formula="of:=CONCATENATE(LEFT([.D560];3);MID([.D560];4;10))" office:value-type="string" office:string-value="025.12       " calcext:value-type="string">
            <text:p>025.12 <text:s text:c="6"/></text:p>
          </table:table-cell>
          <table:table-cell table:style-name="ce9" office:value-type="string" calcext:value-type="string">
            <text:p>025.12 <text:s text:c="14"/>PENALIDADES DISCIPLINARES</text:p>
          </table:table-cell>
          <table:table-cell table:style-name="ce26" office:value-type="string" calcext:value-type="string">
            <text:p>5 anos</text:p>
          </table:table-cell>
          <table:table-cell table:style-name="ce39" office:value-type="string" calcext:value-type="string">
            <text:p>95 anos</text:p>
          </table:table-cell>
          <table:table-cell table:style-name="ce37" office:value-type="string" calcext:value-type="string">
            <text:p>Guarda permanente</text:p>
          </table:table-cell>
          <table:table-cell table:style-name="ce58"/>
          <table:table-cell/>
        </table:table-row>
        <table:table-row table:style-name="ro2">
          <table:table-cell table:formula="of:=LEFT([.D561];3)" office:value-type="string" office:string-value="026" calcext:value-type="string">
            <text:p>026</text:p>
          </table:table-cell>
          <table:table-cell table:formula="of:=CONCATENATE(LEFT([.D561];3);MID([.D561];5;10))" office:value-type="string" office:string-value="026          " calcext:value-type="string">
            <text:p>026 <text:s text:c="9"/></text:p>
          </table:table-cell>
          <table:table-cell table:formula="of:=CONCATENATE(LEFT([.D561];3);MID([.D561];4;10))" office:value-type="string" office:string-value="026          " calcext:value-type="string">
            <text:p>026 <text:s text:c="9"/></text:p>
          </table:table-cell>
          <table:table-cell table:style-name="ce12" office:value-type="string" calcext:value-type="string">
            <text:p>026 <text:s text:c="10"/>PREVIDÊNCIA, ASSISTÊNCIA E SEGURIDADE SOCIAL</text:p>
          </table:table-cell>
          <table:table-cell table:style-name="ce25"/>
          <table:table-cell table:style-name="ce36"/>
          <table:table-cell table:style-name="ce44" table:number-columns-repeated="2"/>
          <table:table-cell/>
        </table:table-row>
        <table:table-row table:style-name="ro2">
          <table:table-cell table:formula="of:=LEFT([.D562];3)" office:value-type="string" office:string-value="026" calcext:value-type="string">
            <text:p>026</text:p>
          </table:table-cell>
          <table:table-cell table:formula="of:=CONCATENATE(LEFT([.D562];3);MID([.D562];5;10))" office:value-type="string" office:string-value="02601        " calcext:value-type="string">
            <text:p>02601 <text:s text:c="7"/></text:p>
          </table:table-cell>
          <table:table-cell table:formula="of:=CONCATENATE(LEFT([.D562];3);MID([.D562];4;10))" office:value-type="string" office:string-value="026.01       " calcext:value-type="string">
            <text:p>026.01 <text:s text:c="6"/></text:p>
          </table:table-cell>
          <table:table-cell table:style-name="ce9" office:value-type="string" calcext:value-type="string">
            <text:p>026.01 <text:s text:c="13"/>PREVIDÊNCIA PRIVADA</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63];3)" office:value-type="string" office:string-value="026" calcext:value-type="string">
            <text:p>026</text:p>
          </table:table-cell>
          <table:table-cell table:formula="of:=CONCATENATE(LEFT([.D563];3);MID([.D563];5;10))" office:value-type="string" office:string-value="0261         " calcext:value-type="string">
            <text:p>0261 <text:s text:c="8"/></text:p>
          </table:table-cell>
          <table:table-cell table:formula="of:=CONCATENATE(LEFT([.D563];3);MID([.D563];4;10))" office:value-type="string" office:string-value="026.1        " calcext:value-type="string">
            <text:p>026.1 <text:s text:c="7"/></text:p>
          </table:table-cell>
          <table:table-cell table:style-name="ce12" office:value-type="string" calcext:value-type="string">
            <text:p>026.1 <text:s text:c="11"/>BENEFÍCIOS</text:p>
          </table:table-cell>
          <table:table-cell table:style-name="ce25"/>
          <table:table-cell table:style-name="ce36"/>
          <table:table-cell table:style-name="ce44" table:number-columns-repeated="2"/>
          <table:table-cell/>
        </table:table-row>
        <table:table-row table:style-name="ro5">
          <table:table-cell table:formula="of:=LEFT([.D564];3)" office:value-type="string" office:string-value="026" calcext:value-type="string">
            <text:p>026</text:p>
          </table:table-cell>
          <table:table-cell table:formula="of:=CONCATENATE(LEFT([.D564];3);MID([.D564];5;10))" office:value-type="string" office:string-value="02611        " calcext:value-type="string">
            <text:p>02611 <text:s text:c="7"/></text:p>
          </table:table-cell>
          <table:table-cell table:formula="of:=CONCATENATE(LEFT([.D564];3);MID([.D564];4;10))" office:value-type="string" office:string-value="026.11       " calcext:value-type="string">
            <text:p>026.11 <text:s text:c="6"/></text:p>
          </table:table-cell>
          <table:table-cell table:style-name="ce9" office:value-type="string" calcext:value-type="string">
            <text:p>026.11 <text:s text:c="14"/>SEGUROS</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565];3)" office:value-type="string" office:string-value="026" calcext:value-type="string">
            <text:p>026</text:p>
          </table:table-cell>
          <table:table-cell table:formula="of:=CONCATENATE(LEFT([.D565];3);MID([.D565];5;10))" office:value-type="string" office:string-value="02612A       " calcext:value-type="string">
            <text:p>02612A <text:s text:c="6"/></text:p>
          </table:table-cell>
          <table:table-cell table:formula="of:=CONCATENATE(LEFT([.D565];3);MID([.D565];4;10))" office:value-type="string" office:string-value="026.12A      " calcext:value-type="string">
            <text:p>026.12A <text:s text:c="5"/></text:p>
          </table:table-cell>
          <table:table-cell table:style-name="ce9" office:value-type="string" calcext:value-type="string">
            <text:p>026.12A            AUXÍLIOS <text:span text:style-name="T1">ACIDENTE DOENÇA FUNERAL NATALIDADE</text:span></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566];3)" office:value-type="string" office:string-value="026" calcext:value-type="string">
            <text:p>026</text:p>
          </table:table-cell>
          <table:table-cell table:formula="of:=CONCATENATE(LEFT([.D566];3);MID([.D566];5;10))" office:value-type="string" office:string-value="02612B       " calcext:value-type="string">
            <text:p>02612B <text:s text:c="6"/></text:p>
          </table:table-cell>
          <table:table-cell table:formula="of:=CONCATENATE(LEFT([.D566];3);MID([.D566];4;10))" office:value-type="string" office:string-value="026.12B      " calcext:value-type="string">
            <text:p>026.12B <text:s text:c="5"/></text:p>
          </table:table-cell>
          <table:table-cell table:style-name="ce11" office:value-type="string" calcext:value-type="string">
            <text:p>026.12B <text:s text:c="19"/>RECLUSÃO</text:p>
          </table:table-cell>
          <table:table-cell table:style-name="ce26" office:value-type="string" calcext:value-type="string">
            <text:p>5 anos</text:p>
          </table:table-cell>
          <table:table-cell table:style-name="ce39"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67];3)" office:value-type="string" office:string-value="026" calcext:value-type="string">
            <text:p>026</text:p>
          </table:table-cell>
          <table:table-cell table:formula="of:=CONCATENATE(LEFT([.D567];3);MID([.D567];5;10))" office:value-type="string" office:string-value="02613        " calcext:value-type="string">
            <text:p>02613 <text:s text:c="7"/></text:p>
          </table:table-cell>
          <table:table-cell table:formula="of:=CONCATENATE(LEFT([.D567];3);MID([.D567];4;10))" office:value-type="string" office:string-value="026.13       " calcext:value-type="string">
            <text:p>026.13 <text:s text:c="6"/></text:p>
          </table:table-cell>
          <table:table-cell table:style-name="ce9" office:value-type="string" calcext:value-type="string">
            <text:p>026.13 <text:s text:c="11"/>APOSENTADORIA</text:p>
          </table:table-cell>
          <table:table-cell table:style-name="ce26" office:value-type="string" calcext:value-type="string">
            <text:p>5 anos</text:p>
          </table:table-cell>
          <table:table-cell table:style-name="ce39" office:value-type="string" calcext:value-type="string">
            <text:p>95 anos</text:p>
          </table:table-cell>
          <table:table-cell table:style-name="ce37" office:value-type="string" calcext:value-type="string">
            <text:p>Eliminação</text:p>
          </table:table-cell>
          <table:table-cell table:style-name="ce58"/>
          <table:table-cell/>
        </table:table-row>
        <table:table-row table:style-name="ro1">
          <table:table-cell table:formula="of:=LEFT([.D568];3)" office:value-type="string" office:string-value="026" calcext:value-type="string">
            <text:p>026</text:p>
          </table:table-cell>
          <table:table-cell table:formula="of:=CONCATENATE(LEFT([.D568];3);MID([.D568];5;10))" office:value-type="string" office:string-value="026131       " calcext:value-type="string">
            <text:p>026131 <text:s text:c="6"/></text:p>
          </table:table-cell>
          <table:table-cell table:formula="of:=CONCATENATE(LEFT([.D568];3);MID([.D568];4;10))" office:value-type="string" office:string-value="026.131      " calcext:value-type="string">
            <text:p>026.131 <text:s text:c="5"/></text:p>
          </table:table-cell>
          <table:table-cell table:style-name="ce9" office:value-type="string" calcext:value-type="string">
            <text:p>026.131 <text:s text:c="13"/>CONTAGEM E AVERBAÇÃO DE TEMPO DE SERVIÇO</text:p>
          </table:table-cell>
          <table:table-cell table:style-name="ce26" office:value-type="string" calcext:value-type="string">
            <text:p>Até a homolo- gação da aposentadoria</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69];3)" office:value-type="string" office:string-value="026" calcext:value-type="string">
            <text:p>026</text:p>
          </table:table-cell>
          <table:table-cell table:formula="of:=CONCATENATE(LEFT([.D569];3);MID([.D569];5;10))" office:value-type="string" office:string-value="026132A      " calcext:value-type="string">
            <text:p>026132A <text:s text:c="5"/></text:p>
          </table:table-cell>
          <table:table-cell table:formula="of:=CONCATENATE(LEFT([.D569];3);MID([.D569];4;10))" office:value-type="string" office:string-value="026.132A     " calcext:value-type="string">
            <text:p>026.132A <text:s text:c="4"/></text:p>
          </table:table-cell>
          <table:table-cell table:style-name="ce9" office:value-type="string" calcext:value-type="string">
            <text:p>026.132A <text:s text:c="14"/>PENSÕES: <text:s/>PROVISÓRIA E TEMPORÁRIA</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570];3)" office:value-type="string" office:string-value="026" calcext:value-type="string">
            <text:p>026</text:p>
          </table:table-cell>
          <table:table-cell table:formula="of:=CONCATENATE(LEFT([.D570];3);MID([.D570];5;10))" office:value-type="string" office:string-value="026132B      " calcext:value-type="string">
            <text:p>026132B <text:s text:c="5"/></text:p>
          </table:table-cell>
          <table:table-cell table:formula="of:=CONCATENATE(LEFT([.D570];3);MID([.D570];4;10))" office:value-type="string" office:string-value="026.132B     " calcext:value-type="string">
            <text:p>026.132B <text:s text:c="4"/></text:p>
          </table:table-cell>
          <table:table-cell table:style-name="ce9" office:value-type="string" calcext:value-type="string">
            <text:p>026.132B <text:s text:c="20"/>PENSÃO VITALÍCIA</text:p>
          </table:table-cell>
          <table:table-cell table:style-name="ce26" office:value-type="string" calcext:value-type="string">
            <text:p>5 anos</text:p>
          </table:table-cell>
          <table:table-cell table:style-name="ce39" office:value-type="string" calcext:value-type="string">
            <text:p>95 anos</text:p>
          </table:table-cell>
          <table:table-cell table:style-name="ce37" office:value-type="string" calcext:value-type="string">
            <text:p>Eliminação</text:p>
          </table:table-cell>
          <table:table-cell table:style-name="ce58"/>
          <table:table-cell/>
        </table:table-row>
        <table:table-row table:style-name="ro2">
          <table:table-cell table:formula="of:=LEFT([.D571];3)" office:value-type="string" office:string-value="026" calcext:value-type="string">
            <text:p>026</text:p>
          </table:table-cell>
          <table:table-cell table:formula="of:=CONCATENATE(LEFT([.D571];3);MID([.D571];5;10))" office:value-type="string" office:string-value="02619        " calcext:value-type="string">
            <text:p>02619 <text:s text:c="7"/></text:p>
          </table:table-cell>
          <table:table-cell table:formula="of:=CONCATENATE(LEFT([.D571];3);MID([.D571];4;10))" office:value-type="string" office:string-value="026.19       " calcext:value-type="string">
            <text:p>026.19 <text:s text:c="6"/></text:p>
          </table:table-cell>
          <table:table-cell table:style-name="ce12" office:value-type="string" calcext:value-type="string">
            <text:p>026.19 <text:s text:c="11"/>OUTROS BENEFÍCIOS</text:p>
          </table:table-cell>
          <table:table-cell table:style-name="ce25"/>
          <table:table-cell table:style-name="ce36"/>
          <table:table-cell table:style-name="ce44" table:number-columns-repeated="2"/>
          <table:table-cell/>
        </table:table-row>
        <table:table-row table:style-name="ro2">
          <table:table-cell table:formula="of:=LEFT([.D572];3)" office:value-type="string" office:string-value="026" calcext:value-type="string">
            <text:p>026</text:p>
          </table:table-cell>
          <table:table-cell table:formula="of:=CONCATENATE(LEFT([.D572];3);MID([.D572];5;10))" office:value-type="string" office:string-value="026191       " calcext:value-type="string">
            <text:p>026191 <text:s text:c="6"/></text:p>
          </table:table-cell>
          <table:table-cell table:formula="of:=CONCATENATE(LEFT([.D572];3);MID([.D572];4;10))" office:value-type="string" office:string-value="026.191      " calcext:value-type="string">
            <text:p>026.191 <text:s text:c="5"/></text:p>
          </table:table-cell>
          <table:table-cell table:style-name="ce9" office:value-type="string" calcext:value-type="string">
            <text:p>026.191 <text:s text:c="14"/>ADIANTAMENTOS E EMPRÉSTIMOS A SERVIDORES</text:p>
          </table:table-cell>
          <table:table-cell table:style-name="ce26" office:value-type="string" calcext:value-type="string">
            <text:p>Até quitação da dívida</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5">
          <table:table-cell table:formula="of:=LEFT([.D573];3)" office:value-type="string" office:string-value="026" calcext:value-type="string">
            <text:p>026</text:p>
          </table:table-cell>
          <table:table-cell table:formula="of:=CONCATENATE(LEFT([.D573];3);MID([.D573];5;10))" office:value-type="string" office:string-value="026192A      " calcext:value-type="string">
            <text:p>026192A <text:s text:c="5"/></text:p>
          </table:table-cell>
          <table:table-cell table:formula="of:=CONCATENATE(LEFT([.D573];3);MID([.D573];4;10))" office:value-type="string" office:string-value="026.192A     " calcext:value-type="string">
            <text:p>026.192A <text:s text:c="4"/></text:p>
          </table:table-cell>
          <table:table-cell table:style-name="ce9" office:value-type="string" calcext:value-type="string">
            <text:p>026.192A               ASSISTÊNCIA À SAÚDE<text:span text:style-name="T1">(INCLUSIVE PLANOS DE SAÚDE)</text:span></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2">
          <table:table-cell table:style-name="ce4" table:formula="of:=LEFT([.D574];3)" office:value-type="string" office:string-value="026" calcext:value-type="string">
            <text:p>026</text:p>
          </table:table-cell>
          <table:table-cell table:style-name="ce4" table:formula="of:=CONCATENATE(LEFT([.D574];3);MID([.D574];5;10))" office:value-type="string" office:string-value="026192B      " calcext:value-type="string">
            <text:p>026192B <text:s text:c="5"/></text:p>
          </table:table-cell>
          <table:table-cell table:formula="of:=CONCATENATE(LEFT([.D574];3);MID([.D574];4;10))" office:value-type="string" office:string-value="026.192B     " calcext:value-type="string">
            <text:p>026.192B <text:s text:c="4"/></text:p>
          </table:table-cell>
          <table:table-cell table:style-name="ce14" office:value-type="string" calcext:value-type="string">
            <text:p>026.192B <text:s text:c="18"/>PRONTUÁRIO MÉDICO DO SERVIDOR</text:p>
          </table:table-cell>
          <table:table-cell table:style-name="ce28" office:value-type="string" calcext:value-type="string">
            <text:p>5 anos</text:p>
          </table:table-cell>
          <table:table-cell table:style-name="ce48" office:value-type="string" calcext:value-type="string">
            <text:p>95 anos</text:p>
          </table:table-cell>
          <table:table-cell table:style-name="ce41" office:value-type="string" calcext:value-type="string">
            <text:p>Eliminação</text:p>
          </table:table-cell>
          <table:table-cell table:style-name="ce59"/>
          <table:table-cell/>
        </table:table-row>
        <table:table-row table:style-name="ro2">
          <table:table-cell table:formula="of:=LEFT([.D575];3)" office:value-type="string" office:string-value="026" calcext:value-type="string">
            <text:p>026</text:p>
          </table:table-cell>
          <table:table-cell table:formula="of:=CONCATENATE(LEFT([.D575];3);MID([.D575];5;10))" office:value-type="string" office:string-value="026193       " calcext:value-type="string">
            <text:p>026193 <text:s text:c="6"/></text:p>
          </table:table-cell>
          <table:table-cell table:formula="of:=CONCATENATE(LEFT([.D575];3);MID([.D575];4;10))" office:value-type="string" office:string-value="026.193      " calcext:value-type="string">
            <text:p>026.193 <text:s text:c="5"/></text:p>
          </table:table-cell>
          <table:table-cell table:style-name="ce9" office:value-type="string" calcext:value-type="string">
            <text:p>026.193 <text:s text:c="14"/>AQUISIÇÃO DE IMÓVEIS</text:p>
          </table:table-cell>
          <table:table-cell table:style-name="ce26" office:value-type="string" calcext:value-type="string">
            <text:p>Até quitação da dívida</text:p>
          </table:table-cell>
          <table:table-cell table:style-name="ce39"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1">
          <table:table-cell table:formula="of:=LEFT([.D576];3)" office:value-type="string" office:string-value="026" calcext:value-type="string">
            <text:p>026</text:p>
          </table:table-cell>
          <table:table-cell table:formula="of:=CONCATENATE(LEFT([.D576];3);MID([.D576];5;10))" office:value-type="string" office:string-value="026194       " calcext:value-type="string">
            <text:p>026194 <text:s text:c="6"/></text:p>
          </table:table-cell>
          <table:table-cell table:formula="of:=CONCATENATE(LEFT([.D576];3);MID([.D576];4;10))" office:value-type="string" office:string-value="026.194      " calcext:value-type="string">
            <text:p>026.194 <text:s text:c="5"/></text:p>
          </table:table-cell>
          <table:table-cell table:style-name="ce9" office:value-type="string" calcext:value-type="string">
            <text:p>026.194 <text:s text:c="14"/>OCUPAÇÃO DE PRÓPRIOS DA UNIÃO</text:p>
          </table:table-cell>
          <table:table-cell table:style-name="ce26" office:value-type="string" calcext:value-type="string">
            <text:p>Enquanto permanece <text:s/>a ocupação</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577];3)" office:value-type="string" office:string-value="026" calcext:value-type="string">
            <text:p>026</text:p>
          </table:table-cell>
          <table:table-cell table:formula="of:=CONCATENATE(LEFT([.D577];3);MID([.D577];5;10))" office:value-type="string" office:string-value="026195       " calcext:value-type="string">
            <text:p>026195 <text:s text:c="6"/></text:p>
          </table:table-cell>
          <table:table-cell table:formula="of:=CONCATENATE(LEFT([.D577];3);MID([.D577];4;10))" office:value-type="string" office:string-value="026.195      " calcext:value-type="string">
            <text:p>026.195 <text:s text:c="5"/></text:p>
          </table:table-cell>
          <table:table-cell table:style-name="ce9" office:value-type="string" calcext:value-type="string">
            <text:p>026.195 <text:s text:c="15"/>TRANSPORTES <text:s/>PARA SERVIDORE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78];3)" office:value-type="string" office:string-value="026" calcext:value-type="string">
            <text:p>026</text:p>
          </table:table-cell>
          <table:table-cell table:formula="of:=CONCATENATE(LEFT([.D578];3);MID([.D578];5;10))" office:value-type="string" office:string-value="0262         " calcext:value-type="string">
            <text:p>0262 <text:s text:c="8"/></text:p>
          </table:table-cell>
          <table:table-cell table:formula="of:=CONCATENATE(LEFT([.D578];3);MID([.D578];4;10))" office:value-type="string" office:string-value="026.2        " calcext:value-type="string">
            <text:p>026.2 <text:s text:c="7"/></text:p>
          </table:table-cell>
          <table:table-cell table:style-name="ce9" office:value-type="string" calcext:value-type="string">
            <text:p>026.2 <text:s text:c="11"/>HIGIENE E SEGURANÇA DO TRABALH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79];3)" office:value-type="string" office:string-value="026" calcext:value-type="string">
            <text:p>026</text:p>
          </table:table-cell>
          <table:table-cell table:formula="of:=CONCATENATE(LEFT([.D579];3);MID([.D579];5;10))" office:value-type="string" office:string-value="02621A       " calcext:value-type="string">
            <text:p>02621A <text:s text:c="6"/></text:p>
          </table:table-cell>
          <table:table-cell table:formula="of:=CONCATENATE(LEFT([.D579];3);MID([.D579];4;10))" office:value-type="string" office:string-value="026.21A      " calcext:value-type="string">
            <text:p>026.21A <text:s text:c="5"/></text:p>
          </table:table-cell>
          <table:table-cell table:style-name="ce9" office:value-type="string" calcext:value-type="string">
            <text:p>026.21A <text:s text:c="13"/>PREVENÇÃO DE ACIDENTES DE TRABALHO</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80];3)" office:value-type="string" office:string-value="026" calcext:value-type="string">
            <text:p>026</text:p>
          </table:table-cell>
          <table:table-cell table:formula="of:=CONCATENATE(LEFT([.D580];3);MID([.D580];5;10))" office:value-type="string" office:string-value="02621B       " calcext:value-type="string">
            <text:p>02621B <text:s text:c="6"/></text:p>
          </table:table-cell>
          <table:table-cell table:formula="of:=CONCATENATE(LEFT([.D580];3);MID([.D580];4;10))" office:value-type="string" office:string-value="026.21B      " calcext:value-type="string">
            <text:p>026.21B <text:s text:c="5"/></text:p>
          </table:table-cell>
          <table:table-cell table:style-name="ce9" office:value-type="string" calcext:value-type="string">
            <text:p>026.21B <text:s text:c="19"/>COMISSÃO INTERNA DE PREVENÇÃO <text:s/>DE ACIDENTES (CIPA)</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81];3)" office:value-type="string" office:string-value="026" calcext:value-type="string">
            <text:p>026</text:p>
          </table:table-cell>
          <table:table-cell table:formula="of:=CONCATENATE(LEFT([.D581];3);MID([.D581];5;10))" office:value-type="string" office:string-value="02621C       " calcext:value-type="string">
            <text:p>02621C <text:s text:c="6"/></text:p>
          </table:table-cell>
          <table:table-cell table:formula="of:=CONCATENATE(LEFT([.D581];3);MID([.D581];4;10))" office:value-type="string" office:string-value="026.21C      " calcext:value-type="string">
            <text:p>026.21C <text:s text:c="5"/></text:p>
          </table:table-cell>
          <table:table-cell table:style-name="ce11" office:value-type="string" calcext:value-type="string">
            <text:p>026.21C <text:s text:c="18"/>CRIAÇÃO, <text:s text:c="2"/>DESIGNAÇÃO, <text:s text:c="2"/>PROPOSTAS, <text:s text:c="3"/>RELATÓRIOS <text:s/>E ATAS</text:p>
          </table:table-cell>
          <table:table-cell table:style-name="ce26" office:value-type="string" calcext:value-type="string">
            <text:p>3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582];3)" office:value-type="string" office:string-value="026" calcext:value-type="string">
            <text:p>026</text:p>
          </table:table-cell>
          <table:table-cell table:formula="of:=CONCATENATE(LEFT([.D582];3);MID([.D582];5;10))" office:value-type="string" office:string-value="02622        " calcext:value-type="string">
            <text:p>02622 <text:s text:c="7"/></text:p>
          </table:table-cell>
          <table:table-cell table:formula="of:=CONCATENATE(LEFT([.D582];3);MID([.D582];4;10))" office:value-type="string" office:string-value="026.22       " calcext:value-type="string">
            <text:p>026.22 <text:s text:c="6"/></text:p>
          </table:table-cell>
          <table:table-cell table:style-name="ce9" office:value-type="string" calcext:value-type="string">
            <text:p>026.22            REFEITÓRIOS, CANTINAS E COPAS<text:span text:style-name="T1">(FORNECIMENTO DE REFEIÇÕES)</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83];3)" office:value-type="string" office:string-value="026" calcext:value-type="string">
            <text:p>026</text:p>
          </table:table-cell>
          <table:table-cell table:formula="of:=CONCATENATE(LEFT([.D583];3);MID([.D583];5;10))" office:value-type="string" office:string-value="02623        " calcext:value-type="string">
            <text:p>02623 <text:s text:c="7"/></text:p>
          </table:table-cell>
          <table:table-cell table:formula="of:=CONCATENATE(LEFT([.D583];3);MID([.D583];4;10))" office:value-type="string" office:string-value="026.23       " calcext:value-type="string">
            <text:p>026.23 <text:s text:c="6"/></text:p>
          </table:table-cell>
          <table:table-cell table:style-name="ce9" office:value-type="string" calcext:value-type="string">
            <text:p>026.23 <text:s text:c="11"/>INSPEÇÕES PERIÓDICAS DE SAÚDE</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584];3)" office:value-type="string" office:string-value="029" calcext:value-type="string">
            <text:p>029</text:p>
          </table:table-cell>
          <table:table-cell table:formula="of:=CONCATENATE(LEFT([.D584];3);MID([.D584];5;10))" office:value-type="string" office:string-value="029          " calcext:value-type="string">
            <text:p>029 <text:s text:c="9"/></text:p>
          </table:table-cell>
          <table:table-cell table:formula="of:=CONCATENATE(LEFT([.D584];3);MID([.D584];4;10))" office:value-type="string" office:string-value="029          " calcext:value-type="string">
            <text:p>029 <text:s text:c="9"/></text:p>
          </table:table-cell>
          <table:table-cell table:style-name="ce12" office:value-type="string" calcext:value-type="string">
            <text:p>029 <text:s text:c="10"/>OUTROS ASSUNTOS REFERENTES <text:s/>A PESSOAL</text:p>
          </table:table-cell>
          <table:table-cell table:style-name="ce25"/>
          <table:table-cell table:style-name="ce44" table:number-columns-repeated="3"/>
          <table:table-cell/>
        </table:table-row>
        <table:table-row table:style-name="ro2">
          <table:table-cell table:formula="of:=LEFT([.D585];3)" office:value-type="string" office:string-value="029" calcext:value-type="string">
            <text:p>029</text:p>
          </table:table-cell>
          <table:table-cell table:formula="of:=CONCATENATE(LEFT([.D585];3);MID([.D585];5;10))" office:value-type="string" office:string-value="0291         " calcext:value-type="string">
            <text:p>0291 <text:s text:c="8"/></text:p>
          </table:table-cell>
          <table:table-cell table:formula="of:=CONCATENATE(LEFT([.D585];3);MID([.D585];4;10))" office:value-type="string" office:string-value="029.1        " calcext:value-type="string">
            <text:p>029.1 <text:s text:c="7"/></text:p>
          </table:table-cell>
          <table:table-cell table:style-name="ce13" office:value-type="string" calcext:value-type="string">
            <text:p>029.1           HORÁRIO DE EXPEDIENTE<text:span text:style-name="T1">(INCLUSIVE ESCALA  DE PLANTÃO)</text:span></text:p>
          </table:table-cell>
          <table:table-cell table:style-name="ce30" office:value-type="string" calcext:value-type="string">
            <text:p>2 anos</text:p>
          </table:table-cell>
          <table:table-cell table:style-name="ce49"/>
          <table:table-cell table:style-name="ce46" office:value-type="string" calcext:value-type="string">
            <text:p>Eliminação</text:p>
          </table:table-cell>
          <table:table-cell table:style-name="ce55"/>
          <table:table-cell/>
        </table:table-row>
        <table:table-row table:style-name="ro18">
          <table:table-cell table:formula="of:=LEFT([.D586];3)" office:value-type="string" office:string-value="029" calcext:value-type="string">
            <text:p>029</text:p>
          </table:table-cell>
          <table:table-cell table:formula="of:=CONCATENATE(LEFT([.D586];3);MID([.D586];5;10))" office:value-type="string" office:string-value="02911        " calcext:value-type="string">
            <text:p>02911 <text:s text:c="7"/></text:p>
          </table:table-cell>
          <table:table-cell table:formula="of:=CONCATENATE(LEFT([.D586];3);MID([.D586];4;10))" office:value-type="string" office:string-value="029.11       " calcext:value-type="string">
            <text:p>029.11 <text:s text:c="6"/></text:p>
          </table:table-cell>
          <table:table-cell table:style-name="ce9" office:value-type="string" calcext:value-type="string">
            <text:p>029.11            CONTROLE DE FREQUÊNCIA<text:span text:style-name="T1">LIVROS, CARTÕES, FOLHAS DE PONTO, ABONO DE FALTAS, CUMPRIMENTO DE HORAS EXTRAS</text:span></text:p>
          </table:table-cell>
          <table:table-cell table:style-name="ce26" office:value-type="string" calcext:value-type="string">
            <text:p>5 anos</text:p>
          </table:table-cell>
          <table:table-cell table:style-name="ce37" office:value-type="string" calcext:value-type="string">
            <text:p>47 anos</text:p>
          </table:table-cell>
          <table:table-cell table:style-name="ce37" office:value-type="string" calcext:value-type="string">
            <text:p>Eliminação</text:p>
          </table:table-cell>
          <table:table-cell table:style-name="ce58"/>
          <table:table-cell/>
        </table:table-row>
        <table:table-row table:style-name="ro2">
          <table:table-cell table:formula="of:=LEFT([.D587];3)" office:value-type="string" office:string-value="029" calcext:value-type="string">
            <text:p>029</text:p>
          </table:table-cell>
          <table:table-cell table:formula="of:=CONCATENATE(LEFT([.D587];3);MID([.D587];5;10))" office:value-type="string" office:string-value="0292         " calcext:value-type="string">
            <text:p>0292 <text:s text:c="8"/></text:p>
          </table:table-cell>
          <table:table-cell table:formula="of:=CONCATENATE(LEFT([.D587];3);MID([.D587];4;10))" office:value-type="string" office:string-value="029.2        " calcext:value-type="string">
            <text:p>029.2 <text:s text:c="7"/></text:p>
          </table:table-cell>
          <table:table-cell table:style-name="ce13" office:value-type="string" calcext:value-type="string">
            <text:p>029.2 <text:s text:c="11"/>MISSÕES FORA DA SEDE. VIAGENS A SERVIÇO</text:p>
          </table:table-cell>
          <table:table-cell table:style-name="ce27"/>
          <table:table-cell table:style-name="ce43"/>
          <table:table-cell table:style-name="ce40"/>
          <table:table-cell table:style-name="ce58"/>
          <table:table-cell/>
        </table:table-row>
        <table:table-row table:style-name="ro4">
          <table:table-cell table:formula="of:=LEFT([.D588];3)" office:value-type="string" office:string-value="029" calcext:value-type="string">
            <text:p>029</text:p>
          </table:table-cell>
          <table:table-cell table:formula="of:=CONCATENATE(LEFT([.D588];3);MID([.D588];5;10))" office:value-type="string" office:string-value="02921        " calcext:value-type="string">
            <text:p>02921 <text:s text:c="7"/></text:p>
          </table:table-cell>
          <table:table-cell table:formula="of:=CONCATENATE(LEFT([.D588];3);MID([.D588];4;10))" office:value-type="string" office:string-value="029.21       " calcext:value-type="string">
            <text:p>029.21 <text:s text:c="6"/></text:p>
          </table:table-cell>
          <table:table-cell table:style-name="ce9" office:value-type="string" calcext:value-type="string">
            <text:p>029.21            NO PAÍS <text:span text:style-name="T1">AJUDAS DE CUSTO DIÁRIAS</text:span></text:p>
            <text:p><text:span text:style-name="T1">PASSAGENS  (INCLUSIVE DEVOLUÇÃO) PRESTAÇÕES DE CONTAS</text:span></text:p>
            <text:p><text:span text:style-name="T1">RELATÓRIOS DE VIAGEM</text:span></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37"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table-row>
        <table:table-row table:style-name="ro2">
          <table:table-cell table:formula="of:=LEFT([.D589];3)" office:value-type="string" office:string-value="029" calcext:value-type="string">
            <text:p>029</text:p>
          </table:table-cell>
          <table:table-cell table:formula="of:=CONCATENATE(LEFT([.D589];3);MID([.D589];5;10))" office:value-type="string" office:string-value="02922        " calcext:value-type="string">
            <text:p>02922 <text:s text:c="7"/></text:p>
          </table:table-cell>
          <table:table-cell table:formula="of:=CONCATENATE(LEFT([.D589];3);MID([.D589];4;10))" office:value-type="string" office:string-value="029.22       " calcext:value-type="string">
            <text:p>029.22 <text:s text:c="6"/></text:p>
          </table:table-cell>
          <table:table-cell table:style-name="ce12" office:value-type="string" calcext:value-type="string">
            <text:p>029.22            NO EXTERIOR<text:span text:style-name="T1">(AFASTAMENTO DO PAÍS)</text:span></text:p>
          </table:table-cell>
          <table:table-cell table:style-name="ce25"/>
          <table:table-cell table:style-name="ce44" table:number-columns-repeated="3"/>
          <table:table-cell/>
        </table:table-row>
        <table:table-row table:style-name="ro4">
          <table:table-cell table:formula="of:=LEFT([.D590];3)" office:value-type="string" office:string-value="029" calcext:value-type="string">
            <text:p>029</text:p>
          </table:table-cell>
          <table:table-cell table:formula="of:=CONCATENATE(LEFT([.D590];3);MID([.D590];5;10))" office:value-type="string" office:string-value="029221       " calcext:value-type="string">
            <text:p>029221 <text:s text:c="6"/></text:p>
          </table:table-cell>
          <table:table-cell table:formula="of:=CONCATENATE(LEFT([.D590];3);MID([.D590];4;10))" office:value-type="string" office:string-value="029.221      " calcext:value-type="string">
            <text:p>029.221 <text:s text:c="5"/></text:p>
          </table:table-cell>
          <table:table-cell table:style-name="ce9" office:value-type="string" calcext:value-type="string">
            <text:p>029.221 <text:s text:c="14"/>SEM ÔNUS PARA A INSTITUIÇÃO</text:p>
          </table:table-cell>
          <table:table-cell table:style-name="ce26" office:value-type="string" calcext:value-type="string">
            <text:p>7 anos</text:p>
          </table:table-cell>
          <table:table-cell table:style-name="ce38"/>
          <table:table-cell table:style-name="ce37" office:value-type="string" calcext:value-type="string">
            <text:p>Eliminação</text:p>
          </table:table-cell>
          <table:table-cell table:style-name="ce37"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table-row>
        <table:table-row table:style-name="ro4">
          <table:table-cell table:formula="of:=LEFT([.D591];3)" office:value-type="string" office:string-value="029" calcext:value-type="string">
            <text:p>029</text:p>
          </table:table-cell>
          <table:table-cell table:formula="of:=CONCATENATE(LEFT([.D591];3);MID([.D591];5;10))" office:value-type="string" office:string-value="029222       " calcext:value-type="string">
            <text:p>029222 <text:s text:c="6"/></text:p>
          </table:table-cell>
          <table:table-cell table:formula="of:=CONCATENATE(LEFT([.D591];3);MID([.D591];4;10))" office:value-type="string" office:string-value="029.222      " calcext:value-type="string">
            <text:p>029.222 <text:s text:c="5"/></text:p>
          </table:table-cell>
          <table:table-cell table:style-name="ce9" office:value-type="string" calcext:value-type="string">
            <text:p>029.222               COM ÔNUS PARA A INSTITUIÇÃO <text:span text:style-name="T9">AUTORIZAÇÃO DE AFASTAMENTO </text:span><text:span text:style-name="T10">DIÁRIAS  (INCLUSIVE  COMPRA  DE  MOEDA ESTRANGEIRA)</text:span><text:span text:style-name="T11">LISTA DE PARTICIPANTES (NO CASO DE COMITIVAS E DELEGAÇÕES)</text:span></text:p>
            <text:p><text:span text:style-name="T1">PASSAGENS PASSAPORTES PRESTAÇÕES DE CONTAS RELATÓRIOS DE VIAGEM RESERVAS DE HOTEL</text:span></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37"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table-row>
        <table:table-row table:style-name="ro2">
          <table:table-cell table:formula="of:=LEFT([.D592];3)" office:value-type="string" office:string-value="029" calcext:value-type="string">
            <text:p>029</text:p>
          </table:table-cell>
          <table:table-cell table:formula="of:=CONCATENATE(LEFT([.D592];3);MID([.D592];5;10))" office:value-type="string" office:string-value="0293         " calcext:value-type="string">
            <text:p>0293 <text:s text:c="8"/></text:p>
          </table:table-cell>
          <table:table-cell table:formula="of:=CONCATENATE(LEFT([.D592];3);MID([.D592];4;10))" office:value-type="string" office:string-value="029.3        " calcext:value-type="string">
            <text:p>029.3 <text:s text:c="7"/></text:p>
          </table:table-cell>
          <table:table-cell table:style-name="ce12" office:value-type="string" calcext:value-type="string">
            <text:p>029.3 <text:s text:c="8"/>INCENTIVOS FUNCIONAIS</text:p>
          </table:table-cell>
          <table:table-cell table:style-name="ce25"/>
          <table:table-cell table:style-name="ce36"/>
          <table:table-cell table:style-name="ce44" table:number-columns-repeated="2"/>
          <table:table-cell/>
        </table:table-row>
        <table:table-row table:style-name="ro2">
          <table:table-cell table:formula="of:=LEFT([.D593];3)" office:value-type="string" office:string-value="029" calcext:value-type="string">
            <text:p>029</text:p>
          </table:table-cell>
          <table:table-cell table:formula="of:=CONCATENATE(LEFT([.D593];3);MID([.D593];5;10))" office:value-type="string" office:string-value="02931        " calcext:value-type="string">
            <text:p>02931 <text:s text:c="7"/></text:p>
          </table:table-cell>
          <table:table-cell table:formula="of:=CONCATENATE(LEFT([.D593];3);MID([.D593];4;10))" office:value-type="string" office:string-value="029.31       " calcext:value-type="string">
            <text:p>029.31 <text:s text:c="6"/></text:p>
          </table:table-cell>
          <table:table-cell table:style-name="ce9" office:value-type="string" calcext:value-type="string">
            <text:p>029.31           PRÊMIOS <text:span text:style-name="T1">CONCESSÃO DE MEDALHAS, DIPLOMAS DE HONRA AO MÉRITO  E ELOGIOS</text:span></text:p>
          </table:table-cell>
          <table:table-cell table:style-name="ce26" office:value-type="string" calcext:value-type="string">
            <text:p>5 anos</text:p>
          </table:table-cell>
          <table:table-cell table:style-name="ce37" office:value-type="string" calcext:value-type="string">
            <text:p>5 anos</text:p>
          </table:table-cell>
          <table:table-cell table:style-name="ce45" office:value-type="string" calcext:value-type="string">
            <text:p>Guarda permanente</text:p>
          </table:table-cell>
          <table:table-cell table:style-name="ce58"/>
          <table:table-cell/>
        </table:table-row>
        <table:table-row table:style-name="ro8">
          <table:table-cell table:formula="of:=LEFT([.D594];3)" office:value-type="string" office:string-value="029" calcext:value-type="string">
            <text:p>029</text:p>
          </table:table-cell>
          <table:table-cell table:formula="of:=CONCATENATE(LEFT([.D594];3);MID([.D594];5;10))" office:value-type="string" office:string-value="0294         " calcext:value-type="string">
            <text:p>0294 <text:s text:c="8"/></text:p>
          </table:table-cell>
          <table:table-cell table:formula="of:=CONCATENATE(LEFT([.D594];3);MID([.D594];4;10))" office:value-type="string" office:string-value="029.4        " calcext:value-type="string">
            <text:p>029.4 <text:s text:c="7"/></text:p>
          </table:table-cell>
          <table:table-cell table:style-name="ce9" office:value-type="string" calcext:value-type="string">
            <text:p>029.4         DELEGAÇÕES DE COMPETÊNCIA. <text:span text:style-name="T12">PROCURAÇÃO</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Quanto  aos  documentos  referentes  aos ordenadores   de   despesas,   utilizar o  prazo  dos documentos  financeiros (Até aprovação das contas</text:p>
            <text:p>+  5  anos  a  contar  da  data  de  aprovação  das contas e eliminação).</text:p>
          </table:table-cell>
          <table:table-cell/>
        </table:table-row>
        <table:table-row table:style-name="ro3">
          <table:table-cell table:formula="of:=LEFT([.D595];3)" office:value-type="string" office:string-value="029" calcext:value-type="string">
            <text:p>029</text:p>
          </table:table-cell>
          <table:table-cell table:formula="of:=CONCATENATE(LEFT([.D595];3);MID([.D595];5;10))" office:value-type="string" office:string-value="0295         " calcext:value-type="string">
            <text:p>0295 <text:s text:c="8"/></text:p>
          </table:table-cell>
          <table:table-cell table:formula="of:=CONCATENATE(LEFT([.D595];3);MID([.D595];4;10))" office:value-type="string" office:string-value="029.5        " calcext:value-type="string">
            <text:p>029.5 <text:s text:c="7"/></text:p>
          </table:table-cell>
          <table:table-cell table:style-name="ce9" office:value-type="string" calcext:value-type="string">
            <text:p>029.5         SERVIÇOS PROFISSIONAIS TRANSITÓRIOS<text:span text:style-name="T9">:</text:span><text:span text:style-name="T13">AUTÔNOMOS E COLABORADORES </text:span><text:span text:style-name="T11">(INCLUSIVE LICITAÇÕES)</text:span></text:p>
          </table:table-cell>
          <table:table-cell table:style-name="ce26" office:value-type="string" calcext:value-type="string">
            <text:p>Enquanto vigora a prestação do serviço</text:p>
          </table:table-cell>
          <table:table-cell table:style-name="ce42" office:value-type="string" calcext:value-type="string">
            <text:p></text:p>
          </table:table-cell>
          <table:table-cell table:style-name="ce37" office:value-type="string" calcext:value-type="string">
            <text:p>Eliminação</text:p>
          </table:table-cell>
          <table:table-cell table:style-name="ce37" office:value-type="string" calcext:value-type="string">
            <text:p><text:span text:style-name="T14">O  prazo total de guarda dos documentos  é de</text:span></text:p>
            <text:p><text:span text:style-name="T14">52 anos.</text:span></text:p>
          </table:table-cell>
          <table:table-cell/>
        </table:table-row>
        <table:table-row table:style-name="ro2">
          <table:table-cell table:formula="of:=LEFT([.D596];3)" office:value-type="string" office:string-value="029" calcext:value-type="string">
            <text:p>029</text:p>
          </table:table-cell>
          <table:table-cell table:formula="of:=CONCATENATE(LEFT([.D596];3);MID([.D596];5;10))" office:value-type="string" office:string-value="0296         " calcext:value-type="string">
            <text:p>0296 <text:s text:c="8"/></text:p>
          </table:table-cell>
          <table:table-cell table:formula="of:=CONCATENATE(LEFT([.D596];3);MID([.D596];4;10))" office:value-type="string" office:string-value="029.6        " calcext:value-type="string">
            <text:p>029.6 <text:s text:c="7"/></text:p>
          </table:table-cell>
          <table:table-cell table:style-name="ce9" office:value-type="string" calcext:value-type="string">
            <text:p>029.6 <text:s text:c="8"/>AÇÕES TRABALHISTAS. RECLAMAÇÕES TRABALHISTAS</text:p>
          </table:table-cell>
          <table:table-cell table:style-name="ce26" office:value-type="string" calcext:value-type="string">
            <text:p>Até o trânsito em julgado</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597];3)" office:value-type="string" office:string-value="029" calcext:value-type="string">
            <text:p>029</text:p>
          </table:table-cell>
          <table:table-cell table:formula="of:=CONCATENATE(LEFT([.D597];3);MID([.D597];5;10))" office:value-type="string" office:string-value="0297         " calcext:value-type="string">
            <text:p>0297 <text:s text:c="8"/></text:p>
          </table:table-cell>
          <table:table-cell table:formula="of:=CONCATENATE(LEFT([.D597];3);MID([.D597];4;10))" office:value-type="string" office:string-value="029.7        " calcext:value-type="string">
            <text:p>029.7 <text:s text:c="7"/></text:p>
          </table:table-cell>
          <table:table-cell table:style-name="ce9" office:value-type="string" calcext:value-type="string">
            <text:p>029.7 <text:s text:c="8"/>MOVIMENTOS REIVINDICATÓRIOS: GREVES E PARALISAÇÕES</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18">
          <table:table-cell table:formula="of:=LEFT([.D598];3)" office:value-type="string" office:string-value="030" calcext:value-type="string">
            <text:p>030</text:p>
          </table:table-cell>
          <table:table-cell table:formula="of:=CONCATENATE(LEFT([.D598];3);MID([.D598];5;10))" office:value-type="string" office:string-value="030          " calcext:value-type="string">
            <text:p>030 <text:s text:c="9"/></text:p>
          </table:table-cell>
          <table:table-cell table:formula="of:=CONCATENATE(LEFT([.D598];3);MID([.D598];4;10))" office:value-type="string" office:string-value="030          " calcext:value-type="string">
            <text:p>030 <text:s text:c="9"/></text:p>
          </table:table-cell>
          <table:table-cell table:style-name="ce9" office:value-type="string" calcext:value-type="string">
            <text:p>030            MATERIAL <text:span text:style-name="T1">NORMAS,   REGULAMENTAÇÕES,    DIRETRIZES,    PROCEDI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599];3)" office:value-type="string" office:string-value="030" calcext:value-type="string">
            <text:p>030</text:p>
          </table:table-cell>
          <table:table-cell table:formula="of:=CONCATENATE(LEFT([.D599];3);MID([.D599];5;10))" office:value-type="string" office:string-value="0301         " calcext:value-type="string">
            <text:p>0301 <text:s text:c="8"/></text:p>
          </table:table-cell>
          <table:table-cell table:formula="of:=CONCATENATE(LEFT([.D599];3);MID([.D599];4;10))" office:value-type="string" office:string-value="030.1        " calcext:value-type="string">
            <text:p>030.1 <text:s text:c="7"/></text:p>
          </table:table-cell>
          <table:table-cell table:style-name="ce9" office:value-type="string" calcext:value-type="string">
            <text:p>030.1 <text:s text:c="10"/>CADASTRO DE FORNECEDORES</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5">
          <table:table-cell table:formula="of:=LEFT([.D600];3)" office:value-type="string" office:string-value="031" calcext:value-type="string">
            <text:p>031</text:p>
          </table:table-cell>
          <table:table-cell table:formula="of:=CONCATENATE(LEFT([.D600];3);MID([.D600];5;10))" office:value-type="string" office:string-value="031          " calcext:value-type="string">
            <text:p>031 <text:s text:c="9"/></text:p>
          </table:table-cell>
          <table:table-cell table:formula="of:=CONCATENATE(LEFT([.D600];3);MID([.D600];4;10))" office:value-type="string" office:string-value="031          " calcext:value-type="string">
            <text:p>031 <text:s text:c="9"/></text:p>
          </table:table-cell>
          <table:table-cell table:style-name="ce9" office:value-type="string" calcext:value-type="string">
            <text:p>031           ESPECIFICAÇÃO. PADRONIZAÇÃO.</text:p>
            <text:p>CODIFICAÇÃO. PREVISÃO. CATÁLOGO. IDENTIFICAÇÃO. CLASSIFICAÇÃO<text:span text:style-name="T1">(INCLUSIVE AMOSTRAS)</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8">
          <table:table-cell table:formula="of:=LEFT([.D601];3)" office:value-type="string" office:string-value="032" calcext:value-type="string">
            <text:p>032</text:p>
          </table:table-cell>
          <table:table-cell table:formula="of:=CONCATENATE(LEFT([.D601];3);MID([.D601];5;10))" office:value-type="string" office:string-value="032          " calcext:value-type="string">
            <text:p>032 <text:s text:c="9"/></text:p>
          </table:table-cell>
          <table:table-cell table:formula="of:=CONCATENATE(LEFT([.D601];3);MID([.D601];4;10))" office:value-type="string" office:string-value="032          " calcext:value-type="string">
            <text:p>032 <text:s text:c="9"/></text:p>
          </table:table-cell>
          <table:table-cell table:style-name="ce9" office:value-type="string" calcext:value-type="string">
            <text:p>032           REQUISIÇÃO E CONTROLE DE SERVIÇOS REPROGRÁFICOS<text:span text:style-name="T1">(INCLUSIVE ASSINATURAS AUTORIZADAS E REPRODUÇÕES DE FORMULÁRIOS)</text:span></text:p>
          </table:table-cell>
          <table:table-cell table:style-name="ce26" office:value-type="string" calcext:value-type="string">
            <text:p>1 ano</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02];3)" office:value-type="string" office:string-value="033" calcext:value-type="string">
            <text:p>033</text:p>
          </table:table-cell>
          <table:table-cell table:formula="of:=CONCATENATE(LEFT([.D602];3);MID([.D602];5;10))" office:value-type="string" office:string-value="033          " calcext:value-type="string">
            <text:p>033 <text:s text:c="9"/></text:p>
          </table:table-cell>
          <table:table-cell table:formula="of:=CONCATENATE(LEFT([.D602];3);MID([.D602];4;10))" office:value-type="string" office:string-value="033          " calcext:value-type="string">
            <text:p>033 <text:s text:c="9"/></text:p>
          </table:table-cell>
          <table:table-cell table:style-name="ce12" office:value-type="string" calcext:value-type="string">
            <text:p>033           AQUISIÇÃO<text:span text:style-name="T1">(INCLUSIVE LICITAÇÕES)</text:span></text:p>
          </table:table-cell>
          <table:table-cell table:style-name="ce25"/>
          <table:table-cell table:style-name="ce36"/>
          <table:table-cell table:style-name="ce44" table:number-columns-repeated="2"/>
          <table:table-cell/>
        </table:table-row>
        <table:table-row table:style-name="ro5">
          <table:table-cell table:formula="of:=LEFT([.D603];3)" office:value-type="string" office:string-value="033" calcext:value-type="string">
            <text:p>033</text:p>
          </table:table-cell>
          <table:table-cell table:formula="of:=CONCATENATE(LEFT([.D603];3);MID([.D603];5;10))" office:value-type="string" office:string-value="0331         " calcext:value-type="string">
            <text:p>0331 <text:s text:c="8"/></text:p>
          </table:table-cell>
          <table:table-cell table:formula="of:=CONCATENATE(LEFT([.D603];3);MID([.D603];4;10))" office:value-type="string" office:string-value="033.1        " calcext:value-type="string">
            <text:p>033.1 <text:s text:c="7"/></text:p>
          </table:table-cell>
          <table:table-cell table:style-name="ce13" office:value-type="string" calcext:value-type="string">
            <text:p>033.1 <text:s text:c="10"/>MATERIAL PERMANENTE</text:p>
          </table:table-cell>
          <table:table-cell table:style-name="ce27"/>
          <table:table-cell table:style-name="ce40" table:number-columns-repeated="2"/>
          <table:table-cell table:style-name="ce37" office:value-type="string" calcext:value-type="string">
            <text:p>Os <text:s text:c="4"/>documentos <text:s text:c="4"/>referentes <text:s text:c="3"/>a <text:s text:c="3"/>material <text:s text:c="3"/>não adquirido deverão ser eliminados <text:s/>após 1 ano.</text:p>
          </table:table-cell>
          <table:table-cell/>
        </table:table-row>
        <table:table-row table:style-name="ro5">
          <table:table-cell table:formula="of:=LEFT([.D604];3)" office:value-type="string" office:string-value="033" calcext:value-type="string">
            <text:p>033</text:p>
          </table:table-cell>
          <table:table-cell table:formula="of:=CONCATENATE(LEFT([.D604];3);MID([.D604];5;10))" office:value-type="string" office:string-value="03311        " calcext:value-type="string">
            <text:p>03311 <text:s text:c="7"/></text:p>
          </table:table-cell>
          <table:table-cell table:formula="of:=CONCATENATE(LEFT([.D604];3);MID([.D604];4;10))" office:value-type="string" office:string-value="033.11       " calcext:value-type="string">
            <text:p>033.11 <text:s text:c="6"/></text:p>
          </table:table-cell>
          <table:table-cell table:style-name="ce9" office:value-type="string" calcext:value-type="string">
            <text:p>033.11             COMPRA<text:span text:style-name="T1">(INCLUSIVE COMPRA POR IMPORTAÇÃO)</text:span></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605];3)" office:value-type="string" office:string-value="033" calcext:value-type="string">
            <text:p>033</text:p>
          </table:table-cell>
          <table:table-cell table:formula="of:=CONCATENATE(LEFT([.D605];3);MID([.D605];5;10))" office:value-type="string" office:string-value="03312        " calcext:value-type="string">
            <text:p>03312 <text:s text:c="7"/></text:p>
          </table:table-cell>
          <table:table-cell table:formula="of:=CONCATENATE(LEFT([.D605];3);MID([.D605];4;10))" office:value-type="string" office:string-value="033.12       " calcext:value-type="string">
            <text:p>033.12 <text:s text:c="6"/></text:p>
          </table:table-cell>
          <table:table-cell table:style-name="ce19" office:value-type="string" calcext:value-type="string">
            <text:p>033.12 <text:s text:c="12"/>ALUGUEL. COMODATO. LEASING</text:p>
          </table:table-cell>
          <table:table-cell table:style-name="ce31" office:value-type="string" calcext:value-type="string">
            <text:p>Até aprovação das contas</text:p>
          </table:table-cell>
          <table:table-cell table:style-name="ce45" office:value-type="string" calcext:value-type="string">
            <text:p>5 anos a contar</text:p>
            <text:p>da   data de aprovação das contas</text:p>
          </table:table-cell>
          <table:table-cell table:style-name="ce54" office:value-type="string" calcext:value-type="string">
            <text:p>Eliminação</text:p>
          </table:table-cell>
          <table:table-cell table:style-name="ce60"/>
          <table:table-cell/>
        </table:table-row>
        <table:table-row table:style-name="ro8">
          <table:table-cell table:formula="of:=LEFT([.D606];3)" office:value-type="string" office:string-value="033" calcext:value-type="string">
            <text:p>033</text:p>
          </table:table-cell>
          <table:table-cell table:formula="of:=CONCATENATE(LEFT([.D606];3);MID([.D606];5;10))" office:value-type="string" office:string-value="03313A       " calcext:value-type="string">
            <text:p>03313A <text:s text:c="6"/></text:p>
          </table:table-cell>
          <table:table-cell table:formula="of:=CONCATENATE(LEFT([.D606];3);MID([.D606];4;10))" office:value-type="string" office:string-value="033.13A      " calcext:value-type="string">
            <text:p>033.13A <text:s text:c="5"/></text:p>
          </table:table-cell>
          <table:table-cell table:style-name="ce9" office:value-type="string" calcext:value-type="string">
            <text:p>033.13A <text:s text:c="12"/>EMPRÉSTIMO. CESSÃO</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table-row>
        <table:table-row table:style-name="ro8">
          <table:table-cell table:formula="of:=LEFT([.D607];3)" office:value-type="string" office:string-value="033" calcext:value-type="string">
            <text:p>033</text:p>
          </table:table-cell>
          <table:table-cell table:formula="of:=CONCATENATE(LEFT([.D607];3);MID([.D607];5;10))" office:value-type="string" office:string-value="03313B       " calcext:value-type="string">
            <text:p>03313B <text:s text:c="6"/></text:p>
          </table:table-cell>
          <table:table-cell table:formula="of:=CONCATENATE(LEFT([.D607];3);MID([.D607];4;10))" office:value-type="string" office:string-value="033.13B      " calcext:value-type="string">
            <text:p>033.13B <text:s text:c="5"/></text:p>
          </table:table-cell>
          <table:table-cell table:style-name="ce9" office:value-type="string" calcext:value-type="string">
            <text:p>033.13B <text:s text:c="21"/>DOAÇÃO. 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 e eliminação).</text:p>
          </table:table-cell>
          <table:table-cell/>
        </table:table-row>
        <table:table-row table:style-name="ro5">
          <table:table-cell table:formula="of:=LEFT([.D608];3)" office:value-type="string" office:string-value="033" calcext:value-type="string">
            <text:p>033</text:p>
          </table:table-cell>
          <table:table-cell table:formula="of:=CONCATENATE(LEFT([.D608];3);MID([.D608];5;10))" office:value-type="string" office:string-value="0332         " calcext:value-type="string">
            <text:p>0332 <text:s text:c="8"/></text:p>
          </table:table-cell>
          <table:table-cell table:formula="of:=CONCATENATE(LEFT([.D608];3);MID([.D608];4;10))" office:value-type="string" office:string-value="033.2        " calcext:value-type="string">
            <text:p>033.2 <text:s text:c="7"/></text:p>
          </table:table-cell>
          <table:table-cell table:style-name="ce13" office:value-type="string" calcext:value-type="string">
            <text:p>033.2 <text:s text:c="11"/>MATERIAL DE CONSUMO</text:p>
          </table:table-cell>
          <table:table-cell table:style-name="ce27"/>
          <table:table-cell table:style-name="ce40" table:number-columns-repeated="2"/>
          <table:table-cell table:style-name="ce37" office:value-type="string" calcext:value-type="string">
            <text:p>Os <text:s text:c="4"/>documentos <text:s text:c="4"/>referentes <text:s text:c="3"/>a <text:s text:c="3"/>material <text:s text:c="3"/>não adquirido deverão ser eliminados após 1 ano.</text:p>
          </table:table-cell>
          <table:table-cell/>
        </table:table-row>
        <table:table-row table:style-name="ro5">
          <table:table-cell table:formula="of:=LEFT([.D609];3)" office:value-type="string" office:string-value="033" calcext:value-type="string">
            <text:p>033</text:p>
          </table:table-cell>
          <table:table-cell table:formula="of:=CONCATENATE(LEFT([.D609];3);MID([.D609];5;10))" office:value-type="string" office:string-value="03321        " calcext:value-type="string">
            <text:p>03321 <text:s text:c="7"/></text:p>
          </table:table-cell>
          <table:table-cell table:formula="of:=CONCATENATE(LEFT([.D609];3);MID([.D609];4;10))" office:value-type="string" office:string-value="033.21       " calcext:value-type="string">
            <text:p>033.21 <text:s text:c="6"/></text:p>
          </table:table-cell>
          <table:table-cell table:style-name="ce9" office:value-type="string" calcext:value-type="string">
            <text:p>033.21 <text:s text:c="12"/>COMPRA</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10];3)" office:value-type="string" office:string-value="033" calcext:value-type="string">
            <text:p>033</text:p>
          </table:table-cell>
          <table:table-cell table:formula="of:=CONCATENATE(LEFT([.D610];3);MID([.D610];5;10))" office:value-type="string" office:string-value="03322        " calcext:value-type="string">
            <text:p>03322 <text:s text:c="7"/></text:p>
          </table:table-cell>
          <table:table-cell table:formula="of:=CONCATENATE(LEFT([.D610];3);MID([.D610];4;10))" office:value-type="string" office:string-value="033.22       " calcext:value-type="string">
            <text:p>033.22 <text:s text:c="6"/></text:p>
          </table:table-cell>
          <table:table-cell table:style-name="ce9" office:value-type="string" calcext:value-type="string">
            <text:p>033.22 <text:s text:c="12"/>CESSÃO. DOAÇÃO. PERMUTA</text:p>
          </table:table-cell>
          <table:table-cell table:style-name="ce26" office:value-type="string" calcext:value-type="string">
            <text:p>4 anos</text:p>
          </table:table-cell>
          <table:table-cell table:style-name="ce39"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5">
          <table:table-cell table:formula="of:=LEFT([.D611];3)" office:value-type="string" office:string-value="033" calcext:value-type="string">
            <text:p>033</text:p>
          </table:table-cell>
          <table:table-cell table:formula="of:=CONCATENATE(LEFT([.D611];3);MID([.D611];5;10))" office:value-type="string" office:string-value="03323        " calcext:value-type="string">
            <text:p>03323 <text:s text:c="7"/></text:p>
          </table:table-cell>
          <table:table-cell table:formula="of:=CONCATENATE(LEFT([.D611];3);MID([.D611];4;10))" office:value-type="string" office:string-value="033.23       " calcext:value-type="string">
            <text:p>033.23 <text:s text:c="6"/></text:p>
          </table:table-cell>
          <table:table-cell table:style-name="ce9" office:value-type="string" calcext:value-type="string">
            <text:p>033.23 <text:s text:c="12"/>CONFECÇÃO DE IMPRESSOS</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4">
          <table:table-cell table:formula="of:=LEFT([.D612];3)" office:value-type="string" office:string-value="034" calcext:value-type="string">
            <text:p>034</text:p>
          </table:table-cell>
          <table:table-cell table:formula="of:=CONCATENATE(LEFT([.D612];3);MID([.D612];5;10))" office:value-type="string" office:string-value="034          " calcext:value-type="string">
            <text:p>034 <text:s text:c="9"/></text:p>
          </table:table-cell>
          <table:table-cell table:formula="of:=CONCATENATE(LEFT([.D612];3);MID([.D612];4;10))" office:value-type="string" office:string-value="034          " calcext:value-type="string">
            <text:p>034 <text:s text:c="9"/></text:p>
          </table:table-cell>
          <table:table-cell table:style-name="ce13" office:value-type="string" calcext:value-type="string">
            <text:p>034             MOVIMENTAÇÃO DE MATERIAL<text:span text:style-name="T1">(PERMANENTE  E DE CONSUMO)</text:span></text:p>
          </table:table-cell>
          <table:table-cell table:style-name="ce32"/>
          <table:table-cell table:style-name="ce49"/>
          <table:table-cell table:style-name="ce55"/>
          <table:table-cell table:style-name="ce46"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5">
          <table:table-cell table:formula="of:=LEFT([.D613];3)" office:value-type="string" office:string-value="034" calcext:value-type="string">
            <text:p>034</text:p>
          </table:table-cell>
          <table:table-cell table:formula="of:=CONCATENATE(LEFT([.D613];3);MID([.D613];5;10))" office:value-type="string" office:string-value="03401        " calcext:value-type="string">
            <text:p>03401 <text:s text:c="7"/></text:p>
          </table:table-cell>
          <table:table-cell table:formula="of:=CONCATENATE(LEFT([.D613];3);MID([.D613];4;10))" office:value-type="string" office:string-value="034.01       " calcext:value-type="string">
            <text:p>034.01 <text:s text:c="6"/></text:p>
          </table:table-cell>
          <table:table-cell table:style-name="ce9" office:value-type="string" calcext:value-type="string">
            <text:p>034.01                TERMOS DE RESPONSABILIDADE<text:span text:style-name="T1">(INCLUSIVE RMB OU RMBM)</text:span></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4">
          <table:table-cell table:formula="of:=LEFT([.D614];3)" office:value-type="string" office:string-value="034" calcext:value-type="string">
            <text:p>034</text:p>
          </table:table-cell>
          <table:table-cell table:formula="of:=CONCATENATE(LEFT([.D614];3);MID([.D614];5;10))" office:value-type="string" office:string-value="0341         " calcext:value-type="string">
            <text:p>0341 <text:s text:c="8"/></text:p>
          </table:table-cell>
          <table:table-cell table:formula="of:=CONCATENATE(LEFT([.D614];3);MID([.D614];4;10))" office:value-type="string" office:string-value="034.1        " calcext:value-type="string">
            <text:p>034.1 <text:s text:c="7"/></text:p>
          </table:table-cell>
          <table:table-cell table:style-name="ce9" office:value-type="string" calcext:value-type="string">
            <text:p>034.1             CONTROLE DE ESTOQUE<text:span text:style-name="T1">(INCLUSIVE REQUISIÇÃO,  DISTRIBUIÇÃO  E RMA)</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4">
          <table:table-cell table:formula="of:=LEFT([.D615];3)" office:value-type="string" office:string-value="034" calcext:value-type="string">
            <text:p>034</text:p>
          </table:table-cell>
          <table:table-cell table:formula="of:=CONCATENATE(LEFT([.D615];3);MID([.D615];5;10))" office:value-type="string" office:string-value="0342         " calcext:value-type="string">
            <text:p>0342 <text:s text:c="8"/></text:p>
          </table:table-cell>
          <table:table-cell table:formula="of:=CONCATENATE(LEFT([.D615];3);MID([.D615];4;10))" office:value-type="string" office:string-value="034.2        " calcext:value-type="string">
            <text:p>034.2 <text:s text:c="7"/></text:p>
          </table:table-cell>
          <table:table-cell table:style-name="ce9" office:value-type="string" calcext:value-type="string">
            <text:p>034.2 <text:s text:c="13"/>EXTRAVIO. ROUBO. DESAPARECIMENTO</text:p>
          </table:table-cell>
          <table:table-cell table:style-name="ce26" office:value-type="string" calcext:value-type="string">
            <text:p>Até a conclusão do caso</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4">
          <table:table-cell table:formula="of:=LEFT([.D616];3)" office:value-type="string" office:string-value="034" calcext:value-type="string">
            <text:p>034</text:p>
          </table:table-cell>
          <table:table-cell table:formula="of:=CONCATENATE(LEFT([.D616];3);MID([.D616];5;10))" office:value-type="string" office:string-value="0343         " calcext:value-type="string">
            <text:p>0343 <text:s text:c="8"/></text:p>
          </table:table-cell>
          <table:table-cell table:formula="of:=CONCATENATE(LEFT([.D616];3);MID([.D616];4;10))" office:value-type="string" office:string-value="034.3        " calcext:value-type="string">
            <text:p>034.3 <text:s text:c="7"/></text:p>
          </table:table-cell>
          <table:table-cell table:style-name="ce9" office:value-type="string" calcext:value-type="string">
            <text:p>034.3 <text:s text:c="13"/>TRANSPORTE DE MATERIAL</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4">
          <table:table-cell table:formula="of:=LEFT([.D617];3)" office:value-type="string" office:string-value="034" calcext:value-type="string">
            <text:p>034</text:p>
          </table:table-cell>
          <table:table-cell table:formula="of:=CONCATENATE(LEFT([.D617];3);MID([.D617];5;10))" office:value-type="string" office:string-value="0344         " calcext:value-type="string">
            <text:p>0344 <text:s text:c="8"/></text:p>
          </table:table-cell>
          <table:table-cell table:formula="of:=CONCATENATE(LEFT([.D617];3);MID([.D617];4;10))" office:value-type="string" office:string-value="034.4        " calcext:value-type="string">
            <text:p>034.4 <text:s text:c="7"/></text:p>
          </table:table-cell>
          <table:table-cell table:style-name="ce9" office:value-type="string" calcext:value-type="string">
            <text:p>034.4 <text:s text:c="12"/>AUTORIZAÇÃO DE SAÍDA DE MATERIAL</text:p>
          </table:table-cell>
          <table:table-cell table:style-name="ce26" office:value-type="string" calcext:value-type="string">
            <text:p>1 ano</text:p>
          </table:table-cell>
          <table:table-cell table:style-name="ce38"/>
          <table:table-cell table:style-name="ce37" office:value-type="string" calcext:value-type="string">
            <text:p>Eliminação</text:p>
          </table:table-cell>
          <table:table-cell table:style-name="ce37"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4">
          <table:table-cell table:formula="of:=LEFT([.D618];3)" office:value-type="string" office:string-value="034" calcext:value-type="string">
            <text:p>034</text:p>
          </table:table-cell>
          <table:table-cell table:formula="of:=CONCATENATE(LEFT([.D618];3);MID([.D618];5;10))" office:value-type="string" office:string-value="0345         " calcext:value-type="string">
            <text:p>0345 <text:s text:c="8"/></text:p>
          </table:table-cell>
          <table:table-cell table:formula="of:=CONCATENATE(LEFT([.D618];3);MID([.D618];4;10))" office:value-type="string" office:string-value="034.5        " calcext:value-type="string">
            <text:p>034.5 <text:s text:c="7"/></text:p>
          </table:table-cell>
          <table:table-cell table:style-name="ce9" office:value-type="string" calcext:value-type="string">
            <text:p>034.5 <text:s text:c="12"/>RECOLHIMENTO DE MATERIAL AO DEPÓSIT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Para os documentos <text:s/>referentes a produtos e insumos químicos e outras substâncias entorpecentes, <text:s/>observar os prazos da legislação específica vigente.</text:p>
          </table:table-cell>
          <table:table-cell/>
        </table:table-row>
        <table:table-row table:style-name="ro2">
          <table:table-cell table:formula="of:=LEFT([.D619];3)" office:value-type="string" office:string-value="035" calcext:value-type="string">
            <text:p>035</text:p>
          </table:table-cell>
          <table:table-cell table:formula="of:=CONCATENATE(LEFT([.D619];3);MID([.D619];5;10))" office:value-type="string" office:string-value="035          " calcext:value-type="string">
            <text:p>035 <text:s text:c="9"/></text:p>
          </table:table-cell>
          <table:table-cell table:formula="of:=CONCATENATE(LEFT([.D619];3);MID([.D619];4;10))" office:value-type="string" office:string-value="035          " calcext:value-type="string">
            <text:p>035 <text:s text:c="9"/></text:p>
          </table:table-cell>
          <table:table-cell table:style-name="ce12" office:value-type="string" calcext:value-type="string">
            <text:p>035              ALIENAÇÃO. BAIXA<text:span text:style-name="T1">(MATERIAL PERMANENTE  E DE CONSUMO)</text:span></text:p>
          </table:table-cell>
          <table:table-cell table:style-name="ce25"/>
          <table:table-cell table:style-name="ce36"/>
          <table:table-cell table:style-name="ce44" table:number-columns-repeated="2"/>
          <table:table-cell/>
        </table:table-row>
        <table:table-row table:style-name="ro5">
          <table:table-cell table:formula="of:=LEFT([.D620];3)" office:value-type="string" office:string-value="035" calcext:value-type="string">
            <text:p>035</text:p>
          </table:table-cell>
          <table:table-cell table:formula="of:=CONCATENATE(LEFT([.D620];3);MID([.D620];5;10))" office:value-type="string" office:string-value="0351         " calcext:value-type="string">
            <text:p>0351 <text:s text:c="8"/></text:p>
          </table:table-cell>
          <table:table-cell table:formula="of:=CONCATENATE(LEFT([.D620];3);MID([.D620];4;10))" office:value-type="string" office:string-value="035.1        " calcext:value-type="string">
            <text:p>035.1 <text:s text:c="7"/></text:p>
          </table:table-cell>
          <table:table-cell table:style-name="ce9" office:value-type="string" calcext:value-type="string">
            <text:p>035.1             VENDA<text:span text:style-name="T1">(INCLUSIVE LEILÃO)</text:span></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8">
          <table:table-cell table:formula="of:=LEFT([.D621];3)" office:value-type="string" office:string-value="035" calcext:value-type="string">
            <text:p>035</text:p>
          </table:table-cell>
          <table:table-cell table:formula="of:=CONCATENATE(LEFT([.D621];3);MID([.D621];5;10))" office:value-type="string" office:string-value="0352         " calcext:value-type="string">
            <text:p>0352 <text:s text:c="8"/></text:p>
          </table:table-cell>
          <table:table-cell table:formula="of:=CONCATENATE(LEFT([.D621];3);MID([.D621];4;10))" office:value-type="string" office:string-value="035.2        " calcext:value-type="string">
            <text:p>035.2 <text:s text:c="7"/></text:p>
          </table:table-cell>
          <table:table-cell table:style-name="ce9" office:value-type="string" calcext:value-type="string">
            <text:p>035.2 <text:s text:c="12"/>CESSÃO. DOAÇÃO. 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table-row>
        <table:table-row table:style-name="ro2">
          <table:table-cell table:formula="of:=LEFT([.D622];3)" office:value-type="string" office:string-value="036" calcext:value-type="string">
            <text:p>036</text:p>
          </table:table-cell>
          <table:table-cell table:formula="of:=CONCATENATE(LEFT([.D622];3);MID([.D622];5;10))" office:value-type="string" office:string-value="036          " calcext:value-type="string">
            <text:p>036 <text:s text:c="9"/></text:p>
          </table:table-cell>
          <table:table-cell table:formula="of:=CONCATENATE(LEFT([.D622];3);MID([.D622];4;10))" office:value-type="string" office:string-value="036          " calcext:value-type="string">
            <text:p>036 <text:s text:c="9"/></text:p>
          </table:table-cell>
          <table:table-cell table:style-name="ce12" office:value-type="string" calcext:value-type="string">
            <text:p>036 <text:s text:c="13"/>INSTALAÇÃO E MANUTENÇÃO</text:p>
          </table:table-cell>
          <table:table-cell table:style-name="ce25"/>
          <table:table-cell table:style-name="ce36"/>
          <table:table-cell table:style-name="ce44" table:number-columns-repeated="2"/>
          <table:table-cell/>
        </table:table-row>
        <table:table-row table:style-name="ro5">
          <table:table-cell table:formula="of:=LEFT([.D623];3)" office:value-type="string" office:string-value="036" calcext:value-type="string">
            <text:p>036</text:p>
          </table:table-cell>
          <table:table-cell table:formula="of:=CONCATENATE(LEFT([.D623];3);MID([.D623];5;10))" office:value-type="string" office:string-value="0361         " calcext:value-type="string">
            <text:p>0361 <text:s text:c="8"/></text:p>
          </table:table-cell>
          <table:table-cell table:formula="of:=CONCATENATE(LEFT([.D623];3);MID([.D623];4;10))" office:value-type="string" office:string-value="036.1        " calcext:value-type="string">
            <text:p>036.1 <text:s text:c="7"/></text:p>
          </table:table-cell>
          <table:table-cell table:style-name="ce9" office:value-type="string" calcext:value-type="string">
            <text:p>036.1            REQUISIÇÃO E CONTRATAÇÃO DE SERVIÇOS<text:span text:style-name="T1">(INCLUSIVE LICITAÇÕES)</text:span></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24];3)" office:value-type="string" office:string-value="036" calcext:value-type="string">
            <text:p>036</text:p>
          </table:table-cell>
          <table:table-cell table:formula="of:=CONCATENATE(LEFT([.D624];3);MID([.D624];5;10))" office:value-type="string" office:string-value="0362         " calcext:value-type="string">
            <text:p>0362 <text:s text:c="8"/></text:p>
          </table:table-cell>
          <table:table-cell table:formula="of:=CONCATENATE(LEFT([.D624];3);MID([.D624];4;10))" office:value-type="string" office:string-value="036.2        " calcext:value-type="string">
            <text:p>036.2 <text:s text:c="7"/></text:p>
          </table:table-cell>
          <table:table-cell table:style-name="ce9" office:value-type="string" calcext:value-type="string">
            <text:p>036.2 <text:s text:c="11"/>SERVIÇOS EXECUTADOS EM OFICINAS DO ÓRGÃO</text:p>
          </table:table-cell>
          <table:table-cell table:style-name="ce26" office:value-type="string" calcext:value-type="string">
            <text:p>1 ano</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25];3)" office:value-type="string" office:string-value="037" calcext:value-type="string">
            <text:p>037</text:p>
          </table:table-cell>
          <table:table-cell table:formula="of:=CONCATENATE(LEFT([.D625];3);MID([.D625];5;10))" office:value-type="string" office:string-value="037          " calcext:value-type="string">
            <text:p>037 <text:s text:c="9"/></text:p>
          </table:table-cell>
          <table:table-cell table:formula="of:=CONCATENATE(LEFT([.D625];3);MID([.D625];4;10))" office:value-type="string" office:string-value="037          " calcext:value-type="string">
            <text:p>037 <text:s text:c="9"/></text:p>
          </table:table-cell>
          <table:table-cell table:style-name="ce12" office:value-type="string" calcext:value-type="string">
            <text:p>037 <text:s text:c="11"/>INVENTÁRIO</text:p>
          </table:table-cell>
          <table:table-cell table:style-name="ce25"/>
          <table:table-cell table:style-name="ce36"/>
          <table:table-cell table:style-name="ce44" table:number-columns-repeated="2"/>
          <table:table-cell/>
        </table:table-row>
        <table:table-row table:style-name="ro5">
          <table:table-cell table:formula="of:=LEFT([.D626];3)" office:value-type="string" office:string-value="037" calcext:value-type="string">
            <text:p>037</text:p>
          </table:table-cell>
          <table:table-cell table:formula="of:=CONCATENATE(LEFT([.D626];3);MID([.D626];5;10))" office:value-type="string" office:string-value="0371         " calcext:value-type="string">
            <text:p>0371 <text:s text:c="8"/></text:p>
          </table:table-cell>
          <table:table-cell table:formula="of:=CONCATENATE(LEFT([.D626];3);MID([.D626];4;10))" office:value-type="string" office:string-value="037.1        " calcext:value-type="string">
            <text:p>037.1 <text:s text:c="7"/></text:p>
          </table:table-cell>
          <table:table-cell table:style-name="ce9" office:value-type="string" calcext:value-type="string">
            <text:p>037.1 <text:s text:c="11"/>MATERIAL PERMANENTE</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Guarda permanente</text:p>
          </table:table-cell>
          <table:table-cell table:style-name="ce58"/>
          <table:table-cell/>
        </table:table-row>
        <table:table-row table:style-name="ro5">
          <table:table-cell table:formula="of:=LEFT([.D627];3)" office:value-type="string" office:string-value="037" calcext:value-type="string">
            <text:p>037</text:p>
          </table:table-cell>
          <table:table-cell table:formula="of:=CONCATENATE(LEFT([.D627];3);MID([.D627];5;10))" office:value-type="string" office:string-value="0372         " calcext:value-type="string">
            <text:p>0372 <text:s text:c="8"/></text:p>
          </table:table-cell>
          <table:table-cell table:formula="of:=CONCATENATE(LEFT([.D627];3);MID([.D627];4;10))" office:value-type="string" office:string-value="037.2        " calcext:value-type="string">
            <text:p>037.2 <text:s text:c="7"/></text:p>
          </table:table-cell>
          <table:table-cell table:style-name="ce9" office:value-type="string" calcext:value-type="string">
            <text:p>037.2 <text:s text:c="11"/>MATERIAL DE CONSUMO</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6">
          <table:table-cell table:formula="of:=LEFT([.D628];3)" office:value-type="string" office:string-value="039" calcext:value-type="string">
            <text:p>039</text:p>
          </table:table-cell>
          <table:table-cell table:formula="of:=CONCATENATE(LEFT([.D628];3);MID([.D628];5;10))" office:value-type="string" office:string-value="039          " calcext:value-type="string">
            <text:p>039 <text:s text:c="9"/></text:p>
          </table:table-cell>
          <table:table-cell table:formula="of:=CONCATENATE(LEFT([.D628];3);MID([.D628];4;10))" office:value-type="string" office:string-value="039          " calcext:value-type="string">
            <text:p>039 <text:s text:c="9"/></text:p>
          </table:table-cell>
          <table:table-cell table:style-name="ce13" office:value-type="string" calcext:value-type="string">
            <text:p>039 <text:s text:c="10"/>OUTROS ASSUNTOS REFERENTES <text:s/>A MATERIAL</text:p>
          </table:table-cell>
          <table:table-cell table:style-name="ce27"/>
          <table:table-cell table:style-name="ce40" table:number-columns-repeated="2"/>
          <table:table-cell table:style-name="ce37" office:value-type="string" calcext:value-type="string">
            <text:p>Este <text:s/>grupo <text:s text:c="2"/>será <text:s text:c="2"/>desenvolvido <text:s text:c="3"/>pelo <text:s text:c="2"/>órgão <text:s text:c="2"/>de acordo com a necessidade, bem como a temporalidade e destinação.</text:p>
          </table:table-cell>
          <table:table-cell/>
        </table:table-row>
        <table:table-row table:style-name="ro26">
          <table:table-cell table:formula="of:=LEFT([.D629];3)" office:value-type="string" office:string-value="040" calcext:value-type="string">
            <text:p>040</text:p>
          </table:table-cell>
          <table:table-cell table:formula="of:=CONCATENATE(LEFT([.D629];3);MID([.D629];5;10))" office:value-type="string" office:string-value="040          " calcext:value-type="string">
            <text:p>040 <text:s text:c="9"/></text:p>
          </table:table-cell>
          <table:table-cell table:formula="of:=CONCATENATE(LEFT([.D629];3);MID([.D629];4;10))" office:value-type="string" office:string-value="040          " calcext:value-type="string">
            <text:p>040 <text:s text:c="9"/></text:p>
          </table:table-cell>
          <table:table-cell table:style-name="ce20" office:value-type="string" calcext:value-type="string">
            <text:p>040             PATRIMÔNIO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6">
          <table:table-cell table:formula="of:=LEFT([.D630];3)" office:value-type="string" office:string-value="041" calcext:value-type="string">
            <text:p>041</text:p>
          </table:table-cell>
          <table:table-cell table:formula="of:=CONCATENATE(LEFT([.D630];3);MID([.D630];5;10))" office:value-type="string" office:string-value="041          " calcext:value-type="string">
            <text:p>041 <text:s text:c="9"/></text:p>
          </table:table-cell>
          <table:table-cell table:formula="of:=CONCATENATE(LEFT([.D630];3);MID([.D630];4;10))" office:value-type="string" office:string-value="041          " calcext:value-type="string">
            <text:p>041 <text:s text:c="9"/></text:p>
          </table:table-cell>
          <table:table-cell table:style-name="ce9" office:value-type="string" calcext:value-type="string">
            <text:p>041                BENS IMÓVEIS <text:span text:style-name="T1">PROJETOS, PLANTAS E ESCRITURAS</text:span></text:p>
          </table:table-cell>
          <table:table-cell table:style-name="ce26" office:value-type="string" calcext:value-type="string">
            <text:p>3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É opcional a reprodução dos documentos previamente ao recolhimento, para que o órgão permaneça <text:s/>com cópias para consulta.</text:p>
          </table:table-cell>
          <table:table-cell/>
        </table:table-row>
        <table:table-row table:style-name="ro3">
          <table:table-cell table:formula="of:=LEFT([.D631];3)" office:value-type="string" office:string-value="041" calcext:value-type="string">
            <text:p>041</text:p>
          </table:table-cell>
          <table:table-cell table:formula="of:=CONCATENATE(LEFT([.D631];3);MID([.D631];5;10))" office:value-type="string" office:string-value="04101        " calcext:value-type="string">
            <text:p>04101 <text:s text:c="7"/></text:p>
          </table:table-cell>
          <table:table-cell table:formula="of:=CONCATENATE(LEFT([.D631];3);MID([.D631];4;10))" office:value-type="string" office:string-value="041.01       " calcext:value-type="string">
            <text:p>041.01 <text:s text:c="6"/></text:p>
          </table:table-cell>
          <table:table-cell table:style-name="ce13" office:value-type="string" calcext:value-type="string">
            <text:p>041.01 <text:s text:c="12"/>FORNECIMENTO E MANUTENÇÃO DE SERVIÇOS BÁSICOS</text:p>
          </table:table-cell>
          <table:table-cell table:style-name="ce27"/>
          <table:table-cell table:style-name="ce43"/>
          <table:table-cell table:style-name="ce40"/>
          <table:table-cell table:style-name="ce37" office:value-type="string" calcext:value-type="string">
            <text:p>Os <text:s/>documentos <text:s text:c="2"/>que <text:s/>não <text:s/>envolvem <text:s text:c="2"/>pagamentos serão eliminados após 1 ano.</text:p>
          </table:table-cell>
          <table:table-cell/>
        </table:table-row>
        <table:table-row table:style-name="ro5">
          <table:table-cell table:formula="of:=LEFT([.D632];3)" office:value-type="string" office:string-value="041" calcext:value-type="string">
            <text:p>041</text:p>
          </table:table-cell>
          <table:table-cell table:formula="of:=CONCATENATE(LEFT([.D632];3);MID([.D632];5;10))" office:value-type="string" office:string-value="041011       " calcext:value-type="string">
            <text:p>041011 <text:s text:c="6"/></text:p>
          </table:table-cell>
          <table:table-cell table:formula="of:=CONCATENATE(LEFT([.D632];3);MID([.D632];4;10))" office:value-type="string" office:string-value="041.011      " calcext:value-type="string">
            <text:p>041.011 <text:s text:c="5"/></text:p>
          </table:table-cell>
          <table:table-cell table:style-name="ce9" office:value-type="string" calcext:value-type="string">
            <text:p>041.011 <text:s text:c="14"/>ÁGUA E ESGOTO</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633];3)" office:value-type="string" office:string-value="041" calcext:value-type="string">
            <text:p>041</text:p>
          </table:table-cell>
          <table:table-cell table:formula="of:=CONCATENATE(LEFT([.D633];3);MID([.D633];5;10))" office:value-type="string" office:string-value="041012       " calcext:value-type="string">
            <text:p>041012 <text:s text:c="6"/></text:p>
          </table:table-cell>
          <table:table-cell table:formula="of:=CONCATENATE(LEFT([.D633];3);MID([.D633];4;10))" office:value-type="string" office:string-value="041.012      " calcext:value-type="string">
            <text:p>041.012 <text:s text:c="5"/></text:p>
          </table:table-cell>
          <table:table-cell table:style-name="ce9" office:value-type="string" calcext:value-type="string">
            <text:p>041.012 <text:s text:c="14"/>GÁS</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5">
          <table:table-cell table:formula="of:=LEFT([.D634];3)" office:value-type="string" office:string-value="041" calcext:value-type="string">
            <text:p>041</text:p>
          </table:table-cell>
          <table:table-cell table:formula="of:=CONCATENATE(LEFT([.D634];3);MID([.D634];5;10))" office:value-type="string" office:string-value="041013       " calcext:value-type="string">
            <text:p>041013 <text:s text:c="6"/></text:p>
          </table:table-cell>
          <table:table-cell table:formula="of:=CONCATENATE(LEFT([.D634];3);MID([.D634];4;10))" office:value-type="string" office:string-value="041.013      " calcext:value-type="string">
            <text:p>041.013 <text:s text:c="5"/></text:p>
          </table:table-cell>
          <table:table-cell table:style-name="ce9" office:value-type="string" calcext:value-type="string">
            <text:p>041.013 <text:s text:c="15"/>LUZ E FORÇA</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35];3)" office:value-type="string" office:string-value="041" calcext:value-type="string">
            <text:p>041</text:p>
          </table:table-cell>
          <table:table-cell table:formula="of:=CONCATENATE(LEFT([.D635];3);MID([.D635];5;10))" office:value-type="string" office:string-value="04102        " calcext:value-type="string">
            <text:p>04102 <text:s text:c="7"/></text:p>
          </table:table-cell>
          <table:table-cell table:formula="of:=CONCATENATE(LEFT([.D635];3);MID([.D635];4;10))" office:value-type="string" office:string-value="041.02       " calcext:value-type="string">
            <text:p>041.02 <text:s text:c="6"/></text:p>
          </table:table-cell>
          <table:table-cell table:style-name="ce9" office:value-type="string" calcext:value-type="string">
            <text:p>041.02 <text:s text:c="10"/>COMISSÃO INTERNA DE CONSERVAÇÃO DE ENERGIA (CICE)</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9">
          <table:table-cell table:formula="of:=LEFT([.D636];3)" office:value-type="string" office:string-value="   " calcext:value-type="string">
            <text:p><text:s text:c="3"/></text:p>
          </table:table-cell>
          <table:table-cell table:formula="of:=CONCATENATE(LEFT([.D636];3);MID([.D636];5;10))" office:value-type="string" office:string-value="             " calcext:value-type="string">
            <text:p><text:s text:c="13"/></text:p>
          </table:table-cell>
          <table:table-cell table:formula="of:=CONCATENATE(LEFT([.D636];3);MID([.D636];4;10))" office:value-type="string" office:string-value="             " calcext:value-type="string">
            <text:p><text:s text:c="13"/></text:p>
          </table:table-cell>
          <table:table-cell table:style-name="ce21" office:value-type="string" calcext:value-type="string">
            <text:p><text:s text:c="27"/>CRIAÇÃO, DESIGNAÇÃO, <text:s/>PROPOSTAS DE REDUÇÃO DE GASTOS COM ENERGIA, RELATÓRIOS E ATAS</text:p>
          </table:table-cell>
          <table:table-cell table:style-name="ce30" office:value-type="string" calcext:value-type="string">
            <text:p>3 anos</text:p>
          </table:table-cell>
          <table:table-cell table:style-name="ce46" office:value-type="string" calcext:value-type="string">
            <text:p>5 anos</text:p>
          </table:table-cell>
          <table:table-cell table:style-name="ce46" office:value-type="string" calcext:value-type="string">
            <text:p>Guarda permanente</text:p>
          </table:table-cell>
          <table:table-cell table:style-name="ce55"/>
          <table:table-cell/>
        </table:table-row>
        <table:table-row table:style-name="ro5">
          <table:table-cell table:formula="of:=LEFT([.D637];3)" office:value-type="string" office:string-value="041" calcext:value-type="string">
            <text:p>041</text:p>
          </table:table-cell>
          <table:table-cell table:formula="of:=CONCATENATE(LEFT([.D637];3);MID([.D637];5;10))" office:value-type="string" office:string-value="04103        " calcext:value-type="string">
            <text:p>04103 <text:s text:c="7"/></text:p>
          </table:table-cell>
          <table:table-cell table:formula="of:=CONCATENATE(LEFT([.D637];3);MID([.D637];4;10))" office:value-type="string" office:string-value="041.03       " calcext:value-type="string">
            <text:p>041.03 <text:s text:c="6"/></text:p>
          </table:table-cell>
          <table:table-cell table:style-name="ce9" office:value-type="string" calcext:value-type="string">
            <text:p>041.03 <text:s text:c="14"/>CONDOMÍNIO</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38];3)" office:value-type="string" office:string-value="041" calcext:value-type="string">
            <text:p>041</text:p>
          </table:table-cell>
          <table:table-cell table:formula="of:=CONCATENATE(LEFT([.D638];3);MID([.D638];5;10))" office:value-type="string" office:string-value="0411         " calcext:value-type="string">
            <text:p>0411 <text:s text:c="8"/></text:p>
          </table:table-cell>
          <table:table-cell table:formula="of:=CONCATENATE(LEFT([.D638];3);MID([.D638];4;10))" office:value-type="string" office:string-value="041.1        " calcext:value-type="string">
            <text:p>041.1 <text:s text:c="7"/></text:p>
          </table:table-cell>
          <table:table-cell table:style-name="ce13" office:value-type="string" calcext:value-type="string">
            <text:p>041.1 <text:s text:c="11"/>AQUISIÇÃO</text:p>
          </table:table-cell>
          <table:table-cell table:style-name="ce27"/>
          <table:table-cell table:style-name="ce43"/>
          <table:table-cell table:style-name="ce40"/>
          <table:table-cell table:style-name="ce58"/>
          <table:table-cell/>
        </table:table-row>
        <table:table-row table:style-name="ro5">
          <table:table-cell table:formula="of:=LEFT([.D639];3)" office:value-type="string" office:string-value="041" calcext:value-type="string">
            <text:p>041</text:p>
          </table:table-cell>
          <table:table-cell table:formula="of:=CONCATENATE(LEFT([.D639];3);MID([.D639];5;10))" office:value-type="string" office:string-value="04111        " calcext:value-type="string">
            <text:p>04111 <text:s text:c="7"/></text:p>
          </table:table-cell>
          <table:table-cell table:formula="of:=CONCATENATE(LEFT([.D639];3);MID([.D639];4;10))" office:value-type="string" office:string-value="041.11       " calcext:value-type="string">
            <text:p>041.11 <text:s text:c="6"/></text:p>
          </table:table-cell>
          <table:table-cell table:style-name="ce9" office:value-type="string" calcext:value-type="string">
            <text:p>041.11 <text:s text:c="14"/>COMPRA</text:p>
          </table:table-cell>
          <table:table-cell table:style-name="ce26" office:value-type="string" calcext:value-type="string">
            <text:p>Até aprovação das contas</text:p>
          </table:table-cell>
          <table:table-cell table:style-name="ce45" office:value-type="string" calcext:value-type="string">
            <text:p>5 anos a contar</text:p>
            <text:p>da   data</text:p>
            <text:p>de aprovaç ão     das contas</text:p>
          </table:table-cell>
          <table:table-cell table:style-name="ce37" office:value-type="string" calcext:value-type="string">
            <text:p>Guarda permanente</text:p>
          </table:table-cell>
          <table:table-cell table:style-name="ce58"/>
          <table:table-cell/>
        </table:table-row>
        <table:table-row table:style-name="ro27">
          <table:table-cell table:formula="of:=LEFT([.D640];3)" office:value-type="string" office:string-value="041" calcext:value-type="string">
            <text:p>041</text:p>
          </table:table-cell>
          <table:table-cell table:formula="of:=CONCATENATE(LEFT([.D640];3);MID([.D640];5;10))" office:value-type="string" office:string-value="04112        " calcext:value-type="string">
            <text:p>04112 <text:s text:c="7"/></text:p>
          </table:table-cell>
          <table:table-cell table:formula="of:=CONCATENATE(LEFT([.D640];3);MID([.D640];4;10))" office:value-type="string" office:string-value="041.12       " calcext:value-type="string">
            <text:p>041.12 <text:s text:c="6"/></text:p>
          </table:table-cell>
          <table:table-cell table:style-name="ce9" office:value-type="string" calcext:value-type="string">
            <text:p>041.12 <text:s text:c="14"/>CESSÃO</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a  aprovação  das</text:p>
            <text:p>contas e guarda permanente).</text:p>
          </table:table-cell>
          <table:table-cell/>
        </table:table-row>
        <table:table-row table:style-name="ro27">
          <table:table-cell table:formula="of:=LEFT([.D641];3)" office:value-type="string" office:string-value="041" calcext:value-type="string">
            <text:p>041</text:p>
          </table:table-cell>
          <table:table-cell table:formula="of:=CONCATENATE(LEFT([.D641];3);MID([.D641];5;10))" office:value-type="string" office:string-value="04113        " calcext:value-type="string">
            <text:p>04113 <text:s text:c="7"/></text:p>
          </table:table-cell>
          <table:table-cell table:formula="of:=CONCATENATE(LEFT([.D641];3);MID([.D641];4;10))" office:value-type="string" office:string-value="041.13       " calcext:value-type="string">
            <text:p>041.13 <text:s text:c="6"/></text:p>
          </table:table-cell>
          <table:table-cell table:style-name="ce9" office:value-type="string" calcext:value-type="string">
            <text:p>041.13 <text:s text:c="15"/>DOAÇÃO</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table-row>
        <table:table-row table:style-name="ro27">
          <table:table-cell table:formula="of:=LEFT([.D642];3)" office:value-type="string" office:string-value="041" calcext:value-type="string">
            <text:p>041</text:p>
          </table:table-cell>
          <table:table-cell table:formula="of:=CONCATENATE(LEFT([.D642];3);MID([.D642];5;10))" office:value-type="string" office:string-value="04114        " calcext:value-type="string">
            <text:p>04114 <text:s text:c="7"/></text:p>
          </table:table-cell>
          <table:table-cell table:formula="of:=CONCATENATE(LEFT([.D642];3);MID([.D642];4;10))" office:value-type="string" office:string-value="041.14       " calcext:value-type="string">
            <text:p>041.14 <text:s text:c="6"/></text:p>
          </table:table-cell>
          <table:table-cell table:style-name="ce9" office:value-type="string" calcext:value-type="string">
            <text:p>041.14 <text:s text:c="14"/>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table-row>
        <table:table-row table:style-name="ro5">
          <table:table-cell table:formula="of:=LEFT([.D643];3)" office:value-type="string" office:string-value="041" calcext:value-type="string">
            <text:p>041</text:p>
          </table:table-cell>
          <table:table-cell table:formula="of:=CONCATENATE(LEFT([.D643];3);MID([.D643];5;10))" office:value-type="string" office:string-value="04115        " calcext:value-type="string">
            <text:p>04115 <text:s text:c="7"/></text:p>
          </table:table-cell>
          <table:table-cell table:formula="of:=CONCATENATE(LEFT([.D643];3);MID([.D643];4;10))" office:value-type="string" office:string-value="041.15       " calcext:value-type="string">
            <text:p>041.15 <text:s text:c="6"/></text:p>
          </table:table-cell>
          <table:table-cell table:style-name="ce9" office:value-type="string" calcext:value-type="string">
            <text:p>041.15 <text:s text:c="13"/>LOCAÇÃO. ARRENDAMENTO. COMO- DATO</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44];3)" office:value-type="string" office:string-value="041" calcext:value-type="string">
            <text:p>041</text:p>
          </table:table-cell>
          <table:table-cell table:formula="of:=CONCATENATE(LEFT([.D644];3);MID([.D644];5;10))" office:value-type="string" office:string-value="0412         " calcext:value-type="string">
            <text:p>0412 <text:s text:c="8"/></text:p>
          </table:table-cell>
          <table:table-cell table:formula="of:=CONCATENATE(LEFT([.D644];3);MID([.D644];4;10))" office:value-type="string" office:string-value="041.2        " calcext:value-type="string">
            <text:p>041.2 <text:s text:c="7"/></text:p>
          </table:table-cell>
          <table:table-cell table:style-name="ce12" office:value-type="string" calcext:value-type="string">
            <text:p>041.2 <text:s text:c="11"/>ALIENAÇÃO</text:p>
          </table:table-cell>
          <table:table-cell table:style-name="ce25"/>
          <table:table-cell table:style-name="ce36"/>
          <table:table-cell table:style-name="ce44" table:number-columns-repeated="2"/>
          <table:table-cell/>
        </table:table-row>
        <table:table-row table:style-name="ro5">
          <table:table-cell table:formula="of:=LEFT([.D645];3)" office:value-type="string" office:string-value="041" calcext:value-type="string">
            <text:p>041</text:p>
          </table:table-cell>
          <table:table-cell table:formula="of:=CONCATENATE(LEFT([.D645];3);MID([.D645];5;10))" office:value-type="string" office:string-value="04121        " calcext:value-type="string">
            <text:p>04121 <text:s text:c="7"/></text:p>
          </table:table-cell>
          <table:table-cell table:formula="of:=CONCATENATE(LEFT([.D645];3);MID([.D645];4;10))" office:value-type="string" office:string-value="041.21       " calcext:value-type="string">
            <text:p>041.21 <text:s text:c="6"/></text:p>
          </table:table-cell>
          <table:table-cell table:style-name="ce9" office:value-type="string" calcext:value-type="string">
            <text:p>041.21 <text:s text:c="15"/>VENDA</text:p>
          </table:table-cell>
          <table:table-cell table:style-name="ce26" office:value-type="string" calcext:value-type="string">
            <text:p>Até aprovação das contas</text:p>
          </table:table-cell>
          <table:table-cell table:style-name="ce45" office:value-type="string" calcext:value-type="string">
            <text:p>5 anos a contar</text:p>
            <text:p>da   data de aprovaç ão     das contas</text:p>
          </table:table-cell>
          <table:table-cell table:style-name="ce37" office:value-type="string" calcext:value-type="string">
            <text:p>Guarda permanente</text:p>
          </table:table-cell>
          <table:table-cell table:style-name="ce58"/>
          <table:table-cell/>
        </table:table-row>
        <table:table-row table:style-name="ro27">
          <table:table-cell table:formula="of:=LEFT([.D646];3)" office:value-type="string" office:string-value="041" calcext:value-type="string">
            <text:p>041</text:p>
          </table:table-cell>
          <table:table-cell table:formula="of:=CONCATENATE(LEFT([.D646];3);MID([.D646];5;10))" office:value-type="string" office:string-value="04122        " calcext:value-type="string">
            <text:p>04122 <text:s text:c="7"/></text:p>
          </table:table-cell>
          <table:table-cell table:formula="of:=CONCATENATE(LEFT([.D646];3);MID([.D646];4;10))" office:value-type="string" office:string-value="041.22       " calcext:value-type="string">
            <text:p>041.22 <text:s text:c="6"/></text:p>
          </table:table-cell>
          <table:table-cell table:style-name="ce9" office:value-type="string" calcext:value-type="string">
            <text:p>041.22 <text:s text:c="15"/>CESSÃO</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table-row>
        <table:table-row table:style-name="ro27">
          <table:table-cell table:formula="of:=LEFT([.D647];3)" office:value-type="string" office:string-value="041" calcext:value-type="string">
            <text:p>041</text:p>
          </table:table-cell>
          <table:table-cell table:formula="of:=CONCATENATE(LEFT([.D647];3);MID([.D647];5;10))" office:value-type="string" office:string-value="04123        " calcext:value-type="string">
            <text:p>04123 <text:s text:c="7"/></text:p>
          </table:table-cell>
          <table:table-cell table:formula="of:=CONCATENATE(LEFT([.D647];3);MID([.D647];4;10))" office:value-type="string" office:string-value="041.23       " calcext:value-type="string">
            <text:p>041.23 <text:s text:c="6"/></text:p>
          </table:table-cell>
          <table:table-cell table:style-name="ce9" office:value-type="string" calcext:value-type="string">
            <text:p>041.23 <text:s text:c="16"/>DOAÇÃO</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table-row>
        <table:table-row table:style-name="ro27">
          <table:table-cell table:formula="of:=LEFT([.D648];3)" office:value-type="string" office:string-value="041" calcext:value-type="string">
            <text:p>041</text:p>
          </table:table-cell>
          <table:table-cell table:formula="of:=CONCATENATE(LEFT([.D648];3);MID([.D648];5;10))" office:value-type="string" office:string-value="04124        " calcext:value-type="string">
            <text:p>04124 <text:s text:c="7"/></text:p>
          </table:table-cell>
          <table:table-cell table:formula="of:=CONCATENATE(LEFT([.D648];3);MID([.D648];4;10))" office:value-type="string" office:string-value="041.24       " calcext:value-type="string">
            <text:p>041.24 <text:s text:c="6"/></text:p>
          </table:table-cell>
          <table:table-cell table:style-name="ce9" office:value-type="string" calcext:value-type="string">
            <text:p>041.24 <text:s text:c="15"/>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text:p>
            <text:p>contas e guarda permanente).</text:p>
          </table:table-cell>
          <table:table-cell/>
        </table:table-row>
        <table:table-row table:style-name="ro1">
          <table:table-cell table:formula="of:=LEFT([.D649];3)" office:value-type="string" office:string-value="041" calcext:value-type="string">
            <text:p>041</text:p>
          </table:table-cell>
          <table:table-cell table:formula="of:=CONCATENATE(LEFT([.D649];3);MID([.D649];5;10))" office:value-type="string" office:string-value="0413         " calcext:value-type="string">
            <text:p>0413 <text:s text:c="8"/></text:p>
          </table:table-cell>
          <table:table-cell table:formula="of:=CONCATENATE(LEFT([.D649];3);MID([.D649];4;10))" office:value-type="string" office:string-value="041.3        " calcext:value-type="string">
            <text:p>041.3 <text:s text:c="7"/></text:p>
          </table:table-cell>
          <table:table-cell table:style-name="ce9" office:value-type="string" calcext:value-type="string">
            <text:p>041.3 <text:s text:c="12"/>DESAPROPRIAÇÃO. REINTEGRAÇÃO DE POSSE .REIVINDICAÇÃO DE DOMÍNIO. TOMBAMENT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650];3)" office:value-type="string" office:string-value="041" calcext:value-type="string">
            <text:p>041</text:p>
          </table:table-cell>
          <table:table-cell table:formula="of:=CONCATENATE(LEFT([.D650];3);MID([.D650];5;10))" office:value-type="string" office:string-value="0414         " calcext:value-type="string">
            <text:p>0414 <text:s text:c="8"/></text:p>
          </table:table-cell>
          <table:table-cell table:formula="of:=CONCATENATE(LEFT([.D650];3);MID([.D650];4;10))" office:value-type="string" office:string-value="041.4        " calcext:value-type="string">
            <text:p>041.4 <text:s text:c="7"/></text:p>
          </table:table-cell>
          <table:table-cell table:style-name="ce12" office:value-type="string" calcext:value-type="string">
            <text:p>041.4 <text:s text:c="12"/>OBRAS</text:p>
          </table:table-cell>
          <table:table-cell table:style-name="ce25"/>
          <table:table-cell table:style-name="ce44" table:number-columns-repeated="3"/>
          <table:table-cell/>
        </table:table-row>
        <table:table-row table:style-name="ro2">
          <table:table-cell table:formula="of:=LEFT([.D651];3)" office:value-type="string" office:string-value="041" calcext:value-type="string">
            <text:p>041</text:p>
          </table:table-cell>
          <table:table-cell table:formula="of:=CONCATENATE(LEFT([.D651];3);MID([.D651];5;10))" office:value-type="string" office:string-value="04141        " calcext:value-type="string">
            <text:p>04141 <text:s text:c="7"/></text:p>
          </table:table-cell>
          <table:table-cell table:formula="of:=CONCATENATE(LEFT([.D651];3);MID([.D651];4;10))" office:value-type="string" office:string-value="041.41       " calcext:value-type="string">
            <text:p>041.41 <text:s text:c="6"/></text:p>
          </table:table-cell>
          <table:table-cell table:style-name="ce9" office:value-type="string" calcext:value-type="string">
            <text:p>041.41 <text:s text:c="14"/>REFORMA. RECUPERAÇÃO. RESTAURA- ÇÃ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652];3)" office:value-type="string" office:string-value="041" calcext:value-type="string">
            <text:p>041</text:p>
          </table:table-cell>
          <table:table-cell table:formula="of:=CONCATENATE(LEFT([.D652];3);MID([.D652];5;10))" office:value-type="string" office:string-value="04142        " calcext:value-type="string">
            <text:p>04142 <text:s text:c="7"/></text:p>
          </table:table-cell>
          <table:table-cell table:formula="of:=CONCATENATE(LEFT([.D652];3);MID([.D652];4;10))" office:value-type="string" office:string-value="041.42       " calcext:value-type="string">
            <text:p>041.42 <text:s text:c="6"/></text:p>
          </table:table-cell>
          <table:table-cell table:style-name="ce9" office:value-type="string" calcext:value-type="string">
            <text:p>041.42 <text:s text:c="14"/>CONSTRUÇÃ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3">
          <table:table-cell table:formula="of:=LEFT([.D653];3)" office:value-type="string" office:string-value="041" calcext:value-type="string">
            <text:p>041</text:p>
          </table:table-cell>
          <table:table-cell table:formula="of:=CONCATENATE(LEFT([.D653];3);MID([.D653];5;10))" office:value-type="string" office:string-value="0415         " calcext:value-type="string">
            <text:p>0415 <text:s text:c="8"/></text:p>
          </table:table-cell>
          <table:table-cell table:formula="of:=CONCATENATE(LEFT([.D653];3);MID([.D653];4;10))" office:value-type="string" office:string-value="041.5        " calcext:value-type="string">
            <text:p>041.5 <text:s text:c="7"/></text:p>
          </table:table-cell>
          <table:table-cell table:style-name="ce9" office:value-type="string" calcext:value-type="string">
            <text:p>041.5           SERVIÇOS DE MANUTENÇÃO<text:span text:style-name="T1">(INCLUSIVE LICITAÇÕES)</text:span></text:p>
          </table:table-cell>
          <table:table-cell table:style-name="ce29"/>
          <table:table-cell table:style-name="ce45" table:number-columns-repeated="2"/>
          <table:table-cell table:style-name="ce37" office:value-type="string" calcext:value-type="string">
            <text:p>Os <text:s/>documentos <text:s text:c="2"/>que <text:s/>não <text:s/>envolvem <text:s text:c="2"/>pagamentos serão eliminados após 1 ano.</text:p>
          </table:table-cell>
          <table:table-cell/>
        </table:table-row>
        <table:table-row table:style-name="ro2">
          <table:table-cell table:formula="of:=LEFT([.D654];3)" office:value-type="string" office:string-value="041" calcext:value-type="string">
            <text:p>041</text:p>
          </table:table-cell>
          <table:table-cell table:formula="of:=CONCATENATE(LEFT([.D654];3);MID([.D654];5;10))" office:value-type="string" office:string-value="04151        " calcext:value-type="string">
            <text:p>04151 <text:s text:c="7"/></text:p>
          </table:table-cell>
          <table:table-cell table:formula="of:=CONCATENATE(LEFT([.D654];3);MID([.D654];4;10))" office:value-type="string" office:string-value="041.51       " calcext:value-type="string">
            <text:p>041.51 <text:s text:c="6"/></text:p>
          </table:table-cell>
          <table:table-cell table:style-name="ce9" office:value-type="string" calcext:value-type="string">
            <text:p>041.51 <text:s text:c="14"/>MANUTENÇÃO DE ELEVADORE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55];3)" office:value-type="string" office:string-value="041" calcext:value-type="string">
            <text:p>041</text:p>
          </table:table-cell>
          <table:table-cell table:formula="of:=CONCATENATE(LEFT([.D655];3);MID([.D655];5;10))" office:value-type="string" office:string-value="04152        " calcext:value-type="string">
            <text:p>04152 <text:s text:c="7"/></text:p>
          </table:table-cell>
          <table:table-cell table:formula="of:=CONCATENATE(LEFT([.D655];3);MID([.D655];4;10))" office:value-type="string" office:string-value="041.52       " calcext:value-type="string">
            <text:p>041.52 <text:s text:c="6"/></text:p>
          </table:table-cell>
          <table:table-cell table:style-name="ce9" office:value-type="string" calcext:value-type="string">
            <text:p>041.52 <text:s text:c="14"/>MANUTENÇÃO DE AR-CONDICIONAD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56];3)" office:value-type="string" office:string-value="041" calcext:value-type="string">
            <text:p>041</text:p>
          </table:table-cell>
          <table:table-cell table:formula="of:=CONCATENATE(LEFT([.D656];3);MID([.D656];5;10))" office:value-type="string" office:string-value="04153        " calcext:value-type="string">
            <text:p>04153 <text:s text:c="7"/></text:p>
          </table:table-cell>
          <table:table-cell table:formula="of:=CONCATENATE(LEFT([.D656];3);MID([.D656];4;10))" office:value-type="string" office:string-value="041.53       " calcext:value-type="string">
            <text:p>041.53 <text:s text:c="6"/></text:p>
          </table:table-cell>
          <table:table-cell table:style-name="ce9" office:value-type="string" calcext:value-type="string">
            <text:p>041.53 <text:s text:c="14"/>MANUTENÇÃO DE SUBESTAÇÕES E GERADORE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57];3)" office:value-type="string" office:string-value="041" calcext:value-type="string">
            <text:p>041</text:p>
          </table:table-cell>
          <table:table-cell table:formula="of:=CONCATENATE(LEFT([.D657];3);MID([.D657];5;10))" office:value-type="string" office:string-value="04154        " calcext:value-type="string">
            <text:p>04154 <text:s text:c="7"/></text:p>
          </table:table-cell>
          <table:table-cell table:formula="of:=CONCATENATE(LEFT([.D657];3);MID([.D657];4;10))" office:value-type="string" office:string-value="041.54       " calcext:value-type="string">
            <text:p>041.54 <text:s text:c="6"/></text:p>
          </table:table-cell>
          <table:table-cell table:style-name="ce9" office:value-type="string" calcext:value-type="string">
            <text:p>041.54               LIMPEZA. IMUNIZAÇÃO. DESINFES- TAÇÃO<text:span text:style-name="T1">(INCLUSIVE PARA JARDINS)</text:span></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6">
          <table:table-cell table:formula="of:=LEFT([.D658];3)" office:value-type="string" office:string-value="041" calcext:value-type="string">
            <text:p>041</text:p>
          </table:table-cell>
          <table:table-cell table:formula="of:=CONCATENATE(LEFT([.D658];3);MID([.D658];5;10))" office:value-type="string" office:string-value="04159        " calcext:value-type="string">
            <text:p>04159 <text:s text:c="7"/></text:p>
          </table:table-cell>
          <table:table-cell table:formula="of:=CONCATENATE(LEFT([.D658];3);MID([.D658];4;10))" office:value-type="string" office:string-value="041.59       " calcext:value-type="string">
            <text:p>041.59 <text:s text:c="6"/></text:p>
          </table:table-cell>
          <table:table-cell table:style-name="ce9" office:value-type="string" calcext:value-type="string">
            <text:p>041.59 <text:s text:c="13"/>OUTROS SERVIÇOS DE MANUTENÇÃO</text:p>
          </table:table-cell>
          <table:table-cell table:style-name="ce29"/>
          <table:table-cell table:style-name="ce45" table:number-columns-repeated="2"/>
          <table:table-cell table:style-name="ce37" office:value-type="string" calcext:value-type="string">
            <text:p>Este subgrupo será desenvolvido <text:s/>pelo órgão de acordo com a necessidade, bem como a temporalidade e destinação.</text:p>
          </table:table-cell>
          <table:table-cell/>
        </table:table-row>
        <table:table-row table:style-name="ro2">
          <table:table-cell table:formula="of:=LEFT([.D659];3)" office:value-type="string" office:string-value="042" calcext:value-type="string">
            <text:p>042</text:p>
          </table:table-cell>
          <table:table-cell table:formula="of:=CONCATENATE(LEFT([.D659];3);MID([.D659];5;10))" office:value-type="string" office:string-value="042          " calcext:value-type="string">
            <text:p>042 <text:s text:c="9"/></text:p>
          </table:table-cell>
          <table:table-cell table:formula="of:=CONCATENATE(LEFT([.D659];3);MID([.D659];4;10))" office:value-type="string" office:string-value="042          " calcext:value-type="string">
            <text:p>042 <text:s text:c="9"/></text:p>
          </table:table-cell>
          <table:table-cell table:style-name="ce12" office:value-type="string" calcext:value-type="string">
            <text:p>042 <text:s text:c="10"/>VEÍCULOS</text:p>
          </table:table-cell>
          <table:table-cell table:style-name="ce25"/>
          <table:table-cell table:style-name="ce44" table:number-columns-repeated="3"/>
          <table:table-cell/>
        </table:table-row>
        <table:table-row table:style-name="ro1">
          <table:table-cell table:formula="of:=LEFT([.D660];3)" office:value-type="string" office:string-value="042" calcext:value-type="string">
            <text:p>042</text:p>
          </table:table-cell>
          <table:table-cell table:formula="of:=CONCATENATE(LEFT([.D660];3);MID([.D660];5;10))" office:value-type="string" office:string-value="0421         " calcext:value-type="string">
            <text:p>0421 <text:s text:c="8"/></text:p>
          </table:table-cell>
          <table:table-cell table:formula="of:=CONCATENATE(LEFT([.D660];3);MID([.D660];4;10))" office:value-type="string" office:string-value="042.1        " calcext:value-type="string">
            <text:p>042.1 <text:s text:c="7"/></text:p>
          </table:table-cell>
          <table:table-cell table:style-name="ce13" office:value-type="string" calcext:value-type="string">
            <text:p>042.1                   AQUISIÇÃO<text:span text:style-name="T1">(INCLUSIVE LICITAÇÕES)</text:span></text:p>
          </table:table-cell>
          <table:table-cell table:style-name="ce27"/>
          <table:table-cell table:style-name="ce43"/>
          <table:table-cell table:style-name="ce40"/>
          <table:table-cell table:style-name="ce37" office:value-type="string" calcext:value-type="string">
            <text:p>Para veículos não adquiridos eliminar após 1 ano.</text:p>
          </table:table-cell>
          <table:table-cell/>
        </table:table-row>
        <table:table-row table:style-name="ro2">
          <table:table-cell table:formula="of:=LEFT([.D661];3)" office:value-type="string" office:string-value="042" calcext:value-type="string">
            <text:p>042</text:p>
          </table:table-cell>
          <table:table-cell table:formula="of:=CONCATENATE(LEFT([.D661];3);MID([.D661];5;10))" office:value-type="string" office:string-value="04211        " calcext:value-type="string">
            <text:p>04211 <text:s text:c="7"/></text:p>
          </table:table-cell>
          <table:table-cell table:formula="of:=CONCATENATE(LEFT([.D661];3);MID([.D661];4;10))" office:value-type="string" office:string-value="042.11       " calcext:value-type="string">
            <text:p>042.11 <text:s text:c="6"/></text:p>
          </table:table-cell>
          <table:table-cell table:style-name="ce9" office:value-type="string" calcext:value-type="string">
            <text:p>042.11                COMPRA<text:span text:style-name="T1">(INCLUSIVE COMPRA POR IMPORTAÇÃO)</text:span></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662];3)" office:value-type="string" office:string-value="042" calcext:value-type="string">
            <text:p>042</text:p>
          </table:table-cell>
          <table:table-cell table:formula="of:=CONCATENATE(LEFT([.D662];3);MID([.D662];5;10))" office:value-type="string" office:string-value="04212        " calcext:value-type="string">
            <text:p>04212 <text:s text:c="7"/></text:p>
          </table:table-cell>
          <table:table-cell table:formula="of:=CONCATENATE(LEFT([.D662];3);MID([.D662];4;10))" office:value-type="string" office:string-value="042.12       " calcext:value-type="string">
            <text:p>042.12 <text:s text:c="6"/></text:p>
          </table:table-cell>
          <table:table-cell table:style-name="ce9" office:value-type="string" calcext:value-type="string">
            <text:p>042.12 <text:s text:c="15"/>ALUGUE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8">
          <table:table-cell table:formula="of:=LEFT([.D663];3)" office:value-type="string" office:string-value="042" calcext:value-type="string">
            <text:p>042</text:p>
          </table:table-cell>
          <table:table-cell table:formula="of:=CONCATENATE(LEFT([.D663];3);MID([.D663];5;10))" office:value-type="string" office:string-value="04213        " calcext:value-type="string">
            <text:p>04213 <text:s text:c="7"/></text:p>
          </table:table-cell>
          <table:table-cell table:formula="of:=CONCATENATE(LEFT([.D663];3);MID([.D663];4;10))" office:value-type="string" office:string-value="042.13       " calcext:value-type="string">
            <text:p>042.13 <text:s text:c="6"/></text:p>
          </table:table-cell>
          <table:table-cell table:style-name="ce9" office:value-type="string" calcext:value-type="string">
            <text:p>042.13 <text:s text:c="15"/>CESSÃO. DOAÇÃO. PERMUTA. TRANSFERÊNCI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table-row>
        <table:table-row table:style-name="ro2">
          <table:table-cell table:formula="of:=LEFT([.D664];3)" office:value-type="string" office:string-value="042" calcext:value-type="string">
            <text:p>042</text:p>
          </table:table-cell>
          <table:table-cell table:formula="of:=CONCATENATE(LEFT([.D664];3);MID([.D664];5;10))" office:value-type="string" office:string-value="0422         " calcext:value-type="string">
            <text:p>0422 <text:s text:c="8"/></text:p>
          </table:table-cell>
          <table:table-cell table:formula="of:=CONCATENATE(LEFT([.D664];3);MID([.D664];4;10))" office:value-type="string" office:string-value="042.2        " calcext:value-type="string">
            <text:p>042.2 <text:s text:c="7"/></text:p>
          </table:table-cell>
          <table:table-cell table:style-name="ce9" office:value-type="string" calcext:value-type="string">
            <text:p>042.2 <text:s text:c="10"/>CADASTRO. LICENCIAMENTO. EMPLACA- MENTO. TOMBAMENTO</text:p>
          </table:table-cell>
          <table:table-cell table:style-name="ce26" office:value-type="string" calcext:value-type="string">
            <text:p>Até a alienação</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665];3)" office:value-type="string" office:string-value="042" calcext:value-type="string">
            <text:p>042</text:p>
          </table:table-cell>
          <table:table-cell table:formula="of:=CONCATENATE(LEFT([.D665];3);MID([.D665];5;10))" office:value-type="string" office:string-value="0423         " calcext:value-type="string">
            <text:p>0423 <text:s text:c="8"/></text:p>
          </table:table-cell>
          <table:table-cell table:formula="of:=CONCATENATE(LEFT([.D665];3);MID([.D665];4;10))" office:value-type="string" office:string-value="042.3        " calcext:value-type="string">
            <text:p>042.3 <text:s text:c="7"/></text:p>
          </table:table-cell>
          <table:table-cell table:style-name="ce22" office:value-type="string" calcext:value-type="string">
            <text:p>042.3           ALIENAÇÃO<text:span text:style-name="T1">(INCLUSIVE LICITAÇÕES)</text:span></text:p>
          </table:table-cell>
          <table:table-cell table:style-name="ce33"/>
          <table:table-cell table:style-name="ce51"/>
          <table:table-cell table:style-name="ce56"/>
          <table:table-cell table:style-name="ce61"/>
          <table:table-cell/>
        </table:table-row>
        <table:table-row table:style-name="ro2">
          <table:table-cell table:formula="of:=LEFT([.D666];3)" office:value-type="string" office:string-value="042" calcext:value-type="string">
            <text:p>042</text:p>
          </table:table-cell>
          <table:table-cell table:formula="of:=CONCATENATE(LEFT([.D666];3);MID([.D666];5;10))" office:value-type="string" office:string-value="04231        " calcext:value-type="string">
            <text:p>04231 <text:s text:c="7"/></text:p>
          </table:table-cell>
          <table:table-cell table:formula="of:=CONCATENATE(LEFT([.D666];3);MID([.D666];4;10))" office:value-type="string" office:string-value="042.31       " calcext:value-type="string">
            <text:p>042.31 <text:s text:c="6"/></text:p>
          </table:table-cell>
          <table:table-cell table:style-name="ce9" office:value-type="string" calcext:value-type="string">
            <text:p>042.31            VENDA<text:span text:style-name="T1">(INCLUSIVE LEILÃO)</text:span></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8">
          <table:table-cell table:formula="of:=LEFT([.D667];3)" office:value-type="string" office:string-value="042" calcext:value-type="string">
            <text:p>042</text:p>
          </table:table-cell>
          <table:table-cell table:formula="of:=CONCATENATE(LEFT([.D667];3);MID([.D667];5;10))" office:value-type="string" office:string-value="04232        " calcext:value-type="string">
            <text:p>04232 <text:s text:c="7"/></text:p>
          </table:table-cell>
          <table:table-cell table:formula="of:=CONCATENATE(LEFT([.D667];3);MID([.D667];4;10))" office:value-type="string" office:string-value="042.32       " calcext:value-type="string">
            <text:p>042.32 <text:s text:c="6"/></text:p>
          </table:table-cell>
          <table:table-cell table:style-name="ce9" office:value-type="string" calcext:value-type="string">
            <text:p>042.32 <text:s text:c="11"/>CESSÃO. DOAÇÃO. PERMUTA. TRANSFERÊNCI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table-row>
        <table:table-row table:style-name="ro2">
          <table:table-cell table:formula="of:=LEFT([.D668];3)" office:value-type="string" office:string-value="042" calcext:value-type="string">
            <text:p>042</text:p>
          </table:table-cell>
          <table:table-cell table:formula="of:=CONCATENATE(LEFT([.D668];3);MID([.D668];5;10))" office:value-type="string" office:string-value="0424         " calcext:value-type="string">
            <text:p>0424 <text:s text:c="8"/></text:p>
          </table:table-cell>
          <table:table-cell table:formula="of:=CONCATENATE(LEFT([.D668];3);MID([.D668];4;10))" office:value-type="string" office:string-value="042.4        " calcext:value-type="string">
            <text:p>042.4 <text:s text:c="7"/></text:p>
          </table:table-cell>
          <table:table-cell table:style-name="ce9" office:value-type="string" calcext:value-type="string">
            <text:p>042.4 <text:s text:c="9"/>ABASTECIMENTO. LIMPEZA. MANUTEN- ÇÃO. REPAR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4">
          <table:table-cell table:formula="of:=LEFT([.D669];3)" office:value-type="string" office:string-value="042" calcext:value-type="string">
            <text:p>042</text:p>
          </table:table-cell>
          <table:table-cell table:formula="of:=CONCATENATE(LEFT([.D669];3);MID([.D669];5;10))" office:value-type="string" office:string-value="0425         " calcext:value-type="string">
            <text:p>0425 <text:s text:c="8"/></text:p>
          </table:table-cell>
          <table:table-cell table:formula="of:=CONCATENATE(LEFT([.D669];3);MID([.D669];4;10))" office:value-type="string" office:string-value="042.5        " calcext:value-type="string">
            <text:p>042.5 <text:s text:c="7"/></text:p>
          </table:table-cell>
          <table:table-cell table:style-name="ce9" office:value-type="string" calcext:value-type="string">
            <text:p>042.5 <text:s text:c="9"/>ACIDENTES. INFRAÇÕES. MULTAS</text:p>
          </table:table-cell>
          <table:table-cell table:style-name="ce26" office:value-type="string" calcext:value-type="string">
            <text:p>Até aprovação das contas</text:p>
          </table:table-cell>
          <table:table-cell table:style-name="ce37"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Para <text:s/>acidentes <text:s text:c="2"/>com <text:s text:c="2"/>vítimas, <text:s/>o <text:s text:c="2"/>prazo <text:s text:c="2"/>total <text:s/>de guarda é de 20 anos.</text:p>
          </table:table-cell>
          <table:table-cell/>
        </table:table-row>
        <table:table-row table:style-name="ro2">
          <table:table-cell table:formula="of:=LEFT([.D670];3)" office:value-type="string" office:string-value="042" calcext:value-type="string">
            <text:p>042</text:p>
          </table:table-cell>
          <table:table-cell table:formula="of:=CONCATENATE(LEFT([.D670];3);MID([.D670];5;10))" office:value-type="string" office:string-value="0429         " calcext:value-type="string">
            <text:p>0429 <text:s text:c="8"/></text:p>
          </table:table-cell>
          <table:table-cell table:formula="of:=CONCATENATE(LEFT([.D670];3);MID([.D670];4;10))" office:value-type="string" office:string-value="042.9        " calcext:value-type="string">
            <text:p>042.9 <text:s text:c="7"/></text:p>
          </table:table-cell>
          <table:table-cell table:style-name="ce12" office:value-type="string" calcext:value-type="string">
            <text:p>042.9 <text:s text:c="9"/>OUTROS ASSUNTOS REFERENTES A VEÍCULOS</text:p>
          </table:table-cell>
          <table:table-cell table:style-name="ce25"/>
          <table:table-cell table:style-name="ce36"/>
          <table:table-cell table:style-name="ce44" table:number-columns-repeated="2"/>
          <table:table-cell/>
        </table:table-row>
        <table:table-row table:style-name="ro2">
          <table:table-cell table:formula="of:=LEFT([.D671];3)" office:value-type="string" office:string-value="042" calcext:value-type="string">
            <text:p>042</text:p>
          </table:table-cell>
          <table:table-cell table:formula="of:=CONCATENATE(LEFT([.D671];3);MID([.D671];5;10))" office:value-type="string" office:string-value="04291        " calcext:value-type="string">
            <text:p>04291 <text:s text:c="7"/></text:p>
          </table:table-cell>
          <table:table-cell table:formula="of:=CONCATENATE(LEFT([.D671];3);MID([.D671];4;10))" office:value-type="string" office:string-value="042.91       " calcext:value-type="string">
            <text:p>042.91 <text:s text:c="6"/></text:p>
          </table:table-cell>
          <table:table-cell table:style-name="ce9" office:value-type="string" calcext:value-type="string">
            <text:p>042.91 <text:s text:c="11"/>CONTROLE DE USO DE VEÍCULO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72];3)" office:value-type="string" office:string-value="042" calcext:value-type="string">
            <text:p>042</text:p>
          </table:table-cell>
          <table:table-cell table:formula="of:=CONCATENATE(LEFT([.D672];3);MID([.D672];5;10))" office:value-type="string" office:string-value="042911       " calcext:value-type="string">
            <text:p>042911 <text:s text:c="6"/></text:p>
          </table:table-cell>
          <table:table-cell table:formula="of:=CONCATENATE(LEFT([.D672];3);MID([.D672];4;10))" office:value-type="string" office:string-value="042.911      " calcext:value-type="string">
            <text:p>042.911 <text:s text:c="5"/></text:p>
          </table:table-cell>
          <table:table-cell table:style-name="ce9" office:value-type="string" calcext:value-type="string">
            <text:p>042.911 <text:s text:c="13"/>REQUISIÇÃ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73];3)" office:value-type="string" office:string-value="042" calcext:value-type="string">
            <text:p>042</text:p>
          </table:table-cell>
          <table:table-cell table:formula="of:=CONCATENATE(LEFT([.D673];3);MID([.D673];5;10))" office:value-type="string" office:string-value="042912       " calcext:value-type="string">
            <text:p>042912 <text:s text:c="6"/></text:p>
          </table:table-cell>
          <table:table-cell table:formula="of:=CONCATENATE(LEFT([.D673];3);MID([.D673];4;10))" office:value-type="string" office:string-value="042.912      " calcext:value-type="string">
            <text:p>042.912 <text:s text:c="5"/></text:p>
          </table:table-cell>
          <table:table-cell table:style-name="ce9" office:value-type="string" calcext:value-type="string">
            <text:p>042.912 <text:s text:c="13"/>AUTORIZAÇÃO PARA USO FORA DO HORÁRIO DE EXPEDIENTE</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74];3)" office:value-type="string" office:string-value="042" calcext:value-type="string">
            <text:p>042</text:p>
          </table:table-cell>
          <table:table-cell table:formula="of:=CONCATENATE(LEFT([.D674];3);MID([.D674];5;10))" office:value-type="string" office:string-value="042913       " calcext:value-type="string">
            <text:p>042913 <text:s text:c="6"/></text:p>
          </table:table-cell>
          <table:table-cell table:formula="of:=CONCATENATE(LEFT([.D674];3);MID([.D674];4;10))" office:value-type="string" office:string-value="042.913      " calcext:value-type="string">
            <text:p>042.913 <text:s text:c="5"/></text:p>
          </table:table-cell>
          <table:table-cell table:style-name="ce9" office:value-type="string" calcext:value-type="string">
            <text:p>042.913 <text:s text:c="13"/>ESTACIONAMENTO. GARAGEM</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5">
          <table:table-cell table:formula="of:=LEFT([.D675];3)" office:value-type="string" office:string-value="043" calcext:value-type="string">
            <text:p>043</text:p>
          </table:table-cell>
          <table:table-cell table:formula="of:=CONCATENATE(LEFT([.D675];3);MID([.D675];5;10))" office:value-type="string" office:string-value="043          " calcext:value-type="string">
            <text:p>043 <text:s text:c="9"/></text:p>
          </table:table-cell>
          <table:table-cell table:formula="of:=CONCATENATE(LEFT([.D675];3);MID([.D675];4;10))" office:value-type="string" office:string-value="043          " calcext:value-type="string">
            <text:p>043 <text:s text:c="9"/></text:p>
          </table:table-cell>
          <table:table-cell table:style-name="ce13" office:value-type="string" calcext:value-type="string">
            <text:p>043 <text:s text:c="10"/>BENS SEMOVENTES</text:p>
          </table:table-cell>
          <table:table-cell table:style-name="ce27"/>
          <table:table-cell table:style-name="ce40" table:number-columns-repeated="2"/>
          <table:table-cell table:style-name="ce37" office:value-type="string" calcext:value-type="string">
            <text:p>A temporalidade <text:s/>e destinação <text:s/>serão estabelecidas pelo órgão de acordo com a necessidade.</text:p>
          </table:table-cell>
          <table:table-cell/>
        </table:table-row>
        <table:table-row table:style-name="ro2">
          <table:table-cell table:formula="of:=LEFT([.D676];3)" office:value-type="string" office:string-value="044" calcext:value-type="string">
            <text:p>044</text:p>
          </table:table-cell>
          <table:table-cell table:formula="of:=CONCATENATE(LEFT([.D676];3);MID([.D676];5;10))" office:value-type="string" office:string-value="044          " calcext:value-type="string">
            <text:p>044 <text:s text:c="9"/></text:p>
          </table:table-cell>
          <table:table-cell table:formula="of:=CONCATENATE(LEFT([.D676];3);MID([.D676];4;10))" office:value-type="string" office:string-value="044          " calcext:value-type="string">
            <text:p>044 <text:s text:c="9"/></text:p>
          </table:table-cell>
          <table:table-cell table:style-name="ce9" office:value-type="string" calcext:value-type="string">
            <text:p>044           INVENTÁRIO<text:span text:style-name="T1">(INCLUSIVE RMBI)</text:span></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677];3)" office:value-type="string" office:string-value="049" calcext:value-type="string">
            <text:p>049</text:p>
          </table:table-cell>
          <table:table-cell table:formula="of:=CONCATENATE(LEFT([.D677];3);MID([.D677];5;10))" office:value-type="string" office:string-value="049          " calcext:value-type="string">
            <text:p>049 <text:s text:c="9"/></text:p>
          </table:table-cell>
          <table:table-cell table:formula="of:=CONCATENATE(LEFT([.D677];3);MID([.D677];4;10))" office:value-type="string" office:string-value="049          " calcext:value-type="string">
            <text:p>049 <text:s text:c="9"/></text:p>
          </table:table-cell>
          <table:table-cell table:style-name="ce12" office:value-type="string" calcext:value-type="string">
            <text:p>049 <text:s text:c="21"/>OUTROS ASSUNTOS REFERENTES A PATRI- MÔNIO</text:p>
          </table:table-cell>
          <table:table-cell table:style-name="ce25"/>
          <table:table-cell table:style-name="ce36"/>
          <table:table-cell table:style-name="ce44" table:number-columns-repeated="2"/>
          <table:table-cell/>
        </table:table-row>
        <table:table-row table:style-name="ro2">
          <table:table-cell table:formula="of:=LEFT([.D678];3)" office:value-type="string" office:string-value="049" calcext:value-type="string">
            <text:p>049</text:p>
          </table:table-cell>
          <table:table-cell table:formula="of:=CONCATENATE(LEFT([.D678];3);MID([.D678];5;10))" office:value-type="string" office:string-value="0491         " calcext:value-type="string">
            <text:p>0491 <text:s text:c="8"/></text:p>
          </table:table-cell>
          <table:table-cell table:formula="of:=CONCATENATE(LEFT([.D678];3);MID([.D678];4;10))" office:value-type="string" office:string-value="049.1        " calcext:value-type="string">
            <text:p>049.1 <text:s text:c="7"/></text:p>
          </table:table-cell>
          <table:table-cell table:style-name="ce9" office:value-type="string" calcext:value-type="string">
            <text:p>049.1 <text:s text:c="9"/>GUARDA E SEGURANÇA</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37" office:value-type="string" calcext:value-type="string">
            <text:p>.</text:p>
          </table:table-cell>
          <table:table-cell/>
        </table:table-row>
        <table:table-row table:style-name="ro3">
          <table:table-cell table:formula="of:=LEFT([.D679];3)" office:value-type="string" office:string-value="049" calcext:value-type="string">
            <text:p>049</text:p>
          </table:table-cell>
          <table:table-cell table:formula="of:=CONCATENATE(LEFT([.D679];3);MID([.D679];5;10))" office:value-type="string" office:string-value="04911        " calcext:value-type="string">
            <text:p>04911 <text:s text:c="7"/></text:p>
          </table:table-cell>
          <table:table-cell table:formula="of:=CONCATENATE(LEFT([.D679];3);MID([.D679];4;10))" office:value-type="string" office:string-value="049.11       " calcext:value-type="string">
            <text:p>049.11 <text:s text:c="6"/></text:p>
          </table:table-cell>
          <table:table-cell table:style-name="ce9" office:value-type="string" calcext:value-type="string">
            <text:p>049.11 <text:s text:c="11"/>SERVIÇOS DE VIGILÂNCI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Os <text:s/>documentos <text:s text:c="2"/>que <text:s/>não <text:s/>envolvem <text:s text:c="2"/>pagamentos serão eliminados após 1 ano.</text:p>
          </table:table-cell>
          <table:table-cell/>
        </table:table-row>
        <table:table-row table:style-name="ro3">
          <table:table-cell table:formula="of:=LEFT([.D680];3)" office:value-type="string" office:string-value="049" calcext:value-type="string">
            <text:p>049</text:p>
          </table:table-cell>
          <table:table-cell table:formula="of:=CONCATENATE(LEFT([.D680];3);MID([.D680];5;10))" office:value-type="string" office:string-value="04912        " calcext:value-type="string">
            <text:p>04912 <text:s text:c="7"/></text:p>
          </table:table-cell>
          <table:table-cell table:formula="of:=CONCATENATE(LEFT([.D680];3);MID([.D680];4;10))" office:value-type="string" office:string-value="049.12       " calcext:value-type="string">
            <text:p>049.12 <text:s text:c="6"/></text:p>
          </table:table-cell>
          <table:table-cell table:style-name="ce9" office:value-type="string" calcext:value-type="string">
            <text:p>049.12            SEGUROS<text:span text:style-name="T1">(INCLUSIVE DE VEÍCULOS)</text:span></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Os <text:s/>documentos <text:s text:c="2"/>que <text:s/>não <text:s/>envolvem <text:s text:c="2"/>pagamentos serão eliminados após 1 ano.</text:p>
          </table:table-cell>
          <table:table-cell/>
        </table:table-row>
        <table:table-row table:style-name="ro18">
          <table:table-cell table:formula="of:=LEFT([.D681];3)" office:value-type="string" office:string-value="049" calcext:value-type="string">
            <text:p>049</text:p>
          </table:table-cell>
          <table:table-cell table:formula="of:=CONCATENATE(LEFT([.D681];3);MID([.D681];5;10))" office:value-type="string" office:string-value="04913A       " calcext:value-type="string">
            <text:p>04913A <text:s text:c="6"/></text:p>
          </table:table-cell>
          <table:table-cell table:formula="of:=CONCATENATE(LEFT([.D681];3);MID([.D681];4;10))" office:value-type="string" office:string-value="049.13A      " calcext:value-type="string">
            <text:p>049.13A <text:s text:c="5"/></text:p>
          </table:table-cell>
          <table:table-cell table:style-name="ce9" office:value-type="string" calcext:value-type="string">
            <text:p>049.13A            PREVENÇÃO DE INCÊNDIO<text:span text:style-name="T1">TREINAMENTO DE PESSOAL, INSTALAÇÃO E MANUTENÇÃO  DE EXTINTORES, INSPEÇÕES PERIÓDICAS</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82];3)" office:value-type="string" office:string-value="049" calcext:value-type="string">
            <text:p>049</text:p>
          </table:table-cell>
          <table:table-cell table:formula="of:=CONCATENATE(LEFT([.D682];3);MID([.D682];5;10))" office:value-type="string" office:string-value="04913B       " calcext:value-type="string">
            <text:p>04913B <text:s text:c="6"/></text:p>
          </table:table-cell>
          <table:table-cell table:formula="of:=CONCATENATE(LEFT([.D682];3);MID([.D682];4;10))" office:value-type="string" office:string-value="049.13B      " calcext:value-type="string">
            <text:p>049.13B <text:s text:c="5"/></text:p>
          </table:table-cell>
          <table:table-cell table:style-name="ce11" office:value-type="string" calcext:value-type="string">
            <text:p>049.13B <text:s text:c="20"/>CONSTITUIÇÃO <text:s text:c="4"/>DE <text:s text:c="2"/>BRIGADAS <text:s text:c="4"/>DE <text:s text:c="3"/>INCÊNDIO, PLANOS, PROJETOS E RELATÓRIOS</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683];3)" office:value-type="string" office:string-value="049" calcext:value-type="string">
            <text:p>049</text:p>
          </table:table-cell>
          <table:table-cell table:formula="of:=CONCATENATE(LEFT([.D683];3);MID([.D683];5;10))" office:value-type="string" office:string-value="04914        " calcext:value-type="string">
            <text:p>04914 <text:s text:c="7"/></text:p>
          </table:table-cell>
          <table:table-cell table:formula="of:=CONCATENATE(LEFT([.D683];3);MID([.D683];4;10))" office:value-type="string" office:string-value="049.14       " calcext:value-type="string">
            <text:p>049.14 <text:s text:c="6"/></text:p>
          </table:table-cell>
          <table:table-cell table:style-name="ce9" office:value-type="string" calcext:value-type="string">
            <text:p>049.14 <text:s text:c="12"/>SINISTRO</text:p>
          </table:table-cell>
          <table:table-cell table:style-name="ce26" office:value-type="string" calcext:value-type="string">
            <text:p>Até a conclusão do caso</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684];3)" office:value-type="string" office:string-value="049" calcext:value-type="string">
            <text:p>049</text:p>
          </table:table-cell>
          <table:table-cell table:formula="of:=CONCATENATE(LEFT([.D684];3);MID([.D684];5;10))" office:value-type="string" office:string-value="04915A       " calcext:value-type="string">
            <text:p>04915A <text:s text:c="6"/></text:p>
          </table:table-cell>
          <table:table-cell table:formula="of:=CONCATENATE(LEFT([.D684];3);MID([.D684];4;10))" office:value-type="string" office:string-value="049.15A      " calcext:value-type="string">
            <text:p>049.15A <text:s text:c="5"/></text:p>
          </table:table-cell>
          <table:table-cell table:style-name="ce9" office:value-type="string" calcext:value-type="string">
            <text:p>049.15A <text:s text:c="11"/>CONTROLE DE PORTARIA</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85];3)" office:value-type="string" office:string-value="049" calcext:value-type="string">
            <text:p>049</text:p>
          </table:table-cell>
          <table:table-cell table:formula="of:=CONCATENATE(LEFT([.D685];3);MID([.D685];5;10))" office:value-type="string" office:string-value="04915B       " calcext:value-type="string">
            <text:p>04915B <text:s text:c="6"/></text:p>
          </table:table-cell>
          <table:table-cell table:formula="of:=CONCATENATE(LEFT([.D685];3);MID([.D685];4;10))" office:value-type="string" office:string-value="049.15B      " calcext:value-type="string">
            <text:p>049.15B <text:s text:c="5"/></text:p>
          </table:table-cell>
          <table:table-cell table:style-name="ce11" office:value-type="string" calcext:value-type="string">
            <text:p>049.15B <text:s text:c="23"/>REGISTRO DE OCORRÊNCIAS</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Eliminação</text:p>
          </table:table-cell>
          <table:table-cell table:style-name="ce58"/>
          <table:table-cell/>
        </table:table-row>
        <table:table-row table:style-name="ro2">
          <table:table-cell table:formula="of:=LEFT([.D686];3)" office:value-type="string" office:string-value="049" calcext:value-type="string">
            <text:p>049</text:p>
          </table:table-cell>
          <table:table-cell table:formula="of:=CONCATENATE(LEFT([.D686];3);MID([.D686];5;10))" office:value-type="string" office:string-value="0492         " calcext:value-type="string">
            <text:p>0492 <text:s text:c="8"/></text:p>
          </table:table-cell>
          <table:table-cell table:formula="of:=CONCATENATE(LEFT([.D686];3);MID([.D686];4;10))" office:value-type="string" office:string-value="049.2        " calcext:value-type="string">
            <text:p>049.2 <text:s text:c="7"/></text:p>
          </table:table-cell>
          <table:table-cell table:style-name="ce12" office:value-type="string" calcext:value-type="string">
            <text:p>049.2 <text:s text:c="8"/>MUDANÇAS</text:p>
          </table:table-cell>
          <table:table-cell table:style-name="ce25"/>
          <table:table-cell table:style-name="ce36"/>
          <table:table-cell table:style-name="ce44" table:number-columns-repeated="2"/>
          <table:table-cell/>
        </table:table-row>
        <table:table-row table:style-name="ro2">
          <table:table-cell table:formula="of:=LEFT([.D687];3)" office:value-type="string" office:string-value="049" calcext:value-type="string">
            <text:p>049</text:p>
          </table:table-cell>
          <table:table-cell table:formula="of:=CONCATENATE(LEFT([.D687];3);MID([.D687];5;10))" office:value-type="string" office:string-value="04921        " calcext:value-type="string">
            <text:p>04921 <text:s text:c="7"/></text:p>
          </table:table-cell>
          <table:table-cell table:formula="of:=CONCATENATE(LEFT([.D687];3);MID([.D687];4;10))" office:value-type="string" office:string-value="049.21       " calcext:value-type="string">
            <text:p>049.21 <text:s text:c="6"/></text:p>
          </table:table-cell>
          <table:table-cell table:style-name="ce9" office:value-type="string" calcext:value-type="string">
            <text:p>049.21 <text:s text:c="10"/>PARA OUTROS IMÓVEI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3">
          <table:table-cell table:formula="of:=LEFT([.D688];3)" office:value-type="string" office:string-value="049" calcext:value-type="string">
            <text:p>049</text:p>
          </table:table-cell>
          <table:table-cell table:formula="of:=CONCATENATE(LEFT([.D688];3);MID([.D688];5;10))" office:value-type="string" office:string-value="04922        " calcext:value-type="string">
            <text:p>04922 <text:s text:c="7"/></text:p>
          </table:table-cell>
          <table:table-cell table:formula="of:=CONCATENATE(LEFT([.D688];3);MID([.D688];4;10))" office:value-type="string" office:string-value="049.22       " calcext:value-type="string">
            <text:p>049.22 <text:s text:c="6"/></text:p>
          </table:table-cell>
          <table:table-cell table:style-name="ce9" office:value-type="string" calcext:value-type="string">
            <text:p>049.22 <text:s text:c="10"/>DENTRO DO MESMO IMÓVE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Os <text:s/>documentos <text:s text:c="2"/>que <text:s/>não <text:s/>envolvem <text:s text:c="2"/>pagamentos serão eliminados após 1 ano.</text:p>
          </table:table-cell>
          <table:table-cell/>
        </table:table-row>
        <table:table-row table:style-name="ro2">
          <table:table-cell table:formula="of:=LEFT([.D689];3)" office:value-type="string" office:string-value="049" calcext:value-type="string">
            <text:p>049</text:p>
          </table:table-cell>
          <table:table-cell table:formula="of:=CONCATENATE(LEFT([.D689];3);MID([.D689];5;10))" office:value-type="string" office:string-value="0493         " calcext:value-type="string">
            <text:p>0493 <text:s text:c="8"/></text:p>
          </table:table-cell>
          <table:table-cell table:formula="of:=CONCATENATE(LEFT([.D689];3);MID([.D689];4;10))" office:value-type="string" office:string-value="049.3        " calcext:value-type="string">
            <text:p>049.3 <text:s text:c="7"/></text:p>
          </table:table-cell>
          <table:table-cell table:style-name="ce9" office:value-type="string" calcext:value-type="string">
            <text:p>049.3 <text:s text:c="9"/>USO DE DEPENDÊNCIA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8">
          <table:table-cell table:formula="of:=LEFT([.D690];3)" office:value-type="string" office:string-value="050" calcext:value-type="string">
            <text:p>050</text:p>
          </table:table-cell>
          <table:table-cell table:formula="of:=CONCATENATE(LEFT([.D690];3);MID([.D690];5;10))" office:value-type="string" office:string-value="050          " calcext:value-type="string">
            <text:p>050 <text:s text:c="9"/></text:p>
          </table:table-cell>
          <table:table-cell table:formula="of:=CONCATENATE(LEFT([.D690];3);MID([.D690];4;10))" office:value-type="string" office:string-value="050          " calcext:value-type="string">
            <text:p>050 <text:s text:c="9"/></text:p>
          </table:table-cell>
          <table:table-cell table:style-name="ce9" office:value-type="string" calcext:value-type="string">
            <text:p>050                ORÇAMENTO E FINANÇAS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45" office:value-type="string" calcext:value-type="string">
            <text:p>Guarda permanente</text:p>
          </table:table-cell>
          <table:table-cell table:style-name="ce58"/>
          <table:table-cell/>
        </table:table-row>
        <table:table-row table:style-name="ro2">
          <table:table-cell table:formula="of:=LEFT([.D691];3)" office:value-type="string" office:string-value="050" calcext:value-type="string">
            <text:p>050</text:p>
          </table:table-cell>
          <table:table-cell table:formula="of:=CONCATENATE(LEFT([.D691];3);MID([.D691];5;10))" office:value-type="string" office:string-value="0501         " calcext:value-type="string">
            <text:p>0501 <text:s text:c="8"/></text:p>
          </table:table-cell>
          <table:table-cell table:formula="of:=CONCATENATE(LEFT([.D691];3);MID([.D691];4;10))" office:value-type="string" office:string-value="050.1        " calcext:value-type="string">
            <text:p>050.1 <text:s text:c="7"/></text:p>
          </table:table-cell>
          <table:table-cell table:style-name="ce9" office:value-type="string" calcext:value-type="string">
            <text:p>050.1 <text:s text:c="11"/>AUDITORI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692];3)" office:value-type="string" office:string-value="051" calcext:value-type="string">
            <text:p>051</text:p>
          </table:table-cell>
          <table:table-cell table:formula="of:=CONCATENATE(LEFT([.D692];3);MID([.D692];5;10))" office:value-type="string" office:string-value="051          " calcext:value-type="string">
            <text:p>051 <text:s text:c="9"/></text:p>
          </table:table-cell>
          <table:table-cell table:formula="of:=CONCATENATE(LEFT([.D692];3);MID([.D692];4;10))" office:value-type="string" office:string-value="051          " calcext:value-type="string">
            <text:p>051 <text:s text:c="9"/></text:p>
          </table:table-cell>
          <table:table-cell table:style-name="ce12" office:value-type="string" calcext:value-type="string">
            <text:p>051 <text:s text:c="10"/>ORÇAMENTO</text:p>
          </table:table-cell>
          <table:table-cell table:style-name="ce25"/>
          <table:table-cell table:style-name="ce36"/>
          <table:table-cell table:style-name="ce44" table:number-columns-repeated="2"/>
          <table:table-cell/>
        </table:table-row>
        <table:table-row table:style-name="ro2">
          <table:table-cell table:formula="of:=LEFT([.D693];3)" office:value-type="string" office:string-value="051" calcext:value-type="string">
            <text:p>051</text:p>
          </table:table-cell>
          <table:table-cell table:formula="of:=CONCATENATE(LEFT([.D693];3);MID([.D693];5;10))" office:value-type="string" office:string-value="0511         " calcext:value-type="string">
            <text:p>0511 <text:s text:c="8"/></text:p>
          </table:table-cell>
          <table:table-cell table:formula="of:=CONCATENATE(LEFT([.D693];3);MID([.D693];4;10))" office:value-type="string" office:string-value="051.1        " calcext:value-type="string">
            <text:p>051.1 <text:s text:c="7"/></text:p>
          </table:table-cell>
          <table:table-cell table:style-name="ce12" office:value-type="string" calcext:value-type="string">
            <text:p>051.1 <text:s text:c="11"/>PROGRAMAÇÃO ORÇAMENTÁRIA</text:p>
          </table:table-cell>
          <table:table-cell table:style-name="ce25"/>
          <table:table-cell table:style-name="ce36"/>
          <table:table-cell table:style-name="ce44" table:number-columns-repeated="2"/>
          <table:table-cell/>
        </table:table-row>
        <table:table-row table:style-name="ro2">
          <table:table-cell table:formula="of:=LEFT([.D694];3)" office:value-type="string" office:string-value="051" calcext:value-type="string">
            <text:p>051</text:p>
          </table:table-cell>
          <table:table-cell table:formula="of:=CONCATENATE(LEFT([.D694];3);MID([.D694];5;10))" office:value-type="string" office:string-value="05111        " calcext:value-type="string">
            <text:p>05111 <text:s text:c="7"/></text:p>
          </table:table-cell>
          <table:table-cell table:formula="of:=CONCATENATE(LEFT([.D694];3);MID([.D694];4;10))" office:value-type="string" office:string-value="051.11       " calcext:value-type="string">
            <text:p>051.11 <text:s text:c="6"/></text:p>
          </table:table-cell>
          <table:table-cell table:style-name="ce9" office:value-type="string" calcext:value-type="string">
            <text:p>051.11 <text:s text:c="14"/>PREVISÃO ORÇAMENTÁRIA</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695];3)" office:value-type="string" office:string-value="051" calcext:value-type="string">
            <text:p>051</text:p>
          </table:table-cell>
          <table:table-cell table:formula="of:=CONCATENATE(LEFT([.D695];3);MID([.D695];5;10))" office:value-type="string" office:string-value="05112        " calcext:value-type="string">
            <text:p>05112 <text:s text:c="7"/></text:p>
          </table:table-cell>
          <table:table-cell table:formula="of:=CONCATENATE(LEFT([.D695];3);MID([.D695];4;10))" office:value-type="string" office:string-value="051.12       " calcext:value-type="string">
            <text:p>051.12 <text:s text:c="6"/></text:p>
          </table:table-cell>
          <table:table-cell table:style-name="ce9" office:value-type="string" calcext:value-type="string">
            <text:p>051.12 <text:s text:c="14"/>PROPOSTA ORÇAMENTÁRIA</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696];3)" office:value-type="string" office:string-value="051" calcext:value-type="string">
            <text:p>051</text:p>
          </table:table-cell>
          <table:table-cell table:formula="of:=CONCATENATE(LEFT([.D696];3);MID([.D696];5;10))" office:value-type="string" office:string-value="05113        " calcext:value-type="string">
            <text:p>05113 <text:s text:c="7"/></text:p>
          </table:table-cell>
          <table:table-cell table:formula="of:=CONCATENATE(LEFT([.D696];3);MID([.D696];4;10))" office:value-type="string" office:string-value="051.13       " calcext:value-type="string">
            <text:p>051.13 <text:s text:c="6"/></text:p>
          </table:table-cell>
          <table:table-cell table:style-name="ce9" office:value-type="string" calcext:value-type="string">
            <text:p>051.13 <text:s text:c="14"/>QUADRO DE DETALHAMENTO DE DESPESA (QDD)</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8">
          <table:table-cell table:formula="of:=LEFT([.D697];3)" office:value-type="string" office:string-value="051" calcext:value-type="string">
            <text:p>051</text:p>
          </table:table-cell>
          <table:table-cell table:formula="of:=CONCATENATE(LEFT([.D697];3);MID([.D697];5;10))" office:value-type="string" office:string-value="05114        " calcext:value-type="string">
            <text:p>05114 <text:s text:c="7"/></text:p>
          </table:table-cell>
          <table:table-cell table:formula="of:=CONCATENATE(LEFT([.D697];3);MID([.D697];4;10))" office:value-type="string" office:string-value="051.14       " calcext:value-type="string">
            <text:p>051.14 <text:s text:c="6"/></text:p>
          </table:table-cell>
          <table:table-cell table:style-name="ce9" office:value-type="string" calcext:value-type="string">
            <text:p>051.14               CRÉDITOS ADICIONAIS <text:span text:style-name="T1">CRÉDITO SUPLEMENTAR. CRÉDITO ESPECIAL. CRÉDITO EXTRAORDINÁRIO</text:span></text:p>
          </table:table-cell>
          <table:table-cell table:style-name="ce26" office:value-type="string" calcext:value-type="string">
            <text:p>5 anos</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698];3)" office:value-type="string" office:string-value="051" calcext:value-type="string">
            <text:p>051</text:p>
          </table:table-cell>
          <table:table-cell table:formula="of:=CONCATENATE(LEFT([.D698];3);MID([.D698];5;10))" office:value-type="string" office:string-value="0512         " calcext:value-type="string">
            <text:p>0512 <text:s text:c="8"/></text:p>
          </table:table-cell>
          <table:table-cell table:formula="of:=CONCATENATE(LEFT([.D698];3);MID([.D698];4;10))" office:value-type="string" office:string-value="051.2        " calcext:value-type="string">
            <text:p>051.2 <text:s text:c="7"/></text:p>
          </table:table-cell>
          <table:table-cell table:style-name="ce12" office:value-type="string" calcext:value-type="string">
            <text:p>051.2 <text:s text:c="11"/>EXECUÇÃO ORÇAMENTÁRIA</text:p>
          </table:table-cell>
          <table:table-cell table:style-name="ce25"/>
          <table:table-cell table:style-name="ce36"/>
          <table:table-cell table:style-name="ce44" table:number-columns-repeated="2"/>
          <table:table-cell/>
        </table:table-row>
        <table:table-row table:style-name="ro2">
          <table:table-cell table:formula="of:=LEFT([.D699];3)" office:value-type="string" office:string-value="051" calcext:value-type="string">
            <text:p>051</text:p>
          </table:table-cell>
          <table:table-cell table:formula="of:=CONCATENATE(LEFT([.D699];3);MID([.D699];5;10))" office:value-type="string" office:string-value="05121        " calcext:value-type="string">
            <text:p>05121 <text:s text:c="7"/></text:p>
          </table:table-cell>
          <table:table-cell table:formula="of:=CONCATENATE(LEFT([.D699];3);MID([.D699];4;10))" office:value-type="string" office:string-value="051.21       " calcext:value-type="string">
            <text:p>051.21 <text:s text:c="6"/></text:p>
          </table:table-cell>
          <table:table-cell table:style-name="ce9" office:value-type="string" calcext:value-type="string">
            <text:p>051.21 <text:s text:c="15"/>DESCENTRALIZAÇÃO DE RECURSOS (DISTRIBUIÇÃO ORÇAMENTÁRI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6">
          <table:table-cell table:formula="of:=LEFT([.D700];3)" office:value-type="string" office:string-value="051" calcext:value-type="string">
            <text:p>051</text:p>
          </table:table-cell>
          <table:table-cell table:formula="of:=CONCATENATE(LEFT([.D700];3);MID([.D700];5;10))" office:value-type="string" office:string-value="05122        " calcext:value-type="string">
            <text:p>05122 <text:s text:c="7"/></text:p>
          </table:table-cell>
          <table:table-cell table:formula="of:=CONCATENATE(LEFT([.D700];3);MID([.D700];4;10))" office:value-type="string" office:string-value="051.22       " calcext:value-type="string">
            <text:p>051.22 <text:s text:c="6"/></text:p>
          </table:table-cell>
          <table:table-cell table:style-name="ce9" office:value-type="string" calcext:value-type="string">
            <text:p>051.22 <text:s text:c="10"/>ACOMPANHAMENTO DE DESPESA MENSAL (PESSOAL/DÍVIDA)</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1];3)" office:value-type="string" office:string-value="051" calcext:value-type="string">
            <text:p>051</text:p>
          </table:table-cell>
          <table:table-cell table:formula="of:=CONCATENATE(LEFT([.D701];3);MID([.D701];5;10))" office:value-type="string" office:string-value="05123        " calcext:value-type="string">
            <text:p>05123 <text:s text:c="7"/></text:p>
          </table:table-cell>
          <table:table-cell table:formula="of:=CONCATENATE(LEFT([.D701];3);MID([.D701];4;10))" office:value-type="string" office:string-value="051.23       " calcext:value-type="string">
            <text:p>051.23 <text:s text:c="6"/></text:p>
          </table:table-cell>
          <table:table-cell table:style-name="ce9" office:value-type="string" calcext:value-type="string">
            <text:p>051.23 <text:s text:c="10"/>PLANO OPERATIVO. CRONOGRAMA DE DESEMBOLS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2];3)" office:value-type="string" office:string-value="052" calcext:value-type="string">
            <text:p>052</text:p>
          </table:table-cell>
          <table:table-cell table:formula="of:=CONCATENATE(LEFT([.D702];3);MID([.D702];5;10))" office:value-type="string" office:string-value="052          " calcext:value-type="string">
            <text:p>052 <text:s text:c="9"/></text:p>
          </table:table-cell>
          <table:table-cell table:formula="of:=CONCATENATE(LEFT([.D702];3);MID([.D702];4;10))" office:value-type="string" office:string-value="052          " calcext:value-type="string">
            <text:p>052 <text:s text:c="9"/></text:p>
          </table:table-cell>
          <table:table-cell table:style-name="ce12" office:value-type="string" calcext:value-type="string">
            <text:p>052 <text:s text:c="10"/>FINANÇAS</text:p>
          </table:table-cell>
          <table:table-cell table:style-name="ce25"/>
          <table:table-cell table:style-name="ce44" table:number-columns-repeated="3"/>
          <table:table-cell/>
        </table:table-row>
        <table:table-row table:style-name="ro2">
          <table:table-cell table:formula="of:=LEFT([.D703];3)" office:value-type="string" office:string-value="052" calcext:value-type="string">
            <text:p>052</text:p>
          </table:table-cell>
          <table:table-cell table:formula="of:=CONCATENATE(LEFT([.D703];3);MID([.D703];5;10))" office:value-type="string" office:string-value="0521         " calcext:value-type="string">
            <text:p>0521 <text:s text:c="8"/></text:p>
          </table:table-cell>
          <table:table-cell table:formula="of:=CONCATENATE(LEFT([.D703];3);MID([.D703];4;10))" office:value-type="string" office:string-value="052.1        " calcext:value-type="string">
            <text:p>052.1 <text:s text:c="7"/></text:p>
          </table:table-cell>
          <table:table-cell table:style-name="ce9" office:value-type="string" calcext:value-type="string">
            <text:p>052.1 <text:s text:c="11"/>PROGRAMAÇÃO FINANCEIRA DE DESEMBOLS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4];3)" office:value-type="string" office:string-value="052" calcext:value-type="string">
            <text:p>052</text:p>
          </table:table-cell>
          <table:table-cell table:formula="of:=CONCATENATE(LEFT([.D704];3);MID([.D704];5;10))" office:value-type="string" office:string-value="0522         " calcext:value-type="string">
            <text:p>0522 <text:s text:c="8"/></text:p>
          </table:table-cell>
          <table:table-cell table:formula="of:=CONCATENATE(LEFT([.D704];3);MID([.D704];4;10))" office:value-type="string" office:string-value="052.2        " calcext:value-type="string">
            <text:p>052.2 <text:s text:c="7"/></text:p>
          </table:table-cell>
          <table:table-cell table:style-name="ce12" office:value-type="string" calcext:value-type="string">
            <text:p>052.2 <text:s text:c="11"/>EXECUÇÃO FINANCEIRA</text:p>
          </table:table-cell>
          <table:table-cell table:style-name="ce25"/>
          <table:table-cell table:style-name="ce36"/>
          <table:table-cell table:style-name="ce44" table:number-columns-repeated="2"/>
          <table:table-cell/>
        </table:table-row>
        <table:table-row table:style-name="ro2">
          <table:table-cell table:formula="of:=LEFT([.D705];3)" office:value-type="string" office:string-value="052" calcext:value-type="string">
            <text:p>052</text:p>
          </table:table-cell>
          <table:table-cell table:formula="of:=CONCATENATE(LEFT([.D705];3);MID([.D705];5;10))" office:value-type="string" office:string-value="05221        " calcext:value-type="string">
            <text:p>05221 <text:s text:c="7"/></text:p>
          </table:table-cell>
          <table:table-cell table:formula="of:=CONCATENATE(LEFT([.D705];3);MID([.D705];4;10))" office:value-type="string" office:string-value="052.21       " calcext:value-type="string">
            <text:p>052.21 <text:s text:c="6"/></text:p>
          </table:table-cell>
          <table:table-cell table:style-name="ce9" office:value-type="string" calcext:value-type="string">
            <text:p>052.21 <text:s text:c="13"/>RECEIT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6];3)" office:value-type="string" office:string-value="052" calcext:value-type="string">
            <text:p>052</text:p>
          </table:table-cell>
          <table:table-cell table:formula="of:=CONCATENATE(LEFT([.D706];3);MID([.D706];5;10))" office:value-type="string" office:string-value="05222        " calcext:value-type="string">
            <text:p>05222 <text:s text:c="7"/></text:p>
          </table:table-cell>
          <table:table-cell table:formula="of:=CONCATENATE(LEFT([.D706];3);MID([.D706];4;10))" office:value-type="string" office:string-value="052.22       " calcext:value-type="string">
            <text:p>052.22 <text:s text:c="6"/></text:p>
          </table:table-cell>
          <table:table-cell table:style-name="ce9" office:value-type="string" calcext:value-type="string">
            <text:p>052.22 <text:s text:c="13"/>DESPES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7];3)" office:value-type="string" office:string-value="053" calcext:value-type="string">
            <text:p>053</text:p>
          </table:table-cell>
          <table:table-cell table:formula="of:=CONCATENATE(LEFT([.D707];3);MID([.D707];5;10))" office:value-type="string" office:string-value="053          " calcext:value-type="string">
            <text:p>053 <text:s text:c="9"/></text:p>
          </table:table-cell>
          <table:table-cell table:formula="of:=CONCATENATE(LEFT([.D707];3);MID([.D707];4;10))" office:value-type="string" office:string-value="053          " calcext:value-type="string">
            <text:p>053 <text:s text:c="9"/></text:p>
          </table:table-cell>
          <table:table-cell table:style-name="ce9" office:value-type="string" calcext:value-type="string">
            <text:p>053 <text:s text:c="10"/>FUNDOS ESPECIAI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08];3)" office:value-type="string" office:string-value="054" calcext:value-type="string">
            <text:p>054</text:p>
          </table:table-cell>
          <table:table-cell table:formula="of:=CONCATENATE(LEFT([.D708];3);MID([.D708];5;10))" office:value-type="string" office:string-value="054          " calcext:value-type="string">
            <text:p>054 <text:s text:c="9"/></text:p>
          </table:table-cell>
          <table:table-cell table:formula="of:=CONCATENATE(LEFT([.D708];3);MID([.D708];4;10))" office:value-type="string" office:string-value="054          " calcext:value-type="string">
            <text:p>054 <text:s text:c="9"/></text:p>
          </table:table-cell>
          <table:table-cell table:style-name="ce9" office:value-type="string" calcext:value-type="string">
            <text:p>054 <text:s text:c="10"/>ESTÍMULOS FINANCEIROS E CREDITÍCIO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709];3)" office:value-type="string" office:string-value="055" calcext:value-type="string">
            <text:p>055</text:p>
          </table:table-cell>
          <table:table-cell table:formula="of:=CONCATENATE(LEFT([.D709];3);MID([.D709];5;10))" office:value-type="string" office:string-value="055          " calcext:value-type="string">
            <text:p>055 <text:s text:c="9"/></text:p>
          </table:table-cell>
          <table:table-cell table:formula="of:=CONCATENATE(LEFT([.D709];3);MID([.D709];4;10))" office:value-type="string" office:string-value="055          " calcext:value-type="string">
            <text:p>055 <text:s text:c="9"/></text:p>
          </table:table-cell>
          <table:table-cell table:style-name="ce12" office:value-type="string" calcext:value-type="string">
            <text:p>055 <text:s text:c="10"/>OPERAÇÕES BANCÁRIAS</text:p>
          </table:table-cell>
          <table:table-cell table:style-name="ce25"/>
          <table:table-cell table:style-name="ce36"/>
          <table:table-cell table:style-name="ce44" table:number-columns-repeated="2"/>
          <table:table-cell/>
        </table:table-row>
        <table:table-row table:style-name="ro2">
          <table:table-cell table:formula="of:=LEFT([.D710];3)" office:value-type="string" office:string-value="055" calcext:value-type="string">
            <text:p>055</text:p>
          </table:table-cell>
          <table:table-cell table:formula="of:=CONCATENATE(LEFT([.D710];3);MID([.D710];5;10))" office:value-type="string" office:string-value="05501        " calcext:value-type="string">
            <text:p>05501 <text:s text:c="7"/></text:p>
          </table:table-cell>
          <table:table-cell table:formula="of:=CONCATENATE(LEFT([.D710];3);MID([.D710];4;10))" office:value-type="string" office:string-value="055.01       " calcext:value-type="string">
            <text:p>055.01 <text:s text:c="6"/></text:p>
          </table:table-cell>
          <table:table-cell table:style-name="ce9" office:value-type="string" calcext:value-type="string">
            <text:p>055.01 <text:s text:c="10"/>PAGAMENTOS EM MOEDA ESTRANGEIR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6">
          <table:table-cell table:formula="of:=LEFT([.D711];3)" office:value-type="string" office:string-value="055" calcext:value-type="string">
            <text:p>055</text:p>
          </table:table-cell>
          <table:table-cell table:formula="of:=CONCATENATE(LEFT([.D711];3);MID([.D711];5;10))" office:value-type="string" office:string-value="0551         " calcext:value-type="string">
            <text:p>0551 <text:s text:c="8"/></text:p>
          </table:table-cell>
          <table:table-cell table:formula="of:=CONCATENATE(LEFT([.D711];3);MID([.D711];4;10))" office:value-type="string" office:string-value="055.1        " calcext:value-type="string">
            <text:p>055.1 <text:s text:c="7"/></text:p>
          </table:table-cell>
          <table:table-cell table:style-name="ce9" office:value-type="string" calcext:value-type="string">
            <text:p>055.1           CONTA ÚNICA<text:span text:style-name="T1">(INCLUSIVE ASSINATURAS AUTORIZADAS E EXTRATOS DE CONTAS)</text:span></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Eliminação</text:p>
          </table:table-cell>
          <table:table-cell table:style-name="ce58"/>
          <table:table-cell/>
        </table:table-row>
        <table:table-row table:style-name="ro16">
          <table:table-cell table:formula="of:=LEFT([.D712];3)" office:value-type="string" office:string-value="055" calcext:value-type="string">
            <text:p>055</text:p>
          </table:table-cell>
          <table:table-cell table:formula="of:=CONCATENATE(LEFT([.D712];3);MID([.D712];5;10))" office:value-type="string" office:string-value="0552         " calcext:value-type="string">
            <text:p>0552 <text:s text:c="8"/></text:p>
          </table:table-cell>
          <table:table-cell table:formula="of:=CONCATENATE(LEFT([.D712];3);MID([.D712];4;10))" office:value-type="string" office:string-value="055.2        " calcext:value-type="string">
            <text:p>055.2 <text:s text:c="7"/></text:p>
          </table:table-cell>
          <table:table-cell table:style-name="ce9" office:value-type="string" calcext:value-type="string">
            <text:p>055.2           OUTRAS CONTAS: TIPO B, C e D<text:span text:style-name="T1">(INCLUSIVE ASSINATURAS AUTORIZADAS E EXTRATOS DE CONTAS)</text:span></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13];3)" office:value-type="string" office:string-value="056" calcext:value-type="string">
            <text:p>056</text:p>
          </table:table-cell>
          <table:table-cell table:formula="of:=CONCATENATE(LEFT([.D713];3);MID([.D713];5;10))" office:value-type="string" office:string-value="056          " calcext:value-type="string">
            <text:p>056 <text:s text:c="9"/></text:p>
          </table:table-cell>
          <table:table-cell table:formula="of:=CONCATENATE(LEFT([.D713];3);MID([.D713];4;10))" office:value-type="string" office:string-value="056          " calcext:value-type="string">
            <text:p>056 <text:s text:c="9"/></text:p>
          </table:table-cell>
          <table:table-cell table:style-name="ce9" office:value-type="string" calcext:value-type="string">
            <text:p>056 <text:s text:c="10"/>BALANÇOS. BALANCETE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16">
          <table:table-cell table:formula="of:=LEFT([.D714];3)" office:value-type="string" office:string-value="057" calcext:value-type="string">
            <text:p>057</text:p>
          </table:table-cell>
          <table:table-cell table:formula="of:=CONCATENATE(LEFT([.D714];3);MID([.D714];5;10))" office:value-type="string" office:string-value="057          " calcext:value-type="string">
            <text:p>057 <text:s text:c="9"/></text:p>
          </table:table-cell>
          <table:table-cell table:formula="of:=CONCATENATE(LEFT([.D714];3);MID([.D714];4;10))" office:value-type="string" office:string-value="057          " calcext:value-type="string">
            <text:p>057 <text:s text:c="9"/></text:p>
          </table:table-cell>
          <table:table-cell table:style-name="ce9" office:value-type="string" calcext:value-type="string">
            <text:p>057           TOMADA DE CONTAS. PRESTAÇÃO DE CONTAS<text:span text:style-name="T1">(INCLUSIVE PARECER DE APROVAÇÃO DAS CONTAS)</text:span></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Guarda permanente</text:p>
          </table:table-cell>
          <table:table-cell table:style-name="ce58"/>
          <table:table-cell/>
        </table:table-row>
        <table:table-row table:style-name="ro2">
          <table:table-cell table:formula="of:=LEFT([.D715];3)" office:value-type="string" office:string-value="059" calcext:value-type="string">
            <text:p>059</text:p>
          </table:table-cell>
          <table:table-cell table:formula="of:=CONCATENATE(LEFT([.D715];3);MID([.D715];5;10))" office:value-type="string" office:string-value="059          " calcext:value-type="string">
            <text:p>059 <text:s text:c="9"/></text:p>
          </table:table-cell>
          <table:table-cell table:formula="of:=CONCATENATE(LEFT([.D715];3);MID([.D715];4;10))" office:value-type="string" office:string-value="059          " calcext:value-type="string">
            <text:p>059 <text:s text:c="9"/></text:p>
          </table:table-cell>
          <table:table-cell table:style-name="ce12" office:value-type="string" calcext:value-type="string">
            <text:p>059 <text:s text:c="10"/>OUTROS ASSUNTOS REFERENTES <text:s/>A ORÇA- MENTO E FINANÇAS</text:p>
          </table:table-cell>
          <table:table-cell table:style-name="ce25"/>
          <table:table-cell table:style-name="ce36"/>
          <table:table-cell table:style-name="ce44" table:number-columns-repeated="2"/>
          <table:table-cell/>
        </table:table-row>
        <table:table-row table:style-name="ro2">
          <table:table-cell table:formula="of:=LEFT([.D716];3)" office:value-type="string" office:string-value="059" calcext:value-type="string">
            <text:p>059</text:p>
          </table:table-cell>
          <table:table-cell table:formula="of:=CONCATENATE(LEFT([.D716];3);MID([.D716];5;10))" office:value-type="string" office:string-value="0591         " calcext:value-type="string">
            <text:p>0591 <text:s text:c="8"/></text:p>
          </table:table-cell>
          <table:table-cell table:formula="of:=CONCATENATE(LEFT([.D716];3);MID([.D716];4;10))" office:value-type="string" office:string-value="059.1        " calcext:value-type="string">
            <text:p>059.1 <text:s text:c="7"/></text:p>
          </table:table-cell>
          <table:table-cell table:style-name="ce9" office:value-type="string" calcext:value-type="string">
            <text:p>059.1 <text:s text:c="10"/>TRIBUTOS (IMPOSTOS <text:s/>E TAXA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17];3)" office:value-type="string" office:string-value="060" calcext:value-type="string">
            <text:p>060</text:p>
          </table:table-cell>
          <table:table-cell table:formula="of:=CONCATENATE(LEFT([.D717];3);MID([.D717];5;10))" office:value-type="string" office:string-value="060          " calcext:value-type="string">
            <text:p>060 <text:s text:c="9"/></text:p>
          </table:table-cell>
          <table:table-cell table:formula="of:=CONCATENATE(LEFT([.D717];3);MID([.D717];4;10))" office:value-type="string" office:string-value="060          " calcext:value-type="string">
            <text:p>060 <text:s text:c="9"/></text:p>
          </table:table-cell>
          <table:table-cell table:style-name="ce12" office:value-type="string" calcext:value-type="string">
            <text:p>060 <text:s text:c="14"/>DOCUMENTAÇÃO E INFORMAÇÃO</text:p>
          </table:table-cell>
          <table:table-cell table:style-name="ce25"/>
          <table:table-cell table:style-name="ce44" table:number-columns-repeated="3"/>
          <table:table-cell/>
        </table:table-row>
        <table:table-row table:style-name="ro2">
          <table:table-cell table:formula="of:=LEFT([.D718];3)" office:value-type="string" office:string-value="060" calcext:value-type="string">
            <text:p>060</text:p>
          </table:table-cell>
          <table:table-cell table:formula="of:=CONCATENATE(LEFT([.D718];3);MID([.D718];5;10))" office:value-type="string" office:string-value="0601         " calcext:value-type="string">
            <text:p>0601 <text:s text:c="8"/></text:p>
          </table:table-cell>
          <table:table-cell table:formula="of:=CONCATENATE(LEFT([.D718];3);MID([.D718];4;10))" office:value-type="string" office:string-value="060.1        " calcext:value-type="string">
            <text:p>060.1 <text:s text:c="7"/></text:p>
          </table:table-cell>
          <table:table-cell table:style-name="ce9" office:value-type="string" calcext:value-type="string">
            <text:p>060.1 <text:s text:c="9"/>PUBLICAÇÃO DE MATÉRIAS NO DIÁRIO OFICIA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
          <table:table-cell table:formula="of:=LEFT([.D719];3)" office:value-type="string" office:string-value="060" calcext:value-type="string">
            <text:p>060</text:p>
          </table:table-cell>
          <table:table-cell table:formula="of:=CONCATENATE(LEFT([.D719];3);MID([.D719];5;10))" office:value-type="string" office:string-value="0602         " calcext:value-type="string">
            <text:p>0602 <text:s text:c="8"/></text:p>
          </table:table-cell>
          <table:table-cell table:formula="of:=CONCATENATE(LEFT([.D719];3);MID([.D719];4;10))" office:value-type="string" office:string-value="060.2        " calcext:value-type="string">
            <text:p>060.2 <text:s text:c="7"/></text:p>
          </table:table-cell>
          <table:table-cell table:style-name="ce9" office:value-type="string" calcext:value-type="string">
            <text:p>060.2 <text:s text:c="9"/>PUBLICAÇÃO DE MATÉRIAS NOS BOLE- TINS ADMINISTRATIVO, DE PESSOAL E DE SERVIÇO</text:p>
          </table:table-cell>
          <table:table-cell table:style-name="ce26" office:value-type="string" calcext:value-type="string">
            <text:p>1 ano</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20];3)" office:value-type="string" office:string-value="060" calcext:value-type="string">
            <text:p>060</text:p>
          </table:table-cell>
          <table:table-cell table:formula="of:=CONCATENATE(LEFT([.D720];3);MID([.D720];5;10))" office:value-type="string" office:string-value="0603         " calcext:value-type="string">
            <text:p>0603 <text:s text:c="8"/></text:p>
          </table:table-cell>
          <table:table-cell table:formula="of:=CONCATENATE(LEFT([.D720];3);MID([.D720];4;10))" office:value-type="string" office:string-value="060.3        " calcext:value-type="string">
            <text:p>060.3 <text:s text:c="7"/></text:p>
          </table:table-cell>
          <table:table-cell table:style-name="ce9" office:value-type="string" calcext:value-type="string">
            <text:p>060.3 <text:s text:c="9"/>PUBLICAÇÃO DE MATÉRIAS EM OUTROS PERIÓDICO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8">
          <table:table-cell table:formula="of:=LEFT([.D721];3)" office:value-type="string" office:string-value="061" calcext:value-type="string">
            <text:p>061</text:p>
          </table:table-cell>
          <table:table-cell table:formula="of:=CONCATENATE(LEFT([.D721];3);MID([.D721];5;10))" office:value-type="string" office:string-value="061          " calcext:value-type="string">
            <text:p>061 <text:s text:c="9"/></text:p>
          </table:table-cell>
          <table:table-cell table:formula="of:=CONCATENATE(LEFT([.D721];3);MID([.D721];4;10))" office:value-type="string" office:string-value="061          " calcext:value-type="string">
            <text:p>061 <text:s text:c="9"/></text:p>
          </table:table-cell>
          <table:table-cell table:style-name="ce12" office:value-type="string" calcext:value-type="string">
            <text:p>061                      PRODUÇÃO EDITORIAL<text:span text:style-name="T1">(INCLUSIVE EDIÇÃO OU COEDIÇÃO DE PUBLICAÇÕES EM GERAL PRODUZIDAS PELO ÓRGÃO EM QUALQUER  SUPORTE)</text:span></text:p>
          </table:table-cell>
          <table:table-cell table:style-name="ce25"/>
          <table:table-cell table:style-name="ce36"/>
          <table:table-cell table:style-name="ce44" table:number-columns-repeated="2"/>
          <table:table-cell/>
        </table:table-row>
        <table:table-row table:style-name="ro6">
          <table:table-cell table:formula="of:=LEFT([.D722];3)" office:value-type="string" office:string-value="061" calcext:value-type="string">
            <text:p>061</text:p>
          </table:table-cell>
          <table:table-cell table:formula="of:=CONCATENATE(LEFT([.D722];3);MID([.D722];5;10))" office:value-type="string" office:string-value="0611         " calcext:value-type="string">
            <text:p>0611 <text:s text:c="8"/></text:p>
          </table:table-cell>
          <table:table-cell table:formula="of:=CONCATENATE(LEFT([.D722];3);MID([.D722];4;10))" office:value-type="string" office:string-value="061.1        " calcext:value-type="string">
            <text:p>061.1 <text:s text:c="7"/></text:p>
          </table:table-cell>
          <table:table-cell table:style-name="ce13" office:value-type="string" calcext:value-type="string">
            <text:p>061.1 <text:s text:c="11"/>EDITORAÇÃO. PROGRAMAÇÃO VISUAL</text:p>
          </table:table-cell>
          <table:table-cell table:style-name="ce30" office:value-type="string" calcext:value-type="string">
            <text:p>Até aprovação das contas</text:p>
          </table:table-cell>
          <table:table-cell table:style-name="ce52" office:value-type="string" calcext:value-type="string">
            <text:p>5 anos a contar da data de aprovação das contas</text:p>
          </table:table-cell>
          <table:table-cell table:style-name="ce46" office:value-type="string" calcext:value-type="string">
            <text:p>Eliminação</text:p>
          </table:table-cell>
          <table:table-cell table:style-name="ce46" office:value-type="string" calcext:value-type="string">
            <text:p>Documentos <text:s/>que não envolvem <text:s/>pagamentos <text:s/>serão eliminados <text:s/>após <text:s/>5 anos <text:s/>de <text:s/>arquivamento <text:s/>na fase corrente.</text:p>
          </table:table-cell>
          <table:table-cell/>
        </table:table-row>
        <table:table-row table:style-name="ro6">
          <table:table-cell table:formula="of:=LEFT([.D723];3)" office:value-type="string" office:string-value="061" calcext:value-type="string">
            <text:p>061</text:p>
          </table:table-cell>
          <table:table-cell table:formula="of:=CONCATENATE(LEFT([.D723];3);MID([.D723];5;10))" office:value-type="string" office:string-value="0612         " calcext:value-type="string">
            <text:p>0612 <text:s text:c="8"/></text:p>
          </table:table-cell>
          <table:table-cell table:formula="of:=CONCATENATE(LEFT([.D723];3);MID([.D723];4;10))" office:value-type="string" office:string-value="061.2        " calcext:value-type="string">
            <text:p>061.2 <text:s text:c="7"/></text:p>
          </table:table-cell>
          <table:table-cell table:style-name="ce9" office:value-type="string" calcext:value-type="string">
            <text:p>061.2 <text:s text:c="11"/>DISTRIBUIÇÃO. PROMOÇÃO. DIVULGAÇÃ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Documentos <text:s/>que não envolvem <text:s/>pagamentos <text:s/>serão eliminados <text:s/>após <text:s/>5 anos <text:s/>de <text:s/>arquivamento <text:s/>na fase corrente.</text:p>
          </table:table-cell>
          <table:table-cell/>
        </table:table-row>
        <table:table-row table:style-name="ro2">
          <table:table-cell table:formula="of:=LEFT([.D724];3)" office:value-type="string" office:string-value="062" calcext:value-type="string">
            <text:p>062</text:p>
          </table:table-cell>
          <table:table-cell table:formula="of:=CONCATENATE(LEFT([.D724];3);MID([.D724];5;10))" office:value-type="string" office:string-value="062          " calcext:value-type="string">
            <text:p>062 <text:s text:c="9"/></text:p>
          </table:table-cell>
          <table:table-cell table:formula="of:=CONCATENATE(LEFT([.D724];3);MID([.D724];4;10))" office:value-type="string" office:string-value="062          " calcext:value-type="string">
            <text:p>062 <text:s text:c="9"/></text:p>
          </table:table-cell>
          <table:table-cell table:style-name="ce12" office:value-type="string" calcext:value-type="string">
            <text:p>062           DOCUMENTAÇÃO BIBLIOGRÁFICA<text:span text:style-name="T1">(LIVROS, PERIÓDICOS, FOLHETOS E AUDIOVISUAIS)</text:span></text:p>
          </table:table-cell>
          <table:table-cell table:style-name="ce25"/>
          <table:table-cell table:style-name="ce36"/>
          <table:table-cell table:style-name="ce44" table:number-columns-repeated="2"/>
          <table:table-cell/>
        </table:table-row>
        <table:table-row table:style-name="ro2">
          <table:table-cell table:formula="of:=LEFT([.D725];3)" office:value-type="string" office:string-value="062" calcext:value-type="string">
            <text:p>062</text:p>
          </table:table-cell>
          <table:table-cell table:formula="of:=CONCATENATE(LEFT([.D725];3);MID([.D725];5;10))" office:value-type="string" office:string-value="06201        " calcext:value-type="string">
            <text:p>06201 <text:s text:c="7"/></text:p>
          </table:table-cell>
          <table:table-cell table:formula="of:=CONCATENATE(LEFT([.D725];3);MID([.D725];4;10))" office:value-type="string" office:string-value="062.01       " calcext:value-type="string">
            <text:p>062.01 <text:s text:c="6"/></text:p>
          </table:table-cell>
          <table:table-cell table:style-name="ce9" office:value-type="string" calcext:value-type="string">
            <text:p>062.01 <text:s text:c="13"/>NORMAS E MANUAIS</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5">
          <table:table-cell table:formula="of:=LEFT([.D726];3)" office:value-type="string" office:string-value="062" calcext:value-type="string">
            <text:p>062</text:p>
          </table:table-cell>
          <table:table-cell table:formula="of:=CONCATENATE(LEFT([.D726];3);MID([.D726];5;10))" office:value-type="string" office:string-value="0621         " calcext:value-type="string">
            <text:p>0621 <text:s text:c="8"/></text:p>
          </table:table-cell>
          <table:table-cell table:formula="of:=CONCATENATE(LEFT([.D726];3);MID([.D726];4;10))" office:value-type="string" office:string-value="062.1        " calcext:value-type="string">
            <text:p>062.1 <text:s text:c="7"/></text:p>
          </table:table-cell>
          <table:table-cell table:style-name="ce9" office:value-type="string" calcext:value-type="string">
            <text:p>062.1            AQUISIÇÃO<text:span text:style-name="T1">(NO BRASIL E NO EXTERIOR)</text:span></text:p>
          </table:table-cell>
          <table:table-cell table:style-name="ce29"/>
          <table:table-cell table:style-name="ce45" table:number-columns-repeated="2"/>
          <table:table-cell table:style-name="ce37" office:value-type="string" calcext:value-type="string">
            <text:p>Os <text:s/>documentos <text:s/>referentes a material <text:s/>bibliográfico não adquirido serão eliminados após 1 ano.</text:p>
          </table:table-cell>
          <table:table-cell/>
        </table:table-row>
        <table:table-row table:style-name="ro16">
          <table:table-cell table:formula="of:=LEFT([.D727];3)" office:value-type="string" office:string-value="062" calcext:value-type="string">
            <text:p>062</text:p>
          </table:table-cell>
          <table:table-cell table:formula="of:=CONCATENATE(LEFT([.D727];3);MID([.D727];5;10))" office:value-type="string" office:string-value="06211        " calcext:value-type="string">
            <text:p>06211 <text:s text:c="7"/></text:p>
          </table:table-cell>
          <table:table-cell table:formula="of:=CONCATENATE(LEFT([.D727];3);MID([.D727];4;10))" office:value-type="string" office:string-value="062.11       " calcext:value-type="string">
            <text:p>062.11 <text:s text:c="6"/></text:p>
          </table:table-cell>
          <table:table-cell table:style-name="ce9" office:value-type="string" calcext:value-type="string">
            <text:p>062.11              COMPRA<text:span text:style-name="T1">(INCLUSIVE ASSINATURAS DE PERIÓDICOS)</text:span></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Eliminação</text:p>
          </table:table-cell>
          <table:table-cell table:style-name="ce58"/>
          <table:table-cell/>
        </table:table-row>
        <table:table-row table:style-name="ro8">
          <table:table-cell table:formula="of:=LEFT([.D728];3)" office:value-type="string" office:string-value="062" calcext:value-type="string">
            <text:p>062</text:p>
          </table:table-cell>
          <table:table-cell table:formula="of:=CONCATENATE(LEFT([.D728];3);MID([.D728];5;10))" office:value-type="string" office:string-value="06212        " calcext:value-type="string">
            <text:p>06212 <text:s text:c="7"/></text:p>
          </table:table-cell>
          <table:table-cell table:formula="of:=CONCATENATE(LEFT([.D728];3);MID([.D728];4;10))" office:value-type="string" office:string-value="062.12       " calcext:value-type="string">
            <text:p>062.12 <text:s text:c="6"/></text:p>
          </table:table-cell>
          <table:table-cell table:style-name="ce9" office:value-type="string" calcext:value-type="string">
            <text:p>062.12 <text:s text:c="14"/>DOAÇÃO</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table-row>
        <table:table-row table:style-name="ro8">
          <table:table-cell table:formula="of:=LEFT([.D729];3)" office:value-type="string" office:string-value="062" calcext:value-type="string">
            <text:p>062</text:p>
          </table:table-cell>
          <table:table-cell table:formula="of:=CONCATENATE(LEFT([.D729];3);MID([.D729];5;10))" office:value-type="string" office:string-value="06213        " calcext:value-type="string">
            <text:p>06213 <text:s text:c="7"/></text:p>
          </table:table-cell>
          <table:table-cell table:formula="of:=CONCATENATE(LEFT([.D729];3);MID([.D729];4;10))" office:value-type="string" office:string-value="062.13       " calcext:value-type="string">
            <text:p>062.13 <text:s text:c="6"/></text:p>
          </table:table-cell>
          <table:table-cell table:style-name="ce9" office:value-type="string" calcext:value-type="string">
            <text:p>062.13 <text:s text:c="13"/>PERMUTA</text:p>
          </table:table-cell>
          <table:table-cell table:style-name="ce26" office:value-type="string" calcext:value-type="string">
            <text:p>4 anos</text:p>
          </table:table-cell>
          <table:table-cell table:style-name="ce37" office:value-type="string" calcext:value-type="string">
            <text:p>5 anos</text:p>
          </table:table-cell>
          <table:table-cell table:style-name="ce37" office:value-type="string" calcext:value-type="string">
            <text:p>Eliminação</text:p>
          </table:table-cell>
          <table:table-cell table:style-name="ce37"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table-row>
        <table:table-row table:style-name="ro2">
          <table:table-cell table:formula="of:=LEFT([.D730];3)" office:value-type="string" office:string-value="062" calcext:value-type="string">
            <text:p>062</text:p>
          </table:table-cell>
          <table:table-cell table:formula="of:=CONCATENATE(LEFT([.D730];3);MID([.D730];5;10))" office:value-type="string" office:string-value="0622         " calcext:value-type="string">
            <text:p>0622 <text:s text:c="8"/></text:p>
          </table:table-cell>
          <table:table-cell table:formula="of:=CONCATENATE(LEFT([.D730];3);MID([.D730];4;10))" office:value-type="string" office:string-value="062.2        " calcext:value-type="string">
            <text:p>062.2 <text:s text:c="7"/></text:p>
          </table:table-cell>
          <table:table-cell table:style-name="ce9" office:value-type="string" calcext:value-type="string">
            <text:p>062.2 <text:s text:c="11"/>REGISTR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8">
          <table:table-cell table:formula="of:=LEFT([.D731];3)" office:value-type="string" office:string-value="062" calcext:value-type="string">
            <text:p>062</text:p>
          </table:table-cell>
          <table:table-cell table:formula="of:=CONCATENATE(LEFT([.D731];3);MID([.D731];5;10))" office:value-type="string" office:string-value="0623         " calcext:value-type="string">
            <text:p>0623 <text:s text:c="8"/></text:p>
          </table:table-cell>
          <table:table-cell table:formula="of:=CONCATENATE(LEFT([.D731];3);MID([.D731];4;10))" office:value-type="string" office:string-value="062.3        " calcext:value-type="string">
            <text:p>062.3 <text:s text:c="7"/></text:p>
          </table:table-cell>
          <table:table-cell table:style-name="ce15" office:value-type="string" calcext:value-type="string">
            <text:p>062.3            CATALOGAÇÃO. CLASSIFICAÇÃO.<text:span text:style-name="T4">INDEXAÇÃO</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32];3)" office:value-type="string" office:string-value="062" calcext:value-type="string">
            <text:p>062</text:p>
          </table:table-cell>
          <table:table-cell table:formula="of:=CONCATENATE(LEFT([.D732];3);MID([.D732];5;10))" office:value-type="string" office:string-value="0624         " calcext:value-type="string">
            <text:p>0624 <text:s text:c="8"/></text:p>
          </table:table-cell>
          <table:table-cell table:formula="of:=CONCATENATE(LEFT([.D732];3);MID([.D732];4;10))" office:value-type="string" office:string-value="062.4        " calcext:value-type="string">
            <text:p>062.4 <text:s text:c="7"/></text:p>
          </table:table-cell>
          <table:table-cell table:style-name="ce9" office:value-type="string" calcext:value-type="string">
            <text:p>062.4 <text:s text:c="11"/>REFERÊNCIA E CIRCULAÇÃ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33];3)" office:value-type="string" office:string-value="062" calcext:value-type="string">
            <text:p>062</text:p>
          </table:table-cell>
          <table:table-cell table:formula="of:=CONCATENATE(LEFT([.D733];3);MID([.D733];5;10))" office:value-type="string" office:string-value="0625         " calcext:value-type="string">
            <text:p>0625 <text:s text:c="8"/></text:p>
          </table:table-cell>
          <table:table-cell table:formula="of:=CONCATENATE(LEFT([.D733];3);MID([.D733];4;10))" office:value-type="string" office:string-value="062.5        " calcext:value-type="string">
            <text:p>062.5 <text:s text:c="7"/></text:p>
          </table:table-cell>
          <table:table-cell table:style-name="ce9" office:value-type="string" calcext:value-type="string">
            <text:p>062.5 <text:s text:c="11"/>INVENTÁRI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Guarda permanente</text:p>
          </table:table-cell>
          <table:table-cell table:style-name="ce58"/>
          <table:table-cell/>
        </table:table-row>
        <table:table-row table:style-name="ro1">
          <table:table-cell table:formula="of:=LEFT([.D734];3)" office:value-type="string" office:string-value="063" calcext:value-type="string">
            <text:p>063</text:p>
          </table:table-cell>
          <table:table-cell table:formula="of:=CONCATENATE(LEFT([.D734];3);MID([.D734];5;10))" office:value-type="string" office:string-value="063          " calcext:value-type="string">
            <text:p>063 <text:s text:c="9"/></text:p>
          </table:table-cell>
          <table:table-cell table:formula="of:=CONCATENATE(LEFT([.D734];3);MID([.D734];4;10))" office:value-type="string" office:string-value="063          " calcext:value-type="string">
            <text:p>063 <text:s text:c="9"/></text:p>
          </table:table-cell>
          <table:table-cell table:style-name="ce12" office:value-type="string" calcext:value-type="string">
            <text:p>063 <text:s text:c="10"/>DOCUMENTAÇÃO ARQUIVÍSTICA: GESTÃO DE DOCUMENTOS E SISTEMA DE ARQUIVOS</text:p>
          </table:table-cell>
          <table:table-cell table:style-name="ce25"/>
          <table:table-cell table:style-name="ce36"/>
          <table:table-cell table:style-name="ce44" table:number-columns-repeated="2"/>
          <table:table-cell/>
        </table:table-row>
        <table:table-row table:style-name="ro2">
          <table:table-cell table:formula="of:=LEFT([.D735];3)" office:value-type="string" office:string-value="063" calcext:value-type="string">
            <text:p>063</text:p>
          </table:table-cell>
          <table:table-cell table:formula="of:=CONCATENATE(LEFT([.D735];3);MID([.D735];5;10))" office:value-type="string" office:string-value="06301        " calcext:value-type="string">
            <text:p>06301 <text:s text:c="7"/></text:p>
          </table:table-cell>
          <table:table-cell table:formula="of:=CONCATENATE(LEFT([.D735];3);MID([.D735];4;10))" office:value-type="string" office:string-value="063.01       " calcext:value-type="string">
            <text:p>063.01 <text:s text:c="6"/></text:p>
          </table:table-cell>
          <table:table-cell table:style-name="ce9" office:value-type="string" calcext:value-type="string">
            <text:p>063.01 <text:s text:c="11"/>NORMAS E MANUAIS</text:p>
          </table:table-cell>
          <table:table-cell table:style-name="ce26" office:value-type="string" calcext:value-type="string">
            <text:p>Enquanto vigora</text:p>
          </table:table-cell>
          <table:table-cell table:style-name="ce37" office:value-type="string" calcext:value-type="string">
            <text:p>7 anos</text:p>
          </table:table-cell>
          <table:table-cell table:style-name="ce37" office:value-type="string" calcext:value-type="string">
            <text:p>Guarda permanente</text:p>
          </table:table-cell>
          <table:table-cell table:style-name="ce58"/>
          <table:table-cell/>
        </table:table-row>
        <table:table-row table:style-name="ro2">
          <table:table-cell table:formula="of:=LEFT([.D736];3)" office:value-type="string" office:string-value="063" calcext:value-type="string">
            <text:p>063</text:p>
          </table:table-cell>
          <table:table-cell table:formula="of:=CONCATENATE(LEFT([.D736];3);MID([.D736];5;10))" office:value-type="string" office:string-value="0631         " calcext:value-type="string">
            <text:p>0631 <text:s text:c="8"/></text:p>
          </table:table-cell>
          <table:table-cell table:formula="of:=CONCATENATE(LEFT([.D736];3);MID([.D736];4;10))" office:value-type="string" office:string-value="063.1        " calcext:value-type="string">
            <text:p>063.1 <text:s text:c="7"/></text:p>
          </table:table-cell>
          <table:table-cell table:style-name="ce9" office:value-type="string" calcext:value-type="string">
            <text:p>063.1 <text:s text:c="9"/>PRODUÇÃO DE DOCUMENTOS. LEVANTA- MENTO. FLUXO</text:p>
          </table:table-cell>
          <table:table-cell table:style-name="ce26" office:value-type="string" calcext:value-type="string">
            <text:p>4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37];3)" office:value-type="string" office:string-value="   " calcext:value-type="string">
            <text:p><text:s text:c="3"/></text:p>
          </table:table-cell>
          <table:table-cell table:formula="of:=CONCATENATE(LEFT([.D737];3);MID([.D737];5;10))" office:value-type="string" office:string-value="             " calcext:value-type="string">
            <text:p><text:s text:c="13"/></text:p>
          </table:table-cell>
          <table:table-cell table:formula="of:=CONCATENATE(LEFT([.D737];3);MID([.D737];4;10))" office:value-type="string" office:string-value="             " calcext:value-type="string">
            <text:p><text:s text:c="13"/></text:p>
          </table:table-cell>
          <table:table-cell table:style-name="ce11" office:value-type="string" calcext:value-type="string">
            <text:p><text:s text:c="18"/>DIAGNÓSTICO</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38];3)" office:value-type="string" office:string-value="063" calcext:value-type="string">
            <text:p>063</text:p>
          </table:table-cell>
          <table:table-cell table:formula="of:=CONCATENATE(LEFT([.D738];3);MID([.D738];5;10))" office:value-type="string" office:string-value="0632         " calcext:value-type="string">
            <text:p>0632 <text:s text:c="8"/></text:p>
          </table:table-cell>
          <table:table-cell table:formula="of:=CONCATENATE(LEFT([.D738];3);MID([.D738];4;10))" office:value-type="string" office:string-value="063.2        " calcext:value-type="string">
            <text:p>063.2 <text:s text:c="7"/></text:p>
          </table:table-cell>
          <table:table-cell table:style-name="ce9" office:value-type="string" calcext:value-type="string">
            <text:p>063.2 <text:s text:c="9"/>PROTOCOLO: RECEPÇÃO, <text:s/>TRAMITAÇÃO E EXPEDIÇÃO DE DOCUMENTO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39];3)" office:value-type="string" office:string-value="063" calcext:value-type="string">
            <text:p>063</text:p>
          </table:table-cell>
          <table:table-cell table:formula="of:=CONCATENATE(LEFT([.D739];3);MID([.D739];5;10))" office:value-type="string" office:string-value="0633         " calcext:value-type="string">
            <text:p>0633 <text:s text:c="8"/></text:p>
          </table:table-cell>
          <table:table-cell table:formula="of:=CONCATENATE(LEFT([.D739];3);MID([.D739];4;10))" office:value-type="string" office:string-value="063.3        " calcext:value-type="string">
            <text:p>063.3 <text:s text:c="7"/></text:p>
          </table:table-cell>
          <table:table-cell table:style-name="ce9" office:value-type="string" calcext:value-type="string">
            <text:p>063.3 <text:s text:c="9"/>ASSISTÊNCIA TÉCNICA</text:p>
          </table:table-cell>
          <table:table-cell table:style-name="ce26" office:value-type="string" calcext:value-type="string">
            <text:p>5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40];3)" office:value-type="string" office:string-value="063" calcext:value-type="string">
            <text:p>063</text:p>
          </table:table-cell>
          <table:table-cell table:formula="of:=CONCATENATE(LEFT([.D740];3);MID([.D740];5;10))" office:value-type="string" office:string-value="0634         " calcext:value-type="string">
            <text:p>0634 <text:s text:c="8"/></text:p>
          </table:table-cell>
          <table:table-cell table:formula="of:=CONCATENATE(LEFT([.D740];3);MID([.D740];4;10))" office:value-type="string" office:string-value="063.4        " calcext:value-type="string">
            <text:p>063.4 <text:s text:c="7"/></text:p>
          </table:table-cell>
          <table:table-cell table:style-name="ce9" office:value-type="string" calcext:value-type="string">
            <text:p>063.4 <text:s text:c="9"/>CLASSIFICAÇÃO E ARQUIVAMENTO</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41];3)" office:value-type="string" office:string-value="063" calcext:value-type="string">
            <text:p>063</text:p>
          </table:table-cell>
          <table:table-cell table:formula="of:=CONCATENATE(LEFT([.D741];3);MID([.D741];5;10))" office:value-type="string" office:string-value="0635         " calcext:value-type="string">
            <text:p>0635 <text:s text:c="8"/></text:p>
          </table:table-cell>
          <table:table-cell table:formula="of:=CONCATENATE(LEFT([.D741];3);MID([.D741];4;10))" office:value-type="string" office:string-value="063.5        " calcext:value-type="string">
            <text:p>063.5 <text:s text:c="7"/></text:p>
          </table:table-cell>
          <table:table-cell table:style-name="ce9" office:value-type="string" calcext:value-type="string">
            <text:p>063.5 <text:s text:c="11"/>POLÍTICA DE ACESSO AOS DOCUMENTOS</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42];3)" office:value-type="string" office:string-value="063" calcext:value-type="string">
            <text:p>063</text:p>
          </table:table-cell>
          <table:table-cell table:formula="of:=CONCATENATE(LEFT([.D742];3);MID([.D742];5;10))" office:value-type="string" office:string-value="06351        " calcext:value-type="string">
            <text:p>06351 <text:s text:c="7"/></text:p>
          </table:table-cell>
          <table:table-cell table:formula="of:=CONCATENATE(LEFT([.D742];3);MID([.D742];4;10))" office:value-type="string" office:string-value="063.51       " calcext:value-type="string">
            <text:p>063.51 <text:s text:c="6"/></text:p>
          </table:table-cell>
          <table:table-cell table:style-name="ce9" office:value-type="string" calcext:value-type="string">
            <text:p>063.51 <text:s text:c="13"/>CONSULTAS. EMPRÉSTIMOS</text:p>
          </table:table-cell>
          <table:table-cell table:style-name="ce26" office:value-type="string" calcext:value-type="string">
            <text:p>1 ano após a devolução</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43];3)" office:value-type="string" office:string-value="063" calcext:value-type="string">
            <text:p>063</text:p>
          </table:table-cell>
          <table:table-cell table:formula="of:=CONCATENATE(LEFT([.D743];3);MID([.D743];5;10))" office:value-type="string" office:string-value="0636         " calcext:value-type="string">
            <text:p>0636 <text:s text:c="8"/></text:p>
          </table:table-cell>
          <table:table-cell table:formula="of:=CONCATENATE(LEFT([.D743];3);MID([.D743];4;10))" office:value-type="string" office:string-value="063.6        " calcext:value-type="string">
            <text:p>063.6 <text:s text:c="7"/></text:p>
          </table:table-cell>
          <table:table-cell table:style-name="ce12" office:value-type="string" calcext:value-type="string">
            <text:p>063.6 <text:s text:c="11"/>DESTINAÇÃO DE DOCUMENTOS</text:p>
          </table:table-cell>
          <table:table-cell table:style-name="ce25"/>
          <table:table-cell table:style-name="ce36"/>
          <table:table-cell table:style-name="ce44" table:number-columns-repeated="2"/>
          <table:table-cell/>
        </table:table-row>
        <table:table-row table:style-name="ro2">
          <table:table-cell table:formula="of:=LEFT([.D744];3)" office:value-type="string" office:string-value="063" calcext:value-type="string">
            <text:p>063</text:p>
          </table:table-cell>
          <table:table-cell table:formula="of:=CONCATENATE(LEFT([.D744];3);MID([.D744];5;10))" office:value-type="string" office:string-value="06361        " calcext:value-type="string">
            <text:p>06361 <text:s text:c="7"/></text:p>
          </table:table-cell>
          <table:table-cell table:formula="of:=CONCATENATE(LEFT([.D744];3);MID([.D744];4;10))" office:value-type="string" office:string-value="063.61       " calcext:value-type="string">
            <text:p>063.61 <text:s text:c="6"/></text:p>
          </table:table-cell>
          <table:table-cell table:style-name="ce9" office:value-type="string" calcext:value-type="string">
            <text:p>063.61 <text:s text:c="13"/>ANÁLISE. AVALIAÇÃO. SELEÇÃO</text:p>
          </table:table-cell>
          <table:table-cell table:style-name="ce26" office:value-type="string" calcext:value-type="string">
            <text:p>5 anos</text:p>
          </table:table-cell>
          <table:table-cell table:style-name="ce39"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45];3)" office:value-type="string" office:string-value="063" calcext:value-type="string">
            <text:p>063</text:p>
          </table:table-cell>
          <table:table-cell table:formula="of:=CONCATENATE(LEFT([.D745];3);MID([.D745];5;10))" office:value-type="string" office:string-value="06362        " calcext:value-type="string">
            <text:p>06362 <text:s text:c="7"/></text:p>
          </table:table-cell>
          <table:table-cell table:formula="of:=CONCATENATE(LEFT([.D745];3);MID([.D745];4;10))" office:value-type="string" office:string-value="063.62       " calcext:value-type="string">
            <text:p>063.62 <text:s text:c="6"/></text:p>
          </table:table-cell>
          <table:table-cell table:style-name="ce13" office:value-type="string" calcext:value-type="string">
            <text:p>063.62           ELIMINAÇÃO <text:span text:style-name="T1">TERMOS, LISTAGENS E EDITAIS DE CIÊNCIA DE ELIMINAÇÃO</text:span></text:p>
          </table:table-cell>
          <table:table-cell table:style-name="ce30" office:value-type="string" calcext:value-type="string">
            <text:p>5 anos</text:p>
          </table:table-cell>
          <table:table-cell table:style-name="ce49"/>
          <table:table-cell table:style-name="ce46" office:value-type="string" calcext:value-type="string">
            <text:p>Guarda permanente</text:p>
          </table:table-cell>
          <table:table-cell table:style-name="ce55"/>
          <table:table-cell/>
        </table:table-row>
        <table:table-row table:style-name="ro18">
          <table:table-cell table:formula="of:=LEFT([.D746];3)" office:value-type="string" office:string-value="063" calcext:value-type="string">
            <text:p>063</text:p>
          </table:table-cell>
          <table:table-cell table:formula="of:=CONCATENATE(LEFT([.D746];3);MID([.D746];5;10))" office:value-type="string" office:string-value="06363        " calcext:value-type="string">
            <text:p>06363 <text:s text:c="7"/></text:p>
          </table:table-cell>
          <table:table-cell table:formula="of:=CONCATENATE(LEFT([.D746];3);MID([.D746];4;10))" office:value-type="string" office:string-value="063.63       " calcext:value-type="string">
            <text:p>063.63 <text:s text:c="6"/></text:p>
          </table:table-cell>
          <table:table-cell table:style-name="ce23" office:value-type="string" calcext:value-type="string">
            <text:p>063.63           TRANSFERÊNCIA. RECOLHIMENTO <text:span text:style-name="T1">GUIAS  E TERMOS DE TRANSFERÊNCIA,</text:span></text:p>
            <text:p><text:span text:style-name="T1">GUIAS, RELAÇÕES E TERMOS DE RECOLHIMENTO, LISTAGENS DESCRITIVAS DO ACERVO</text:span></text:p>
          </table:table-cell>
          <table:table-cell table:style-name="ce34" office:value-type="string" calcext:value-type="string">
            <text:p>5 anos</text:p>
          </table:table-cell>
          <table:table-cell table:style-name="ce53"/>
          <table:table-cell table:style-name="ce57" office:value-type="string" calcext:value-type="string">
            <text:p>Guarda permanente</text:p>
          </table:table-cell>
          <table:table-cell table:style-name="ce62"/>
          <table:table-cell/>
        </table:table-row>
        <table:table-row table:style-name="ro5">
          <table:table-cell table:formula="of:=LEFT([.D747];3)" office:value-type="string" office:string-value="064" calcext:value-type="string">
            <text:p>064</text:p>
          </table:table-cell>
          <table:table-cell table:formula="of:=CONCATENATE(LEFT([.D747];3);MID([.D747];5;10))" office:value-type="string" office:string-value="064          " calcext:value-type="string">
            <text:p>064 <text:s text:c="9"/></text:p>
          </table:table-cell>
          <table:table-cell table:formula="of:=CONCATENATE(LEFT([.D747];3);MID([.D747];4;10))" office:value-type="string" office:string-value="064          " calcext:value-type="string">
            <text:p>064 <text:s text:c="9"/></text:p>
          </table:table-cell>
          <table:table-cell table:style-name="ce13" office:value-type="string" calcext:value-type="string">
            <text:p>064 <text:s text:c="10"/>DOCUMENTAÇÃO MUSEOLÓGICA</text:p>
          </table:table-cell>
          <table:table-cell table:style-name="ce27"/>
          <table:table-cell table:style-name="ce40" table:number-columns-repeated="2"/>
          <table:table-cell table:style-name="ce37" office:value-type="string" calcext:value-type="string">
            <text:p>A temporalidade <text:s/>e destinação <text:s/>serão estabelecidas de acordo com as necessidades <text:s/>do órgão.</text:p>
          </table:table-cell>
          <table:table-cell/>
        </table:table-row>
        <table:table-row table:style-name="ro2">
          <table:table-cell table:formula="of:=LEFT([.D748];3)" office:value-type="string" office:string-value="065" calcext:value-type="string">
            <text:p>065</text:p>
          </table:table-cell>
          <table:table-cell table:formula="of:=CONCATENATE(LEFT([.D748];3);MID([.D748];5;10))" office:value-type="string" office:string-value="065          " calcext:value-type="string">
            <text:p>065 <text:s text:c="9"/></text:p>
          </table:table-cell>
          <table:table-cell table:formula="of:=CONCATENATE(LEFT([.D748];3);MID([.D748];4;10))" office:value-type="string" office:string-value="065          " calcext:value-type="string">
            <text:p>065 <text:s text:c="9"/></text:p>
          </table:table-cell>
          <table:table-cell table:style-name="ce9" office:value-type="string" calcext:value-type="string">
            <text:p>065           REPRODUÇÃO DE DOCUMENTOS <text:span text:style-name="T1">ESTUDOS, PROJETOS E NORMAS</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49];3)" office:value-type="string" office:string-value="066" calcext:value-type="string">
            <text:p>066</text:p>
          </table:table-cell>
          <table:table-cell table:formula="of:=CONCATENATE(LEFT([.D749];3);MID([.D749];5;10))" office:value-type="string" office:string-value="066          " calcext:value-type="string">
            <text:p>066 <text:s text:c="9"/></text:p>
          </table:table-cell>
          <table:table-cell table:formula="of:=CONCATENATE(LEFT([.D749];3);MID([.D749];4;10))" office:value-type="string" office:string-value="066          " calcext:value-type="string">
            <text:p>066 <text:s text:c="9"/></text:p>
          </table:table-cell>
          <table:table-cell table:style-name="ce12" office:value-type="string" calcext:value-type="string">
            <text:p>066 <text:s text:c="10"/>CONSERVAÇÃO DE DOCUMENTOS</text:p>
          </table:table-cell>
          <table:table-cell table:style-name="ce25"/>
          <table:table-cell table:style-name="ce36"/>
          <table:table-cell table:style-name="ce44" table:number-columns-repeated="2"/>
          <table:table-cell/>
        </table:table-row>
        <table:table-row table:style-name="ro3">
          <table:table-cell table:formula="of:=LEFT([.D750];3)" office:value-type="string" office:string-value="066" calcext:value-type="string">
            <text:p>066</text:p>
          </table:table-cell>
          <table:table-cell table:formula="of:=CONCATENATE(LEFT([.D750];3);MID([.D750];5;10))" office:value-type="string" office:string-value="0661         " calcext:value-type="string">
            <text:p>0661 <text:s text:c="8"/></text:p>
          </table:table-cell>
          <table:table-cell table:formula="of:=CONCATENATE(LEFT([.D750];3);MID([.D750];4;10))" office:value-type="string" office:string-value="066.1        " calcext:value-type="string">
            <text:p>066.1 <text:s text:c="7"/></text:p>
          </table:table-cell>
          <table:table-cell table:style-name="ce9" office:value-type="string" calcext:value-type="string">
            <text:p>066.1 <text:s text:c="9"/>DESINFESTAÇÃO. HIGIENIZAÇÃ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Para documentos <text:s/>que <text:s/>não <text:s/>envolvam <text:s/>pagamentos, eliminar após 2 anos.</text:p>
          </table:table-cell>
          <table:table-cell/>
        </table:table-row>
        <table:table-row table:style-name="ro2">
          <table:table-cell table:formula="of:=LEFT([.D751];3)" office:value-type="string" office:string-value="066" calcext:value-type="string">
            <text:p>066</text:p>
          </table:table-cell>
          <table:table-cell table:formula="of:=CONCATENATE(LEFT([.D751];3);MID([.D751];5;10))" office:value-type="string" office:string-value="0662         " calcext:value-type="string">
            <text:p>0662 <text:s text:c="8"/></text:p>
          </table:table-cell>
          <table:table-cell table:formula="of:=CONCATENATE(LEFT([.D751];3);MID([.D751];4;10))" office:value-type="string" office:string-value="066.2        " calcext:value-type="string">
            <text:p>066.2 <text:s text:c="7"/></text:p>
          </table:table-cell>
          <table:table-cell table:style-name="ce9" office:value-type="string" calcext:value-type="string">
            <text:p>066.2 <text:s text:c="9"/>ARMAZENAMENTO. DEPÓSITOS</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16">
          <table:table-cell table:formula="of:=LEFT([.D752];3)" office:value-type="string" office:string-value="066" calcext:value-type="string">
            <text:p>066</text:p>
          </table:table-cell>
          <table:table-cell table:formula="of:=CONCATENATE(LEFT([.D752];3);MID([.D752];5;10))" office:value-type="string" office:string-value="0663         " calcext:value-type="string">
            <text:p>0663 <text:s text:c="8"/></text:p>
          </table:table-cell>
          <table:table-cell table:formula="of:=CONCATENATE(LEFT([.D752];3);MID([.D752];4;10))" office:value-type="string" office:string-value="066.3        " calcext:value-type="string">
            <text:p>066.3 <text:s text:c="7"/></text:p>
          </table:table-cell>
          <table:table-cell table:style-name="ce9" office:value-type="string" calcext:value-type="string">
            <text:p>066.3          RESTAURAÇÃO DE DOCUMENTOS<text:span text:style-name="T1">(INCLUSIVE ENCADERNAÇÃO)</text:span></text:p>
          </table:table-cell>
          <table:table-cell table:style-name="ce26" office:value-type="string" calcext:value-type="string">
            <text:p>Até aprovação das contas</text:p>
          </table:table-cell>
          <table:table-cell table:style-name="ce37" office:value-type="string" calcext:value-type="string">
            <text:p>5 anos a contar da</text:p>
            <text:p/>
            <text:p>aprovação das contas</text:p>
          </table:table-cell>
          <table:table-cell table:style-name="ce37" office:value-type="string" calcext:value-type="string">
            <text:p>Eliminação</text:p>
          </table:table-cell>
          <table:table-cell table:style-name="ce37" office:value-type="string" calcext:value-type="string">
            <text:p>Para documentos <text:s/>que <text:s/>não <text:s/>envolvam <text:s/>pagamentos, eliminar após 2 anos.</text:p>
          </table:table-cell>
          <table:table-cell/>
        </table:table-row>
        <table:table-row table:style-name="ro2">
          <table:table-cell table:formula="of:=LEFT([.D753];3)" office:value-type="string" office:string-value="067" calcext:value-type="string">
            <text:p>067</text:p>
          </table:table-cell>
          <table:table-cell table:formula="of:=CONCATENATE(LEFT([.D753];3);MID([.D753];5;10))" office:value-type="string" office:string-value="067          " calcext:value-type="string">
            <text:p>067 <text:s text:c="9"/></text:p>
          </table:table-cell>
          <table:table-cell table:formula="of:=CONCATENATE(LEFT([.D753];3);MID([.D753];4;10))" office:value-type="string" office:string-value="067          " calcext:value-type="string">
            <text:p>067 <text:s text:c="9"/></text:p>
          </table:table-cell>
          <table:table-cell table:style-name="ce12" office:value-type="string" calcext:value-type="string">
            <text:p>067 <text:s text:c="12"/>INFORMÁTICA</text:p>
          </table:table-cell>
          <table:table-cell table:style-name="ce25"/>
          <table:table-cell table:style-name="ce36"/>
          <table:table-cell table:style-name="ce44" table:number-columns-repeated="2"/>
          <table:table-cell/>
        </table:table-row>
        <table:table-row table:style-name="ro2">
          <table:table-cell table:formula="of:=LEFT([.D754];3)" office:value-type="string" office:string-value="067" calcext:value-type="string">
            <text:p>067</text:p>
          </table:table-cell>
          <table:table-cell table:formula="of:=CONCATENATE(LEFT([.D754];3);MID([.D754];5;10))" office:value-type="string" office:string-value="0671         " calcext:value-type="string">
            <text:p>0671 <text:s text:c="8"/></text:p>
          </table:table-cell>
          <table:table-cell table:formula="of:=CONCATENATE(LEFT([.D754];3);MID([.D754];4;10))" office:value-type="string" office:string-value="067.1        " calcext:value-type="string">
            <text:p>067.1 <text:s text:c="7"/></text:p>
          </table:table-cell>
          <table:table-cell table:style-name="ce9" office:value-type="string" calcext:value-type="string">
            <text:p>067.1 <text:s text:c="10"/>PLANOS E PROJETOS</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55];3)" office:value-type="string" office:string-value="067" calcext:value-type="string">
            <text:p>067</text:p>
          </table:table-cell>
          <table:table-cell table:formula="of:=CONCATENATE(LEFT([.D755];3);MID([.D755];5;10))" office:value-type="string" office:string-value="0672         " calcext:value-type="string">
            <text:p>0672 <text:s text:c="8"/></text:p>
          </table:table-cell>
          <table:table-cell table:formula="of:=CONCATENATE(LEFT([.D755];3);MID([.D755];4;10))" office:value-type="string" office:string-value="067.2        " calcext:value-type="string">
            <text:p>067.2 <text:s text:c="7"/></text:p>
          </table:table-cell>
          <table:table-cell table:style-name="ce9" office:value-type="string" calcext:value-type="string">
            <text:p>067.2           PROGRAMAS.  SISTEMAS. REDES<text:span text:style-name="T1">(INCLUSIVE LICENÇA E REGISTRO DE USO E COMPRA)</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56];3)" office:value-type="string" office:string-value="067" calcext:value-type="string">
            <text:p>067</text:p>
          </table:table-cell>
          <table:table-cell table:formula="of:=CONCATENATE(LEFT([.D756];3);MID([.D756];5;10))" office:value-type="string" office:string-value="06721        " calcext:value-type="string">
            <text:p>06721 <text:s text:c="7"/></text:p>
          </table:table-cell>
          <table:table-cell table:formula="of:=CONCATENATE(LEFT([.D756];3);MID([.D756];4;10))" office:value-type="string" office:string-value="067.21       " calcext:value-type="string">
            <text:p>067.21 <text:s text:c="6"/></text:p>
          </table:table-cell>
          <table:table-cell table:style-name="ce9" office:value-type="string" calcext:value-type="string">
            <text:p>067.21            MANUAIS TÉCNICOS<text:span text:style-name="T1">(EXEMPLARES ÚNICOS)</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57];3)" office:value-type="string" office:string-value="067" calcext:value-type="string">
            <text:p>067</text:p>
          </table:table-cell>
          <table:table-cell table:formula="of:=CONCATENATE(LEFT([.D757];3);MID([.D757];5;10))" office:value-type="string" office:string-value="06722        " calcext:value-type="string">
            <text:p>06722 <text:s text:c="7"/></text:p>
          </table:table-cell>
          <table:table-cell table:formula="of:=CONCATENATE(LEFT([.D757];3);MID([.D757];4;10))" office:value-type="string" office:string-value="067.22       " calcext:value-type="string">
            <text:p>067.22 <text:s text:c="6"/></text:p>
          </table:table-cell>
          <table:table-cell table:style-name="ce9" office:value-type="string" calcext:value-type="string">
            <text:p>067.22            MANUAIS DO USUÁRIO<text:span text:style-name="T1">(EXEMPLARES ÚNICOS)</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3">
          <table:table-cell table:formula="of:=LEFT([.D758];3)" office:value-type="string" office:string-value="067" calcext:value-type="string">
            <text:p>067</text:p>
          </table:table-cell>
          <table:table-cell table:formula="of:=CONCATENATE(LEFT([.D758];3);MID([.D758];5;10))" office:value-type="string" office:string-value="0673         " calcext:value-type="string">
            <text:p>0673 <text:s text:c="8"/></text:p>
          </table:table-cell>
          <table:table-cell table:formula="of:=CONCATENATE(LEFT([.D758];3);MID([.D758];4;10))" office:value-type="string" office:string-value="067.3        " calcext:value-type="string">
            <text:p>067.3 <text:s text:c="7"/></text:p>
          </table:table-cell>
          <table:table-cell table:style-name="ce9" office:value-type="string" calcext:value-type="string">
            <text:p>067.3 <text:s text:c="10"/>ASSISTÊNCIA TÉCNICA</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37" office:value-type="string" calcext:value-type="string">
            <text:p>Para documentos <text:s/>que <text:s/>não <text:s/>envolvam <text:s/>pagamentos, eliminar após 2 anos.</text:p>
          </table:table-cell>
          <table:table-cell/>
        </table:table-row>
        <table:table-row table:style-name="ro6">
          <table:table-cell table:formula="of:=LEFT([.D759];3)" office:value-type="string" office:string-value="069" calcext:value-type="string">
            <text:p>069</text:p>
          </table:table-cell>
          <table:table-cell table:formula="of:=CONCATENATE(LEFT([.D759];3);MID([.D759];5;10))" office:value-type="string" office:string-value="069          " calcext:value-type="string">
            <text:p>069 <text:s text:c="9"/></text:p>
          </table:table-cell>
          <table:table-cell table:formula="of:=CONCATENATE(LEFT([.D759];3);MID([.D759];4;10))" office:value-type="string" office:string-value="069          " calcext:value-type="string">
            <text:p>069 <text:s text:c="9"/></text:p>
          </table:table-cell>
          <table:table-cell table:style-name="ce13" office:value-type="string" calcext:value-type="string">
            <text:p>069           OUTROS ASSUNTOS REFERENTES</text:p>
            <text:p>À DOCUMENTAÇÃO  E INFORMAÇÃO</text:p>
          </table:table-cell>
          <table:table-cell table:style-name="ce27"/>
          <table:table-cell table:style-name="ce40" table:number-columns-repeated="2"/>
          <table:table-cell table:style-name="ce37" office:value-type="string" calcext:value-type="string">
            <text:p>Este <text:s/>grupo <text:s text:c="4"/>será <text:s/>desenvolvido <text:s text:c="2"/>pelo <text:s text:c="2"/>órgão <text:s text:c="2"/>de acordo com a necessidade, bem como a temporalidade e destinação.</text:p>
          </table:table-cell>
          <table:table-cell/>
        </table:table-row>
        <table:table-row table:style-name="ro26">
          <table:table-cell table:formula="of:=LEFT([.D760];3)" office:value-type="string" office:string-value="070" calcext:value-type="string">
            <text:p>070</text:p>
          </table:table-cell>
          <table:table-cell table:formula="of:=CONCATENATE(LEFT([.D760];3);MID([.D760];5;10))" office:value-type="string" office:string-value="070          " calcext:value-type="string">
            <text:p>070 <text:s text:c="9"/></text:p>
          </table:table-cell>
          <table:table-cell table:formula="of:=CONCATENATE(LEFT([.D760];3);MID([.D760];4;10))" office:value-type="string" office:string-value="070          " calcext:value-type="string">
            <text:p>070 <text:s text:c="9"/></text:p>
          </table:table-cell>
          <table:table-cell table:style-name="ce20" office:value-type="string" calcext:value-type="string">
            <text:p>070             COMUNICAÇÕES <text:span text:style-name="T1">NORMAS, REGULAMENTAÇÕES, DIRETRIZES, PROCEDIMENTOS, ESTUDOS E/OU DECISÕES DE CARÁTER GERAL</text:span></text:p>
          </table:table-cell>
          <table:table-cell table:style-name="ce26" office:value-type="string" calcext:value-type="string">
            <text:p>Enquanto vigora</text:p>
          </table:table-cell>
          <table:table-cell table:style-name="ce37" office:value-type="string" calcext:value-type="string">
            <text:p>5 anos</text:p>
          </table:table-cell>
          <table:table-cell table:style-name="ce37" office:value-type="string" calcext:value-type="string">
            <text:p>Guarda permanente</text:p>
          </table:table-cell>
          <table:table-cell table:style-name="ce58"/>
          <table:table-cell/>
        </table:table-row>
        <table:table-row table:style-name="ro2">
          <table:table-cell table:formula="of:=LEFT([.D761];3)" office:value-type="string" office:string-value="071" calcext:value-type="string">
            <text:p>071</text:p>
          </table:table-cell>
          <table:table-cell table:formula="of:=CONCATENATE(LEFT([.D761];3);MID([.D761];5;10))" office:value-type="string" office:string-value="071          " calcext:value-type="string">
            <text:p>071 <text:s text:c="9"/></text:p>
          </table:table-cell>
          <table:table-cell table:formula="of:=CONCATENATE(LEFT([.D761];3);MID([.D761];4;10))" office:value-type="string" office:string-value="071          " calcext:value-type="string">
            <text:p>071 <text:s text:c="9"/></text:p>
          </table:table-cell>
          <table:table-cell table:style-name="ce12" office:value-type="string" calcext:value-type="string">
            <text:p>071 <text:s text:c="10"/>SERVIÇO POSTAL</text:p>
          </table:table-cell>
          <table:table-cell table:style-name="ce25"/>
          <table:table-cell table:style-name="ce36"/>
          <table:table-cell table:style-name="ce44" table:number-columns-repeated="2"/>
          <table:table-cell/>
        </table:table-row>
        <table:table-row table:style-name="ro2">
          <table:table-cell table:formula="of:=LEFT([.D762];3)" office:value-type="string" office:string-value="071" calcext:value-type="string">
            <text:p>071</text:p>
          </table:table-cell>
          <table:table-cell table:formula="of:=CONCATENATE(LEFT([.D762];3);MID([.D762];5;10))" office:value-type="string" office:string-value="0711         " calcext:value-type="string">
            <text:p>0711 <text:s text:c="8"/></text:p>
          </table:table-cell>
          <table:table-cell table:formula="of:=CONCATENATE(LEFT([.D762];3);MID([.D762];4;10))" office:value-type="string" office:string-value="071.1        " calcext:value-type="string">
            <text:p>071.1 <text:s text:c="7"/></text:p>
          </table:table-cell>
          <table:table-cell table:style-name="ce12" office:value-type="string" calcext:value-type="string">
            <text:p>071.1 <text:s text:c="10"/>SERVIÇOS DE ENTREGA EXPRESSA</text:p>
          </table:table-cell>
          <table:table-cell table:style-name="ce25"/>
          <table:table-cell table:style-name="ce36"/>
          <table:table-cell table:style-name="ce44" table:number-columns-repeated="2"/>
          <table:table-cell/>
        </table:table-row>
        <table:table-row table:style-name="ro2">
          <table:table-cell table:formula="of:=LEFT([.D763];3)" office:value-type="string" office:string-value="071" calcext:value-type="string">
            <text:p>071</text:p>
          </table:table-cell>
          <table:table-cell table:formula="of:=CONCATENATE(LEFT([.D763];3);MID([.D763];5;10))" office:value-type="string" office:string-value="07111        " calcext:value-type="string">
            <text:p>07111 <text:s text:c="7"/></text:p>
          </table:table-cell>
          <table:table-cell table:formula="of:=CONCATENATE(LEFT([.D763];3);MID([.D763];4;10))" office:value-type="string" office:string-value="071.11       " calcext:value-type="string">
            <text:p>071.11 <text:s text:c="6"/></text:p>
          </table:table-cell>
          <table:table-cell table:style-name="ce9" office:value-type="string" calcext:value-type="string">
            <text:p>071.11 <text:s text:c="12"/>NACIONA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64];3)" office:value-type="string" office:string-value="071" calcext:value-type="string">
            <text:p>071</text:p>
          </table:table-cell>
          <table:table-cell table:formula="of:=CONCATENATE(LEFT([.D764];3);MID([.D764];5;10))" office:value-type="string" office:string-value="07112        " calcext:value-type="string">
            <text:p>07112 <text:s text:c="7"/></text:p>
          </table:table-cell>
          <table:table-cell table:formula="of:=CONCATENATE(LEFT([.D764];3);MID([.D764];4;10))" office:value-type="string" office:string-value="071.12       " calcext:value-type="string">
            <text:p>071.12 <text:s text:c="6"/></text:p>
          </table:table-cell>
          <table:table-cell table:style-name="ce9" office:value-type="string" calcext:value-type="string">
            <text:p>071.12 <text:s text:c="12"/>INTERNACIONA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
          <table:table-cell table:formula="of:=LEFT([.D765];3)" office:value-type="string" office:string-value="071" calcext:value-type="string">
            <text:p>071</text:p>
          </table:table-cell>
          <table:table-cell table:formula="of:=CONCATENATE(LEFT([.D765];3);MID([.D765];5;10))" office:value-type="string" office:string-value="0712         " calcext:value-type="string">
            <text:p>0712 <text:s text:c="8"/></text:p>
          </table:table-cell>
          <table:table-cell table:formula="of:=CONCATENATE(LEFT([.D765];3);MID([.D765];4;10))" office:value-type="string" office:string-value="071.2        " calcext:value-type="string">
            <text:p>071.2 <text:s text:c="7"/></text:p>
          </table:table-cell>
          <table:table-cell table:style-name="ce9" office:value-type="string" calcext:value-type="string">
            <text:p>071.2 <text:s text:c="9"/>SERVIÇOS DE COLETA, TRANSPORTE E ENTREGA DE CORRESPONDÊNCIA AGRUPADA – MALOTE</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66];3)" office:value-type="string" office:string-value="071" calcext:value-type="string">
            <text:p>071</text:p>
          </table:table-cell>
          <table:table-cell table:formula="of:=CONCATENATE(LEFT([.D766];3);MID([.D766];5;10))" office:value-type="string" office:string-value="0713         " calcext:value-type="string">
            <text:p>0713 <text:s text:c="8"/></text:p>
          </table:table-cell>
          <table:table-cell table:formula="of:=CONCATENATE(LEFT([.D766];3);MID([.D766];4;10))" office:value-type="string" office:string-value="071.3        " calcext:value-type="string">
            <text:p>071.3 <text:s text:c="7"/></text:p>
          </table:table-cell>
          <table:table-cell table:style-name="ce9" office:value-type="string" calcext:value-type="string">
            <text:p>071.3 <text:s text:c="11"/>MALA OFICIAL</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67];3)" office:value-type="string" office:string-value="071" calcext:value-type="string">
            <text:p>071</text:p>
          </table:table-cell>
          <table:table-cell table:formula="of:=CONCATENATE(LEFT([.D767];3);MID([.D767];5;10))" office:value-type="string" office:string-value="0719         " calcext:value-type="string">
            <text:p>0719 <text:s text:c="8"/></text:p>
          </table:table-cell>
          <table:table-cell table:formula="of:=CONCATENATE(LEFT([.D767];3);MID([.D767];4;10))" office:value-type="string" office:string-value="071.9        " calcext:value-type="string">
            <text:p>071.9 <text:s text:c="7"/></text:p>
          </table:table-cell>
          <table:table-cell table:style-name="ce9" office:value-type="string" calcext:value-type="string">
            <text:p>071.9 <text:s text:c="11"/>OUTROS SERVIÇOS POSTAI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68];3)" office:value-type="string" office:string-value="072" calcext:value-type="string">
            <text:p>072</text:p>
          </table:table-cell>
          <table:table-cell table:formula="of:=CONCATENATE(LEFT([.D768];3);MID([.D768];5;10))" office:value-type="string" office:string-value="072          " calcext:value-type="string">
            <text:p>072 <text:s text:c="9"/></text:p>
          </table:table-cell>
          <table:table-cell table:formula="of:=CONCATENATE(LEFT([.D768];3);MID([.D768];4;10))" office:value-type="string" office:string-value="072          " calcext:value-type="string">
            <text:p>072 <text:s text:c="9"/></text:p>
          </table:table-cell>
          <table:table-cell table:style-name="ce9" office:value-type="string" calcext:value-type="string">
            <text:p>072 <text:s text:c="10"/>SERVIÇO DE RÁDI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69];3)" office:value-type="string" office:string-value="072" calcext:value-type="string">
            <text:p>072</text:p>
          </table:table-cell>
          <table:table-cell table:formula="of:=CONCATENATE(LEFT([.D769];3);MID([.D769];5;10))" office:value-type="string" office:string-value="0721         " calcext:value-type="string">
            <text:p>0721 <text:s text:c="8"/></text:p>
          </table:table-cell>
          <table:table-cell table:formula="of:=CONCATENATE(LEFT([.D769];3);MID([.D769];4;10))" office:value-type="string" office:string-value="072.1        " calcext:value-type="string">
            <text:p>072.1 <text:s text:c="7"/></text:p>
          </table:table-cell>
          <table:table-cell table:style-name="ce9" office:value-type="string" calcext:value-type="string">
            <text:p>072.1 <text:s text:c="11"/>INSTALAÇÃO. MANUTENÇÃO. REPAR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70];3)" office:value-type="string" office:string-value="073" calcext:value-type="string">
            <text:p>073</text:p>
          </table:table-cell>
          <table:table-cell table:formula="of:=CONCATENATE(LEFT([.D770];3);MID([.D770];5;10))" office:value-type="string" office:string-value="073          " calcext:value-type="string">
            <text:p>073 <text:s text:c="9"/></text:p>
          </table:table-cell>
          <table:table-cell table:formula="of:=CONCATENATE(LEFT([.D770];3);MID([.D770];4;10))" office:value-type="string" office:string-value="073          " calcext:value-type="string">
            <text:p>073 <text:s text:c="9"/></text:p>
          </table:table-cell>
          <table:table-cell table:style-name="ce9" office:value-type="string" calcext:value-type="string">
            <text:p>073 <text:s text:c="10"/>SERVIÇO DE TELEX</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71];3)" office:value-type="string" office:string-value="073" calcext:value-type="string">
            <text:p>073</text:p>
          </table:table-cell>
          <table:table-cell table:formula="of:=CONCATENATE(LEFT([.D771];3);MID([.D771];5;10))" office:value-type="string" office:string-value="0731         " calcext:value-type="string">
            <text:p>0731 <text:s text:c="8"/></text:p>
          </table:table-cell>
          <table:table-cell table:formula="of:=CONCATENATE(LEFT([.D771];3);MID([.D771];4;10))" office:value-type="string" office:string-value="073.1        " calcext:value-type="string">
            <text:p>073.1 <text:s text:c="7"/></text:p>
          </table:table-cell>
          <table:table-cell table:style-name="ce9" office:value-type="string" calcext:value-type="string">
            <text:p>073.1 <text:s text:c="11"/>INSTALAÇÃO. MANUTENÇÃO. REPAR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
          <table:table-cell table:formula="of:=LEFT([.D772];3)" office:value-type="string" office:string-value="074" calcext:value-type="string">
            <text:p>074</text:p>
          </table:table-cell>
          <table:table-cell table:formula="of:=CONCATENATE(LEFT([.D772];3);MID([.D772];5;10))" office:value-type="string" office:string-value="074          " calcext:value-type="string">
            <text:p>074 <text:s text:c="9"/></text:p>
          </table:table-cell>
          <table:table-cell table:formula="of:=CONCATENATE(LEFT([.D772];3);MID([.D772];4;10))" office:value-type="string" office:string-value="074          " calcext:value-type="string">
            <text:p>074 <text:s text:c="9"/></text:p>
          </table:table-cell>
          <table:table-cell table:style-name="ce9" office:value-type="string" calcext:value-type="string">
            <text:p>074           SERVIÇO TELEFÔNICO<text:span text:style-name="T2">(INCLUSIVE AUTORIZAÇÃO PARA LIGAÇÕES INTERURBANAS)</text:span><text:span text:style-name="T3">. FAC-SÍMILE (FAX)</text:span></text:p>
          </table:table-cell>
          <table:table-cell table:style-name="ce26" office:value-type="string" calcext:value-type="string">
            <text:p>2 anos</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73];3)" office:value-type="string" office:string-value="074" calcext:value-type="string">
            <text:p>074</text:p>
          </table:table-cell>
          <table:table-cell table:formula="of:=CONCATENATE(LEFT([.D773];3);MID([.D773];5;10))" office:value-type="string" office:string-value="0741         " calcext:value-type="string">
            <text:p>0741 <text:s text:c="8"/></text:p>
          </table:table-cell>
          <table:table-cell table:formula="of:=CONCATENATE(LEFT([.D773];3);MID([.D773];4;10))" office:value-type="string" office:string-value="074.1        " calcext:value-type="string">
            <text:p>074.1 <text:s text:c="7"/></text:p>
          </table:table-cell>
          <table:table-cell table:style-name="ce9" office:value-type="string" calcext:value-type="string">
            <text:p>074.1 <text:s text:c="11"/>INSTALAÇÃO. TRANSFERÊNCIA. MANU- TENÇÃO. REPARO</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1">
          <table:table-cell table:formula="of:=LEFT([.D774];3)" office:value-type="string" office:string-value="074" calcext:value-type="string">
            <text:p>074</text:p>
          </table:table-cell>
          <table:table-cell table:formula="of:=CONCATENATE(LEFT([.D774];3);MID([.D774];5;10))" office:value-type="string" office:string-value="0742         " calcext:value-type="string">
            <text:p>0742 <text:s text:c="8"/></text:p>
          </table:table-cell>
          <table:table-cell table:formula="of:=CONCATENATE(LEFT([.D774];3);MID([.D774];4;10))" office:value-type="string" office:string-value="074.2        " calcext:value-type="string">
            <text:p>074.2 <text:s text:c="7"/></text:p>
          </table:table-cell>
          <table:table-cell table:style-name="ce9" office:value-type="string" calcext:value-type="string">
            <text:p>074.2 <text:s text:c="11"/>LISTAS TELEFÔNICAS INTERNAS</text:p>
          </table:table-cell>
          <table:table-cell table:style-name="ce26" office:value-type="string" calcext:value-type="string">
            <text:p>Enquanto</text:p>
            <text:p>Vigora</text:p>
          </table:table-cell>
          <table:table-cell table:style-name="ce38"/>
          <table:table-cell table:style-name="ce37" office:value-type="string" calcext:value-type="string">
            <text:p>Eliminação</text:p>
          </table:table-cell>
          <table:table-cell table:style-name="ce58"/>
          <table:table-cell/>
        </table:table-row>
        <table:table-row table:style-name="ro2">
          <table:table-cell table:formula="of:=LEFT([.D775];3)" office:value-type="string" office:string-value="074" calcext:value-type="string">
            <text:p>074</text:p>
          </table:table-cell>
          <table:table-cell table:formula="of:=CONCATENATE(LEFT([.D775];3);MID([.D775];5;10))" office:value-type="string" office:string-value="0743         " calcext:value-type="string">
            <text:p>0743 <text:s text:c="8"/></text:p>
          </table:table-cell>
          <table:table-cell table:formula="of:=CONCATENATE(LEFT([.D775];3);MID([.D775];4;10))" office:value-type="string" office:string-value="074.3        " calcext:value-type="string">
            <text:p>074.3 <text:s text:c="7"/></text:p>
          </table:table-cell>
          <table:table-cell table:style-name="ce9" office:value-type="string" calcext:value-type="string">
            <text:p>074.3 <text:s text:c="11"/>CONTAS TELEFÔNICAS</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2">
          <table:table-cell table:formula="of:=LEFT([.D776];3)" office:value-type="string" office:string-value="075" calcext:value-type="string">
            <text:p>075</text:p>
          </table:table-cell>
          <table:table-cell table:formula="of:=CONCATENATE(LEFT([.D776];3);MID([.D776];5;10))" office:value-type="string" office:string-value="075          " calcext:value-type="string">
            <text:p>075 <text:s text:c="9"/></text:p>
          </table:table-cell>
          <table:table-cell table:formula="of:=CONCATENATE(LEFT([.D776];3);MID([.D776];4;10))" office:value-type="string" office:string-value="075          " calcext:value-type="string">
            <text:p>075 <text:s text:c="9"/></text:p>
          </table:table-cell>
          <table:table-cell table:style-name="ce9" office:value-type="string" calcext:value-type="string">
            <text:p>075 <text:s text:c="11"/>SERVIÇOS DE TRANSMISSÃO DE DADOS, VOZ E IMAGEM</text:p>
          </table:table-cell>
          <table:table-cell table:style-name="ce26" office:value-type="string" calcext:value-type="string">
            <text:p>Até aprovação das contas</text:p>
          </table:table-cell>
          <table:table-cell table:style-name="ce50" office:value-type="string" calcext:value-type="string">
            <text:p>5 anos a contar da data de aprovação das contas</text:p>
          </table:table-cell>
          <table:table-cell table:style-name="ce37" office:value-type="string" calcext:value-type="string">
            <text:p>Eliminação</text:p>
          </table:table-cell>
          <table:table-cell table:style-name="ce58"/>
          <table:table-cell/>
        </table:table-row>
        <table:table-row table:style-name="ro6">
          <table:table-cell table:formula="of:=LEFT([.D777];3)" office:value-type="string" office:string-value="079" calcext:value-type="string">
            <text:p>079</text:p>
          </table:table-cell>
          <table:table-cell table:formula="of:=CONCATENATE(LEFT([.D777];3);MID([.D777];5;10))" office:value-type="string" office:string-value="079          " calcext:value-type="string">
            <text:p>079 <text:s text:c="9"/></text:p>
          </table:table-cell>
          <table:table-cell table:formula="of:=CONCATENATE(LEFT([.D777];3);MID([.D777];4;10))" office:value-type="string" office:string-value="079          " calcext:value-type="string">
            <text:p>079 <text:s text:c="9"/></text:p>
          </table:table-cell>
          <table:table-cell table:style-name="ce13" office:value-type="string" calcext:value-type="string">
            <text:p>079 <text:s text:c="11"/>OUTROS ASSUNTOS REFERENTES À COMUNICAÇÕES</text:p>
          </table:table-cell>
          <table:table-cell table:style-name="ce27"/>
          <table:table-cell table:style-name="ce40" table:number-columns-repeated="2"/>
          <table:table-cell table:style-name="ce37" office:value-type="string" calcext:value-type="string">
            <text:p>Este <text:s/>grupo <text:s/>será <text:s/>desenvolvido <text:s text:c="7"/>pelo <text:s/>órgão <text:s/>de acordo com a necessidade, bem como a temporalidade e destinação.</text:p>
          </table:table-cell>
          <table:table-cell/>
        </table:table-row>
        <table:table-row table:style-name="ro2">
          <table:table-cell table:formula="of:=LEFT([.D778];3)" office:value-type="string" office:string-value="090" calcext:value-type="string">
            <text:p>090</text:p>
          </table:table-cell>
          <table:table-cell table:formula="of:=CONCATENATE(LEFT([.D778];3);MID([.D778];5;10))" office:value-type="string" office:string-value="090          " calcext:value-type="string">
            <text:p>090 <text:s text:c="9"/></text:p>
          </table:table-cell>
          <table:table-cell table:formula="of:=CONCATENATE(LEFT([.D778];3);MID([.D778];4;10))" office:value-type="string" office:string-value="090          " calcext:value-type="string">
            <text:p>090 <text:s text:c="9"/></text:p>
          </table:table-cell>
          <table:table-cell table:style-name="ce12" office:value-type="string" calcext:value-type="string">
            <text:p>090               OUTROS ASSUNTOS REFERENTES À <text:span text:style-name="T7">ADMINIS</text:span><text:span text:style-name="T8">TRAÇÃO GERAL</text:span></text:p>
          </table:table-cell>
          <table:table-cell table:style-name="ce25"/>
          <table:table-cell table:style-name="ce44" table:number-columns-repeated="3"/>
          <table:table-cell/>
        </table:table-row>
        <table:table-row table:style-name="ro2">
          <table:table-cell table:formula="of:=LEFT([.D779];3)" office:value-type="string" office:string-value="091" calcext:value-type="string">
            <text:p>091</text:p>
          </table:table-cell>
          <table:table-cell table:formula="of:=CONCATENATE(LEFT([.D779];3);MID([.D779];5;10))" office:value-type="string" office:string-value="091          " calcext:value-type="string">
            <text:p>091 <text:s text:c="9"/></text:p>
          </table:table-cell>
          <table:table-cell table:formula="of:=CONCATENATE(LEFT([.D779];3);MID([.D779];4;10))" office:value-type="string" office:string-value="091          " calcext:value-type="string">
            <text:p>091 <text:s text:c="9"/></text:p>
          </table:table-cell>
          <table:table-cell table:style-name="ce9" office:value-type="string" calcext:value-type="string">
            <text:p>091 <text:s text:c="10"/>AÇÕES JUDICIAIS</text:p>
          </table:table-cell>
          <table:table-cell table:style-name="ce26" office:value-type="string" calcext:value-type="string">
            <text:p>5 anos</text:p>
          </table:table-cell>
          <table:table-cell table:style-name="ce37" office:value-type="string" calcext:value-type="string">
            <text:p>95 anos</text:p>
          </table:table-cell>
          <table:table-cell table:style-name="ce45" office:value-type="string" calcext:value-type="string">
            <text:p>Guarda permanente</text:p>
          </table:table-cell>
          <table:table-cell table:style-name="ce58"/>
          <table:table-cell/>
        </table:table-row>
        <table:table-row table:style-name="ro2" table:number-rows-repeated="1047796">
          <table:table-cell table:number-columns-repeated="9"/>
        </table:table-row>
        <table:table-row table:style-name="ro2">
          <table:table-cell table:number-columns-repeated="9"/>
        </table:table-row>
      </table:table>
      <table:table table:name="Sheet2" table:style-name="ta1">
        <table:table-column table:style-name="co9"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face style:name="Times New Roman" svg:font-family="'Times New Roman'" style:font-family-generic="roman"/>
    <style:font-face style:name="Calibri" svg:font-family="Calibri" style:font-family-generic="swiss"/>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3" number:min-exponent-digits="1" loext:exponent-interval="3" loext:forced-exponent-sign="true"/>
    </number:number-style>
    <number:number-style style:name="N112">
      <number:number number:decimal-places="1" loext:min-decimal-places="1" number:min-integer-digits="1"/>
    </number:number-style>
    <number:number-style style:name="N113">
      <number:number number:decimal-places="3" loext:min-decimal-places="3" number:min-integer-digits="1"/>
    </number:number-style>
    <number:number-style style:name="N114">
      <number:scientific-number number:decimal-places="1" loext:min-decimal-places="1" number:min-integer-digits="1" number:min-exponent-digits="1" loext:exponent-interval="1"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fill-character> </loext:fill-character>
      <number:number number:decimal-places="0" loext:min-decimal-places="0" number:min-integer-digits="1" number:grouping="true"/>
      <number:text> </number:text>
    </number:number-style>
    <number:number-style style:name="N10129P1" style:volatile="true" number:language="pt" number:country="BR">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fill-character> </loext:fill-character>
      <number:text>- </number:text>
    </number:number-style>
    <number:text-style style:name="N10129" number:language="pt" number:country="BR">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fill-character> </loext:fill-character>
      <number:number number:decimal-places="2" loext:min-decimal-places="2" number:min-integer-digits="1" number:grouping="true"/>
      <number:text> </number:text>
    </number:number-style>
    <number:number-style style:name="N10133P1" style:volatile="true" number:language="pt" number:country="BR">
      <loext:fill-character> </loext:fill-character>
      <number:text>(</number:text>
      <number:number number:decimal-places="2" loext:min-decimal-places="2" number:min-integer-digits="1" number:grouping="true"/>
      <number:text>)</number:text>
    </number:number-style>
    <number:number-style style:name="N10133P2" style:volatile="true" number:language="pt" number:country="BR">
      <loext:fill-character> </loext:fill-character>
      <number:text>-</number:text>
      <number:number number:decimal-places="0" loext:min-decimal-places="0" number:min-integer-digits="0"/>
      <number:text> </number:text>
    </number:number-style>
    <number:text-style style:name="N10133" number:language="pt" number:country="BR">
      <number:text-content/>
      <number:text> </number:text>
      <style:map style:condition="value()&gt;0" style:apply-style-name="N10133P0"/>
      <style:map style:condition="value()&lt;0" style:apply-style-name="N10133P1"/>
      <style:map style:condition="value()=0" style:apply-style-name="N10133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9:03:15.93152383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09:40:10.673000000</meta:creation-date>
    <dc:date>2017-04-20T19:54:31.934146247</dc:date>
    <meta:editing-duration>PT2H11M40S</meta:editing-duration>
    <meta:editing-cycles>17</meta:editing-cycles>
    <meta:generator>LibreOffice/5.1.6.2$Linux_X86_64 LibreOffice_project/10m0$Build-2</meta:generator>
    <meta:document-statistic meta:table-count="2" meta:cell-count="4943" meta:object-count="0"/>
  </office:meta>
</office:document-meta>
</file>